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transparent"/>
    </style:style>
    <style:style style:name="ce3" style:family="table-cell" style:parent-style-name="Normal_32_2" style:data-style-name="N0">
      <style:table-cell-properties style:vertical-align="automatic" fo:background-color="#FFFF00"/>
    </style:style>
    <style:style style:name="ce4" style:family="table-cell" style:parent-style-name="Default" style:data-style-name="N0">
      <style:table-cell-properties fo:background-color="#FFFF00"/>
    </style:style>
    <style:style style:name="ce5" style:family="table-cell" style:parent-style-name="Default" style:data-style-name="N0">
      <style:table-cell-properties fo:background-color="#A9D08E"/>
    </style:style>
    <style:style style:name="ce6" style:family="table-cell" style:parent-style-name="Normal_32_2" style:data-style-name="N0">
      <style:table-cell-properties style:vertical-align="automatic" fo:background-color="#A9D08E"/>
    </style:style>
    <style:style style:name="co1" style:family="table-column">
      <style:table-column-properties fo:break-before="auto" style:column-width="1.34937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0.608541666666667cm"/>
    </style:style>
    <style:style style:name="co4" style:family="table-column">
      <style:table-column-properties fo:break-before="auto" style:column-width="0.635cm"/>
    </style:style>
    <style:style style:name="co5" style:family="table-column">
      <style:table-column-properties fo:break-before="auto" style:column-width="0.846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1_Thrust" table:style-name="ta1">
        <table:table-column table:style-name="co1" table:default-cell-style-name="ce2"/>
        <table:table-column table:style-name="co2" table:number-columns-repeated="10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number-columns-repeated="1010" table:default-cell-style-name="ce2"/>
        <table:table-column table:style-name="co2" table:number-columns-repeated="15360" table:default-cell-style-name="ce1"/>
        <table:table-row table:style-name="ro1">
          <table:table-cell office:value-type="string" table:style-name="ce2">
            <text:p>Old</text:p>
          </table:table-cell>
          <table:table-cell office:value-type="string" table:style-name="ce2">
            <text:p>A32NX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.3" table:style-name="ce1">
            <text:p>0.3</text:p>
          </table:table-cell>
          <table:table-cell office:value-type="float" office:value="0.4" table:style-name="ce1">
            <text:p>0.4</text:p>
          </table:table-cell>
          <table:table-cell office:value-type="float" office:value="0.5" table:style-name="ce1">
            <text:p>0.5</text:p>
          </table:table-cell>
          <table:table-cell office:value-type="float" office:value="0.6" table:style-name="ce1">
            <text:p>0.6</text:p>
          </table:table-cell>
          <table:table-cell office:value-type="float" office:value="0.7" table:style-name="ce1">
            <text:p>0.7</text:p>
          </table:table-cell>
          <table:table-cell office:value-type="float" office:value="0.8" table:style-name="ce1">
            <text:p>0.8</text:p>
          </table:table-cell>
          <table:table-cell office:value-type="float" office:value="0.9" table:style-name="ce1">
            <text:p>0.9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.1" table:style-name="ce2">
            <text:p>0.1</text:p>
          </table:table-cell>
          <table:table-cell office:value-type="float" office:value="0.2" table:style-name="ce2">
            <text:p>0.2</text:p>
          </table:table-cell>
          <table:table-cell office:value-type="float" office:value="0.3" table:style-name="ce2">
            <text:p>0.3</text:p>
          </table:table-cell>
          <table:table-cell office:value-type="float" office:value="0.4" table:style-name="ce2">
            <text:p>0.4</text:p>
          </table:table-cell>
          <table:table-cell office:value-type="float" office:value="0.5" table:style-name="ce2">
            <text:p>0.5</text:p>
          </table:table-cell>
          <table:table-cell office:value-type="float" office:value="0.6" table:style-name="ce2">
            <text:p>0.6</text:p>
          </table:table-cell>
          <table:table-cell office:value-type="float" office:value="0.7" table:style-name="ce2">
            <text:p>0.7</text:p>
          </table:table-cell>
          <table:table-cell office:value-type="float" office:value="0.8" table:style-name="ce2">
            <text:p>0.8</text:p>
          </table:table-cell>
          <table:table-cell office:value-type="float" office:value="0.9" table:style-name="ce2">
            <text:p>0.9</text:p>
          </table:table-cell>
          <table:table-cell table:number-columns-repeated="1636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9.1741000000000003E-2" table:style-name="ce1">
            <text:p>0.091741</text:p>
          </table:table-cell>
          <table:table-cell office:value-type="float" office:value="5.7020000000000001E-2" table:style-name="ce1">
            <text:p>0.05702</text:p>
          </table:table-cell>
          <table:table-cell office:value-type="float" office:value="1.5029000000000001E-2" table:style-name="ce1">
            <text:p>0.015029</text:p>
          </table:table-cell>
          <table:table-cell office:value-type="float" office:value="1.2096000000000001E-2" table:style-name="ce1">
            <text:p>0.012096</text:p>
          </table:table-cell>
          <table:table-cell office:value-type="float" office:value="-1.7284000000000001E-2" table:style-name="ce1">
            <text:p>-0.017284</text:p>
          </table:table-cell>
          <table:table-cell office:value-type="float" office:value="-3.7283999999999998E-2" table:style-name="ce1">
            <text:p>-0.037284</text:p>
          </table:table-cell>
          <table:table-cell office:value-type="float" office:value="-5.7077000000000003E-2" table:style-name="ce1">
            <text:p>-0.057077</text:p>
          </table:table-cell>
          <table:table-cell office:value-type="float" office:value="-0.205841" table:style-name="ce1">
            <text:p>-0.205841</text:p>
          </table:table-cell>
          <table:table-cell office:value-type="float" office:value="-0.31539899999999998" table:style-name="ce1">
            <text:p>-0.315399</text:p>
          </table:table-cell>
          <table:table-cell office:value-type="float" office:value="-0.48871700000000001" table:style-name="ce1">
            <text:p>-0.488717</text:p>
          </table:table-cell>
          <table:table-cell table:number-columns-repeated="2" table:style-name="ce2"/>
          <table:table-cell office:value-type="float" office:value="20" table:style-name="ce2">
            <text:p>20</text:p>
          </table:table-cell>
          <table:table-cell office:value-type="float" office:value="0.98076923076923073" table:formula="of:=[.O5]-([.O$18]-[.O$5])/13" table:style-name="ce2">
            <text:p>0.980769231</text:p>
          </table:table-cell>
          <table:table-cell office:value-type="float" office:value="1.1581730769230769" table:formula="of:=[.P5]-([.P$18]-[.P$5])/13" table:style-name="ce2">
            <text:p>1.158173077</text:p>
          </table:table-cell>
          <table:table-cell office:value-type="float" office:value="1.3355769230769232" table:formula="of:=[.Q5]-([.Q$18]-[.Q$5])/13" table:style-name="ce2">
            <text:p>1.335576923</text:p>
          </table:table-cell>
          <table:table-cell office:value-type="float" office:value="1.5129807692307693" table:formula="of:=[.R5]-([.R$18]-[.R$5])/13" table:style-name="ce2">
            <text:p>1.512980769</text:p>
          </table:table-cell>
          <table:table-cell office:value-type="float" office:value="1.6903846153846156" table:formula="of:=[.S5]-([.S$18]-[.S$5])/13" table:style-name="ce2">
            <text:p>1.690384615</text:p>
          </table:table-cell>
          <table:table-cell office:value-type="float" office:value="1.8677884615384617" table:formula="of:=[.T5]-([.T$18]-[.T$5])/13" table:style-name="ce2">
            <text:p>1.867788462</text:p>
          </table:table-cell>
          <table:table-cell office:value-type="float" office:value="2.0451923076923078" table:formula="of:=[.U5]-([.U$18]-[.U$5])/13" table:style-name="ce2">
            <text:p>2.045192308</text:p>
          </table:table-cell>
          <table:table-cell office:value-type="float" office:value="2.2225961538461538" table:formula="of:=[.V5]-([.V$18]-[.V$5])/13" table:style-name="ce2">
            <text:p>2.222596154</text:p>
          </table:table-cell>
          <table:table-cell office:value-type="float" office:value="2.4" table:formula="of:=[.W5]-([.W$18]-[.W$5])/13" table:style-name="ce2">
            <text:p>2.4</text:p>
          </table:table-cell>
          <table:table-cell office:value-type="float" office:value="2.577403846153846" table:formula="of:=[.X5]-([.X$18]-[.X$5])/13" table:style-name="ce2">
            <text:p>2.577403846</text:p>
          </table:table-cell>
          <table:table-cell table:number-columns-repeated="1636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0.14280999999999999" table:style-name="ce1">
            <text:p>0.14281</text:p>
          </table:table-cell>
          <table:table-cell office:value-type="float" office:value="7.2215000000000001E-2" table:style-name="ce1">
            <text:p>0.072215</text:p>
          </table:table-cell>
          <table:table-cell office:value-type="float" office:value="3.8025999999999997E-2" table:style-name="ce1">
            <text:p>0.038026</text:p>
          </table:table-cell>
          <table:table-cell office:value-type="float" office:value="2.0403999999999999E-2" table:style-name="ce1">
            <text:p>0.020404</text:p>
          </table:table-cell>
          <table:table-cell office:value-type="float" office:value="-9.5930000000000008E-3" table:style-name="ce1">
            <text:p>-0.009593</text:p>
          </table:table-cell>
          <table:table-cell office:value-type="float" office:value="-2.6571000000000001E-2" table:style-name="ce1">
            <text:p>-0.026571</text:p>
          </table:table-cell>
          <table:table-cell office:value-type="float" office:value="-2.4556000000000001E-2" table:style-name="ce1">
            <text:p>-0.024556</text:p>
          </table:table-cell>
          <table:table-cell office:value-type="float" office:value="-0.15132799999999999" table:style-name="ce1">
            <text:p>-0.151328</text:p>
          </table:table-cell>
          <table:table-cell office:value-type="float" office:value="-0.266204" table:style-name="ce1">
            <text:p>-0.266204</text:p>
          </table:table-cell>
          <table:table-cell office:value-type="float" office:value="-0.43902799999999997" table:style-name="ce1">
            <text:p>-0.439028</text:p>
          </table:table-cell>
          <table:table-cell table:number-columns-repeated="2" table:style-name="ce2"/>
          <table:table-cell office:value-type="float" office:value="25" table:style-name="ce2">
            <text:p>25</text:p>
          </table:table-cell>
          <table:table-cell office:value-type="float" office:value="1" table:style-name="ce3">
            <text:p>1</text:p>
          </table:table-cell>
          <table:table-cell office:value-type="float" office:value="1.175" table:formula="of:=[.O5]+([.$W$5]-[.$O$5])/8" table:style-name="ce2">
            <text:p>1.175</text:p>
          </table:table-cell>
          <table:table-cell office:value-type="float" office:value="1.35" table:formula="of:=[.P5]+([.$W$5]-[.$O$5])/8" table:style-name="ce2">
            <text:p>1.35</text:p>
          </table:table-cell>
          <table:table-cell office:value-type="float" office:value="1.5250000000000001" table:formula="of:=[.Q5]+([.$W$5]-[.$O$5])/8" table:style-name="ce2">
            <text:p>1.525</text:p>
          </table:table-cell>
          <table:table-cell office:value-type="float" office:value="1.7000000000000002" table:formula="of:=[.R5]+([.$W$5]-[.$O$5])/8" table:style-name="ce2">
            <text:p>1.7</text:p>
          </table:table-cell>
          <table:table-cell office:value-type="float" office:value="1.8750000000000002" table:formula="of:=[.S5]+([.$W$5]-[.$O$5])/8" table:style-name="ce2">
            <text:p>1.875</text:p>
          </table:table-cell>
          <table:table-cell office:value-type="float" office:value="2.0500000000000003" table:formula="of:=[.T5]+([.$W$5]-[.$O$5])/8" table:style-name="ce2">
            <text:p>2.05</text:p>
          </table:table-cell>
          <table:table-cell office:value-type="float" office:value="2.2250000000000001" table:formula="of:=[.U5]+([.$W$5]-[.$O$5])/8" table:style-name="ce2">
            <text:p>2.225</text:p>
          </table:table-cell>
          <table:table-cell office:value-type="float" office:value="2.4" table:style-name="ce3">
            <text:p>2.4</text:p>
          </table:table-cell>
          <table:table-cell office:value-type="float" office:value="2.5749999999999997" table:formula="of:=[.W5]+([.$W$5]-[.$O$5])/8" table:style-name="ce2">
            <text:p>2.575</text:p>
          </table:table-cell>
          <table:table-cell table:number-columns-repeated="1636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.18983700000000001" table:style-name="ce1">
            <text:p>0.189837</text:p>
          </table:table-cell>
          <table:table-cell office:value-type="float" office:value="8.2322000000000006E-2" table:style-name="ce1">
            <text:p>0.082322</text:p>
          </table:table-cell>
          <table:table-cell office:value-type="float" office:value="4.2049999999999997E-2" table:style-name="ce1">
            <text:p>0.04205</text:p>
          </table:table-cell>
          <table:table-cell office:value-type="float" office:value="2.6748000000000001E-2" table:style-name="ce1">
            <text:p>0.026748</text:p>
          </table:table-cell>
          <table:table-cell office:value-type="float" office:value="1.7389000000000002E-2" table:style-name="ce1">
            <text:p>0.017389</text:p>
          </table:table-cell>
          <table:table-cell office:value-type="float" office:value="3.9899999999999996E-3" table:style-name="ce1">
            <text:p>0.00399</text:p>
          </table:table-cell>
          <table:table-cell office:value-type="float" office:value="-2.6921E-2" table:style-name="ce1">
            <text:p>-0.026921</text:p>
          </table:table-cell>
          <table:table-cell office:value-type="float" office:value="-5.1813999999999999E-2" table:style-name="ce1">
            <text:p>-0.051814</text:p>
          </table:table-cell>
          <table:table-cell office:value-type="float" office:value="-8.1946000000000005E-2" table:style-name="ce1">
            <text:p>-0.081946</text:p>
          </table:table-cell>
          <table:table-cell office:value-type="float" office:value="-0.36939100000000002" table:style-name="ce1">
            <text:p>-0.369391</text:p>
          </table:table-cell>
          <table:table-cell table:number-columns-repeated="2" table:style-name="ce2"/>
          <table:table-cell office:value-type="float" office:value="30" table:style-name="ce2">
            <text:p>30</text:p>
          </table:table-cell>
          <table:table-cell office:value-type="float" office:value="1.0192307692307692" table:formula="of:=[.O5]+([.O$18]-[.O$5])/13" table:style-name="ce2">
            <text:p>1.019230769</text:p>
          </table:table-cell>
          <table:table-cell office:value-type="float" office:value="1.1918269230769232" table:formula="of:=[.P5]+([.P$18]-[.P$5])/13" table:style-name="ce2">
            <text:p>1.191826923</text:p>
          </table:table-cell>
          <table:table-cell office:value-type="float" office:value="1.364423076923077" table:formula="of:=[.Q5]+([.Q$18]-[.Q$5])/13" table:style-name="ce2">
            <text:p>1.364423077</text:p>
          </table:table-cell>
          <table:table-cell office:value-type="float" office:value="1.537019230769231" table:formula="of:=[.R5]+([.R$18]-[.R$5])/13" table:style-name="ce2">
            <text:p>1.537019231</text:p>
          </table:table-cell>
          <table:table-cell office:value-type="float" office:value="1.7096153846153848" table:formula="of:=[.S5]+([.S$18]-[.S$5])/13" table:style-name="ce2">
            <text:p>1.709615385</text:p>
          </table:table-cell>
          <table:table-cell office:value-type="float" office:value="1.8822115384615388" table:formula="of:=[.T5]+([.T$18]-[.T$5])/13" table:style-name="ce2">
            <text:p>1.882211538</text:p>
          </table:table-cell>
          <table:table-cell office:value-type="float" office:value="2.0548076923076928" table:formula="of:=[.U5]+([.U$18]-[.U$5])/13" table:style-name="ce2">
            <text:p>2.054807692</text:p>
          </table:table-cell>
          <table:table-cell office:value-type="float" office:value="2.2274038461538463" table:formula="of:=[.V5]+([.V$18]-[.V$5])/13" table:style-name="ce2">
            <text:p>2.227403846</text:p>
          </table:table-cell>
          <table:table-cell office:value-type="float" office:value="2.4" table:formula="of:=[.W5]+([.W$18]-[.W$5])/13" table:style-name="ce2">
            <text:p>2.4</text:p>
          </table:table-cell>
          <table:table-cell office:value-type="float" office:value="2.5725961538461535" table:formula="of:=[.X5]+([.X$18]-[.X$5])/13" table:style-name="ce2">
            <text:p>2.572596154</text:p>
          </table:table-cell>
          <table:table-cell table:number-columns-repeated="1636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0.26220700000000002" table:style-name="ce1">
            <text:p>0.262207</text:p>
          </table:table-cell>
          <table:table-cell office:value-type="float" office:value="0.12604699999999999" table:style-name="ce1">
            <text:p>0.126047</text:p>
          </table:table-cell>
          <table:table-cell office:value-type="float" office:value="7.7205999999999997E-2" table:style-name="ce1">
            <text:p>0.077206</text:p>
          </table:table-cell>
          <table:table-cell office:value-type="float" office:value="4.5920999999999997E-2" table:style-name="ce1">
            <text:p>0.045921</text:p>
          </table:table-cell>
          <table:table-cell office:value-type="float" office:value="2.4719000000000001E-2" table:style-name="ce1">
            <text:p>0.024719</text:p>
          </table:table-cell>
          <table:table-cell office:value-type="float" office:value="6.0619999999999997E-3" table:style-name="ce1">
            <text:p>0.006062</text:p>
          </table:table-cell>
          <table:table-cell office:value-type="float" office:value="-2.8121000000000001E-3" table:style-name="ce1">
            <text:p>-0.0028121</text:p>
          </table:table-cell>
          <table:table-cell office:value-type="float" office:value="-2.2800000000000001E-2" table:style-name="ce1">
            <text:p>-0.0228</text:p>
          </table:table-cell>
          <table:table-cell office:value-type="float" office:value="-6.9720000000000004E-2" table:style-name="ce1">
            <text:p>-0.06972</text:p>
          </table:table-cell>
          <table:table-cell office:value-type="float" office:value="-0.29363099999999998" table:style-name="ce1">
            <text:p>-0.293631</text:p>
          </table:table-cell>
          <table:table-cell table:number-columns-repeated="2" table:style-name="ce2"/>
          <table:table-cell office:value-type="float" office:value="35" table:style-name="ce2">
            <text:p>35</text:p>
          </table:table-cell>
          <table:table-cell office:value-type="float" office:value="1.0384615384615383" table:formula="of:=[.O6]+([.O$18]-[.O$5])/13" table:style-name="ce2">
            <text:p>1.038461538</text:p>
          </table:table-cell>
          <table:table-cell office:value-type="float" office:value="1.2086538461538463" table:formula="of:=[.P6]+([.P$18]-[.P$5])/13" table:style-name="ce2">
            <text:p>1.208653846</text:p>
          </table:table-cell>
          <table:table-cell office:value-type="float" office:value="1.3788461538461538" table:formula="of:=[.Q6]+([.Q$18]-[.Q$5])/13" table:style-name="ce2">
            <text:p>1.378846154</text:p>
          </table:table-cell>
          <table:table-cell office:value-type="float" office:value="1.5490384615384618" table:formula="of:=[.R6]+([.R$18]-[.R$5])/13" table:style-name="ce2">
            <text:p>1.549038462</text:p>
          </table:table-cell>
          <table:table-cell office:value-type="float" office:value="1.7192307692307693" table:formula="of:=[.S6]+([.S$18]-[.S$5])/13" table:style-name="ce2">
            <text:p>1.719230769</text:p>
          </table:table-cell>
          <table:table-cell office:value-type="float" office:value="1.8894230769230773" table:formula="of:=[.T6]+([.T$18]-[.T$5])/13" table:style-name="ce2">
            <text:p>1.889423077</text:p>
          </table:table-cell>
          <table:table-cell office:value-type="float" office:value="2.0596153846153853" table:formula="of:=[.U6]+([.U$18]-[.U$5])/13" table:style-name="ce2">
            <text:p>2.059615385</text:p>
          </table:table-cell>
          <table:table-cell office:value-type="float" office:value="2.2298076923076926" table:formula="of:=[.V6]+([.V$18]-[.V$5])/13" table:style-name="ce2">
            <text:p>2.229807692</text:p>
          </table:table-cell>
          <table:table-cell office:value-type="float" office:value="2.4" table:formula="of:=[.W6]+([.W$18]-[.W$5])/13" table:style-name="ce2">
            <text:p>2.4</text:p>
          </table:table-cell>
          <table:table-cell office:value-type="float" office:value="2.5701923076923072" table:formula="of:=[.X6]+([.X$18]-[.X$5])/13" table:style-name="ce2">
            <text:p>2.570192308</text:p>
          </table:table-cell>
          <table:table-cell table:number-columns-repeated="1636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.33023000000000002" table:style-name="ce1">
            <text:p>0.33023</text:p>
          </table:table-cell>
          <table:table-cell office:value-type="float" office:value="0.16275700000000001" table:style-name="ce1">
            <text:p>0.162757</text:p>
          </table:table-cell>
          <table:table-cell office:value-type="float" office:value="0.124088" table:style-name="ce1">
            <text:p>0.124088</text:p>
          </table:table-cell>
          <table:table-cell office:value-type="float" office:value="6.9579000000000002E-2" table:style-name="ce1">
            <text:p>0.069579</text:p>
          </table:table-cell>
          <table:table-cell office:value-type="float" office:value="5.7904999999999998E-2" table:style-name="ce1">
            <text:p>0.057905</text:p>
          </table:table-cell>
          <table:table-cell office:value-type="float" office:value="4.9620999999999998E-2" table:style-name="ce1">
            <text:p>0.049621</text:p>
          </table:table-cell>
          <table:table-cell office:value-type="float" office:value="2.9790000000000001E-2" table:style-name="ce1">
            <text:p>0.02979</text:p>
          </table:table-cell>
          <table:table-cell office:value-type="float" office:value="5.4283999999999999E-2" table:style-name="ce1">
            <text:p>0.054284</text:p>
          </table:table-cell>
          <table:table-cell office:value-type="float" office:value="5.4218000000000002E-2" table:style-name="ce1">
            <text:p>0.054218</text:p>
          </table:table-cell>
          <table:table-cell office:value-type="float" office:value="-0.22062999999999999" table:style-name="ce1">
            <text:p>-0.22063</text:p>
          </table:table-cell>
          <table:table-cell table:number-columns-repeated="2" table:style-name="ce2"/>
          <table:table-cell office:value-type="float" office:value="40" table:style-name="ce2">
            <text:p>40</text:p>
          </table:table-cell>
          <table:table-cell office:value-type="float" office:value="1.0576923076923075" table:formula="of:=[.O7]+([.O$18]-[.O$5])/13" table:style-name="ce2">
            <text:p>1.057692308</text:p>
          </table:table-cell>
          <table:table-cell office:value-type="float" office:value="1.2254807692307694" table:formula="of:=[.P7]+([.P$18]-[.P$5])/13" table:style-name="ce2">
            <text:p>1.225480769</text:p>
          </table:table-cell>
          <table:table-cell office:value-type="float" office:value="1.3932692307692307" table:formula="of:=[.Q7]+([.Q$18]-[.Q$5])/13" table:style-name="ce2">
            <text:p>1.393269231</text:p>
          </table:table-cell>
          <table:table-cell office:value-type="float" office:value="1.5610576923076926" table:formula="of:=[.R7]+([.R$18]-[.R$5])/13" table:style-name="ce2">
            <text:p>1.561057692</text:p>
          </table:table-cell>
          <table:table-cell office:value-type="float" office:value="1.7288461538461539" table:formula="of:=[.S7]+([.S$18]-[.S$5])/13" table:style-name="ce2">
            <text:p>1.728846154</text:p>
          </table:table-cell>
          <table:table-cell office:value-type="float" office:value="1.8966346153846159" table:formula="of:=[.T7]+([.T$18]-[.T$5])/13" table:style-name="ce2">
            <text:p>1.896634615</text:p>
          </table:table-cell>
          <table:table-cell office:value-type="float" office:value="2.0644230769230778" table:formula="of:=[.U7]+([.U$18]-[.U$5])/13" table:style-name="ce2">
            <text:p>2.064423077</text:p>
          </table:table-cell>
          <table:table-cell office:value-type="float" office:value="2.2322115384615389" table:formula="of:=[.V7]+([.V$18]-[.V$5])/13" table:style-name="ce2">
            <text:p>2.232211538</text:p>
          </table:table-cell>
          <table:table-cell office:value-type="float" office:value="2.4" table:formula="of:=[.W7]+([.W$18]-[.W$5])/13" table:style-name="ce2">
            <text:p>2.4</text:p>
          </table:table-cell>
          <table:table-cell office:value-type="float" office:value="2.567788461538461" table:formula="of:=[.X7]+([.X$18]-[.X$5])/13" table:style-name="ce2">
            <text:p>2.567788462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.393293" table:style-name="ce1">
            <text:p>0.393293</text:p>
          </table:table-cell>
          <table:table-cell office:value-type="float" office:value="0.25009599999999998" table:style-name="ce1">
            <text:p>0.250096</text:p>
          </table:table-cell>
          <table:table-cell office:value-type="float" office:value="0.15670700000000001" table:style-name="ce1">
            <text:p>0.156707</text:p>
          </table:table-cell>
          <table:table-cell office:value-type="float" office:value="0.11241900000000001" table:style-name="ce1">
            <text:p>0.112419</text:p>
          </table:table-cell>
          <table:table-cell office:value-type="float" office:value="9.1417999999999999E-2" table:style-name="ce1">
            <text:p>0.091418</text:p>
          </table:table-cell>
          <table:table-cell office:value-type="float" office:value="7.6757000000000006E-2" table:style-name="ce1">
            <text:p>0.076757</text:p>
          </table:table-cell>
          <table:table-cell office:value-type="float" office:value="5.6090000000000001E-2" table:style-name="ce1">
            <text:p>0.05609</text:p>
          </table:table-cell>
          <table:table-cell office:value-type="float" office:value="1.8509000000000001E-2" table:style-name="ce1">
            <text:p>0.018509</text:p>
          </table:table-cell>
          <table:table-cell office:value-type="float" office:value="-5.7520000000000002E-2" table:style-name="ce1">
            <text:p>-0.05752</text:p>
          </table:table-cell>
          <table:table-cell office:value-type="float" office:value="-0.15512000000000001" table:style-name="ce1">
            <text:p>-0.15512</text:p>
          </table:table-cell>
          <table:table-cell table:number-columns-repeated="2" table:style-name="ce2"/>
          <table:table-cell office:value-type="float" office:value="45" table:style-name="ce2">
            <text:p>45</text:p>
          </table:table-cell>
          <table:table-cell office:value-type="float" office:value="1.0769230769230766" table:formula="of:=[.O8]+([.O$18]-[.O$5])/13" table:style-name="ce2">
            <text:p>1.076923077</text:p>
          </table:table-cell>
          <table:table-cell office:value-type="float" office:value="1.2423076923076926" table:formula="of:=[.P8]+([.P$18]-[.P$5])/13" table:style-name="ce2">
            <text:p>1.242307692</text:p>
          </table:table-cell>
          <table:table-cell office:value-type="float" office:value="1.4076923076923076" table:formula="of:=[.Q8]+([.Q$18]-[.Q$5])/13" table:style-name="ce2">
            <text:p>1.407692308</text:p>
          </table:table-cell>
          <table:table-cell office:value-type="float" office:value="1.5730769230769235" table:formula="of:=[.R8]+([.R$18]-[.R$5])/13" table:style-name="ce2">
            <text:p>1.573076923</text:p>
          </table:table-cell>
          <table:table-cell office:value-type="float" office:value="1.7384615384615385" table:formula="of:=[.S8]+([.S$18]-[.S$5])/13" table:style-name="ce2">
            <text:p>1.738461538</text:p>
          </table:table-cell>
          <table:table-cell office:value-type="float" office:value="1.9038461538461544" table:formula="of:=[.T8]+([.T$18]-[.T$5])/13" table:style-name="ce2">
            <text:p>1.903846154</text:p>
          </table:table-cell>
          <table:table-cell office:value-type="float" office:value="2.0692307692307703" table:formula="of:=[.U8]+([.U$18]-[.U$5])/13" table:style-name="ce2">
            <text:p>2.069230769</text:p>
          </table:table-cell>
          <table:table-cell office:value-type="float" office:value="2.2346153846153851" table:formula="of:=[.V8]+([.V$18]-[.V$5])/13" table:style-name="ce2">
            <text:p>2.234615385</text:p>
          </table:table-cell>
          <table:table-cell office:value-type="float" office:value="2.4" table:formula="of:=[.W8]+([.W$18]-[.W$5])/13" table:style-name="ce2">
            <text:p>2.4</text:p>
          </table:table-cell>
          <table:table-cell office:value-type="float" office:value="2.5653846153846147" table:formula="of:=[.X8]+([.X$18]-[.X$5])/13" table:style-name="ce2">
            <text:p>2.565384615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.45233699999999999" table:style-name="ce1">
            <text:p>0.452337</text:p>
          </table:table-cell>
          <table:table-cell office:value-type="float" office:value="0.31106600000000001" table:style-name="ce1">
            <text:p>0.311066</text:p>
          </table:table-cell>
          <table:table-cell office:value-type="float" office:value="0.21135300000000001" table:style-name="ce1">
            <text:p>0.211353</text:p>
          </table:table-cell>
          <table:table-cell office:value-type="float" office:value="0.15817400000000001" table:style-name="ce1">
            <text:p>0.158174</text:p>
          </table:table-cell>
          <table:table-cell office:value-type="float" office:value="0.12742899999999999" table:style-name="ce1">
            <text:p>0.127429</text:p>
          </table:table-cell>
          <table:table-cell office:value-type="float" office:value="0.10491499999999999" table:style-name="ce1">
            <text:p>0.104915</text:p>
          </table:table-cell>
          <table:table-cell office:value-type="float" office:value="8.1170999999999993E-2" table:style-name="ce1">
            <text:p>0.081171</text:p>
          </table:table-cell>
          <table:table-cell office:value-type="float" office:value="4.7419000000000003E-2" table:style-name="ce1">
            <text:p>0.047419</text:p>
          </table:table-cell>
          <table:table-cell office:value-type="float" office:value="-7.3990000000000002E-3" table:style-name="ce1">
            <text:p>-0.007399</text:p>
          </table:table-cell>
          <table:table-cell office:value-type="float" office:value="-9.8474000000000006E-2" table:style-name="ce1">
            <text:p>-0.098474</text:p>
          </table:table-cell>
          <table:table-cell table:number-columns-repeated="2" table:style-name="ce2"/>
          <table:table-cell office:value-type="float" office:value="50" table:style-name="ce2">
            <text:p>50</text:p>
          </table:table-cell>
          <table:table-cell office:value-type="float" office:value="1.0961538461538458" table:formula="of:=[.O9]+([.O$18]-[.O$5])/13" table:style-name="ce2">
            <text:p>1.096153846</text:p>
          </table:table-cell>
          <table:table-cell office:value-type="float" office:value="1.2591346153846157" table:formula="of:=[.P9]+([.P$18]-[.P$5])/13" table:style-name="ce2">
            <text:p>1.259134615</text:p>
          </table:table-cell>
          <table:table-cell office:value-type="float" office:value="1.4221153846153844" table:formula="of:=[.Q9]+([.Q$18]-[.Q$5])/13" table:style-name="ce2">
            <text:p>1.422115385</text:p>
          </table:table-cell>
          <table:table-cell office:value-type="float" office:value="1.5850961538461543" table:formula="of:=[.R9]+([.R$18]-[.R$5])/13" table:style-name="ce2">
            <text:p>1.585096154</text:p>
          </table:table-cell>
          <table:table-cell office:value-type="float" office:value="1.7480769230769231" table:formula="of:=[.S9]+([.S$18]-[.S$5])/13" table:style-name="ce2">
            <text:p>1.748076923</text:p>
          </table:table-cell>
          <table:table-cell office:value-type="float" office:value="1.911057692307693" table:formula="of:=[.T9]+([.T$18]-[.T$5])/13" table:style-name="ce2">
            <text:p>1.911057692</text:p>
          </table:table-cell>
          <table:table-cell office:value-type="float" office:value="2.0740384615384628" table:formula="of:=[.U9]+([.U$18]-[.U$5])/13" table:style-name="ce2">
            <text:p>2.074038462</text:p>
          </table:table-cell>
          <table:table-cell office:value-type="float" office:value="2.2370192307692314" table:formula="of:=[.V9]+([.V$18]-[.V$5])/13" table:style-name="ce2">
            <text:p>2.237019231</text:p>
          </table:table-cell>
          <table:table-cell office:value-type="float" office:value="2.4" table:formula="of:=[.W9]+([.W$18]-[.W$5])/13" table:style-name="ce2">
            <text:p>2.4</text:p>
          </table:table-cell>
          <table:table-cell office:value-type="float" office:value="2.5629807692307685" table:formula="of:=[.X9]+([.X$18]-[.X$5])/13" table:style-name="ce2">
            <text:p>2.562980769</text:p>
          </table:table-cell>
          <table:table-cell table:number-columns-repeated="1636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0.50946800000000003" table:style-name="ce1">
            <text:p>0.509468</text:p>
          </table:table-cell>
          <table:table-cell office:value-type="float" office:value="0.37356800000000001" table:style-name="ce1">
            <text:p>0.373568</text:p>
          </table:table-cell>
          <table:table-cell office:value-type="float" office:value="0.26996100000000001" table:style-name="ce1">
            <text:p>0.269961</text:p>
          </table:table-cell>
          <table:table-cell office:value-type="float" office:value="0.20910599999999999" table:style-name="ce1">
            <text:p>0.209106</text:p>
          </table:table-cell>
          <table:table-cell office:value-type="float" office:value="0.16864999999999999" table:style-name="ce1">
            <text:p>0.16865</text:p>
          </table:table-cell>
          <table:table-cell office:value-type="float" office:value="0.13722300000000001" table:style-name="ce1">
            <text:p>0.137223</text:p>
          </table:table-cell>
          <table:table-cell office:value-type="float" office:value="0.10838299999999999" table:style-name="ce1">
            <text:p>0.108383</text:p>
          </table:table-cell>
          <table:table-cell office:value-type="float" office:value="7.5660000000000005E-2" table:style-name="ce1">
            <text:p>0.07566</text:p>
          </table:table-cell>
          <table:table-cell office:value-type="float" office:value="2.8704E-2" table:style-name="ce1">
            <text:p>0.028704</text:p>
          </table:table-cell>
          <table:table-cell office:value-type="float" office:value="-4.9468999999999999E-2" table:style-name="ce1">
            <text:p>-0.049469</text:p>
          </table:table-cell>
          <table:table-cell table:number-columns-repeated="2" table:style-name="ce2"/>
          <table:table-cell office:value-type="float" office:value="55" table:style-name="ce2">
            <text:p>55</text:p>
          </table:table-cell>
          <table:table-cell office:value-type="float" office:value="1.115384615384615" table:formula="of:=[.O10]+([.O$18]-[.O$5])/13" table:style-name="ce2">
            <text:p>1.115384615</text:p>
          </table:table-cell>
          <table:table-cell office:value-type="float" office:value="1.2759615384615388" table:formula="of:=[.P10]+([.P$18]-[.P$5])/13" table:style-name="ce2">
            <text:p>1.275961538</text:p>
          </table:table-cell>
          <table:table-cell office:value-type="float" office:value="1.4365384615384613" table:formula="of:=[.Q10]+([.Q$18]-[.Q$5])/13" table:style-name="ce2">
            <text:p>1.436538462</text:p>
          </table:table-cell>
          <table:table-cell office:value-type="float" office:value="1.5971153846153852" table:formula="of:=[.R10]+([.R$18]-[.R$5])/13" table:style-name="ce2">
            <text:p>1.597115385</text:p>
          </table:table-cell>
          <table:table-cell office:value-type="float" office:value="1.7576923076923077" table:formula="of:=[.S10]+([.S$18]-[.S$5])/13" table:style-name="ce2">
            <text:p>1.757692308</text:p>
          </table:table-cell>
          <table:table-cell office:value-type="float" office:value="1.9182692307692315" table:formula="of:=[.T10]+([.T$18]-[.T$5])/13" table:style-name="ce2">
            <text:p>1.918269231</text:p>
          </table:table-cell>
          <table:table-cell office:value-type="float" office:value="2.0788461538461553" table:formula="of:=[.U10]+([.U$18]-[.U$5])/13" table:style-name="ce2">
            <text:p>2.078846154</text:p>
          </table:table-cell>
          <table:table-cell office:value-type="float" office:value="2.2394230769230776" table:formula="of:=[.V10]+([.V$18]-[.V$5])/13" table:style-name="ce2">
            <text:p>2.239423077</text:p>
          </table:table-cell>
          <table:table-cell office:value-type="float" office:value="2.4" table:formula="of:=[.W10]+([.W$18]-[.W$5])/13" table:style-name="ce2">
            <text:p>2.4</text:p>
          </table:table-cell>
          <table:table-cell office:value-type="float" office:value="2.5605769230769222" table:formula="of:=[.X10]+([.X$18]-[.X$5])/13" table:style-name="ce2">
            <text:p>2.560576923</text:p>
          </table:table-cell>
          <table:table-cell table:number-columns-repeated="1636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.59461399999999998" table:style-name="ce1">
            <text:p>0.594614</text:p>
          </table:table-cell>
          <table:table-cell office:value-type="float" office:value="0.43995499999999998" table:style-name="ce1">
            <text:p>0.439955</text:p>
          </table:table-cell>
          <table:table-cell office:value-type="float" office:value="0.33462900000000001" table:style-name="ce1">
            <text:p>0.334629</text:p>
          </table:table-cell>
          <table:table-cell office:value-type="float" office:value="0.26747700000000002" table:style-name="ce1">
            <text:p>0.267477</text:p>
          </table:table-cell>
          <table:table-cell office:value-type="float" office:value="0.21777299999999999" table:style-name="ce1">
            <text:p>0.217773</text:p>
          </table:table-cell>
          <table:table-cell office:value-type="float" office:value="0.176899" table:style-name="ce1">
            <text:p>0.176899</text:p>
          </table:table-cell>
          <table:table-cell office:value-type="float" office:value="0.141404" table:style-name="ce1">
            <text:p>0.141404</text:p>
          </table:table-cell>
          <table:table-cell office:value-type="float" office:value="0.10714799999999999" table:style-name="ce1">
            <text:p>0.107148</text:p>
          </table:table-cell>
          <table:table-cell office:value-type="float" office:value="6.4556000000000002E-2" table:style-name="ce1">
            <text:p>0.064556</text:p>
          </table:table-cell>
          <table:table-cell office:value-type="float" office:value="-5.0359999999999997E-3" table:style-name="ce1">
            <text:p>-0.005036</text:p>
          </table:table-cell>
          <table:table-cell table:number-columns-repeated="2" table:style-name="ce2"/>
          <table:table-cell office:value-type="float" office:value="60" table:style-name="ce2">
            <text:p>60</text:p>
          </table:table-cell>
          <table:table-cell office:value-type="float" office:value="1.1346153846153841" table:formula="of:=[.O11]+([.O$18]-[.O$5])/13" table:style-name="ce2">
            <text:p>1.134615385</text:p>
          </table:table-cell>
          <table:table-cell office:value-type="float" office:value="1.2927884615384619" table:formula="of:=[.P11]+([.P$18]-[.P$5])/13" table:style-name="ce2">
            <text:p>1.292788462</text:p>
          </table:table-cell>
          <table:table-cell office:value-type="float" office:value="1.4509615384615382" table:formula="of:=[.Q11]+([.Q$18]-[.Q$5])/13" table:style-name="ce2">
            <text:p>1.450961538</text:p>
          </table:table-cell>
          <table:table-cell office:value-type="float" office:value="1.609134615384616" table:formula="of:=[.R11]+([.R$18]-[.R$5])/13" table:style-name="ce2">
            <text:p>1.609134615</text:p>
          </table:table-cell>
          <table:table-cell office:value-type="float" office:value="1.7673076923076922" table:formula="of:=[.S11]+([.S$18]-[.S$5])/13" table:style-name="ce2">
            <text:p>1.767307692</text:p>
          </table:table-cell>
          <table:table-cell office:value-type="float" office:value="1.9254807692307701" table:formula="of:=[.T11]+([.T$18]-[.T$5])/13" table:style-name="ce2">
            <text:p>1.925480769</text:p>
          </table:table-cell>
          <table:table-cell office:value-type="float" office:value="2.0836538461538479" table:formula="of:=[.U11]+([.U$18]-[.U$5])/13" table:style-name="ce2">
            <text:p>2.083653846</text:p>
          </table:table-cell>
          <table:table-cell office:value-type="float" office:value="2.2418269230769239" table:formula="of:=[.V11]+([.V$18]-[.V$5])/13" table:style-name="ce2">
            <text:p>2.241826923</text:p>
          </table:table-cell>
          <table:table-cell office:value-type="float" office:value="2.4" table:formula="of:=[.W11]+([.W$18]-[.W$5])/13" table:style-name="ce2">
            <text:p>2.4</text:p>
          </table:table-cell>
          <table:table-cell office:value-type="float" office:value="2.5581730769230759" table:formula="of:=[.X11]+([.X$18]-[.X$5])/13" table:style-name="ce2">
            <text:p>2.558173077</text:p>
          </table:table-cell>
          <table:table-cell table:number-columns-repeated="1636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.66003500000000004" table:style-name="ce1">
            <text:p>0.660035</text:p>
          </table:table-cell>
          <table:table-cell office:value-type="float" office:value="0.51260399999999995" table:style-name="ce1">
            <text:p>0.512604</text:p>
          </table:table-cell>
          <table:table-cell office:value-type="float" office:value="0.40715099999999999" table:style-name="ce1">
            <text:p>0.407151</text:p>
          </table:table-cell>
          <table:table-cell office:value-type="float" office:value="0.33505499999999999" table:style-name="ce1">
            <text:p>0.335055</text:p>
          </table:table-cell>
          <table:table-cell office:value-type="float" office:value="0.27692800000000001" table:style-name="ce1">
            <text:p>0.276928</text:p>
          </table:table-cell>
          <table:table-cell office:value-type="float" office:value="0.22666900000000001" table:style-name="ce1">
            <text:p>0.226669</text:p>
          </table:table-cell>
          <table:table-cell office:value-type="float" office:value="0.18362700000000001" table:style-name="ce1">
            <text:p>0.183627</text:p>
          </table:table-cell>
          <table:table-cell office:value-type="float" office:value="0.14585000000000001" table:style-name="ce1">
            <text:p>0.14585</text:p>
          </table:table-cell>
          <table:table-cell office:value-type="float" office:value="0.10444100000000001" table:style-name="ce1">
            <text:p>0.104441</text:p>
          </table:table-cell>
          <table:table-cell office:value-type="float" office:value="3.9011999999999998E-2" table:style-name="ce1">
            <text:p>0.039012</text:p>
          </table:table-cell>
          <table:table-cell table:number-columns-repeated="2" table:style-name="ce2"/>
          <table:table-cell office:value-type="float" office:value="65" table:style-name="ce2">
            <text:p>65</text:p>
          </table:table-cell>
          <table:table-cell office:value-type="float" office:value="1.1538461538461533" table:formula="of:=[.O12]+([.O$18]-[.O$5])/13" table:style-name="ce2">
            <text:p>1.153846154</text:p>
          </table:table-cell>
          <table:table-cell office:value-type="float" office:value="1.3096153846153851" table:formula="of:=[.P12]+([.P$18]-[.P$5])/13" table:style-name="ce2">
            <text:p>1.309615385</text:p>
          </table:table-cell>
          <table:table-cell office:value-type="float" office:value="1.4653846153846151" table:formula="of:=[.Q12]+([.Q$18]-[.Q$5])/13" table:style-name="ce2">
            <text:p>1.465384615</text:p>
          </table:table-cell>
          <table:table-cell office:value-type="float" office:value="1.6211538461538468" table:formula="of:=[.R12]+([.R$18]-[.R$5])/13" table:style-name="ce2">
            <text:p>1.621153846</text:p>
          </table:table-cell>
          <table:table-cell office:value-type="float" office:value="1.7769230769230768" table:formula="of:=[.S12]+([.S$18]-[.S$5])/13" table:style-name="ce2">
            <text:p>1.776923077</text:p>
          </table:table-cell>
          <table:table-cell office:value-type="float" office:value="1.9326923076923086" table:formula="of:=[.T12]+([.T$18]-[.T$5])/13" table:style-name="ce2">
            <text:p>1.932692308</text:p>
          </table:table-cell>
          <table:table-cell office:value-type="float" office:value="2.0884615384615404" table:formula="of:=[.U12]+([.U$18]-[.U$5])/13" table:style-name="ce2">
            <text:p>2.088461538</text:p>
          </table:table-cell>
          <table:table-cell office:value-type="float" office:value="2.2442307692307701" table:formula="of:=[.V12]+([.V$18]-[.V$5])/13" table:style-name="ce2">
            <text:p>2.244230769</text:p>
          </table:table-cell>
          <table:table-cell office:value-type="float" office:value="2.4" table:formula="of:=[.W12]+([.W$18]-[.W$5])/13" table:style-name="ce2">
            <text:p>2.4</text:p>
          </table:table-cell>
          <table:table-cell office:value-type="float" office:value="2.5557692307692297" table:formula="of:=[.X12]+([.X$18]-[.X$5])/13" table:style-name="ce2">
            <text:p>2.555769231</text:p>
          </table:table-cell>
          <table:table-cell table:number-columns-repeated="1636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0.73360099999999995" table:style-name="ce1">
            <text:p>0.733601</text:p>
          </table:table-cell>
          <table:table-cell office:value-type="float" office:value="0.59350599999999998" table:style-name="ce1">
            <text:p>0.593506</text:p>
          </table:table-cell>
          <table:table-cell office:value-type="float" office:value="0.48857099999999998" table:style-name="ce1">
            <text:p>0.488571</text:p>
          </table:table-cell>
          <table:table-cell office:value-type="float" office:value="0.41262300000000002" table:style-name="ce1">
            <text:p>0.412623</text:p>
          </table:table-cell>
          <table:table-cell office:value-type="float" office:value="0.347163" table:style-name="ce1">
            <text:p>0.347163</text:p>
          </table:table-cell>
          <table:table-cell office:value-type="float" office:value="0.28821000000000002" table:style-name="ce1">
            <text:p>0.28821</text:p>
          </table:table-cell>
          <table:table-cell office:value-type="float" office:value="0.23755899999999999" table:style-name="ce1">
            <text:p>0.237559</text:p>
          </table:table-cell>
          <table:table-cell office:value-type="float" office:value="0.19514200000000001" table:style-name="ce1">
            <text:p>0.195142</text:p>
          </table:table-cell>
          <table:table-cell office:value-type="float" office:value="0.15248500000000001" table:style-name="ce1">
            <text:p>0.152485</text:p>
          </table:table-cell>
          <table:table-cell office:value-type="float" office:value="8.7268999999999999E-2" table:style-name="ce1">
            <text:p>0.087269</text:p>
          </table:table-cell>
          <table:table-cell table:number-columns-repeated="2" table:style-name="ce2"/>
          <table:table-cell office:value-type="float" office:value="70" table:style-name="ce2">
            <text:p>70</text:p>
          </table:table-cell>
          <table:table-cell office:value-type="float" office:value="1.1730769230769225" table:formula="of:=[.O13]+([.O$18]-[.O$5])/13" table:style-name="ce2">
            <text:p>1.173076923</text:p>
          </table:table-cell>
          <table:table-cell office:value-type="float" office:value="1.3264423076923082" table:formula="of:=[.P13]+([.P$18]-[.P$5])/13" table:style-name="ce2">
            <text:p>1.326442308</text:p>
          </table:table-cell>
          <table:table-cell office:value-type="float" office:value="1.4798076923076919" table:formula="of:=[.Q13]+([.Q$18]-[.Q$5])/13" table:style-name="ce2">
            <text:p>1.479807692</text:p>
          </table:table-cell>
          <table:table-cell office:value-type="float" office:value="1.6331730769230777" table:formula="of:=[.R13]+([.R$18]-[.R$5])/13" table:style-name="ce2">
            <text:p>1.633173077</text:p>
          </table:table-cell>
          <table:table-cell office:value-type="float" office:value="1.7865384615384614" table:formula="of:=[.S13]+([.S$18]-[.S$5])/13" table:style-name="ce2">
            <text:p>1.786538462</text:p>
          </table:table-cell>
          <table:table-cell office:value-type="float" office:value="1.9399038461538471" table:formula="of:=[.T13]+([.T$18]-[.T$5])/13" table:style-name="ce2">
            <text:p>1.939903846</text:p>
          </table:table-cell>
          <table:table-cell office:value-type="float" office:value="2.0932692307692329" table:formula="of:=[.U13]+([.U$18]-[.U$5])/13" table:style-name="ce2">
            <text:p>2.093269231</text:p>
          </table:table-cell>
          <table:table-cell office:value-type="float" office:value="2.2466346153846164" table:formula="of:=[.V13]+([.V$18]-[.V$5])/13" table:style-name="ce2">
            <text:p>2.246634615</text:p>
          </table:table-cell>
          <table:table-cell office:value-type="float" office:value="2.4" table:formula="of:=[.W13]+([.W$18]-[.W$5])/13" table:style-name="ce2">
            <text:p>2.4</text:p>
          </table:table-cell>
          <table:table-cell office:value-type="float" office:value="2.5533653846153834" table:formula="of:=[.X13]+([.X$18]-[.X$5])/13" table:style-name="ce2">
            <text:p>2.553365385</text:p>
          </table:table-cell>
          <table:table-cell table:number-columns-repeated="1636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0.818693" table:style-name="ce1">
            <text:p>0.818693</text:p>
          </table:table-cell>
          <table:table-cell office:value-type="float" office:value="0.68388000000000004" table:style-name="ce1">
            <text:p>0.68388</text:p>
          </table:table-cell>
          <table:table-cell office:value-type="float" office:value="0.57875600000000005" table:style-name="ce1">
            <text:p>0.578756</text:p>
          </table:table-cell>
          <table:table-cell office:value-type="float" office:value="0.49951400000000001" table:style-name="ce1">
            <text:p>0.499514</text:p>
          </table:table-cell>
          <table:table-cell office:value-type="float" office:value="0.42793900000000001" table:style-name="ce1">
            <text:p>0.427939</text:p>
          </table:table-cell>
          <table:table-cell office:value-type="float" office:value="0.36160399999999998" table:style-name="ce1">
            <text:p>0.361604</text:p>
          </table:table-cell>
          <table:table-cell office:value-type="float" office:value="0.30424099999999998" table:style-name="ce1">
            <text:p>0.304241</text:p>
          </table:table-cell>
          <table:table-cell office:value-type="float" office:value="0.25719700000000001" table:style-name="ce1">
            <text:p>0.257197</text:p>
          </table:table-cell>
          <table:table-cell office:value-type="float" office:value="0.212005" table:style-name="ce1">
            <text:p>0.212005</text:p>
          </table:table-cell>
          <table:table-cell office:value-type="float" office:value="0.144042" table:style-name="ce1">
            <text:p>0.144042</text:p>
          </table:table-cell>
          <table:table-cell table:number-columns-repeated="2" table:style-name="ce2"/>
          <table:table-cell office:value-type="float" office:value="75" table:style-name="ce2">
            <text:p>75</text:p>
          </table:table-cell>
          <table:table-cell office:value-type="float" office:value="1.1923076923076916" table:formula="of:=[.O14]+([.O$18]-[.O$5])/13" table:style-name="ce2">
            <text:p>1.192307692</text:p>
          </table:table-cell>
          <table:table-cell office:value-type="float" office:value="1.3432692307692313" table:formula="of:=[.P14]+([.P$18]-[.P$5])/13" table:style-name="ce2">
            <text:p>1.343269231</text:p>
          </table:table-cell>
          <table:table-cell office:value-type="float" office:value="1.4942307692307688" table:formula="of:=[.Q14]+([.Q$18]-[.Q$5])/13" table:style-name="ce2">
            <text:p>1.494230769</text:p>
          </table:table-cell>
          <table:table-cell office:value-type="float" office:value="1.6451923076923085" table:formula="of:=[.R14]+([.R$18]-[.R$5])/13" table:style-name="ce2">
            <text:p>1.645192308</text:p>
          </table:table-cell>
          <table:table-cell office:value-type="float" office:value="1.796153846153846" table:formula="of:=[.S14]+([.S$18]-[.S$5])/13" table:style-name="ce2">
            <text:p>1.796153846</text:p>
          </table:table-cell>
          <table:table-cell office:value-type="float" office:value="1.9471153846153857" table:formula="of:=[.T14]+([.T$18]-[.T$5])/13" table:style-name="ce2">
            <text:p>1.947115385</text:p>
          </table:table-cell>
          <table:table-cell office:value-type="float" office:value="2.0980769230769254" table:formula="of:=[.U14]+([.U$18]-[.U$5])/13" table:style-name="ce2">
            <text:p>2.098076923</text:p>
          </table:table-cell>
          <table:table-cell office:value-type="float" office:value="2.2490384615384627" table:formula="of:=[.V14]+([.V$18]-[.V$5])/13" table:style-name="ce2">
            <text:p>2.249038462</text:p>
          </table:table-cell>
          <table:table-cell office:value-type="float" office:value="2.4" table:formula="of:=[.W14]+([.W$18]-[.W$5])/13" table:style-name="ce2">
            <text:p>2.4</text:p>
          </table:table-cell>
          <table:table-cell office:value-type="float" office:value="2.5509615384615372" table:formula="of:=[.X14]+([.X$18]-[.X$5])/13" table:style-name="ce2">
            <text:p>2.550961538</text:p>
          </table:table-cell>
          <table:table-cell table:number-columns-repeated="1636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0.91034400000000004" table:style-name="ce1">
            <text:p>0.910344</text:p>
          </table:table-cell>
          <table:table-cell office:value-type="float" office:value="0.78379500000000002" table:style-name="ce1">
            <text:p>0.783795</text:p>
          </table:table-cell>
          <table:table-cell office:value-type="float" office:value="0.67598199999999997" table:style-name="ce1">
            <text:p>0.675982</text:p>
          </table:table-cell>
          <table:table-cell office:value-type="float" office:value="0.59316599999999997" table:style-name="ce1">
            <text:p>0.593166</text:p>
          </table:table-cell>
          <table:table-cell office:value-type="float" office:value="0.51664399999999999" table:style-name="ce1">
            <text:p>0.516644</text:p>
          </table:table-cell>
          <table:table-cell office:value-type="float" office:value="0.444822" table:style-name="ce1">
            <text:p>0.444822</text:p>
          </table:table-cell>
          <table:table-cell office:value-type="float" office:value="0.382689" table:style-name="ce1">
            <text:p>0.382689</text:p>
          </table:table-cell>
          <table:table-cell office:value-type="float" office:value="0.33238400000000001" table:style-name="ce1">
            <text:p>0.332384</text:p>
          </table:table-cell>
          <table:table-cell office:value-type="float" office:value="0.28486699999999998" table:style-name="ce1">
            <text:p>0.284867</text:p>
          </table:table-cell>
          <table:table-cell office:value-type="float" office:value="0.21267900000000001" table:style-name="ce1">
            <text:p>0.212679</text:p>
          </table:table-cell>
          <table:table-cell table:number-columns-repeated="2" table:style-name="ce2"/>
          <table:table-cell office:value-type="float" office:value="80" table:style-name="ce2">
            <text:p>80</text:p>
          </table:table-cell>
          <table:table-cell office:value-type="float" office:value="1.2115384615384608" table:formula="of:=[.O15]+([.O$18]-[.O$5])/13" table:style-name="ce2">
            <text:p>1.211538462</text:p>
          </table:table-cell>
          <table:table-cell office:value-type="float" office:value="1.3600961538461545" table:formula="of:=[.P15]+([.P$18]-[.P$5])/13" table:style-name="ce2">
            <text:p>1.360096154</text:p>
          </table:table-cell>
          <table:table-cell office:value-type="float" office:value="1.5086538461538457" table:formula="of:=[.Q15]+([.Q$18]-[.Q$5])/13" table:style-name="ce2">
            <text:p>1.508653846</text:p>
          </table:table-cell>
          <table:table-cell office:value-type="float" office:value="1.6572115384615393" table:formula="of:=[.R15]+([.R$18]-[.R$5])/13" table:style-name="ce2">
            <text:p>1.657211538</text:p>
          </table:table-cell>
          <table:table-cell office:value-type="float" office:value="1.8057692307692306" table:formula="of:=[.S15]+([.S$18]-[.S$5])/13" table:style-name="ce2">
            <text:p>1.805769231</text:p>
          </table:table-cell>
          <table:table-cell office:value-type="float" office:value="1.9543269230769242" table:formula="of:=[.T15]+([.T$18]-[.T$5])/13" table:style-name="ce2">
            <text:p>1.954326923</text:p>
          </table:table-cell>
          <table:table-cell office:value-type="float" office:value="2.1028846153846179" table:formula="of:=[.U15]+([.U$18]-[.U$5])/13" table:style-name="ce2">
            <text:p>2.102884615</text:p>
          </table:table-cell>
          <table:table-cell office:value-type="float" office:value="2.2514423076923089" table:formula="of:=[.V15]+([.V$18]-[.V$5])/13" table:style-name="ce2">
            <text:p>2.251442308</text:p>
          </table:table-cell>
          <table:table-cell office:value-type="float" office:value="2.4" table:formula="of:=[.W15]+([.W$18]-[.W$5])/13" table:style-name="ce2">
            <text:p>2.4</text:p>
          </table:table-cell>
          <table:table-cell office:value-type="float" office:value="2.5485576923076909" table:formula="of:=[.X15]+([.X$18]-[.X$5])/13" table:style-name="ce2">
            <text:p>2.548557692</text:p>
          </table:table-cell>
          <table:table-cell table:number-columns-repeated="1636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.0251650000000001" table:style-name="ce1">
            <text:p>1.025165</text:p>
          </table:table-cell>
          <table:table-cell office:value-type="float" office:value="0.89182300000000003" table:style-name="ce1">
            <text:p>0.891823</text:p>
          </table:table-cell>
          <table:table-cell office:value-type="float" office:value="0.77654800000000002" table:style-name="ce1">
            <text:p>0.776548</text:p>
          </table:table-cell>
          <table:table-cell office:value-type="float" office:value="0.68869199999999997" table:style-name="ce1">
            <text:p>0.688692</text:p>
          </table:table-cell>
          <table:table-cell office:value-type="float" office:value="0.608128" table:style-name="ce1">
            <text:p>0.608128</text:p>
          </table:table-cell>
          <table:table-cell office:value-type="float" office:value="0.53320999999999996" table:style-name="ce1">
            <text:p>0.53321</text:p>
          </table:table-cell>
          <table:table-cell office:value-type="float" office:value="0.46935100000000002" table:style-name="ce1">
            <text:p>0.469351</text:p>
          </table:table-cell>
          <table:table-cell office:value-type="float" office:value="0.41869000000000001" table:style-name="ce1">
            <text:p>0.41869</text:p>
          </table:table-cell>
          <table:table-cell office:value-type="float" office:value="0.37086999999999998" table:style-name="ce1">
            <text:p>0.37087</text:p>
          </table:table-cell>
          <table:table-cell office:value-type="float" office:value="0.29490699999999997" table:style-name="ce1">
            <text:p>0.294907</text:p>
          </table:table-cell>
          <table:table-cell table:number-columns-repeated="2" table:style-name="ce2"/>
          <table:table-cell office:value-type="float" office:value="85" table:style-name="ce2">
            <text:p>85</text:p>
          </table:table-cell>
          <table:table-cell office:value-type="float" office:value="1.2307692307692299" table:formula="of:=[.O16]+([.O$18]-[.O$5])/13" table:style-name="ce2">
            <text:p>1.230769231</text:p>
          </table:table-cell>
          <table:table-cell office:value-type="float" office:value="1.3769230769230776" table:formula="of:=[.P16]+([.P$18]-[.P$5])/13" table:style-name="ce2">
            <text:p>1.376923077</text:p>
          </table:table-cell>
          <table:table-cell office:value-type="float" office:value="1.5230769230769226" table:formula="of:=[.Q16]+([.Q$18]-[.Q$5])/13" table:style-name="ce2">
            <text:p>1.523076923</text:p>
          </table:table-cell>
          <table:table-cell office:value-type="float" office:value="1.6692307692307702" table:formula="of:=[.R16]+([.R$18]-[.R$5])/13" table:style-name="ce2">
            <text:p>1.669230769</text:p>
          </table:table-cell>
          <table:table-cell office:value-type="float" office:value="1.8153846153846152" table:formula="of:=[.S16]+([.S$18]-[.S$5])/13" table:style-name="ce2">
            <text:p>1.815384615</text:p>
          </table:table-cell>
          <table:table-cell office:value-type="float" office:value="1.9615384615384628" table:formula="of:=[.T16]+([.T$18]-[.T$5])/13" table:style-name="ce2">
            <text:p>1.961538462</text:p>
          </table:table-cell>
          <table:table-cell office:value-type="float" office:value="2.1076923076923104" table:formula="of:=[.U16]+([.U$18]-[.U$5])/13" table:style-name="ce2">
            <text:p>2.107692308</text:p>
          </table:table-cell>
          <table:table-cell office:value-type="float" office:value="2.2538461538461552" table:formula="of:=[.V16]+([.V$18]-[.V$5])/13" table:style-name="ce2">
            <text:p>2.253846154</text:p>
          </table:table-cell>
          <table:table-cell office:value-type="float" office:value="2.4" table:formula="of:=[.W16]+([.W$18]-[.W$5])/13" table:style-name="ce2">
            <text:p>2.4</text:p>
          </table:table-cell>
          <table:table-cell office:value-type="float" office:value="2.5461538461538447" table:formula="of:=[.X16]+([.X$18]-[.X$5])/13" table:style-name="ce2">
            <text:p>2.546153846</text:p>
          </table:table-cell>
          <table:table-cell table:number-columns-repeated="1636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.157049" table:style-name="ce1">
            <text:p>1.157049</text:p>
          </table:table-cell>
          <table:table-cell office:value-type="float" office:value="1.0046949999999999" table:style-name="ce1">
            <text:p>1.004695</text:p>
          </table:table-cell>
          <table:table-cell office:value-type="float" office:value="0.87439999999999996" table:style-name="ce1">
            <text:p>0.8744</text:p>
          </table:table-cell>
          <table:table-cell office:value-type="float" office:value="0.77846599999999999" table:style-name="ce1">
            <text:p>0.778466</text:p>
          </table:table-cell>
          <table:table-cell office:value-type="float" office:value="0.69425099999999995" table:style-name="ce1">
            <text:p>0.694251</text:p>
          </table:table-cell>
          <table:table-cell office:value-type="float" office:value="0.61901099999999998" table:style-name="ce1">
            <text:p>0.619011</text:p>
          </table:table-cell>
          <table:table-cell office:value-type="float" office:value="0.55758099999999999" table:style-name="ce1">
            <text:p>0.557581</text:p>
          </table:table-cell>
          <table:table-cell office:value-type="float" office:value="0.51115299999999997" table:style-name="ce1">
            <text:p>0.511153</text:p>
          </table:table-cell>
          <table:table-cell office:value-type="float" office:value="0.46714899999999998" table:style-name="ce1">
            <text:p>0.467149</text:p>
          </table:table-cell>
          <table:table-cell office:value-type="float" office:value="0.39020300000000002" table:style-name="ce1">
            <text:p>0.390203</text:p>
          </table:table-cell>
          <table:table-cell table:number-columns-repeated="2" table:style-name="ce2"/>
          <table:table-cell office:value-type="float" office:value="90" table:style-name="ce2">
            <text:p>90</text:p>
          </table:table-cell>
          <table:table-cell office:value-type="float" office:value="1.25" table:style-name="ce3">
            <text:p>1.25</text:p>
          </table:table-cell>
          <table:table-cell office:value-type="float" office:value="1.39375" table:formula="of:=[.O18]+([.$W$18]-[.$O$18])/8" table:style-name="ce2">
            <text:p>1.39375</text:p>
          </table:table-cell>
          <table:table-cell office:value-type="float" office:value="1.5375000000000001" table:formula="of:=[.P18]+([.$W$18]-[.$O$18])/8" table:style-name="ce2">
            <text:p>1.5375</text:p>
          </table:table-cell>
          <table:table-cell office:value-type="float" office:value="1.6812500000000001" table:formula="of:=[.Q18]+([.$W$18]-[.$O$18])/8" table:style-name="ce2">
            <text:p>1.68125</text:p>
          </table:table-cell>
          <table:table-cell office:value-type="float" office:value="1.8250000000000002" table:formula="of:=[.R18]+([.$W$18]-[.$O$18])/8" table:style-name="ce2">
            <text:p>1.825</text:p>
          </table:table-cell>
          <table:table-cell office:value-type="float" office:value="1.9687500000000002" table:formula="of:=[.S18]+([.$W$18]-[.$O$18])/8" table:style-name="ce2">
            <text:p>1.96875</text:p>
          </table:table-cell>
          <table:table-cell office:value-type="float" office:value="2.1125000000000003" table:formula="of:=[.T18]+([.$W$18]-[.$O$18])/8" table:style-name="ce2">
            <text:p>2.1125</text:p>
          </table:table-cell>
          <table:table-cell office:value-type="float" office:value="2.2562500000000001" table:formula="of:=[.U18]+([.$W$18]-[.$O$18])/8" table:style-name="ce2">
            <text:p>2.25625</text:p>
          </table:table-cell>
          <table:table-cell office:value-type="float" office:value="2.4" table:style-name="ce3">
            <text:p>2.4</text:p>
          </table:table-cell>
          <table:table-cell office:value-type="float" office:value="2.5437499999999997" table:formula="of:=[.W18]+([.$W$18]-[.$O$18])/8" table:style-name="ce2">
            <text:p>2.54375</text:p>
          </table:table-cell>
          <table:table-cell table:number-columns-repeated="1636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.2813330000000001" table:style-name="ce1">
            <text:p>1.281333</text:p>
          </table:table-cell>
          <table:table-cell office:value-type="float" office:value="1.1169929999999999" table:style-name="ce1">
            <text:p>1.116993</text:p>
          </table:table-cell>
          <table:table-cell office:value-type="float" office:value="0.96077400000000002" table:style-name="ce1">
            <text:p>0.960774</text:p>
          </table:table-cell>
          <table:table-cell office:value-type="float" office:value="0.85173299999999996" table:style-name="ce1">
            <text:p>0.851733</text:p>
          </table:table-cell>
          <table:table-cell office:value-type="float" office:value="0.76345499999999999" table:style-name="ce1">
            <text:p>0.763455</text:p>
          </table:table-cell>
          <table:table-cell office:value-type="float" office:value="0.69089" table:style-name="ce1">
            <text:p>0.69089</text:p>
          </table:table-cell>
          <table:table-cell office:value-type="float" office:value="0.63713600000000004" table:style-name="ce1">
            <text:p>0.637136</text:p>
          </table:table-cell>
          <table:table-cell office:value-type="float" office:value="0.60132200000000002" table:style-name="ce1">
            <text:p>0.601322</text:p>
          </table:table-cell>
          <table:table-cell office:value-type="float" office:value="0.56758799999999998" table:style-name="ce1">
            <text:p>0.567588</text:p>
          </table:table-cell>
          <table:table-cell office:value-type="float" office:value="0.49516700000000002" table:style-name="ce1">
            <text:p>0.495167</text:p>
          </table:table-cell>
          <table:table-cell table:number-columns-repeated="2" table:style-name="ce2"/>
          <table:table-cell office:value-type="float" office:value="95" table:style-name="ce2">
            <text:p>95</text:p>
          </table:table-cell>
          <table:table-cell office:value-type="float" office:value="1.2692307692307692" table:formula="of:=[.O18]+([.O$18]-[.O$5])/13" table:style-name="ce2">
            <text:p>1.269230769</text:p>
          </table:table-cell>
          <table:table-cell office:value-type="float" office:value="1.4105769230769232" table:formula="of:=[.P18]+([.P$18]-[.P$5])/13" table:style-name="ce2">
            <text:p>1.410576923</text:p>
          </table:table-cell>
          <table:table-cell office:value-type="float" office:value="1.551923076923077" table:formula="of:=[.Q18]+([.Q$18]-[.Q$5])/13" table:style-name="ce2">
            <text:p>1.551923077</text:p>
          </table:table-cell>
          <table:table-cell office:value-type="float" office:value="1.693269230769231" table:formula="of:=[.R18]+([.R$18]-[.R$5])/13" table:style-name="ce2">
            <text:p>1.693269231</text:p>
          </table:table-cell>
          <table:table-cell office:value-type="float" office:value="1.8346153846153848" table:formula="of:=[.S18]+([.S$18]-[.S$5])/13" table:style-name="ce2">
            <text:p>1.834615385</text:p>
          </table:table-cell>
          <table:table-cell office:value-type="float" office:value="1.9759615384615388" table:formula="of:=[.T18]+([.T$18]-[.T$5])/13" table:style-name="ce2">
            <text:p>1.975961538</text:p>
          </table:table-cell>
          <table:table-cell office:value-type="float" office:value="2.1173076923076928" table:formula="of:=[.U18]+([.U$18]-[.U$5])/13" table:style-name="ce2">
            <text:p>2.117307692</text:p>
          </table:table-cell>
          <table:table-cell office:value-type="float" office:value="2.2586538461538463" table:formula="of:=[.V18]+([.V$18]-[.V$5])/13" table:style-name="ce2">
            <text:p>2.258653846</text:p>
          </table:table-cell>
          <table:table-cell office:value-type="float" office:value="2.4" table:formula="of:=[.W18]+([.W$18]-[.W$5])/13" table:style-name="ce2">
            <text:p>2.4</text:p>
          </table:table-cell>
          <table:table-cell office:value-type="float" office:value="2.5413461538461535" table:formula="of:=[.X18]+([.X$18]-[.X$5])/13" table:style-name="ce2">
            <text:p>2.541346154</text:p>
          </table:table-cell>
          <table:table-cell table:number-columns-repeated="16360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.3579349999999999" table:style-name="ce1">
            <text:p>1.357935</text:p>
          </table:table-cell>
          <table:table-cell office:value-type="float" office:value="1.220844" table:style-name="ce1">
            <text:p>1.220844</text:p>
          </table:table-cell>
          <table:table-cell office:value-type="float" office:value="1.0238640000000001" table:style-name="ce1">
            <text:p>1.023864</text:p>
          </table:table-cell>
          <table:table-cell office:value-type="float" office:value="0.89423399999999997" table:style-name="ce1">
            <text:p>0.894234</text:p>
          </table:table-cell>
          <table:table-cell office:value-type="float" office:value="0.80035199999999995" table:style-name="ce1">
            <text:p>0.800352</text:p>
          </table:table-cell>
          <table:table-cell office:value-type="float" office:value="0.73348800000000003" table:style-name="ce1">
            <text:p>0.733488</text:p>
          </table:table-cell>
          <table:table-cell office:value-type="float" office:value="0.69368399999999997" table:style-name="ce1">
            <text:p>0.693684</text:p>
          </table:table-cell>
          <table:table-cell office:value-type="float" office:value="0.65469100000000002" table:style-name="ce1">
            <text:p>0.654691</text:p>
          </table:table-cell>
          <table:table-cell office:value-type="float" office:value="0.61796300000000004" table:style-name="ce1">
            <text:p>0.617963</text:p>
          </table:table-cell>
          <table:table-cell office:value-type="float" office:value="0.53911500000000001" table:style-name="ce1">
            <text:p>0.539115</text:p>
          </table:table-cell>
          <table:table-cell table:number-columns-repeated="2" table:style-name="ce2"/>
          <table:table-cell office:value-type="float" office:value="100" table:style-name="ce2">
            <text:p>100</text:p>
          </table:table-cell>
          <table:table-cell office:value-type="float" office:value="1.2884615384615383" table:formula="of:=[.O19]+([.O$18]-[.O$5])/13" table:style-name="ce2">
            <text:p>1.288461538</text:p>
          </table:table-cell>
          <table:table-cell office:value-type="float" office:value="1.4274038461538463" table:formula="of:=[.P19]+([.P$18]-[.P$5])/13" table:style-name="ce2">
            <text:p>1.427403846</text:p>
          </table:table-cell>
          <table:table-cell office:value-type="float" office:value="1.5663461538461538" table:formula="of:=[.Q19]+([.Q$18]-[.Q$5])/13" table:style-name="ce2">
            <text:p>1.566346154</text:p>
          </table:table-cell>
          <table:table-cell office:value-type="float" office:value="1.7052884615384618" table:formula="of:=[.R19]+([.R$18]-[.R$5])/13" table:style-name="ce2">
            <text:p>1.705288462</text:p>
          </table:table-cell>
          <table:table-cell office:value-type="float" office:value="1.8442307692307693" table:formula="of:=[.S19]+([.S$18]-[.S$5])/13" table:style-name="ce2">
            <text:p>1.844230769</text:p>
          </table:table-cell>
          <table:table-cell office:value-type="float" office:value="1.9831730769230773" table:formula="of:=[.T19]+([.T$18]-[.T$5])/13" table:style-name="ce2">
            <text:p>1.983173077</text:p>
          </table:table-cell>
          <table:table-cell office:value-type="float" office:value="2.1221153846153853" table:formula="of:=[.U19]+([.U$18]-[.U$5])/13" table:style-name="ce2">
            <text:p>2.122115385</text:p>
          </table:table-cell>
          <table:table-cell office:value-type="float" office:value="2.2610576923076926" table:formula="of:=[.V19]+([.V$18]-[.V$5])/13" table:style-name="ce2">
            <text:p>2.261057692</text:p>
          </table:table-cell>
          <table:table-cell office:value-type="float" office:value="2.4" table:formula="of:=[.W19]+([.W$18]-[.W$5])/13" table:style-name="ce2">
            <text:p>2.4</text:p>
          </table:table-cell>
          <table:table-cell office:value-type="float" office:value="2.5389423076923072" table:formula="of:=[.X19]+([.X$18]-[.X$5])/13" table:style-name="ce2">
            <text:p>2.538942308</text:p>
          </table:table-cell>
          <table:table-cell table:number-columns-repeated="1636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1.3788260000000001" table:style-name="ce1">
            <text:p>1.378826</text:p>
          </table:table-cell>
          <table:table-cell office:value-type="float" office:value="1.2396259999999999" table:style-name="ce1">
            <text:p>1.239626</text:p>
          </table:table-cell>
          <table:table-cell office:value-type="float" office:value="1.0484979999999999" table:style-name="ce1">
            <text:p>1.048498</text:p>
          </table:table-cell>
          <table:table-cell office:value-type="float" office:value="0.91574999999999995" table:style-name="ce1">
            <text:p>0.91575</text:p>
          </table:table-cell>
          <table:table-cell office:value-type="float" office:value="0.81960900000000003" table:style-name="ce1">
            <text:p>0.819609</text:p>
          </table:table-cell>
          <table:table-cell office:value-type="float" office:value="0.75113700000000005" table:style-name="ce1">
            <text:p>0.751137</text:p>
          </table:table-cell>
          <table:table-cell office:value-type="float" office:value="0.71037499999999998" table:style-name="ce1">
            <text:p>0.710375</text:p>
          </table:table-cell>
          <table:table-cell office:value-type="float" office:value="0.67044400000000004" table:style-name="ce1">
            <text:p>0.670444</text:p>
          </table:table-cell>
          <table:table-cell office:value-type="float" office:value="0.63283199999999995" table:style-name="ce1">
            <text:p>0.632832</text:p>
          </table:table-cell>
          <table:table-cell office:value-type="float" office:value="0.55208599999999997" table:style-name="ce1">
            <text:p>0.552086</text:p>
          </table:table-cell>
          <table:table-cell table:number-columns-repeated="2" table:style-name="ce2"/>
          <table:table-cell office:value-type="float" office:value="105" table:style-name="ce2">
            <text:p>105</text:p>
          </table:table-cell>
          <table:table-cell office:value-type="float" office:value="1.3076923076923075" table:formula="of:=[.O20]+([.O$18]-[.O$5])/13" table:style-name="ce2">
            <text:p>1.307692308</text:p>
          </table:table-cell>
          <table:table-cell office:value-type="float" office:value="1.4442307692307694" table:formula="of:=[.P20]+([.P$18]-[.P$5])/13" table:style-name="ce2">
            <text:p>1.444230769</text:p>
          </table:table-cell>
          <table:table-cell office:value-type="float" office:value="1.5807692307692307" table:formula="of:=[.Q20]+([.Q$18]-[.Q$5])/13" table:style-name="ce2">
            <text:p>1.580769231</text:p>
          </table:table-cell>
          <table:table-cell office:value-type="float" office:value="1.7173076923076926" table:formula="of:=[.R20]+([.R$18]-[.R$5])/13" table:style-name="ce2">
            <text:p>1.717307692</text:p>
          </table:table-cell>
          <table:table-cell office:value-type="float" office:value="1.8538461538461539" table:formula="of:=[.S20]+([.S$18]-[.S$5])/13" table:style-name="ce2">
            <text:p>1.853846154</text:p>
          </table:table-cell>
          <table:table-cell office:value-type="float" office:value="1.9903846153846159" table:formula="of:=[.T20]+([.T$18]-[.T$5])/13" table:style-name="ce2">
            <text:p>1.990384615</text:p>
          </table:table-cell>
          <table:table-cell office:value-type="float" office:value="2.1269230769230778" table:formula="of:=[.U20]+([.U$18]-[.U$5])/13" table:style-name="ce2">
            <text:p>2.126923077</text:p>
          </table:table-cell>
          <table:table-cell office:value-type="float" office:value="2.2634615384615389" table:formula="of:=[.V20]+([.V$18]-[.V$5])/13" table:style-name="ce2">
            <text:p>2.263461538</text:p>
          </table:table-cell>
          <table:table-cell office:value-type="float" office:value="2.4" table:formula="of:=[.W20]+([.W$18]-[.W$5])/13" table:style-name="ce2">
            <text:p>2.4</text:p>
          </table:table-cell>
          <table:table-cell office:value-type="float" office:value="2.536538461538461" table:formula="of:=[.X20]+([.X$18]-[.X$5])/13" table:style-name="ce2">
            <text:p>2.536538462</text:p>
          </table:table-cell>
          <table:table-cell table:number-columns-repeated="1636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.392754" table:style-name="ce1">
            <text:p>1.392754</text:p>
          </table:table-cell>
          <table:table-cell office:value-type="float" office:value="1.252148" table:style-name="ce1">
            <text:p>1.252148</text:p>
          </table:table-cell>
          <table:table-cell office:value-type="float" office:value="1.0693220000000001" table:style-name="ce1">
            <text:p>1.069322</text:p>
          </table:table-cell>
          <table:table-cell office:value-type="float" office:value="0.93393700000000002" table:style-name="ce1">
            <text:p>0.933937</text:p>
          </table:table-cell>
          <table:table-cell office:value-type="float" office:value="0.83588600000000002" table:style-name="ce1">
            <text:p>0.835886</text:p>
          </table:table-cell>
          <table:table-cell office:value-type="float" office:value="0.76605400000000001" table:style-name="ce1">
            <text:p>0.766054</text:p>
          </table:table-cell>
          <table:table-cell office:value-type="float" office:value="0.72448299999999999" table:style-name="ce1">
            <text:p>0.724483</text:p>
          </table:table-cell>
          <table:table-cell office:value-type="float" office:value="0.68375900000000001" table:style-name="ce1">
            <text:p>0.683759</text:p>
          </table:table-cell>
          <table:table-cell office:value-type="float" office:value="0.64539999999999997" table:style-name="ce1">
            <text:p>0.6454</text:p>
          </table:table-cell>
          <table:table-cell office:value-type="float" office:value="0.56305099999999997" table:style-name="ce1">
            <text:p>0.563051</text:p>
          </table:table-cell>
          <table:table-cell table:number-columns-repeated="2" table:style-name="ce2"/>
          <table:table-cell office:value-type="float" office:value="110" table:style-name="ce2">
            <text:p>110</text:p>
          </table:table-cell>
          <table:table-cell office:value-type="float" office:value="1.3269230769230766" table:formula="of:=[.O21]+([.O$18]-[.O$5])/13" table:style-name="ce2">
            <text:p>1.326923077</text:p>
          </table:table-cell>
          <table:table-cell office:value-type="float" office:value="1.4610576923076926" table:formula="of:=[.P21]+([.P$18]-[.P$5])/13" table:style-name="ce2">
            <text:p>1.461057692</text:p>
          </table:table-cell>
          <table:table-cell office:value-type="float" office:value="1.5951923076923076" table:formula="of:=[.Q21]+([.Q$18]-[.Q$5])/13" table:style-name="ce2">
            <text:p>1.595192308</text:p>
          </table:table-cell>
          <table:table-cell office:value-type="float" office:value="1.7293269230769235" table:formula="of:=[.R21]+([.R$18]-[.R$5])/13" table:style-name="ce2">
            <text:p>1.729326923</text:p>
          </table:table-cell>
          <table:table-cell office:value-type="float" office:value="1.8634615384615385" table:formula="of:=[.S21]+([.S$18]-[.S$5])/13" table:style-name="ce2">
            <text:p>1.863461538</text:p>
          </table:table-cell>
          <table:table-cell office:value-type="float" office:value="1.9975961538461544" table:formula="of:=[.T21]+([.T$18]-[.T$5])/13" table:style-name="ce2">
            <text:p>1.997596154</text:p>
          </table:table-cell>
          <table:table-cell office:value-type="float" office:value="2.1317307692307703" table:formula="of:=[.U21]+([.U$18]-[.U$5])/13" table:style-name="ce2">
            <text:p>2.131730769</text:p>
          </table:table-cell>
          <table:table-cell office:value-type="float" office:value="2.2658653846153851" table:formula="of:=[.V21]+([.V$18]-[.V$5])/13" table:style-name="ce2">
            <text:p>2.265865385</text:p>
          </table:table-cell>
          <table:table-cell office:value-type="float" office:value="2.4" table:formula="of:=[.W21]+([.W$18]-[.W$5])/13" table:style-name="ce2">
            <text:p>2.4</text:p>
          </table:table-cell>
          <table:table-cell office:value-type="float" office:value="2.5341346153846147" table:formula="of:=[.X21]+([.X$18]-[.X$5])/13" table:style-name="ce2">
            <text:p>2.534134615</text:p>
          </table:table-cell>
          <table:table-cell table:number-columns-repeated="16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Scalar</text:p>
          </table:table-cell>
          <table:table-cell table:number-columns-repeated="1023" table:style-name="ce2"/>
          <table:table-cell table:number-columns-repeated="15360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Old</text:p>
          </table:table-cell>
          <table:table-cell office:value-type="string" table:style-name="ce2">
            <text:p>A339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.3" table:style-name="ce1">
            <text:p>0.3</text:p>
          </table:table-cell>
          <table:table-cell office:value-type="float" office:value="0.4" table:style-name="ce1">
            <text:p>0.4</text:p>
          </table:table-cell>
          <table:table-cell office:value-type="float" office:value="0.5" table:style-name="ce1">
            <text:p>0.5</text:p>
          </table:table-cell>
          <table:table-cell office:value-type="float" office:value="0.6" table:style-name="ce1">
            <text:p>0.6</text:p>
          </table:table-cell>
          <table:table-cell office:value-type="float" office:value="0.7" table:style-name="ce1">
            <text:p>0.7</text:p>
          </table:table-cell>
          <table:table-cell office:value-type="float" office:value="0.8" table:style-name="ce1">
            <text:p>0.8</text:p>
          </table:table-cell>
          <table:table-cell office:value-type="float" office:value="0.9" table:style-name="ce1">
            <text:p>0.9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.1" table:style-name="ce2">
            <text:p>0.1</text:p>
          </table:table-cell>
          <table:table-cell office:value-type="float" office:value="0.2" table:style-name="ce2">
            <text:p>0.2</text:p>
          </table:table-cell>
          <table:table-cell office:value-type="float" office:value="0.3" table:style-name="ce2">
            <text:p>0.3</text:p>
          </table:table-cell>
          <table:table-cell office:value-type="float" office:value="0.4" table:style-name="ce2">
            <text:p>0.4</text:p>
          </table:table-cell>
          <table:table-cell office:value-type="float" office:value="0.5" table:style-name="ce2">
            <text:p>0.5</text:p>
          </table:table-cell>
          <table:table-cell office:value-type="float" office:value="0.6" table:style-name="ce2">
            <text:p>0.6</text:p>
          </table:table-cell>
          <table:table-cell office:value-type="float" office:value="0.7" table:style-name="ce2">
            <text:p>0.7</text:p>
          </table:table-cell>
          <table:table-cell office:value-type="float" office:value="0.8" table:style-name="ce2">
            <text:p>0.8</text:p>
          </table:table-cell>
          <table:table-cell office:value-type="float" office:value="0.9" table:style-name="ce2">
            <text:p>0.9</text:p>
          </table:table-cell>
          <table:table-cell table:number-columns-repeated="1636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0.105605" table:style-name="ce1">
            <text:p>0.105605</text:p>
          </table:table-cell>
          <table:table-cell office:value-type="float" office:value="0.105605" table:style-name="ce1">
            <text:p>0.105605</text:p>
          </table:table-cell>
          <table:table-cell office:value-type="float" office:value="0.105605" table:style-name="ce1">
            <text:p>0.105605</text:p>
          </table:table-cell>
          <table:table-cell office:value-type="float" office:value="0.105605" table:style-name="ce1">
            <text:p>0.105605</text:p>
          </table:table-cell>
          <table:table-cell office:value-type="float" office:value="8.8099999999999998E-2" table:style-name="ce1">
            <text:p>0.0881</text:p>
          </table:table-cell>
          <table:table-cell office:value-type="float" office:value="0.10009999999999999" table:style-name="ce1">
            <text:p>0.1001</text:p>
          </table:table-cell>
          <table:table-cell office:value-type="float" office:value="0.141209" table:style-name="ce1">
            <text:p>0.141209</text:p>
          </table:table-cell>
          <table:table-cell office:value-type="float" office:value="0.141209" table:style-name="ce1">
            <text:p>0.141209</text:p>
          </table:table-cell>
          <table:table-cell office:value-type="float" office:value="0.141209" table:style-name="ce1">
            <text:p>0.141209</text:p>
          </table:table-cell>
          <table:table-cell office:value-type="float" office:value="0.141209" table:style-name="ce1">
            <text:p>0.141209</text:p>
          </table:table-cell>
          <table:table-cell table:number-columns-repeated="2" table:style-name="ce2"/>
          <table:table-cell office:value-type="float" office:value="20" table:style-name="ce2">
            <text:p>20</text:p>
          </table:table-cell>
          <table:table-cell office:value-type="float" office:value="8.9976749999999994E-2" table:formula="of:=[.B4]*[.O4]" table:style-name="ce2">
            <text:p>0.08997675</text:p>
          </table:table-cell>
          <table:table-cell office:value-type="float" office:value="6.6039028846153841E-2" table:formula="of:=[.C4]*[.P4]" table:style-name="ce2">
            <text:p>0.066039029</text:p>
          </table:table-cell>
          <table:table-cell office:value-type="float" office:value="2.007238557692308E-2" table:formula="of:=[.D4]*[.Q4]" table:style-name="ce2">
            <text:p>0.020072386</text:p>
          </table:table-cell>
          <table:table-cell office:value-type="float" office:value="1.8301015384615385E-2" table:formula="of:=[.E4]*[.R4]" table:style-name="ce2">
            <text:p>0.018301015</text:p>
          </table:table-cell>
          <table:table-cell office:value-type="float" office:value="-2.9216607692307696E-2" table:formula="of:=[.F4]*[.S4]" table:style-name="ce2">
            <text:p>-0.029216608</text:p>
          </table:table-cell>
          <table:table-cell office:value-type="float" office:value="-6.9638624999999996E-2" table:formula="of:=[.G4]*[.T4]" table:style-name="ce2">
            <text:p>-0.069638625</text:p>
          </table:table-cell>
          <table:table-cell office:value-type="float" office:value="-0.11673344134615385" table:formula="of:=[.H4]*[.U4]" table:style-name="ce2">
            <text:p>-0.116733441</text:p>
          </table:table-cell>
          <table:table-cell office:value-type="float" office:value="-0.45750141490384616" table:formula="of:=[.I4]*[.V4]" table:style-name="ce2">
            <text:p>-0.457501415</text:p>
          </table:table-cell>
          <table:table-cell office:value-type="float" office:value="-0.7569575999999999" table:formula="of:=[.J4]*[.W4]" table:style-name="ce2">
            <text:p>-0.7569576</text:p>
          </table:table-cell>
          <table:table-cell office:value-type="float" office:value="-1.2596210754807693" table:formula="of:=[.K4]*[.X4]" table:style-name="ce2">
            <text:p>-1.259621075</text:p>
          </table:table-cell>
          <table:table-cell table:number-columns-repeated="1636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0.130302" table:style-name="ce4">
            <text:p>0.130302</text:p>
          </table:table-cell>
          <table:table-cell office:value-type="float" office:value="0.13605" table:style-name="ce1">
            <text:p>0.13605</text:p>
          </table:table-cell>
          <table:table-cell office:value-type="float" office:value="0.14179900000000001" table:style-name="ce1">
            <text:p>0.141799</text:p>
          </table:table-cell>
          <table:table-cell office:value-type="float" office:value="0.14754700000000001" table:style-name="ce1">
            <text:p>0.147547</text:p>
          </table:table-cell>
          <table:table-cell office:value-type="float" office:value="0.1042" table:style-name="ce1">
            <text:p>0.1042</text:p>
          </table:table-cell>
          <table:table-cell office:value-type="float" office:value="0.1111" table:style-name="ce1">
            <text:p>0.1111</text:p>
          </table:table-cell>
          <table:table-cell office:value-type="float" office:value="0.17138500000000001" table:style-name="ce1">
            <text:p>0.171385</text:p>
          </table:table-cell>
          <table:table-cell office:value-type="float" office:value="0.17138500000000001" table:style-name="ce1">
            <text:p>0.171385</text:p>
          </table:table-cell>
          <table:table-cell office:value-type="float" office:value="0.17138500000000001" table:style-name="ce4">
            <text:p>0.171385</text:p>
          </table:table-cell>
          <table:table-cell office:value-type="float" office:value="0.17138500000000001" table:style-name="ce1">
            <text:p>0.171385</text:p>
          </table:table-cell>
          <table:table-cell table:number-columns-repeated="2" table:style-name="ce2"/>
          <table:table-cell office:value-type="float" office:value="25" table:style-name="ce2">
            <text:p>25</text:p>
          </table:table-cell>
          <table:table-cell office:value-type="float" office:value="0.14280999999999999" table:formula="of:=[.B5]*[.O5]" table:style-name="ce3">
            <text:p>0.14281</text:p>
          </table:table-cell>
          <table:table-cell office:value-type="float" office:value="8.4852625000000001E-2" table:formula="of:=[.C5]*[.P5]" table:style-name="ce2">
            <text:p>0.084852625</text:p>
          </table:table-cell>
          <table:table-cell office:value-type="float" office:value="5.1335100000000002E-2" table:formula="of:=[.D5]*[.Q5]" table:style-name="ce2">
            <text:p>0.0513351</text:p>
          </table:table-cell>
          <table:table-cell office:value-type="float" office:value="3.1116100000000001E-2" table:formula="of:=[.E5]*[.R5]" table:style-name="ce2">
            <text:p>0.0311161</text:p>
          </table:table-cell>
          <table:table-cell office:value-type="float" office:value="-1.6308100000000002E-2" table:formula="of:=[.F5]*[.S5]" table:style-name="ce2">
            <text:p>-0.0163081</text:p>
          </table:table-cell>
          <table:table-cell office:value-type="float" office:value="-4.9820625000000007E-2" table:formula="of:=[.G5]*[.T5]" table:style-name="ce2">
            <text:p>-0.049820625</text:p>
          </table:table-cell>
          <table:table-cell office:value-type="float" office:value="-5.0339800000000011E-2" table:formula="of:=[.H5]*[.U5]" table:style-name="ce2">
            <text:p>-0.0503398</text:p>
          </table:table-cell>
          <table:table-cell office:value-type="float" office:value="-0.33670479999999997" table:formula="of:=[.I5]*[.V5]" table:style-name="ce2">
            <text:p>-0.3367048</text:p>
          </table:table-cell>
          <table:table-cell office:value-type="float" office:value="-0.63888959999999995" table:formula="of:=[.J5]*[.W5]" table:style-name="ce3">
            <text:p>-0.6388896</text:p>
          </table:table-cell>
          <table:table-cell office:value-type="float" office:value="-1.1304970999999999" table:formula="of:=[.K5]*[.X5]" table:style-name="ce2">
            <text:p>-1.1304971</text:p>
          </table:table-cell>
          <table:table-cell table:number-columns-repeated="1636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.13614999999999999" table:style-name="ce1">
            <text:p>0.13615</text:p>
          </table:table-cell>
          <table:table-cell office:value-type="float" office:value="0.14215700000000001" table:style-name="ce1">
            <text:p>0.142157</text:p>
          </table:table-cell>
          <table:table-cell office:value-type="float" office:value="0.14816299999999999" table:style-name="ce1">
            <text:p>0.148163</text:p>
          </table:table-cell>
          <table:table-cell office:value-type="float" office:value="0.15417" table:style-name="ce1">
            <text:p>0.15417</text:p>
          </table:table-cell>
          <table:table-cell office:value-type="float" office:value="0.16231200000000001" table:style-name="ce1">
            <text:p>0.162312</text:p>
          </table:table-cell>
          <table:table-cell office:value-type="float" office:value="0.17061499999999999" table:style-name="ce1">
            <text:p>0.170615</text:p>
          </table:table-cell>
          <table:table-cell office:value-type="float" office:value="0.17907799999999999" table:style-name="ce1">
            <text:p>0.179078</text:p>
          </table:table-cell>
          <table:table-cell office:value-type="float" office:value="0.17907799999999999" table:style-name="ce1">
            <text:p>0.179078</text:p>
          </table:table-cell>
          <table:table-cell office:value-type="float" office:value="0.17907799999999999" table:style-name="ce1">
            <text:p>0.179078</text:p>
          </table:table-cell>
          <table:table-cell office:value-type="float" office:value="0.17907799999999999" table:style-name="ce1">
            <text:p>0.179078</text:p>
          </table:table-cell>
          <table:table-cell table:number-columns-repeated="2" table:style-name="ce2"/>
          <table:table-cell office:value-type="float" office:value="30" table:style-name="ce2">
            <text:p>30</text:p>
          </table:table-cell>
          <table:table-cell office:value-type="float" office:value="0.19348771153846153" table:formula="of:=[.B6]*[.O6]" table:style-name="ce2">
            <text:p>0.193487712</text:p>
          </table:table-cell>
          <table:table-cell office:value-type="float" office:value="9.8113575961538482E-2" table:formula="of:=[.C6]*[.P6]" table:style-name="ce2">
            <text:p>0.098113576</text:p>
          </table:table-cell>
          <table:table-cell office:value-type="float" office:value="5.7373990384615381E-2" table:formula="of:=[.D6]*[.Q6]" table:style-name="ce2">
            <text:p>0.05737399</text:p>
          </table:table-cell>
          <table:table-cell office:value-type="float" office:value="4.1112190384615388E-2" table:formula="of:=[.E6]*[.R6]" table:style-name="ce2">
            <text:p>0.04111219</text:p>
          </table:table-cell>
          <table:table-cell office:value-type="float" office:value="2.9728501923076928E-2" table:formula="of:=[.F6]*[.S6]" table:style-name="ce2">
            <text:p>0.029728502</text:p>
          </table:table-cell>
          <table:table-cell office:value-type="float" office:value="7.5100240384615392E-3" table:formula="of:=[.G6]*[.T6]" table:style-name="ce2">
            <text:p>0.007510024</text:p>
          </table:table-cell>
          <table:table-cell office:value-type="float" office:value="-5.5317477884615399E-2" table:formula="of:=[.H6]*[.U6]" table:style-name="ce2">
            <text:p>-0.055317478</text:p>
          </table:table-cell>
          <table:table-cell office:value-type="float" office:value="-0.1154107028846154" table:formula="of:=[.I6]*[.V6]" table:style-name="ce2">
            <text:p>-0.115410703</text:p>
          </table:table-cell>
          <table:table-cell office:value-type="float" office:value="-0.1966704" table:formula="of:=[.J6]*[.W6]" table:style-name="ce2">
            <text:p>-0.1966704</text:p>
          </table:table-cell>
          <table:table-cell office:value-type="float" office:value="-0.95029386586538456" table:formula="of:=[.K6]*[.X6]" table:style-name="ce2">
            <text:p>-0.950293866</text:p>
          </table:table-cell>
          <table:table-cell table:number-columns-repeated="1636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0.15590799999999999" table:style-name="ce1">
            <text:p>0.155908</text:p>
          </table:table-cell>
          <table:table-cell office:value-type="float" office:value="0.16234499999999999" table:style-name="ce1">
            <text:p>0.162345</text:p>
          </table:table-cell>
          <table:table-cell office:value-type="float" office:value="0.16878199999999999" table:style-name="ce1">
            <text:p>0.168782</text:p>
          </table:table-cell>
          <table:table-cell office:value-type="float" office:value="0.17521900000000001" table:style-name="ce1">
            <text:p>0.175219</text:p>
          </table:table-cell>
          <table:table-cell office:value-type="float" office:value="0.183945" table:style-name="ce1">
            <text:p>0.183945</text:p>
          </table:table-cell>
          <table:table-cell office:value-type="float" office:value="0.18784300000000001" table:style-name="ce1">
            <text:p>0.187843</text:p>
          </table:table-cell>
          <table:table-cell office:value-type="float" office:value="0.191912" table:style-name="ce1">
            <text:p>0.191912</text:p>
          </table:table-cell>
          <table:table-cell office:value-type="float" office:value="0.191912" table:style-name="ce1">
            <text:p>0.191912</text:p>
          </table:table-cell>
          <table:table-cell office:value-type="float" office:value="0.191912" table:style-name="ce1">
            <text:p>0.191912</text:p>
          </table:table-cell>
          <table:table-cell office:value-type="float" office:value="0.191912" table:style-name="ce1">
            <text:p>0.191912</text:p>
          </table:table-cell>
          <table:table-cell table:number-columns-repeated="2" table:style-name="ce2"/>
          <table:table-cell office:value-type="float" office:value="35" table:style-name="ce2">
            <text:p>35</text:p>
          </table:table-cell>
          <table:table-cell office:value-type="float" office:value="0.27229188461538462" table:formula="of:=[.B7]*[.O7]" table:style-name="ce2">
            <text:p>0.272291885</text:p>
          </table:table-cell>
          <table:table-cell office:value-type="float" office:value="0.15234719134615385" table:formula="of:=[.C7]*[.P7]" table:style-name="ce2">
            <text:p>0.152347191</text:p>
          </table:table-cell>
          <table:table-cell office:value-type="float" office:value="0.10645519615384615" table:formula="of:=[.D7]*[.Q7]" table:style-name="ce2">
            <text:p>0.106455196</text:p>
          </table:table-cell>
          <table:table-cell office:value-type="float" office:value="7.11333951923077E-2" table:formula="of:=[.E7]*[.R7]" table:style-name="ce2">
            <text:p>0.071133395</text:p>
          </table:table-cell>
          <table:table-cell office:value-type="float" office:value="4.2497665384615392E-2" table:formula="of:=[.F7]*[.S7]" table:style-name="ce2">
            <text:p>0.042497665</text:p>
          </table:table-cell>
          <table:table-cell office:value-type="float" office:value="1.1453682692307694E-2" table:formula="of:=[.G7]*[.T7]" table:style-name="ce2">
            <text:p>0.011453683</text:p>
          </table:table-cell>
          <table:table-cell office:value-type="float" office:value="-5.791844423076925E-3" table:formula="of:=[.H7]*[.U7]" table:style-name="ce2">
            <text:p>-0.005791844</text:p>
          </table:table-cell>
          <table:table-cell office:value-type="float" office:value="-5.0839615384615393E-2" table:formula="of:=[.I7]*[.V7]" table:style-name="ce2">
            <text:p>-0.050839615</text:p>
          </table:table-cell>
          <table:table-cell office:value-type="float" office:value="-0.167328" table:formula="of:=[.J7]*[.W7]" table:style-name="ce2">
            <text:p>-0.167328</text:p>
          </table:table-cell>
          <table:table-cell office:value-type="float" office:value="-0.75468813749999974" table:formula="of:=[.K7]*[.X7]" table:style-name="ce2">
            <text:p>-0.754688138</text:p>
          </table:table-cell>
          <table:table-cell table:number-columns-repeated="1636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.19048000000000001" table:style-name="ce1">
            <text:p>0.19048</text:p>
          </table:table-cell>
          <table:table-cell office:value-type="float" office:value="0.19756000000000001" table:style-name="ce1">
            <text:p>0.19756</text:p>
          </table:table-cell>
          <table:table-cell office:value-type="float" office:value="0.20463999999999999" table:style-name="ce1">
            <text:p>0.20464</text:p>
          </table:table-cell>
          <table:table-cell office:value-type="float" office:value="0.21171999999999999" table:style-name="ce1">
            <text:p>0.21172</text:p>
          </table:table-cell>
          <table:table-cell office:value-type="float" office:value="0.22131700000000001" table:style-name="ce1">
            <text:p>0.221317</text:p>
          </table:table-cell>
          <table:table-cell office:value-type="float" office:value="0.224103" table:style-name="ce1">
            <text:p>0.224103</text:p>
          </table:table-cell>
          <table:table-cell office:value-type="float" office:value="0.22620699999999999" table:style-name="ce1">
            <text:p>0.226207</text:p>
          </table:table-cell>
          <table:table-cell office:value-type="float" office:value="0.22620699999999999" table:style-name="ce1">
            <text:p>0.226207</text:p>
          </table:table-cell>
          <table:table-cell office:value-type="float" office:value="0.22620699999999999" table:style-name="ce1">
            <text:p>0.226207</text:p>
          </table:table-cell>
          <table:table-cell office:value-type="float" office:value="0.22620699999999999" table:style-name="ce1">
            <text:p>0.226207</text:p>
          </table:table-cell>
          <table:table-cell table:number-columns-repeated="2" table:style-name="ce2"/>
          <table:table-cell office:value-type="float" office:value="40" table:style-name="ce2">
            <text:p>40</text:p>
          </table:table-cell>
          <table:table-cell office:value-type="float" office:value="0.34928173076923075" table:formula="of:=[.B8]*[.O8]" table:style-name="ce2">
            <text:p>0.349281731</text:p>
          </table:table-cell>
          <table:table-cell office:value-type="float" office:value="0.19945557355769236" table:formula="of:=[.C8]*[.P8]" table:style-name="ce2">
            <text:p>0.199455574</text:p>
          </table:table-cell>
          <table:table-cell office:value-type="float" office:value="0.17288799230769231" table:formula="of:=[.D8]*[.Q8]" table:style-name="ce2">
            <text:p>0.172887992</text:p>
          </table:table-cell>
          <table:table-cell office:value-type="float" office:value="0.10861683317307695" table:formula="of:=[.E8]*[.R8]" table:style-name="ce2">
            <text:p>0.108616833</text:p>
          </table:table-cell>
          <table:table-cell office:value-type="float" office:value="0.10010883653846155" table:formula="of:=[.F8]*[.S8]" table:style-name="ce2">
            <text:p>0.100108837</text:p>
          </table:table-cell>
          <table:table-cell office:value-type="float" office:value="9.4112906250000017E-2" table:formula="of:=[.G8]*[.T8]" table:style-name="ce2">
            <text:p>0.094112906</text:p>
          </table:table-cell>
          <table:table-cell office:value-type="float" office:value="6.1499163461538491E-2" table:formula="of:=[.H8]*[.U8]" table:style-name="ce2">
            <text:p>0.061499163</text:p>
          </table:table-cell>
          <table:table-cell office:value-type="float" office:value="0.12117337115384617" table:formula="of:=[.I8]*[.V8]" table:style-name="ce2">
            <text:p>0.121173371</text:p>
          </table:table-cell>
          <table:table-cell office:value-type="float" office:value="0.13012319999999999" table:formula="of:=[.J8]*[.W8]" table:style-name="ce2">
            <text:p>0.1301232</text:p>
          </table:table-cell>
          <table:table-cell office:value-type="float" office:value="-0.56653116826923067" table:formula="of:=[.K8]*[.X8]" table:style-name="ce2">
            <text:p>-0.566531168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.26379999999999998" table:style-name="ce1">
            <text:p>0.2638</text:p>
          </table:table-cell>
          <table:table-cell office:value-type="float" office:value="0.27234999999999998" table:style-name="ce1">
            <text:p>0.27235</text:p>
          </table:table-cell>
          <table:table-cell office:value-type="float" office:value="0.28089999999999998" table:style-name="ce1">
            <text:p>0.2809</text:p>
          </table:table-cell>
          <table:table-cell office:value-type="float" office:value="0.28944999999999999" table:style-name="ce1">
            <text:p>0.28945</text:p>
          </table:table-cell>
          <table:table-cell office:value-type="float" office:value="0.29104000000000002" table:style-name="ce1">
            <text:p>0.29104</text:p>
          </table:table-cell>
          <table:table-cell office:value-type="float" office:value="0.31285800000000002" table:style-name="ce1">
            <text:p>0.312858</text:p>
          </table:table-cell>
          <table:table-cell office:value-type="float" office:value="0.31902200000000003" table:style-name="ce1">
            <text:p>0.319022</text:p>
          </table:table-cell>
          <table:table-cell office:value-type="float" office:value="0.31902200000000003" table:style-name="ce1">
            <text:p>0.319022</text:p>
          </table:table-cell>
          <table:table-cell office:value-type="float" office:value="0.31902200000000003" table:style-name="ce1">
            <text:p>0.319022</text:p>
          </table:table-cell>
          <table:table-cell office:value-type="float" office:value="0.31902200000000003" table:style-name="ce1">
            <text:p>0.319022</text:p>
          </table:table-cell>
          <table:table-cell table:number-columns-repeated="2" table:style-name="ce2"/>
          <table:table-cell office:value-type="float" office:value="45" table:style-name="ce2">
            <text:p>45</text:p>
          </table:table-cell>
          <table:table-cell office:value-type="float" office:value="0.42354630769230761" table:formula="of:=[.B9]*[.O9]" table:style-name="ce2">
            <text:p>0.423546308</text:p>
          </table:table-cell>
          <table:table-cell office:value-type="float" office:value="0.31069618461538467" table:formula="of:=[.C9]*[.P9]" table:style-name="ce2">
            <text:p>0.310696185</text:p>
          </table:table-cell>
          <table:table-cell office:value-type="float" office:value="0.22059523846153847" table:formula="of:=[.D9]*[.Q9]" table:style-name="ce2">
            <text:p>0.220595238</text:p>
          </table:table-cell>
          <table:table-cell office:value-type="float" office:value="0.17684373461538466" table:formula="of:=[.E9]*[.R9]" table:style-name="ce2">
            <text:p>0.176843735</text:p>
          </table:table-cell>
          <table:table-cell office:value-type="float" office:value="0.15892667692307694" table:formula="of:=[.F9]*[.S9]" table:style-name="ce2">
            <text:p>0.158926677</text:p>
          </table:table-cell>
          <table:table-cell office:value-type="float" office:value="0.14613351923076928" table:formula="of:=[.G9]*[.T9]" table:style-name="ce2">
            <text:p>0.146133519</text:p>
          </table:table-cell>
          <table:table-cell office:value-type="float" office:value="0.11606315384615391" table:formula="of:=[.H9]*[.U9]" table:style-name="ce2">
            <text:p>0.116063154</text:p>
          </table:table-cell>
          <table:table-cell office:value-type="float" office:value="4.1360496153846169E-2" table:formula="of:=[.I9]*[.V9]" table:style-name="ce2">
            <text:p>0.041360496</text:p>
          </table:table-cell>
          <table:table-cell office:value-type="float" office:value="-0.138048" table:formula="of:=[.J9]*[.W9]" table:style-name="ce2">
            <text:p>-0.138048</text:p>
          </table:table-cell>
          <table:table-cell office:value-type="float" office:value="-0.39794246153846147" table:formula="of:=[.K9]*[.X9]" table:style-name="ce2">
            <text:p>-0.397942462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.33110000000000001" table:style-name="ce1">
            <text:p>0.3311</text:p>
          </table:table-cell>
          <table:table-cell office:value-type="float" office:value="0.3392" table:style-name="ce1">
            <text:p>0.3392</text:p>
          </table:table-cell>
          <table:table-cell office:value-type="float" office:value="0.3473" table:style-name="ce1">
            <text:p>0.3473</text:p>
          </table:table-cell>
          <table:table-cell office:value-type="float" office:value="0.35539999999999999" table:style-name="ce1">
            <text:p>0.3554</text:p>
          </table:table-cell>
          <table:table-cell office:value-type="float" office:value="0.36728" table:style-name="ce1">
            <text:p>0.36728</text:p>
          </table:table-cell>
          <table:table-cell office:value-type="float" office:value="0.37937599999999999" table:style-name="ce1">
            <text:p>0.379376</text:p>
          </table:table-cell>
          <table:table-cell office:value-type="float" office:value="0.37044949999999999" table:style-name="ce1">
            <text:p>0.3704495</text:p>
          </table:table-cell>
          <table:table-cell office:value-type="float" office:value="0.37449500000000002" table:style-name="ce1">
            <text:p>0.374495</text:p>
          </table:table-cell>
          <table:table-cell office:value-type="float" office:value="0.37449500000000002" table:style-name="ce1">
            <text:p>0.374495</text:p>
          </table:table-cell>
          <table:table-cell office:value-type="float" office:value="0.37449500000000002" table:style-name="ce1">
            <text:p>0.374495</text:p>
          </table:table-cell>
          <table:table-cell table:number-columns-repeated="2" table:style-name="ce2"/>
          <table:table-cell office:value-type="float" office:value="50" table:style-name="ce2">
            <text:p>50</text:p>
          </table:table-cell>
          <table:table-cell office:value-type="float" office:value="0.49583094230769215" table:formula="of:=[.B10]*[.O10]" table:style-name="ce2">
            <text:p>0.495830942</text:p>
          </table:table-cell>
          <table:table-cell office:value-type="float" office:value="0.3916739682692309" table:formula="of:=[.C10]*[.P10]" table:style-name="ce2">
            <text:p>0.391673968</text:p>
          </table:table-cell>
          <table:table-cell office:value-type="float" office:value="0.30056835288461536" table:formula="of:=[.D10]*[.Q10]" table:style-name="ce2">
            <text:p>0.300568353</text:p>
          </table:table-cell>
          <table:table-cell office:value-type="float" office:value="0.25072099903846162" table:formula="of:=[.E10]*[.R10]" table:style-name="ce2">
            <text:p>0.250720999</text:p>
          </table:table-cell>
          <table:table-cell office:value-type="float" office:value="0.22275569423076921" table:formula="of:=[.F10]*[.S10]" table:style-name="ce2">
            <text:p>0.222755694</text:p>
          </table:table-cell>
          <table:table-cell office:value-type="float" office:value="0.20049861778846159" table:formula="of:=[.G10]*[.T10]" table:style-name="ce2">
            <text:p>0.200498618</text:p>
          </table:table-cell>
          <table:table-cell office:value-type="float" office:value="0.16835177596153855" table:formula="of:=[.H10]*[.U10]" table:style-name="ce2">
            <text:p>0.168351776</text:p>
          </table:table-cell>
          <table:table-cell office:value-type="float" office:value="0.1060772149038462" table:formula="of:=[.I10]*[.V10]" table:style-name="ce2">
            <text:p>0.106077215</text:p>
          </table:table-cell>
          <table:table-cell office:value-type="float" office:value="-1.7757599999999998E-2" table:formula="of:=[.J10]*[.W10]" table:style-name="ce2">
            <text:p>-0.0177576</text:p>
          </table:table-cell>
          <table:table-cell office:value-type="float" office:value="-0.25238696826923068" table:formula="of:=[.K10]*[.X10]" table:style-name="ce2">
            <text:p>-0.252386968</text:p>
          </table:table-cell>
          <table:table-cell table:number-columns-repeated="1636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0.41099999999999998" table:style-name="ce1">
            <text:p>0.411</text:p>
          </table:table-cell>
          <table:table-cell office:value-type="float" office:value="0.42199999999999999" table:style-name="ce1">
            <text:p>0.422</text:p>
          </table:table-cell>
          <table:table-cell office:value-type="float" office:value="0.433" table:style-name="ce1">
            <text:p>0.433</text:p>
          </table:table-cell>
          <table:table-cell office:value-type="float" office:value="0.44400000000000001" table:style-name="ce1">
            <text:p>0.444</text:p>
          </table:table-cell>
          <table:table-cell office:value-type="float" office:value="0.46013300000000001" table:style-name="ce1">
            <text:p>0.460133</text:p>
          </table:table-cell>
          <table:table-cell office:value-type="float" office:value="0.46655999999999997" table:style-name="ce1">
            <text:p>0.46656</text:p>
          </table:table-cell>
          <table:table-cell office:value-type="float" office:value="0.47351199999999999" table:style-name="ce1">
            <text:p>0.473512</text:p>
          </table:table-cell>
          <table:table-cell office:value-type="float" office:value="0.47351199999999999" table:style-name="ce1">
            <text:p>0.473512</text:p>
          </table:table-cell>
          <table:table-cell office:value-type="float" office:value="0.47351199999999999" table:style-name="ce1">
            <text:p>0.473512</text:p>
          </table:table-cell>
          <table:table-cell office:value-type="float" office:value="0.47351199999999999" table:style-name="ce1">
            <text:p>0.473512</text:p>
          </table:table-cell>
          <table:table-cell table:number-columns-repeated="2" table:style-name="ce2"/>
          <table:table-cell office:value-type="float" office:value="55" table:style-name="ce2">
            <text:p>55</text:p>
          </table:table-cell>
          <table:table-cell office:value-type="float" office:value="0.56825276923076906" table:formula="of:=[.B11]*[.O11]" table:style-name="ce2">
            <text:p>0.568252769</text:p>
          </table:table-cell>
          <table:table-cell office:value-type="float" office:value="0.47665840000000015" table:formula="of:=[.C11]*[.P11]" table:style-name="ce2">
            <text:p>0.4766584</text:p>
          </table:table-cell>
          <table:table-cell office:value-type="float" office:value="0.38780935961538454" table:formula="of:=[.D11]*[.Q11]" table:style-name="ce2">
            <text:p>0.38780936</text:p>
          </table:table-cell>
          <table:table-cell office:value-type="float" office:value="0.33396640961538471" table:formula="of:=[.E11]*[.R11]" table:style-name="ce2">
            <text:p>0.33396641</text:p>
          </table:table-cell>
          <table:table-cell office:value-type="float" office:value="0.29643480769230768" table:formula="of:=[.F11]*[.S11]" table:style-name="ce2">
            <text:p>0.296434808</text:p>
          </table:table-cell>
          <table:table-cell office:value-type="float" office:value="0.26323065865384626" table:formula="of:=[.G11]*[.T11]" table:style-name="ce2">
            <text:p>0.263230659</text:p>
          </table:table-cell>
          <table:table-cell office:value-type="float" office:value="0.22531158269230783" table:formula="of:=[.H11]*[.U11]" table:style-name="ce2">
            <text:p>0.225311583</text:p>
          </table:table-cell>
          <table:table-cell office:value-type="float" office:value="0.16943475000000008" table:formula="of:=[.I11]*[.V11]" table:style-name="ce2">
            <text:p>0.16943475</text:p>
          </table:table-cell>
          <table:table-cell office:value-type="float" office:value="6.8889599999999995E-2" table:formula="of:=[.J11]*[.W11]" table:style-name="ce2">
            <text:p>0.0688896</text:p>
          </table:table-cell>
          <table:table-cell office:value-type="float" office:value="-0.12666917980769227" table:formula="of:=[.K11]*[.X11]" table:style-name="ce2">
            <text:p>-0.12666918</text:p>
          </table:table-cell>
          <table:table-cell table:number-columns-repeated="1636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.46416000000000002" table:style-name="ce1">
            <text:p>0.46416</text:p>
          </table:table-cell>
          <table:table-cell office:value-type="float" office:value="0.47631000000000001" table:style-name="ce1">
            <text:p>0.47631</text:p>
          </table:table-cell>
          <table:table-cell office:value-type="float" office:value="0.48764999999999997" table:style-name="ce1">
            <text:p>0.48765</text:p>
          </table:table-cell>
          <table:table-cell office:value-type="float" office:value="0.49898999999999999" table:style-name="ce1">
            <text:p>0.49899</text:p>
          </table:table-cell>
          <table:table-cell office:value-type="float" office:value="0.50755499999999998" table:style-name="ce1">
            <text:p>0.507555</text:p>
          </table:table-cell>
          <table:table-cell office:value-type="float" office:value="0.525613" table:style-name="ce1">
            <text:p>0.525613</text:p>
          </table:table-cell>
          <table:table-cell office:value-type="float" office:value="0.53188100000000005" table:style-name="ce1">
            <text:p>0.531881</text:p>
          </table:table-cell>
          <table:table-cell office:value-type="float" office:value="0.54188099999999995" table:style-name="ce1">
            <text:p>0.541881</text:p>
          </table:table-cell>
          <table:table-cell office:value-type="float" office:value="0.54188099999999995" table:style-name="ce1">
            <text:p>0.541881</text:p>
          </table:table-cell>
          <table:table-cell office:value-type="float" office:value="0.54188099999999995" table:style-name="ce1">
            <text:p>0.541881</text:p>
          </table:table-cell>
          <table:table-cell table:number-columns-repeated="2" table:style-name="ce2"/>
          <table:table-cell office:value-type="float" office:value="60" table:style-name="ce2">
            <text:p>60</text:p>
          </table:table-cell>
          <table:table-cell office:value-type="float" office:value="0.67465819230769197" table:formula="of:=[.B12]*[.O12]" table:style-name="ce2">
            <text:p>0.674658192</text:p>
          </table:table-cell>
          <table:table-cell office:value-type="float" office:value="0.56876874759615403" table:formula="of:=[.C12]*[.P12]" table:style-name="ce2">
            <text:p>0.568768748</text:p>
          </table:table-cell>
          <table:table-cell office:value-type="float" office:value="0.4855338086538461" table:formula="of:=[.D12]*[.Q12]" table:style-name="ce2">
            <text:p>0.485533809</text:p>
          </table:table-cell>
          <table:table-cell office:value-type="float" office:value="0.43040649951923099" table:formula="of:=[.E12]*[.R12]" table:style-name="ce2">
            <text:p>0.4304065</text:p>
          </table:table-cell>
          <table:table-cell office:value-type="float" office:value="0.38487189807692307" table:formula="of:=[.F12]*[.S12]" table:style-name="ce2">
            <text:p>0.384871898</text:p>
          </table:table-cell>
          <table:table-cell office:value-type="float" office:value="0.34061562259615397" table:formula="of:=[.G12]*[.T12]" table:style-name="ce2">
            <text:p>0.340615623</text:p>
          </table:table-cell>
          <table:table-cell office:value-type="float" office:value="0.29463698846153868" table:formula="of:=[.H12]*[.U12]" table:style-name="ce2">
            <text:p>0.294636988</text:p>
          </table:table-cell>
          <table:table-cell office:value-type="float" office:value="0.24020727115384621" table:formula="of:=[.I12]*[.V12]" table:style-name="ce2">
            <text:p>0.240207271</text:p>
          </table:table-cell>
          <table:table-cell office:value-type="float" office:value="0.1549344" table:formula="of:=[.J12]*[.W12]" table:style-name="ce2">
            <text:p>0.1549344</text:p>
          </table:table-cell>
          <table:table-cell office:value-type="float" office:value="-1.2882959615384609E-2" table:formula="of:=[.K12]*[.X12]" table:style-name="ce2">
            <text:p>-0.01288296</text:p>
          </table:table-cell>
          <table:table-cell table:number-columns-repeated="1636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.52900800000000003" table:style-name="ce1">
            <text:p>0.529008</text:p>
          </table:table-cell>
          <table:table-cell office:value-type="float" office:value="0.54441600000000001" table:style-name="ce1">
            <text:p>0.544416</text:p>
          </table:table-cell>
          <table:table-cell office:value-type="float" office:value="0.55896800000000002" table:style-name="ce1">
            <text:p>0.558968</text:p>
          </table:table-cell>
          <table:table-cell office:value-type="float" office:value="0.574376" table:style-name="ce1">
            <text:p>0.574376</text:p>
          </table:table-cell>
          <table:table-cell office:value-type="float" office:value="0.59677999999999998" table:style-name="ce1">
            <text:p>0.59678</text:p>
          </table:table-cell>
          <table:table-cell office:value-type="float" office:value="0.61957300000000004" table:style-name="ce1">
            <text:p>0.619573</text:p>
          </table:table-cell>
          <table:table-cell office:value-type="float" office:value="0.62878999999999996" table:style-name="ce1">
            <text:p>0.62879</text:p>
          </table:table-cell>
          <table:table-cell office:value-type="float" office:value="0.62878999999999996" table:style-name="ce1">
            <text:p>0.62879</text:p>
          </table:table-cell>
          <table:table-cell office:value-type="float" office:value="0.62878999999999996" table:style-name="ce1">
            <text:p>0.62879</text:p>
          </table:table-cell>
          <table:table-cell office:value-type="float" office:value="0.62878999999999996" table:style-name="ce1">
            <text:p>0.62879</text:p>
          </table:table-cell>
          <table:table-cell table:number-columns-repeated="2" table:style-name="ce2"/>
          <table:table-cell office:value-type="float" office:value="65" table:style-name="ce2">
            <text:p>65</text:p>
          </table:table-cell>
          <table:table-cell office:value-type="float" office:value="0.76157884615384586" table:formula="of:=[.B13]*[.O13]" table:style-name="ce2">
            <text:p>0.761578846</text:p>
          </table:table-cell>
          <table:table-cell office:value-type="float" office:value="0.67131408461538478" table:formula="of:=[.C13]*[.P13]" table:style-name="ce2">
            <text:p>0.671314085</text:p>
          </table:table-cell>
          <table:table-cell office:value-type="float" office:value="0.59663281153846137" table:formula="of:=[.D13]*[.Q13]" table:style-name="ce2">
            <text:p>0.596632812</text:p>
          </table:table-cell>
          <table:table-cell office:value-type="float" office:value="0.54317570192307718" table:formula="of:=[.E13]*[.R13]" table:style-name="ce2">
            <text:p>0.543175702</text:p>
          </table:table-cell>
          <table:table-cell office:value-type="float" office:value="0.49207975384615382" table:formula="of:=[.F13]*[.S13]" table:style-name="ce2">
            <text:p>0.492079754</text:p>
          </table:table-cell>
          <table:table-cell office:value-type="float" office:value="0.43808143269230793" table:formula="of:=[.G13]*[.T13]" table:style-name="ce2">
            <text:p>0.438081433</text:p>
          </table:table-cell>
          <table:table-cell office:value-type="float" office:value="0.38349792692307733" table:formula="of:=[.H13]*[.U13]" table:style-name="ce2">
            <text:p>0.383497927</text:p>
          </table:table-cell>
          <table:table-cell office:value-type="float" office:value="0.32732105769230785" table:formula="of:=[.I13]*[.V13]" table:style-name="ce2">
            <text:p>0.327321058</text:p>
          </table:table-cell>
          <table:table-cell office:value-type="float" office:value="0.2506584" table:formula="of:=[.J13]*[.W13]" table:style-name="ce2">
            <text:p>0.2506584</text:p>
          </table:table-cell>
          <table:table-cell office:value-type="float" office:value="9.9705669230769178E-2" table:formula="of:=[.K13]*[.X13]" table:style-name="ce2">
            <text:p>0.099705669</text:p>
          </table:table-cell>
          <table:table-cell table:number-columns-repeated="1636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0.62502800000000003" table:style-name="ce1">
            <text:p>0.625028</text:p>
          </table:table-cell>
          <table:table-cell office:value-type="float" office:value="0.64440699999999995" table:style-name="ce1">
            <text:p>0.644407</text:p>
          </table:table-cell>
          <table:table-cell office:value-type="float" office:value="0.663358" table:style-name="ce1">
            <text:p>0.663358</text:p>
          </table:table-cell>
          <table:table-cell office:value-type="float" office:value="0.68273700000000004" table:style-name="ce1">
            <text:p>0.682737</text:p>
          </table:table-cell>
          <table:table-cell office:value-type="float" office:value="0.71104400000000001" table:style-name="ce1">
            <text:p>0.711044</text:p>
          </table:table-cell>
          <table:table-cell office:value-type="float" office:value="0.73985599999999996" table:style-name="ce1">
            <text:p>0.739856</text:p>
          </table:table-cell>
          <table:table-cell office:value-type="float" office:value="0.75185800000000003" table:style-name="ce1">
            <text:p>0.751858</text:p>
          </table:table-cell>
          <table:table-cell office:value-type="float" office:value="0.75185800000000003" table:style-name="ce1">
            <text:p>0.751858</text:p>
          </table:table-cell>
          <table:table-cell office:value-type="float" office:value="0.75185800000000003" table:style-name="ce1">
            <text:p>0.751858</text:p>
          </table:table-cell>
          <table:table-cell office:value-type="float" office:value="0.75185800000000003" table:style-name="ce1">
            <text:p>0.751858</text:p>
          </table:table-cell>
          <table:table-cell table:number-columns-repeated="2" table:style-name="ce2"/>
          <table:table-cell office:value-type="float" office:value="70" table:style-name="ce2">
            <text:p>70</text:p>
          </table:table-cell>
          <table:table-cell office:value-type="float" office:value="0.86057040384615335" table:formula="of:=[.B14]*[.O14]" table:style-name="ce2">
            <text:p>0.860570404</text:p>
          </table:table-cell>
          <table:table-cell office:value-type="float" office:value="0.78725146826923109" table:formula="of:=[.C14]*[.P14]" table:style-name="ce2">
            <text:p>0.787251468</text:p>
          </table:table-cell>
          <table:table-cell office:value-type="float" office:value="0.72299112403846133" table:formula="of:=[.D14]*[.Q14]" table:style-name="ce2">
            <text:p>0.722991124</text:p>
          </table:table-cell>
          <table:table-cell office:value-type="float" office:value="0.67388477451923112" table:formula="of:=[.E14]*[.R14]" table:style-name="ce2">
            <text:p>0.673884775</text:p>
          </table:table-cell>
          <table:table-cell office:value-type="float" office:value="0.62022005192307683" table:formula="of:=[.F14]*[.S14]" table:style-name="ce2">
            <text:p>0.620220052</text:p>
          </table:table-cell>
          <table:table-cell office:value-type="float" office:value="0.55909968750000028" table:formula="of:=[.G14]*[.T14]" table:style-name="ce2">
            <text:p>0.559099688</text:p>
          </table:table-cell>
          <table:table-cell office:value-type="float" office:value="0.49727494519230819" table:formula="of:=[.H14]*[.U14]" table:style-name="ce2">
            <text:p>0.497274945</text:p>
          </table:table-cell>
          <table:table-cell office:value-type="float" office:value="0.43841277211538482" table:formula="of:=[.I14]*[.V14]" table:style-name="ce2">
            <text:p>0.438412772</text:p>
          </table:table-cell>
          <table:table-cell office:value-type="float" office:value="0.36596400000000001" table:formula="of:=[.J14]*[.W14]" table:style-name="ce2">
            <text:p>0.365964</text:p>
          </table:table-cell>
          <table:table-cell office:value-type="float" office:value="0.22282964374999989" table:formula="of:=[.K14]*[.X14]" table:style-name="ce2">
            <text:p>0.222829644</text:p>
          </table:table-cell>
          <table:table-cell table:number-columns-repeated="1636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0.72104800000000002" table:style-name="ce1">
            <text:p>0.721048</text:p>
          </table:table-cell>
          <table:table-cell office:value-type="float" office:value="0.744398" table:style-name="ce1">
            <text:p>0.744398</text:p>
          </table:table-cell>
          <table:table-cell office:value-type="float" office:value="0.76774799999999999" table:style-name="ce1">
            <text:p>0.767748</text:p>
          </table:table-cell>
          <table:table-cell office:value-type="float" office:value="0.79109799999999997" table:style-name="ce1">
            <text:p>0.791098</text:p>
          </table:table-cell>
          <table:table-cell office:value-type="float" office:value="0.82530700000000001" table:style-name="ce1">
            <text:p>0.825307</text:p>
          </table:table-cell>
          <table:table-cell office:value-type="float" office:value="0.86013899999999999" table:style-name="ce1">
            <text:p>0.860139</text:p>
          </table:table-cell>
          <table:table-cell office:value-type="float" office:value="0.87492599999999998" table:style-name="ce1">
            <text:p>0.874926</text:p>
          </table:table-cell>
          <table:table-cell office:value-type="float" office:value="0.87492599999999998" table:style-name="ce5">
            <text:p>0.874926</text:p>
          </table:table-cell>
          <table:table-cell office:value-type="float" office:value="0.87492599999999998" table:style-name="ce1">
            <text:p>0.874926</text:p>
          </table:table-cell>
          <table:table-cell office:value-type="float" office:value="0.87492599999999998" table:style-name="ce1">
            <text:p>0.874926</text:p>
          </table:table-cell>
          <table:table-cell table:number-columns-repeated="2" table:style-name="ce2"/>
          <table:table-cell office:value-type="float" office:value="75" table:style-name="ce2">
            <text:p>75</text:p>
          </table:table-cell>
          <table:table-cell office:value-type="float" office:value="0.97613396153846099" table:formula="of:=[.B15]*[.O15]" table:style-name="ce2">
            <text:p>0.976133962</text:p>
          </table:table-cell>
          <table:table-cell office:value-type="float" office:value="0.91863496153846202" table:formula="of:=[.C15]*[.P15]" table:style-name="ce2">
            <text:p>0.918634962</text:p>
          </table:table-cell>
          <table:table-cell office:value-type="float" office:value="0.86479502307692291" table:formula="of:=[.D15]*[.Q15]" table:style-name="ce2">
            <text:p>0.864795023</text:p>
          </table:table-cell>
          <table:table-cell office:value-type="float" office:value="0.82179659038461583" table:formula="of:=[.E15]*[.R15]" table:style-name="ce2">
            <text:p>0.82179659</text:p>
          </table:table-cell>
          <table:table-cell office:value-type="float" office:value="0.76864428076923075" table:formula="of:=[.F15]*[.S15]" table:style-name="ce2">
            <text:p>0.768644281</text:p>
          </table:table-cell>
          <table:table-cell office:value-type="float" office:value="0.70408471153846186" table:formula="of:=[.G15]*[.T15]" table:style-name="ce2">
            <text:p>0.704084712</text:p>
          </table:table-cell>
          <table:table-cell office:value-type="float" office:value="0.63832102115384681" table:formula="of:=[.H15]*[.U15]" table:style-name="ce2">
            <text:p>0.638321021</text:p>
          </table:table-cell>
          <table:table-cell office:value-type="float" office:value="0.57844594519230796" table:formula="of:=[.I15]*[.V15]" table:style-name="ce6">
            <text:p>0.578445945</text:p>
          </table:table-cell>
          <table:table-cell office:value-type="float" office:value="0.50881199999999993" table:formula="of:=[.J15]*[.W15]" table:style-name="ce2">
            <text:p>0.508812</text:p>
          </table:table-cell>
          <table:table-cell office:value-type="float" office:value="0.36744560192307674" table:formula="of:=[.K15]*[.X15]" table:style-name="ce2">
            <text:p>0.367445602</text:p>
          </table:table-cell>
          <table:table-cell table:number-columns-repeated="1636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0.80531799999999998" table:style-name="ce1">
            <text:p>0.805318</text:p>
          </table:table-cell>
          <table:table-cell office:value-type="float" office:value="0.834148" table:style-name="ce1">
            <text:p>0.834148</text:p>
          </table:table-cell>
          <table:table-cell office:value-type="float" office:value="0.86297800000000002" table:style-name="ce1">
            <text:p>0.862978</text:p>
          </table:table-cell>
          <table:table-cell office:value-type="float" office:value="0.89180800000000005" table:style-name="ce1">
            <text:p>0.891808</text:p>
          </table:table-cell>
          <table:table-cell office:value-type="float" office:value="0.93291299999999999" table:style-name="ce1">
            <text:p>0.932913</text:p>
          </table:table-cell>
          <table:table-cell office:value-type="float" office:value="0.97478699999999996" table:style-name="ce1">
            <text:p>0.974787</text:p>
          </table:table-cell>
          <table:table-cell office:value-type="float" office:value="0.99395100000000003" table:style-name="ce1">
            <text:p>0.993951</text:p>
          </table:table-cell>
          <table:table-cell office:value-type="float" office:value="0.99395100000000003" table:style-name="ce1">
            <text:p>0.993951</text:p>
          </table:table-cell>
          <table:table-cell office:value-type="float" office:value="0.99395100000000003" table:style-name="ce1">
            <text:p>0.993951</text:p>
          </table:table-cell>
          <table:table-cell office:value-type="float" office:value="0.99395100000000003" table:style-name="ce1">
            <text:p>0.993951</text:p>
          </table:table-cell>
          <table:table-cell table:number-columns-repeated="2" table:style-name="ce2"/>
          <table:table-cell office:value-type="float" office:value="80" table:style-name="ce2">
            <text:p>80</text:p>
          </table:table-cell>
          <table:table-cell office:value-type="float" office:value="1.1029167692307686" table:formula="of:=[.B16]*[.O16]" table:style-name="ce2">
            <text:p>1.102916769</text:p>
          </table:table-cell>
          <table:table-cell office:value-type="float" office:value="1.0660365649038466" table:formula="of:=[.C16]*[.P16]" table:style-name="ce2">
            <text:p>1.066036565</text:p>
          </table:table-cell>
          <table:table-cell office:value-type="float" office:value="1.0198228442307689" table:formula="of:=[.D16]*[.Q16]" table:style-name="ce2">
            <text:p>1.019822844</text:p>
          </table:table-cell>
          <table:table-cell office:value-type="float" office:value="0.98300153942307744" table:formula="of:=[.E16]*[.R16]" table:style-name="ce2">
            <text:p>0.983001539</text:p>
          </table:table-cell>
          <table:table-cell office:value-type="float" office:value="0.93293983846153838" table:formula="of:=[.F16]*[.S16]" table:style-name="ce2">
            <text:p>0.932939838</text:p>
          </table:table-cell>
          <table:table-cell office:value-type="float" office:value="0.86932761057692354" table:formula="of:=[.G16]*[.T16]" table:style-name="ce2">
            <text:p>0.869327611</text:p>
          </table:table-cell>
          <table:table-cell office:value-type="float" office:value="0.80475081057692399" table:formula="of:=[.H16]*[.U16]" table:style-name="ce2">
            <text:p>0.804750811</text:p>
          </table:table-cell>
          <table:table-cell office:value-type="float" office:value="0.74834340000000044" table:formula="of:=[.I16]*[.V16]" table:style-name="ce2">
            <text:p>0.7483434</text:p>
          </table:table-cell>
          <table:table-cell office:value-type="float" office:value="0.68368079999999998" table:formula="of:=[.J16]*[.W16]" table:style-name="ce2">
            <text:p>0.6836808</text:p>
          </table:table-cell>
          <table:table-cell office:value-type="float" office:value="0.54202470144230741" table:formula="of:=[.K16]*[.X16]" table:style-name="ce2">
            <text:p>0.542024701</text:p>
          </table:table-cell>
          <table:table-cell table:number-columns-repeated="1636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0.88056999999999996" table:style-name="ce1">
            <text:p>0.88057</text:p>
          </table:table-cell>
          <table:table-cell office:value-type="float" office:value="0.91209399999999996" table:style-name="ce1">
            <text:p>0.912094</text:p>
          </table:table-cell>
          <table:table-cell office:value-type="float" office:value="0.94361799999999996" table:style-name="ce1">
            <text:p>0.943618</text:p>
          </table:table-cell>
          <table:table-cell office:value-type="float" office:value="0.97514199999999995" table:style-name="ce1">
            <text:p>0.975142</text:p>
          </table:table-cell>
          <table:table-cell office:value-type="float" office:value="1.020089" table:style-name="ce1">
            <text:p>1.020089</text:p>
          </table:table-cell>
          <table:table-cell office:value-type="float" office:value="1.0658749999999999" table:style-name="ce1">
            <text:p>1.065875</text:p>
          </table:table-cell>
          <table:table-cell office:value-type="float" office:value="1.08683" table:style-name="ce1">
            <text:p>1.08683</text:p>
          </table:table-cell>
          <table:table-cell office:value-type="float" office:value="1.08683" table:style-name="ce1">
            <text:p>1.08683</text:p>
          </table:table-cell>
          <table:table-cell office:value-type="float" office:value="1.08683" table:style-name="ce1">
            <text:p>1.08683</text:p>
          </table:table-cell>
          <table:table-cell office:value-type="float" office:value="1.08683" table:style-name="ce1">
            <text:p>1.08683</text:p>
          </table:table-cell>
          <table:table-cell table:number-columns-repeated="2" table:style-name="ce2"/>
          <table:table-cell office:value-type="float" office:value="85" table:style-name="ce2">
            <text:p>85</text:p>
          </table:table-cell>
          <table:table-cell office:value-type="float" office:value="1.2617415384615378" table:formula="of:=[.B17]*[.O17]" table:style-name="ce2">
            <text:p>1.261741538</text:p>
          </table:table-cell>
          <table:table-cell office:value-type="float" office:value="1.2279716692307698" table:formula="of:=[.C17]*[.P17]" table:style-name="ce2">
            <text:p>1.227971669</text:p>
          </table:table-cell>
          <table:table-cell office:value-type="float" office:value="1.1827423384615381" table:formula="of:=[.D17]*[.Q17]" table:style-name="ce2">
            <text:p>1.182742338</text:p>
          </table:table-cell>
          <table:table-cell office:value-type="float" office:value="1.1495858769230776" table:formula="of:=[.E17]*[.R17]" table:style-name="ce2">
            <text:p>1.149585877</text:p>
          </table:table-cell>
          <table:table-cell office:value-type="float" office:value="1.1039862153846152" table:formula="of:=[.F17]*[.S17]" table:style-name="ce2">
            <text:p>1.103986215</text:p>
          </table:table-cell>
          <table:table-cell office:value-type="float" office:value="1.0459119230769236" table:formula="of:=[.G17]*[.T17]" table:style-name="ce2">
            <text:p>1.045911923</text:p>
          </table:table-cell>
          <table:table-cell office:value-type="float" office:value="0.9892474923076936" table:formula="of:=[.H17]*[.U17]" table:style-name="ce2">
            <text:p>0.989247492</text:p>
          </table:table-cell>
          <table:table-cell office:value-type="float" office:value="0.94366284615384677" table:formula="of:=[.I17]*[.V17]" table:style-name="ce2">
            <text:p>0.943662846</text:p>
          </table:table-cell>
          <table:table-cell office:value-type="float" office:value="0.89008799999999988" table:formula="of:=[.J17]*[.W17]" table:style-name="ce2">
            <text:p>0.890088</text:p>
          </table:table-cell>
          <table:table-cell office:value-type="float" office:value="0.75087859230769183" table:formula="of:=[.K17]*[.X17]" table:style-name="ce2">
            <text:p>0.750878592</text:p>
          </table:table-cell>
          <table:table-cell table:number-columns-repeated="1636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0.90739400000000003" table:style-name="ce4">
            <text:p>0.907394</text:p>
          </table:table-cell>
          <table:table-cell office:value-type="float" office:value="0.93021399999999999" table:style-name="ce1">
            <text:p>0.930214</text:p>
          </table:table-cell>
          <table:table-cell office:value-type="float" office:value="0.96307900000000002" table:style-name="ce1">
            <text:p>0.963079</text:p>
          </table:table-cell>
          <table:table-cell office:value-type="float" office:value="0.99592099999999995" table:style-name="ce1">
            <text:p>0.995921</text:p>
          </table:table-cell>
          <table:table-cell office:value-type="float" office:value="1.0427470000000001" table:style-name="ce1">
            <text:p>1.042747</text:p>
          </table:table-cell>
          <table:table-cell office:value-type="float" office:value="1.144792" table:style-name="ce1">
            <text:p>1.144792</text:p>
          </table:table-cell>
          <table:table-cell office:value-type="float" office:value="1.194871" table:style-name="ce1">
            <text:p>1.194871</text:p>
          </table:table-cell>
          <table:table-cell office:value-type="float" office:value="1.230084" table:style-name="ce1">
            <text:p>1.230084</text:p>
          </table:table-cell>
          <table:table-cell office:value-type="float" office:value="1.265296" table:style-name="ce4">
            <text:p>1.265296</text:p>
          </table:table-cell>
          <table:table-cell office:value-type="float" office:value="1.300508" table:style-name="ce1">
            <text:p>1.300508</text:p>
          </table:table-cell>
          <table:table-cell table:number-columns-repeated="2" table:style-name="ce2"/>
          <table:table-cell office:value-type="float" office:value="90" table:style-name="ce2">
            <text:p>90</text:p>
          </table:table-cell>
          <table:table-cell office:value-type="float" office:value="1.4463112499999999" table:formula="of:=[.B18]*[.O18]" table:style-name="ce3">
            <text:p>1.44631125</text:p>
          </table:table-cell>
          <table:table-cell office:value-type="float" office:value="1.4002936562499999" table:formula="of:=[.C18]*[.P18]" table:style-name="ce2">
            <text:p>1.400293656</text:p>
          </table:table-cell>
          <table:table-cell office:value-type="float" office:value="1.34439" table:formula="of:=[.D18]*[.Q18]" table:style-name="ce2">
            <text:p>1.34439</text:p>
          </table:table-cell>
          <table:table-cell office:value-type="float" office:value="1.3087959625000001" table:formula="of:=[.E18]*[.R18]" table:style-name="ce2">
            <text:p>1.308795963</text:p>
          </table:table-cell>
          <table:table-cell office:value-type="float" office:value="1.2670080750000001" table:formula="of:=[.F18]*[.S18]" table:style-name="ce2">
            <text:p>1.267008075</text:p>
          </table:table-cell>
          <table:table-cell office:value-type="float" office:value="1.2186779062500002" table:formula="of:=[.G18]*[.T18]" table:style-name="ce2">
            <text:p>1.218677906</text:p>
          </table:table-cell>
          <table:table-cell office:value-type="float" office:value="1.1778898625000001" table:formula="of:=[.H18]*[.U18]" table:style-name="ce2">
            <text:p>1.177889863</text:p>
          </table:table-cell>
          <table:table-cell office:value-type="float" office:value="1.1532889562499999" table:formula="of:=[.I18]*[.V18]" table:style-name="ce2">
            <text:p>1.153288956</text:p>
          </table:table-cell>
          <table:table-cell office:value-type="float" office:value="1.1211575999999999" table:formula="of:=[.J18]*[.W18]" table:style-name="ce3">
            <text:p>1.1211576</text:p>
          </table:table-cell>
          <table:table-cell office:value-type="float" office:value="0.99257888124999993" table:formula="of:=[.K18]*[.X18]" table:style-name="ce2">
            <text:p>0.992578881</text:p>
          </table:table-cell>
          <table:table-cell table:number-columns-repeated="1636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0.93283400000000005" table:style-name="ce1">
            <text:p>0.932834</text:p>
          </table:table-cell>
          <table:table-cell office:value-type="float" office:value="0.97541199999999995" table:style-name="ce1">
            <text:p>0.975412</text:p>
          </table:table-cell>
          <table:table-cell office:value-type="float" office:value="1.017989" table:style-name="ce1">
            <text:p>1.017989</text:p>
          </table:table-cell>
          <table:table-cell office:value-type="float" office:value="1.060567" table:style-name="ce1">
            <text:p>1.060567</text:p>
          </table:table-cell>
          <table:table-cell office:value-type="float" office:value="1.117853" table:style-name="ce1">
            <text:p>1.117853</text:p>
          </table:table-cell>
          <table:table-cell office:value-type="float" office:value="1.238183" table:style-name="ce1">
            <text:p>1.238183</text:p>
          </table:table-cell>
          <table:table-cell office:value-type="float" office:value="1.3008740000000001" table:style-name="ce1">
            <text:p>1.300874</text:p>
          </table:table-cell>
          <table:table-cell office:value-type="float" office:value="1.347486" table:style-name="ce1">
            <text:p>1.347486</text:p>
          </table:table-cell>
          <table:table-cell office:value-type="float" office:value="1.3940969999999999" table:style-name="ce1">
            <text:p>1.394097</text:p>
          </table:table-cell>
          <table:table-cell office:value-type="float" office:value="1.4407080000000001" table:style-name="ce1">
            <text:p>1.440708</text:p>
          </table:table-cell>
          <table:table-cell table:number-columns-repeated="2" table:style-name="ce2"/>
          <table:table-cell office:value-type="float" office:value="95" table:style-name="ce2">
            <text:p>95</text:p>
          </table:table-cell>
          <table:table-cell office:value-type="float" office:value="1.6263072692307692" table:formula="of:=[.B19]*[.O19]" table:style-name="ce2">
            <text:p>1.626307269</text:p>
          </table:table-cell>
          <table:table-cell office:value-type="float" office:value="1.5756045490384616" table:formula="of:=[.C19]*[.P19]" table:style-name="ce2">
            <text:p>1.575604549</text:p>
          </table:table-cell>
          <table:table-cell office:value-type="float" office:value="1.4910473423076924" table:formula="of:=[.D19]*[.Q19]" table:style-name="ce2">
            <text:p>1.491047342</text:p>
          </table:table-cell>
          <table:table-cell office:value-type="float" office:value="1.4422132817307693" table:formula="of:=[.E19]*[.R19]" table:style-name="ce2">
            <text:p>1.442213282</text:p>
          </table:table-cell>
          <table:table-cell office:value-type="float" office:value="1.4006462884615385" table:formula="of:=[.F19]*[.S19]" table:style-name="ce2">
            <text:p>1.400646288</text:p>
          </table:table-cell>
          <table:table-cell office:value-type="float" office:value="1.3651720673076926" table:formula="of:=[.G19]*[.T19]" table:style-name="ce2">
            <text:p>1.365172067</text:p>
          </table:table-cell>
          <table:table-cell office:value-type="float" office:value="1.3490129538461542" table:formula="of:=[.H19]*[.U19]" table:style-name="ce2">
            <text:p>1.349012954</text:p>
          </table:table-cell>
          <table:table-cell office:value-type="float" office:value="1.3581782480769233" table:formula="of:=[.I19]*[.V19]" table:style-name="ce2">
            <text:p>1.358178248</text:p>
          </table:table-cell>
          <table:table-cell office:value-type="float" office:value="1.3622112" table:formula="of:=[.J19]*[.W19]" table:style-name="ce2">
            <text:p>1.3622112</text:p>
          </table:table-cell>
          <table:table-cell office:value-type="float" office:value="1.2583907509615384" table:formula="of:=[.K19]*[.X19]" table:style-name="ce2">
            <text:p>1.258390751</text:p>
          </table:table-cell>
          <table:table-cell table:number-columns-repeated="16360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.0051859999999999" table:style-name="ce1">
            <text:p>1.005186</text:p>
          </table:table-cell>
          <table:table-cell office:value-type="float" office:value="1.0510660000000001" table:style-name="ce1">
            <text:p>1.051066</text:p>
          </table:table-cell>
          <table:table-cell office:value-type="float" office:value="1.096946" table:style-name="ce1">
            <text:p>1.096946</text:p>
          </table:table-cell>
          <table:table-cell office:value-type="float" office:value="1.1428259999999999" table:style-name="ce1">
            <text:p>1.142826</text:p>
          </table:table-cell>
          <table:table-cell office:value-type="float" office:value="1.204555" table:style-name="ce1">
            <text:p>1.204555</text:p>
          </table:table-cell>
          <table:table-cell office:value-type="float" office:value="1.2675069999999999" table:style-name="ce1">
            <text:p>1.267507</text:p>
          </table:table-cell>
          <table:table-cell office:value-type="float" office:value="1.3316840000000001" table:style-name="ce1">
            <text:p>1.331684</text:p>
          </table:table-cell>
          <table:table-cell office:value-type="float" office:value="1.379399" table:style-name="ce1">
            <text:p>1.379399</text:p>
          </table:table-cell>
          <table:table-cell office:value-type="float" office:value="1.427114" table:style-name="ce1">
            <text:p>1.427114</text:p>
          </table:table-cell>
          <table:table-cell office:value-type="float" office:value="1.4748289999999999" table:style-name="ce1">
            <text:p>1.474829</text:p>
          </table:table-cell>
          <table:table-cell table:number-columns-repeated="2" table:style-name="ce2"/>
          <table:table-cell office:value-type="float" office:value="100" table:style-name="ce2">
            <text:p>100</text:p>
          </table:table-cell>
          <table:table-cell office:value-type="float" office:value="1.7496470192307689" table:formula="of:=[.B20]*[.O20]" table:style-name="ce2">
            <text:p>1.749647019</text:p>
          </table:table-cell>
          <table:table-cell office:value-type="float" office:value="1.7426374211538465" table:formula="of:=[.C20]*[.P20]" table:style-name="ce2">
            <text:p>1.742637421</text:p>
          </table:table-cell>
          <table:table-cell office:value-type="float" office:value="1.6037254384615387" table:formula="of:=[.D20]*[.Q20]" table:style-name="ce2">
            <text:p>1.603725438</text:p>
          </table:table-cell>
          <table:table-cell office:value-type="float" office:value="1.5249269221153847" table:formula="of:=[.E20]*[.R20]" table:style-name="ce2">
            <text:p>1.524926922</text:p>
          </table:table-cell>
          <table:table-cell office:value-type="float" office:value="1.4760337846153846" table:formula="of:=[.F20]*[.S20]" table:style-name="ce2">
            <text:p>1.476033785</text:p>
          </table:table-cell>
          <table:table-cell office:value-type="float" office:value="1.4546336538461542" table:formula="of:=[.G20]*[.T20]" table:style-name="ce2">
            <text:p>1.454633654</text:p>
          </table:table-cell>
          <table:table-cell office:value-type="float" office:value="1.4720774884615389" table:formula="of:=[.H20]*[.U20]" table:style-name="ce2">
            <text:p>1.472077488</text:p>
          </table:table-cell>
          <table:table-cell office:value-type="float" office:value="1.4802941216346157" table:formula="of:=[.I20]*[.V20]" table:style-name="ce2">
            <text:p>1.480294122</text:p>
          </table:table-cell>
          <table:table-cell office:value-type="float" office:value="1.4831112" table:formula="of:=[.J20]*[.W20]" table:style-name="ce2">
            <text:p>1.4831112</text:p>
          </table:table-cell>
          <table:table-cell office:value-type="float" office:value="1.3687818822115383" table:formula="of:=[.K20]*[.X20]" table:style-name="ce2">
            <text:p>1.368781882</text:p>
          </table:table-cell>
          <table:table-cell table:number-columns-repeated="1636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1.0186219999999999" table:style-name="ce1">
            <text:p>1.018622</text:p>
          </table:table-cell>
          <table:table-cell office:value-type="float" office:value="1.065115" table:style-name="ce1">
            <text:p>1.065115</text:p>
          </table:table-cell>
          <table:table-cell office:value-type="float" office:value="1.1116079999999999" table:style-name="ce1">
            <text:p>1.111608</text:p>
          </table:table-cell>
          <table:table-cell office:value-type="float" office:value="1.158102" table:style-name="ce1">
            <text:p>1.158102</text:p>
          </table:table-cell>
          <table:table-cell office:value-type="float" office:value="1.220656" table:style-name="ce1">
            <text:p>1.220656</text:p>
          </table:table-cell>
          <table:table-cell office:value-type="float" office:value="1.2844500000000001" table:style-name="ce1">
            <text:p>1.28445</text:p>
          </table:table-cell>
          <table:table-cell office:value-type="float" office:value="1.3494839999999999" table:style-name="ce1">
            <text:p>1.349484</text:p>
          </table:table-cell>
          <table:table-cell office:value-type="float" office:value="1.397837" table:style-name="ce1">
            <text:p>1.397837</text:p>
          </table:table-cell>
          <table:table-cell office:value-type="float" office:value="1.4461900000000001" table:style-name="ce1">
            <text:p>1.44619</text:p>
          </table:table-cell>
          <table:table-cell office:value-type="float" office:value="1.494543" table:style-name="ce1">
            <text:p>1.494543</text:p>
          </table:table-cell>
          <table:table-cell table:number-columns-repeated="2" table:style-name="ce2"/>
          <table:table-cell office:value-type="float" office:value="105" table:style-name="ce2">
            <text:p>105</text:p>
          </table:table-cell>
          <table:table-cell office:value-type="float" office:value="1.8030801538461536" table:formula="of:=[.B21]*[.O21]" table:style-name="ce2">
            <text:p>1.803080154</text:p>
          </table:table-cell>
          <table:table-cell office:value-type="float" office:value="1.7903060115384617" table:formula="of:=[.C21]*[.P21]" table:style-name="ce2">
            <text:p>1.790306012</text:p>
          </table:table-cell>
          <table:table-cell office:value-type="float" office:value="1.6574333769230767" table:formula="of:=[.D21]*[.Q21]" table:style-name="ce2">
            <text:p>1.657433377</text:p>
          </table:table-cell>
          <table:table-cell office:value-type="float" office:value="1.5726245192307695" table:formula="of:=[.E21]*[.R21]" table:style-name="ce2">
            <text:p>1.572624519</text:p>
          </table:table-cell>
          <table:table-cell office:value-type="float" office:value="1.5194289923076925" table:formula="of:=[.F21]*[.S21]" table:style-name="ce2">
            <text:p>1.519428992</text:p>
          </table:table-cell>
          <table:table-cell office:value-type="float" office:value="1.4950515288461543" table:formula="of:=[.G21]*[.T21]" table:style-name="ce2">
            <text:p>1.495051529</text:p>
          </table:table-cell>
          <table:table-cell office:value-type="float" office:value="1.5109129807692314" table:formula="of:=[.H21]*[.U21]" table:style-name="ce2">
            <text:p>1.510912981</text:p>
          </table:table-cell>
          <table:table-cell office:value-type="float" office:value="1.5175242076923081" table:formula="of:=[.I21]*[.V21]" table:style-name="ce2">
            <text:p>1.517524208</text:p>
          </table:table-cell>
          <table:table-cell office:value-type="float" office:value="1.5187967999999998" table:formula="of:=[.J21]*[.W21]" table:style-name="ce2">
            <text:p>1.5187968</text:p>
          </table:table-cell>
          <table:table-cell office:value-type="float" office:value="1.4003873730769227" table:formula="of:=[.K21]*[.X21]" table:style-name="ce2">
            <text:p>1.400387373</text:p>
          </table:table-cell>
          <table:table-cell table:number-columns-repeated="1636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.0218400000000001" table:style-name="ce1">
            <text:p>1.02184</text:p>
          </table:table-cell>
          <table:table-cell office:value-type="float" office:value="1.0684800000000001" table:style-name="ce1">
            <text:p>1.06848</text:p>
          </table:table-cell>
          <table:table-cell office:value-type="float" office:value="1.1151199999999999" table:style-name="ce1">
            <text:p>1.11512</text:p>
          </table:table-cell>
          <table:table-cell office:value-type="float" office:value="1.1617599999999999" table:style-name="ce1">
            <text:p>1.16176</text:p>
          </table:table-cell>
          <table:table-cell office:value-type="float" office:value="1.224512" table:style-name="ce1">
            <text:p>1.224512</text:p>
          </table:table-cell>
          <table:table-cell office:value-type="float" office:value="1.288508" table:style-name="ce1">
            <text:p>1.288508</text:p>
          </table:table-cell>
          <table:table-cell office:value-type="float" office:value="1.353747" table:style-name="ce1">
            <text:p>1.353747</text:p>
          </table:table-cell>
          <table:table-cell office:value-type="float" office:value="1.402253" table:style-name="ce1">
            <text:p>1.402253</text:p>
          </table:table-cell>
          <table:table-cell office:value-type="float" office:value="1.450758" table:style-name="ce1">
            <text:p>1.450758</text:p>
          </table:table-cell>
          <table:table-cell office:value-type="float" office:value="1.4992639999999999" table:style-name="ce1">
            <text:p>1.499264</text:p>
          </table:table-cell>
          <table:table-cell table:number-columns-repeated="2" table:style-name="ce2"/>
          <table:table-cell office:value-type="float" office:value="110" table:style-name="ce2">
            <text:p>110</text:p>
          </table:table-cell>
          <table:table-cell office:value-type="float" office:value="1.8480774230769228" table:formula="of:=[.B22]*[.O22]" table:style-name="ce2">
            <text:p>1.848077423</text:p>
          </table:table-cell>
          <table:table-cell office:value-type="float" office:value="1.8294604673076926" table:formula="of:=[.C22]*[.P22]" table:style-name="ce2">
            <text:p>1.829460467</text:p>
          </table:table-cell>
          <table:table-cell office:value-type="float" office:value="1.7057742288461539" table:formula="of:=[.D22]*[.Q22]" table:style-name="ce2">
            <text:p>1.705774229</text:p>
          </table:table-cell>
          <table:table-cell office:value-type="float" office:value="1.6150823985576928" table:formula="of:=[.E22]*[.R22]" table:style-name="ce2">
            <text:p>1.615082399</text:p>
          </table:table-cell>
          <table:table-cell office:value-type="float" office:value="1.5576414115384616" table:formula="of:=[.F22]*[.S22]" table:style-name="ce2">
            <text:p>1.557641412</text:p>
          </table:table-cell>
          <table:table-cell office:value-type="float" office:value="1.5302665240384621" table:formula="of:=[.G22]*[.T22]" table:style-name="ce2">
            <text:p>1.530266524</text:p>
          </table:table-cell>
          <table:table-cell office:value-type="float" office:value="1.5444027028846161" table:formula="of:=[.H22]*[.U22]" table:style-name="ce2">
            <text:p>1.544402703</text:p>
          </table:table-cell>
          <table:table-cell office:value-type="float" office:value="1.5493058495192311" table:formula="of:=[.I22]*[.V22]" table:style-name="ce2">
            <text:p>1.54930585</text:p>
          </table:table-cell>
          <table:table-cell office:value-type="float" office:value="1.5489599999999999" table:formula="of:=[.J22]*[.W22]" table:style-name="ce2">
            <text:p>1.54896</text:p>
          </table:table-cell>
          <table:table-cell office:value-type="float" office:value="1.4268470293269226" table:formula="of:=[.K22]*[.X22]" table:style-name="ce2">
            <text:p>1.426847029</text:p>
          </table:table-cell>
          <table:table-cell table:number-columns-repeated="16360"/>
        </table:table-row>
        <table:table-row table:number-rows-repeated="1048528" table:style-name="ro2">
          <table:table-cell table:number-columns-repeated="16384"/>
        </table:table-row>
      </table:table>
      <table:table table:name="Speed_intp_LBS" table:style-name="ta1">
        <table:table-column table:style-name="co2" table:number-columns-repeated="16384" table:default-cell-style-name="ce1"/>
        <table:table-row table:style-name="ro1">
          <table:table-cell office:value-type="string" table:style-name="ce2">
            <text:p>To (1 + F)</text:p>
          </table:table-cell>
          <table:table-cell table:number-columns-repeated="5" table:style-name="ce2"/>
          <table:table-cell office:value-type="string" table:style-name="ce2">
            <text:p>To (2)</text:p>
          </table:table-cell>
          <table:table-cell table:number-columns-repeated="5" table:style-name="ce2"/>
          <table:table-cell office:value-type="string" table:style-name="ce2">
            <text:p>To (3)</text:p>
          </table:table-cell>
          <table:table-cell table:number-columns-repeated="5" table:style-name="ce2"/>
          <table:table-cell office:value-type="string" table:style-name="ce2">
            <text:p>VS (0)</text:p>
          </table:table-cell>
          <table:table-cell table:number-columns-repeated="6" table:style-name="ce2"/>
          <table:table-cell office:value-type="string" table:style-name="ce2">
            <text:p>VS (1 + F)</text:p>
          </table:table-cell>
          <table:table-cell table:number-columns-repeated="5" table:style-name="ce2"/>
          <table:table-cell office:value-type="string" table:style-name="ce2">
            <text:p>VS (2)</text:p>
          </table:table-cell>
          <table:table-cell table:number-columns-repeated="5" table:style-name="ce2"/>
          <table:table-cell office:value-type="string" table:style-name="ce2">
            <text:p>VS (3)</text:p>
          </table:table-cell>
          <table:table-cell table:number-columns-repeated="5" table:style-name="ce2"/>
          <table:table-cell office:value-type="string" table:style-name="ce2">
            <text:p>VS (F)</text:p>
          </table:table-cell>
          <table:table-cell table:number-columns-repeated="5" table:style-name="ce2"/>
          <table:table-cell office:value-type="string" table:style-name="ce2">
            <text:p>VS (1)</text:p>
          </table:table-cell>
          <table:table-cell table:number-columns-repeated="5" table:style-name="ce2"/>
          <table:table-cell office:value-type="string" table:style-name="ce2">
            <text:p>vls (0)</text:p>
          </table:table-cell>
          <table:table-cell table:number-columns-repeated="5" table:style-name="ce2"/>
          <table:table-cell office:value-type="string" table:style-name="ce2">
            <text:p>vls (1+F)</text:p>
          </table:table-cell>
          <table:table-cell table:number-columns-repeated="5" table:style-name="ce2"/>
          <table:table-cell office:value-type="string" table:style-name="ce2">
            <text:p>vls (2)</text:p>
          </table:table-cell>
          <table:table-cell table:number-columns-repeated="5" table:style-name="ce2"/>
          <table:table-cell office:value-type="string" table:style-name="ce2">
            <text:p>vls (3)</text:p>
          </table:table-cell>
          <table:table-cell table:number-columns-repeated="5" table:style-name="ce2"/>
          <table:table-cell office:value-type="string" table:style-name="ce2">
            <text:p>vls (F)</text:p>
          </table:table-cell>
          <table:table-cell table:number-columns-repeated="5" table:style-name="ce2"/>
          <table:table-cell office:value-type="string" table:style-name="ce2">
            <text:p>vls (1)</text:p>
          </table:table-cell>
          <table:table-cell table:number-columns-repeated="5" table:style-name="ce2"/>
          <table:table-cell office:value-type="string" table:style-name="ce2">
            <text:p>vlTo(1+F)</text:p>
          </table:table-cell>
          <table:table-cell table:number-columns-repeated="5" table:style-name="ce2"/>
          <table:table-cell office:value-type="string" table:style-name="ce2">
            <text:p>vlTo(2)</text:p>
          </table:table-cell>
          <table:table-cell table:number-columns-repeated="5" table:style-name="ce2"/>
          <table:table-cell office:value-type="string" table:style-name="ce2">
            <text:p>vlTo(3)</text:p>
          </table:table-cell>
          <table:table-cell table:number-columns-repeated="5" table:style-name="ce2"/>
          <table:table-cell office:value-type="string" table:style-name="ce2">
            <text:p>F</text:p>
          </table:table-cell>
          <table:table-cell table:number-columns-repeated="5" table:style-name="ce2"/>
          <table:table-cell office:value-type="string" table:style-name="ce2">
            <text:p>S</text:p>
          </table:table-cell>
          <table:table-cell table:number-columns-repeated="16268" table:style-name="ce2"/>
        </table:table-row>
        <table:table-row table:style-name="ro1">
          <table:table-cell table:style-name="ce1"/>
          <table:table-cell office:value-type="float" office:value="330" table:style-name="ce1">
            <text:p>330</text:p>
          </table:table-cell>
          <table:table-cell office:value-type="float" office:value="127.65728947368419" table:formula="of:=1.13*[.AE2]" table:style-name="ce1">
            <text:p>127.6572895</text:p>
          </table:table-cell>
          <table:table-cell table:number-columns-repeated="4" table:style-name="ce1"/>
          <table:table-cell office:value-type="float" office:value="330" table:style-name="ce1">
            <text:p>330</text:p>
          </table:table-cell>
          <table:table-cell office:value-type="float" office:value="120.24389473684207" table:formula="of:=1.13*[.AK2]" table:style-name="ce1">
            <text:p>120.2438947</text:p>
          </table:table-cell>
          <table:table-cell table:number-columns-repeated="4" table:style-name="ce1"/>
          <table:table-cell office:value-type="float" office:value="330" table:style-name="ce1">
            <text:p>330</text:p>
          </table:table-cell>
          <table:table-cell office:value-type="float" office:value="117.15126315789473" table:formula="of:=1.13*[.AQ2]" table:style-name="ce1">
            <text:p>117.1512632</text:p>
          </table:table-cell>
          <table:table-cell table:number-columns-repeated="4" table:style-name="ce1"/>
          <table:table-cell office:value-type="float" office:value="330" table:style-name="ce1">
            <text:p>330</text:p>
          </table:table-cell>
          <table:table-cell table:style-name="ce1"/>
          <table:table-cell office:value-type="float" office:value="135.09385964912281" table:formula="of:=(([.T2]^2)*[.T$30])+([.T2]*[.U$30])+[.V$30]" table:style-name="ce1">
            <text:p>135.0938596</text:p>
          </table:table-cell>
          <table:table-cell table:style-name="ce1"/>
          <table:table-cell office:value-type="float" office:value="135.75526315789472" table:formula="of:=(([.T2]^2)*[.T$31])+([.T2]*[.U$31])+[.V$31]" table:style-name="ce1">
            <text:p>135.7552632</text:p>
          </table:table-cell>
          <table:table-cell office:value-type="float" office:value="0.66140350877191167" table:formula="of:=[.X2]-[.V2]" table:style-name="ce1">
            <text:p>0.661403509</text:p>
          </table:table-cell>
          <table:table-cell table:style-name="ce1"/>
          <table:table-cell office:value-type="float" office:value="330" table:style-name="ce1">
            <text:p>330</text:p>
          </table:table-cell>
          <table:table-cell table:style-name="ce1"/>
          <table:table-cell office:value-type="float" office:value="112.33947368421052" table:formula="of:=(([.AA2]^2)*[.AA$30])+([.AA2]*[.AB$30])+[.AC$30]" table:style-name="ce1">
            <text:p>112.3394737</text:p>
          </table:table-cell>
          <table:table-cell table:style-name="ce1"/>
          <table:table-cell office:value-type="float" office:value="112.97105263157894" table:formula="of:=(([.AA2]^2)*[.AA$31])+([.AA2]*[.AB$31])+[.AC$31]" table:style-name="ce1">
            <text:p>112.9710526</text:p>
          </table:table-cell>
          <table:table-cell table:style-name="ce1"/>
          <table:table-cell office:value-type="float" office:value="330" table:style-name="ce1">
            <text:p>330</text:p>
          </table:table-cell>
          <table:table-cell table:style-name="ce1"/>
          <table:table-cell office:value-type="float" office:value="106.12631578947368" table:formula="of:=(([.AG2]^2)*[.AG$30])+([.AG2]*[.AH$30])+[.AI$30]" table:style-name="ce1">
            <text:p>106.1263158</text:p>
          </table:table-cell>
          <table:table-cell table:style-name="ce1"/>
          <table:table-cell office:value-type="float" office:value="106.41052631578945" table:formula="of:=(([.AG2]^2)*[.AG$31])+([.AG2]*[.AH$31])+[.AI$31]" table:style-name="ce1">
            <text:p>106.4105263</text:p>
          </table:table-cell>
          <table:table-cell table:style-name="ce1"/>
          <table:table-cell office:value-type="float" office:value="330" table:style-name="ce1">
            <text:p>330</text:p>
          </table:table-cell>
          <table:table-cell table:style-name="ce1"/>
          <table:table-cell office:value-type="float" office:value="102.16666666666666" table:formula="of:=(([.AM2]^2)*[.AM$30])+([.AM2]*[.AN$30])+[.AO$30]" table:style-name="ce1">
            <text:p>102.1666667</text:p>
          </table:table-cell>
          <table:table-cell table:style-name="ce1"/>
          <table:table-cell office:value-type="float" office:value="103.67368421052632" table:formula="of:=(([.AM2]^2)*[.AM$31])+([.AM2]*[.AN$31])+[.AO$31]" table:style-name="ce1">
            <text:p>103.6736842</text:p>
          </table:table-cell>
          <table:table-cell table:style-name="ce1"/>
          <table:table-cell office:value-type="float" office:value="330" table:style-name="ce1">
            <text:p>330</text:p>
          </table:table-cell>
          <table:table-cell table:style-name="ce1"/>
          <table:table-cell office:value-type="float" office:value="99.278070175438586" table:formula="of:=(([.AS2]^2)*[.AS$30])+([.AS2]*[.AT$30])+[.AU$30]" table:style-name="ce1">
            <text:p>99.27807018</text:p>
          </table:table-cell>
          <table:table-cell table:style-name="ce1"/>
          <table:table-cell office:value-type="float" office:value="100.1754385964912" table:formula="of:=(([.AS2]^2)*[.AS$31])+([.AS2]*[.AT$31])+[.AU$31]" table:style-name="ce1">
            <text:p>100.1754386</text:p>
          </table:table-cell>
          <table:table-cell table:style-name="ce1"/>
          <table:table-cell office:value-type="float" office:value="330" table:style-name="ce1">
            <text:p>330</text:p>
          </table:table-cell>
          <table:table-cell table:style-name="ce1"/>
          <table:table-cell office:value-type="float" office:value="119.34736842105264" table:formula="of:=(([.AY2]^2)*[.AY$30])+([.AY2]*[.AZ$30])+[.BA$30]" table:style-name="ce1">
            <text:p>119.3473684</text:p>
          </table:table-cell>
          <table:table-cell table:style-name="ce1"/>
          <table:table-cell office:value-type="float" office:value="120.29736842105261" table:formula="of:=(([.AY2]^2)*[.AY$31])+([.AY2]*[.AZ$31])+[.BA$31]" table:style-name="ce1">
            <text:p>120.2973684</text:p>
          </table:table-cell>
          <table:table-cell table:style-name="ce1"/>
          <table:table-cell office:value-type="float" office:value="330" table:style-name="ce1">
            <text:p>330</text:p>
          </table:table-cell>
          <table:table-cell office:value-type="float" office:value="166.9789736842105" table:formula="of:=1.23*[.X2]" table:style-name="ce1">
            <text:p>166.9789737</text:p>
          </table:table-cell>
          <table:table-cell table:number-columns-repeated="4" table:style-name="ce1"/>
          <table:table-cell office:value-type="float" office:value="330" table:style-name="ce1">
            <text:p>330</text:p>
          </table:table-cell>
          <table:table-cell office:value-type="float" office:value="138.95439473684209" table:formula="of:=1.23*[.AE2]" table:style-name="ce1">
            <text:p>138.9543947</text:p>
          </table:table-cell>
          <table:table-cell table:number-columns-repeated="4" table:style-name="ce1"/>
          <table:table-cell office:value-type="float" office:value="330" table:style-name="ce1">
            <text:p>330</text:p>
          </table:table-cell>
          <table:table-cell office:value-type="float" office:value="130.88494736842102" table:formula="of:=1.23*[.AK2]" table:style-name="ce1">
            <text:p>130.8849474</text:p>
          </table:table-cell>
          <table:table-cell table:number-columns-repeated="4" table:style-name="ce1"/>
          <table:table-cell office:value-type="float" office:value="330" table:style-name="ce1">
            <text:p>330</text:p>
          </table:table-cell>
          <table:table-cell office:value-type="float" office:value="127.51863157894736" table:formula="of:=1.23*[.AQ2]" table:style-name="ce1">
            <text:p>127.5186316</text:p>
          </table:table-cell>
          <table:table-cell table:number-columns-repeated="4" table:style-name="ce1"/>
          <table:table-cell office:value-type="float" office:value="330" table:style-name="ce1">
            <text:p>330</text:p>
          </table:table-cell>
          <table:table-cell office:value-type="float" office:value="123.21578947368418" table:formula="of:=1.23*[.AW2]" table:style-name="ce1">
            <text:p>123.2157895</text:p>
          </table:table-cell>
          <table:table-cell table:number-columns-repeated="4" table:style-name="ce1"/>
          <table:table-cell office:value-type="float" office:value="330" table:style-name="ce1">
            <text:p>330</text:p>
          </table:table-cell>
          <table:table-cell office:value-type="float" office:value="147.96576315789471" table:formula="of:=1.23*[.BC2]" table:style-name="ce1">
            <text:p>147.9657632</text:p>
          </table:table-cell>
          <table:table-cell table:number-columns-repeated="4" table:style-name="ce1"/>
          <table:table-cell office:value-type="float" office:value="330" table:style-name="ce1">
            <text:p>330</text:p>
          </table:table-cell>
          <table:table-cell office:value-type="float" office:value="127.65728947368419" table:formula="of:=1.13*[.AE2]" table:style-name="ce1">
            <text:p>127.6572895</text:p>
          </table:table-cell>
          <table:table-cell table:number-columns-repeated="4" table:style-name="ce1"/>
          <table:table-cell office:value-type="float" office:value="330" table:style-name="ce1">
            <text:p>330</text:p>
          </table:table-cell>
          <table:table-cell office:value-type="float" office:value="120.24389473684207" table:formula="of:=1.13*[.AK2]" table:style-name="ce1">
            <text:p>120.2438947</text:p>
          </table:table-cell>
          <table:table-cell table:number-columns-repeated="4" table:style-name="ce1"/>
          <table:table-cell office:value-type="float" office:value="330" table:style-name="ce1">
            <text:p>330</text:p>
          </table:table-cell>
          <table:table-cell office:value-type="float" office:value="117.15126315789473" table:formula="of:=1.13*[.AQ2]" table:style-name="ce1">
            <text:p>117.1512632</text:p>
          </table:table-cell>
          <table:table-cell table:number-columns-repeated="4" table:style-name="ce1"/>
          <table:table-cell office:value-type="float" office:value="330" table:style-name="ce1">
            <text:p>330</text:p>
          </table:table-cell>
          <table:table-cell office:value-type="float" office:value="133" table:style-name="ce1">
            <text:p>133</text:p>
          </table:table-cell>
          <table:table-cell office:value-type="float" office:value="133.15640880858271" table:formula="of:=(([.DG2]^2)*[.$DG$29])+([.DM2]*[.$DH$29])+[.$DI$29]" table:style-name="ce1">
            <text:p>133.1564088</text:p>
          </table:table-cell>
          <table:table-cell table:number-columns-repeated="3" table:style-name="ce1"/>
          <table:table-cell office:value-type="float" office:value="330" table:style-name="ce1">
            <text:p>330</text:p>
          </table:table-cell>
          <table:table-cell office:value-type="float" office:value="162" table:style-name="ce1">
            <text:p>162</text:p>
          </table:table-cell>
          <table:table-cell office:value-type="float" office:value="162.06493506493504" table:formula="of:=(([.DM2]^2)*[.$DM$29])+([.DM2]*[.$DN$29])+[.$DO$29]" table:style-name="ce1">
            <text:p>162.0649351</text:p>
          </table:table-cell>
          <table:table-cell table:number-columns-repeated="16265"/>
        </table:table-row>
        <table:table-row table:style-name="ro1">
          <table:table-cell table:style-name="ce1"/>
          <table:table-cell office:value-type="float" office:value="340" table:style-name="ce1">
            <text:p>340</text:p>
          </table:table-cell>
          <table:table-cell office:value-type="float" office:value="129.59852597402596" table:formula="of:=1.13*[.AE3]" table:style-name="ce1">
            <text:p>129.598526</text:p>
          </table:table-cell>
          <table:table-cell table:number-columns-repeated="4" table:style-name="ce1"/>
          <table:table-cell office:value-type="float" office:value="340" table:style-name="ce1">
            <text:p>340</text:p>
          </table:table-cell>
          <table:table-cell office:value-type="float" office:value="122.09283116883115" table:formula="of:=1.13*[.AK3]" table:style-name="ce1">
            <text:p>122.0928312</text:p>
          </table:table-cell>
          <table:table-cell table:number-columns-repeated="4" table:style-name="ce1"/>
          <table:table-cell office:value-type="float" office:value="340" table:style-name="ce1">
            <text:p>340</text:p>
          </table:table-cell>
          <table:table-cell office:value-type="float" office:value="118.85838961038959" table:formula="of:=1.13*[.AQ3]" table:style-name="ce1">
            <text:p>118.8583896</text:p>
          </table:table-cell>
          <table:table-cell table:number-columns-repeated="4" table:style-name="ce1"/>
          <table:table-cell office:value-type="float" office:value="340" table:style-name="ce1">
            <text:p>340</text:p>
          </table:table-cell>
          <table:table-cell office:value-type="float" office:value="137" table:style-name="ce1">
            <text:p>137</text:p>
          </table:table-cell>
          <table:table-cell office:value-type="float" office:value="137.07857142857142" table:formula="of:=(([.T3]^2)*[.T$30])+([.T3]*[.U$30])+[.V$30]" table:style-name="ce1">
            <text:p>137.0785714</text:p>
          </table:table-cell>
          <table:table-cell office:value-type="float" office:value="138" table:style-name="ce1">
            <text:p>138</text:p>
          </table:table-cell>
          <table:table-cell office:value-type="float" office:value="137.89285714285711" table:formula="of:=(([.T3]^2)*[.T$31])+([.T3]*[.U$31])+[.V$31]" table:style-name="ce1">
            <text:p>137.8928571</text:p>
          </table:table-cell>
          <table:table-cell office:value-type="float" office:value="0.8142857142856883" table:formula="of:=[.X3]-[.V3]" table:style-name="ce1">
            <text:p>0.814285714</text:p>
          </table:table-cell>
          <table:table-cell table:style-name="ce1"/>
          <table:table-cell office:value-type="float" office:value="340" table:style-name="ce1">
            <text:p>340</text:p>
          </table:table-cell>
          <table:table-cell office:value-type="float" office:value="114" table:style-name="ce1">
            <text:p>114</text:p>
          </table:table-cell>
          <table:table-cell office:value-type="float" office:value="114.01883116883116" table:formula="of:=(([.AA3]^2)*[.AA$30])+([.AA3]*[.AB$30])+[.AC$30]" table:style-name="ce1">
            <text:p>114.0188312</text:p>
          </table:table-cell>
          <table:table-cell office:value-type="float" office:value="115" table:style-name="ce1">
            <text:p>115</text:p>
          </table:table-cell>
          <table:table-cell office:value-type="float" office:value="114.68896103896104" table:formula="of:=(([.AA3]^2)*[.AA$31])+([.AA3]*[.AB$31])+[.AC$31]" table:style-name="ce1">
            <text:p>114.688961</text:p>
          </table:table-cell>
          <table:table-cell table:style-name="ce1"/>
          <table:table-cell office:value-type="float" office:value="340" table:style-name="ce1">
            <text:p>340</text:p>
          </table:table-cell>
          <table:table-cell office:value-type="float" office:value="108" table:style-name="ce1">
            <text:p>108</text:p>
          </table:table-cell>
          <table:table-cell office:value-type="float" office:value="107.71428571428571" table:formula="of:=(([.AG3]^2)*[.AG$30])+([.AG3]*[.AH$30])+[.AI$30]" table:style-name="ce1">
            <text:p>107.7142857</text:p>
          </table:table-cell>
          <table:table-cell office:value-type="float" office:value="108" table:style-name="ce1">
            <text:p>108</text:p>
          </table:table-cell>
          <table:table-cell office:value-type="float" office:value="108.04675324675324" table:formula="of:=(([.AG3]^2)*[.AG$31])+([.AG3]*[.AH$31])+[.AI$31]" table:style-name="ce1">
            <text:p>108.0467532</text:p>
          </table:table-cell>
          <table:table-cell table:style-name="ce1"/>
          <table:table-cell office:value-type="float" office:value="340" table:style-name="ce1">
            <text:p>340</text:p>
          </table:table-cell>
          <table:table-cell office:value-type="float" office:value="104" table:style-name="ce1">
            <text:p>104</text:p>
          </table:table-cell>
          <table:table-cell office:value-type="float" office:value="103.73896103896104" table:formula="of:=(([.AM3]^2)*[.AM$30])+([.AM3]*[.AN$30])+[.AO$30]" table:style-name="ce1">
            <text:p>103.738961</text:p>
          </table:table-cell>
          <table:table-cell office:value-type="float" office:value="105" table:style-name="ce1">
            <text:p>105</text:p>
          </table:table-cell>
          <table:table-cell office:value-type="float" office:value="105.18441558441558" table:formula="of:=(([.AM3]^2)*[.AM$31])+([.AM3]*[.AN$31])+[.AO$31]" table:style-name="ce1">
            <text:p>105.1844156</text:p>
          </table:table-cell>
          <table:table-cell table:style-name="ce1"/>
          <table:table-cell office:value-type="float" office:value="340" table:style-name="ce1">
            <text:p>340</text:p>
          </table:table-cell>
          <table:table-cell office:value-type="float" office:value="101" table:style-name="ce1">
            <text:p>101</text:p>
          </table:table-cell>
          <table:table-cell office:value-type="float" office:value="100.82532467532465" table:formula="of:=(([.AS3]^2)*[.AS$30])+([.AS3]*[.AT$30])+[.AU$30]" table:style-name="ce1">
            <text:p>100.8253247</text:p>
          </table:table-cell>
          <table:table-cell office:value-type="float" office:value="102" table:style-name="ce1">
            <text:p>102</text:p>
          </table:table-cell>
          <table:table-cell office:value-type="float" office:value="101.69350649350648" table:formula="of:=(([.AS3]^2)*[.AS$31])+([.AS3]*[.AT$31])+[.AU$31]" table:style-name="ce1">
            <text:p>101.6935065</text:p>
          </table:table-cell>
          <table:table-cell table:style-name="ce1"/>
          <table:table-cell office:value-type="float" office:value="340" table:style-name="ce1">
            <text:p>340</text:p>
          </table:table-cell>
          <table:table-cell office:value-type="float" office:value="121" table:style-name="ce1">
            <text:p>121</text:p>
          </table:table-cell>
          <table:table-cell office:value-type="float" office:value="121.20519480519481" table:formula="of:=(([.AY3]^2)*[.AY$30])+([.AY3]*[.AZ$30])+[.BA$30]" table:style-name="ce1">
            <text:p>121.2051948</text:p>
          </table:table-cell>
          <table:table-cell office:value-type="float" office:value="122" table:style-name="ce1">
            <text:p>122</text:p>
          </table:table-cell>
          <table:table-cell office:value-type="float" office:value="122.1668831168831" table:formula="of:=(([.AY3]^2)*[.AY$31])+([.AY3]*[.AZ$31])+[.BA$31]" table:style-name="ce1">
            <text:p>122.1668831</text:p>
          </table:table-cell>
          <table:table-cell table:style-name="ce1"/>
          <table:table-cell office:value-type="float" office:value="340" table:style-name="ce1">
            <text:p>340</text:p>
          </table:table-cell>
          <table:table-cell office:value-type="float" office:value="169.60821428571424" table:formula="of:=1.23*[.X3]" table:style-name="ce1">
            <text:p>169.6082143</text:p>
          </table:table-cell>
          <table:table-cell table:number-columns-repeated="4" table:style-name="ce1"/>
          <table:table-cell office:value-type="float" office:value="340" table:style-name="ce1">
            <text:p>340</text:p>
          </table:table-cell>
          <table:table-cell office:value-type="float" office:value="141.06742207792209" table:formula="of:=1.23*[.AE3]" table:style-name="ce1">
            <text:p>141.0674221</text:p>
          </table:table-cell>
          <table:table-cell table:number-columns-repeated="4" table:style-name="ce1"/>
          <table:table-cell office:value-type="float" office:value="340" table:style-name="ce1">
            <text:p>340</text:p>
          </table:table-cell>
          <table:table-cell office:value-type="float" office:value="132.89750649350648" table:formula="of:=1.23*[.AK3]" table:style-name="ce1">
            <text:p>132.8975065</text:p>
          </table:table-cell>
          <table:table-cell table:number-columns-repeated="4" table:style-name="ce1"/>
          <table:table-cell office:value-type="float" office:value="340" table:style-name="ce1">
            <text:p>340</text:p>
          </table:table-cell>
          <table:table-cell office:value-type="float" office:value="129.37683116883116" table:formula="of:=1.23*[.AQ3]" table:style-name="ce1">
            <text:p>129.3768312</text:p>
          </table:table-cell>
          <table:table-cell table:number-columns-repeated="4" table:style-name="ce1"/>
          <table:table-cell office:value-type="float" office:value="340" table:style-name="ce1">
            <text:p>340</text:p>
          </table:table-cell>
          <table:table-cell office:value-type="float" office:value="125.08301298701296" table:formula="of:=1.23*[.AW3]" table:style-name="ce1">
            <text:p>125.083013</text:p>
          </table:table-cell>
          <table:table-cell table:number-columns-repeated="4" table:style-name="ce1"/>
          <table:table-cell office:value-type="float" office:value="340" table:style-name="ce1">
            <text:p>340</text:p>
          </table:table-cell>
          <table:table-cell office:value-type="float" office:value="150.2652662337662" table:formula="of:=1.23*[.BC3]" table:style-name="ce1">
            <text:p>150.2652662</text:p>
          </table:table-cell>
          <table:table-cell table:number-columns-repeated="4" table:style-name="ce1"/>
          <table:table-cell office:value-type="float" office:value="340" table:style-name="ce1">
            <text:p>340</text:p>
          </table:table-cell>
          <table:table-cell office:value-type="float" office:value="129.59852597402596" table:formula="of:=1.13*[.AE3]" table:style-name="ce1">
            <text:p>129.598526</text:p>
          </table:table-cell>
          <table:table-cell table:number-columns-repeated="4" table:style-name="ce1"/>
          <table:table-cell office:value-type="float" office:value="340" table:style-name="ce1">
            <text:p>340</text:p>
          </table:table-cell>
          <table:table-cell office:value-type="float" office:value="122.09283116883115" table:formula="of:=1.13*[.AK3]" table:style-name="ce1">
            <text:p>122.0928312</text:p>
          </table:table-cell>
          <table:table-cell table:number-columns-repeated="4" table:style-name="ce1"/>
          <table:table-cell office:value-type="float" office:value="340" table:style-name="ce1">
            <text:p>340</text:p>
          </table:table-cell>
          <table:table-cell office:value-type="float" office:value="118.85838961038959" table:formula="of:=1.13*[.AQ3]" table:style-name="ce1">
            <text:p>118.8583896</text:p>
          </table:table-cell>
          <table:table-cell table:number-columns-repeated="4" table:style-name="ce1"/>
          <table:table-cell office:value-type="float" office:value="340" table:style-name="ce1">
            <text:p>340</text:p>
          </table:table-cell>
          <table:table-cell office:value-type="float" office:value="135" table:style-name="ce1">
            <text:p>135</text:p>
          </table:table-cell>
          <table:table-cell office:value-type="float" office:value="135.07701863354038" table:formula="of:=(([.DG3]^2)*[.$DG$29])+([.DM3]*[.$DH$29])+[.$DI$29]" table:style-name="ce1">
            <text:p>135.0770186</text:p>
          </table:table-cell>
          <table:table-cell table:number-columns-repeated="3" table:style-name="ce1"/>
          <table:table-cell office:value-type="float" office:value="340" table:style-name="ce1">
            <text:p>340</text:p>
          </table:table-cell>
          <table:table-cell office:value-type="float" office:value="164" table:style-name="ce1">
            <text:p>164</text:p>
          </table:table-cell>
          <table:table-cell office:value-type="float" office:value="164.39220779220776" table:formula="of:=(([.DM3]^2)*[.$DM$29])+([.DM3]*[.$DN$29])+[.$DO$29]" table:style-name="ce1">
            <text:p>164.3922078</text:p>
          </table:table-cell>
          <table:table-cell table:number-columns-repeated="16265"/>
        </table:table-row>
        <table:table-row table:style-name="ro1">
          <table:table-cell table:style-name="ce1"/>
          <table:table-cell office:value-type="float" office:value="350" table:style-name="ce1">
            <text:p>350</text:p>
          </table:table-cell>
          <table:table-cell office:value-type="float" office:value="131.5115704032809" table:formula="of:=1.13*[.AE4]" table:style-name="ce1">
            <text:p>131.5115704</text:p>
          </table:table-cell>
          <table:table-cell table:number-columns-repeated="4" table:style-name="ce1"/>
          <table:table-cell office:value-type="float" office:value="350" table:style-name="ce1">
            <text:p>350</text:p>
          </table:table-cell>
          <table:table-cell office:value-type="float" office:value="123.91473410799725" table:formula="of:=1.13*[.AK4]" table:style-name="ce1">
            <text:p>123.9147341</text:p>
          </table:table-cell>
          <table:table-cell table:number-columns-repeated="4" table:style-name="ce1"/>
          <table:table-cell office:value-type="float" office:value="350" table:style-name="ce1">
            <text:p>350</text:p>
          </table:table-cell>
          <table:table-cell office:value-type="float" office:value="120.54620642515378" table:formula="of:=1.13*[.AQ4]" table:style-name="ce1">
            <text:p>120.5462064</text:p>
          </table:table-cell>
          <table:table-cell table:number-columns-repeated="4" table:style-name="ce1"/>
          <table:table-cell office:value-type="float" office:value="350" table:style-name="ce1">
            <text:p>350</text:p>
          </table:table-cell>
          <table:table-cell office:value-type="float" office:value="139" table:style-name="ce1">
            <text:p>139</text:p>
          </table:table-cell>
          <table:table-cell office:value-type="float" office:value="139.03947368421052" table:formula="of:=(([.T4]^2)*[.T$30])+([.T4]*[.U$30])+[.V$30]" table:style-name="ce1">
            <text:p>139.0394737</text:p>
          </table:table-cell>
          <table:table-cell office:value-type="float" office:value="140" table:style-name="ce1">
            <text:p>140</text:p>
          </table:table-cell>
          <table:table-cell office:value-type="float" office:value="139.99661654135338" table:formula="of:=(([.T4]^2)*[.T$31])+([.T4]*[.U$31])+[.V$31]" table:style-name="ce1">
            <text:p>139.9966165</text:p>
          </table:table-cell>
          <table:table-cell office:value-type="float" office:value="0.95714285714285552" table:formula="of:=[.X4]-[.V4]" table:style-name="ce1">
            <text:p>0.957142857</text:p>
          </table:table-cell>
          <table:table-cell table:style-name="ce1"/>
          <table:table-cell office:value-type="float" office:value="350" table:style-name="ce1">
            <text:p>350</text:p>
          </table:table-cell>
          <table:table-cell office:value-type="float" office:value="116" table:style-name="ce1">
            <text:p>116</text:p>
          </table:table-cell>
          <table:table-cell office:value-type="float" office:value="115.67529049897469" table:formula="of:=(([.AA4]^2)*[.AA$30])+([.AA4]*[.AB$30])+[.AC$30]" table:style-name="ce1">
            <text:p>115.6752905</text:p>
          </table:table-cell>
          <table:table-cell office:value-type="float" office:value="116" table:style-name="ce1">
            <text:p>116</text:p>
          </table:table-cell>
          <table:table-cell office:value-type="float" office:value="116.38192071086807" table:formula="of:=(([.AA4]^2)*[.AA$31])+([.AA4]*[.AB$31])+[.AC$31]" table:style-name="ce1">
            <text:p>116.3819207</text:p>
          </table:table-cell>
          <table:table-cell table:style-name="ce1"/>
          <table:table-cell office:value-type="float" office:value="350" table:style-name="ce1">
            <text:p>350</text:p>
          </table:table-cell>
          <table:table-cell office:value-type="float" office:value="109" table:style-name="ce1">
            <text:p>109</text:p>
          </table:table-cell>
          <table:table-cell office:value-type="float" office:value="109.27969924812029" table:formula="of:=(([.AG4]^2)*[.AG$30])+([.AG4]*[.AH$30])+[.AI$30]" table:style-name="ce1">
            <text:p>109.2796992</text:p>
          </table:table-cell>
          <table:table-cell office:value-type="float" office:value="110" table:style-name="ce1">
            <text:p>110</text:p>
          </table:table-cell>
          <table:table-cell office:value-type="float" office:value="109.65905673274094" table:formula="of:=(([.AG4]^2)*[.AG$31])+([.AG4]*[.AH$31])+[.AI$31]" table:style-name="ce1">
            <text:p>109.6590567</text:p>
          </table:table-cell>
          <table:table-cell table:style-name="ce1"/>
          <table:table-cell office:value-type="float" office:value="350" table:style-name="ce1">
            <text:p>350</text:p>
          </table:table-cell>
          <table:table-cell office:value-type="float" office:value="105" table:style-name="ce1">
            <text:p>105</text:p>
          </table:table-cell>
          <table:table-cell office:value-type="float" office:value="105.28755980861243" table:formula="of:=(([.AM4]^2)*[.AM$30])+([.AM4]*[.AN$30])+[.AO$30]" table:style-name="ce1">
            <text:p>105.2875598</text:p>
          </table:table-cell>
          <table:table-cell office:value-type="float" office:value="107" table:style-name="ce1">
            <text:p>107</text:p>
          </table:table-cell>
          <table:table-cell office:value-type="float" office:value="106.67805878332194" table:formula="of:=(([.AM4]^2)*[.AM$31])+([.AM4]*[.AN$31])+[.AO$31]" table:style-name="ce1">
            <text:p>106.6780588</text:p>
          </table:table-cell>
          <table:table-cell table:style-name="ce1"/>
          <table:table-cell office:value-type="float" office:value="350" table:style-name="ce1">
            <text:p>350</text:p>
          </table:table-cell>
          <table:table-cell office:value-type="float" office:value="102" table:style-name="ce1">
            <text:p>102</text:p>
          </table:table-cell>
          <table:table-cell office:value-type="float" office:value="102.34740259740258" table:formula="of:=(([.AS4]^2)*[.AS$30])+([.AS4]*[.AT$30])+[.AU$30]" table:style-name="ce1">
            <text:p>102.3474026</text:p>
          </table:table-cell>
          <table:table-cell office:value-type="float" office:value="103" table:style-name="ce1">
            <text:p>103</text:p>
          </table:table-cell>
          <table:table-cell office:value-type="float" office:value="103.1887901572112" table:formula="of:=(([.AS4]^2)*[.AS$31])+([.AS4]*[.AT$31])+[.AU$31]" table:style-name="ce1">
            <text:p>103.1887902</text:p>
          </table:table-cell>
          <table:table-cell table:style-name="ce1"/>
          <table:table-cell office:value-type="float" office:value="350" table:style-name="ce1">
            <text:p>350</text:p>
          </table:table-cell>
          <table:table-cell office:value-type="float" office:value="123" table:style-name="ce1">
            <text:p>123</text:p>
          </table:table-cell>
          <table:table-cell office:value-type="float" office:value="123.03362952836638" table:formula="of:=(([.AY4]^2)*[.AY$30])+([.AY4]*[.AZ$30])+[.BA$30]" table:style-name="ce1">
            <text:p>123.0336295</text:p>
          </table:table-cell>
          <table:table-cell office:value-type="float" office:value="124" table:style-name="ce1">
            <text:p>124</text:p>
          </table:table-cell>
          <table:table-cell office:value-type="float" office:value="124.00666438824331" table:formula="of:=(([.AY4]^2)*[.AY$31])+([.AY4]*[.AZ$31])+[.BA$31]" table:style-name="ce1">
            <text:p>124.0066644</text:p>
          </table:table-cell>
          <table:table-cell table:style-name="ce1"/>
          <table:table-cell office:value-type="float" office:value="350" table:style-name="ce1">
            <text:p>350</text:p>
          </table:table-cell>
          <table:table-cell office:value-type="float" office:value="172.19583834586464" table:formula="of:=1.23*[.X4]" table:style-name="ce1">
            <text:p>172.1958383</text:p>
          </table:table-cell>
          <table:table-cell table:number-columns-repeated="4" table:style-name="ce1"/>
          <table:table-cell office:value-type="float" office:value="350" table:style-name="ce1">
            <text:p>350</text:p>
          </table:table-cell>
          <table:table-cell office:value-type="float" office:value="143.14976247436772" table:formula="of:=1.23*[.AE4]" table:style-name="ce1">
            <text:p>143.1497625</text:p>
          </table:table-cell>
          <table:table-cell table:number-columns-repeated="4" table:style-name="ce1"/>
          <table:table-cell office:value-type="float" office:value="350" table:style-name="ce1">
            <text:p>350</text:p>
          </table:table-cell>
          <table:table-cell office:value-type="float" office:value="134.88063978127136" table:formula="of:=1.23*[.AK4]" table:style-name="ce1">
            <text:p>134.8806398</text:p>
          </table:table-cell>
          <table:table-cell table:number-columns-repeated="4" table:style-name="ce1"/>
          <table:table-cell office:value-type="float" office:value="350" table:style-name="ce1">
            <text:p>350</text:p>
          </table:table-cell>
          <table:table-cell office:value-type="float" office:value="131.21401230348599" table:formula="of:=1.23*[.AQ4]" table:style-name="ce1">
            <text:p>131.2140123</text:p>
          </table:table-cell>
          <table:table-cell table:number-columns-repeated="4" table:style-name="ce1"/>
          <table:table-cell office:value-type="float" office:value="350" table:style-name="ce1">
            <text:p>350</text:p>
          </table:table-cell>
          <table:table-cell office:value-type="float" office:value="126.92221189336978" table:formula="of:=1.23*[.AW4]" table:style-name="ce1">
            <text:p>126.9222119</text:p>
          </table:table-cell>
          <table:table-cell table:number-columns-repeated="4" table:style-name="ce1"/>
          <table:table-cell office:value-type="float" office:value="350" table:style-name="ce1">
            <text:p>350</text:p>
          </table:table-cell>
          <table:table-cell office:value-type="float" office:value="152.52819719753927" table:formula="of:=1.23*[.BC4]" table:style-name="ce1">
            <text:p>152.5281972</text:p>
          </table:table-cell>
          <table:table-cell table:number-columns-repeated="4" table:style-name="ce1"/>
          <table:table-cell office:value-type="float" office:value="350" table:style-name="ce1">
            <text:p>350</text:p>
          </table:table-cell>
          <table:table-cell office:value-type="float" office:value="131.5115704032809" table:formula="of:=1.13*[.AE4]" table:style-name="ce1">
            <text:p>131.5115704</text:p>
          </table:table-cell>
          <table:table-cell table:number-columns-repeated="4" table:style-name="ce1"/>
          <table:table-cell office:value-type="float" office:value="350" table:style-name="ce1">
            <text:p>350</text:p>
          </table:table-cell>
          <table:table-cell office:value-type="float" office:value="123.91473410799725" table:formula="of:=1.13*[.AK4]" table:style-name="ce1">
            <text:p>123.9147341</text:p>
          </table:table-cell>
          <table:table-cell table:number-columns-repeated="4" table:style-name="ce1"/>
          <table:table-cell office:value-type="float" office:value="350" table:style-name="ce1">
            <text:p>350</text:p>
          </table:table-cell>
          <table:table-cell office:value-type="float" office:value="120.54620642515378" table:formula="of:=1.13*[.AQ4]" table:style-name="ce1">
            <text:p>120.5462064</text:p>
          </table:table-cell>
          <table:table-cell table:number-columns-repeated="4" table:style-name="ce1"/>
          <table:table-cell office:value-type="float" office:value="350" table:style-name="ce1">
            <text:p>350</text:p>
          </table:table-cell>
          <table:table-cell office:value-type="float" office:value="137" table:style-name="ce1">
            <text:p>137</text:p>
          </table:table-cell>
          <table:table-cell office:value-type="float" office:value="136.9783708282564" table:formula="of:=(([.DG4]^2)*[.$DG$29])+([.DM4]*[.$DH$29])+[.$DI$29]" table:style-name="ce1">
            <text:p>136.9783708</text:p>
          </table:table-cell>
          <table:table-cell table:number-columns-repeated="3" table:style-name="ce1"/>
          <table:table-cell office:value-type="float" office:value="350" table:style-name="ce1">
            <text:p>350</text:p>
          </table:table-cell>
          <table:table-cell office:value-type="float" office:value="167" table:style-name="ce1">
            <text:p>167</text:p>
          </table:table-cell>
          <table:table-cell office:value-type="float" office:value="166.70512645249485" table:formula="of:=(([.DM4]^2)*[.$DM$29])+([.DM4]*[.$DN$29])+[.$DO$29]" table:style-name="ce1">
            <text:p>166.7051265</text:p>
          </table:table-cell>
          <table:table-cell table:number-columns-repeated="16265"/>
        </table:table-row>
        <table:table-row table:style-name="ro1">
          <table:table-cell table:style-name="ce1"/>
          <table:table-cell office:value-type="float" office:value="360" table:style-name="ce1">
            <text:p>360</text:p>
          </table:table-cell>
          <table:table-cell office:value-type="float" office:value="133.39642276144906" table:formula="of:=1.13*[.AE5]" table:style-name="ce1">
            <text:p>133.3964228</text:p>
          </table:table-cell>
          <table:table-cell table:number-columns-repeated="4" table:style-name="ce1"/>
          <table:table-cell office:value-type="float" office:value="360" table:style-name="ce1">
            <text:p>360</text:p>
          </table:table-cell>
          <table:table-cell office:value-type="float" office:value="125.70960355434038" table:formula="of:=1.13*[.AK5]" table:style-name="ce1">
            <text:p>125.7096036</text:p>
          </table:table-cell>
          <table:table-cell table:number-columns-repeated="4" table:style-name="ce1"/>
          <table:table-cell office:value-type="float" office:value="360" table:style-name="ce1">
            <text:p>360</text:p>
          </table:table-cell>
          <table:table-cell office:value-type="float" office:value="122.21471360218729" table:formula="of:=1.13*[.AQ5]" table:style-name="ce1">
            <text:p>122.2147136</text:p>
          </table:table-cell>
          <table:table-cell table:number-columns-repeated="4" table:style-name="ce1"/>
          <table:table-cell office:value-type="float" office:value="360" table:style-name="ce1">
            <text:p>360</text:p>
          </table:table-cell>
          <table:table-cell office:value-type="float" office:value="141" table:style-name="ce1">
            <text:p>141</text:p>
          </table:table-cell>
          <table:table-cell office:value-type="float" office:value="140.9765664160401" table:formula="of:=(([.T5]^2)*[.T$30])+([.T5]*[.U$30])+[.V$30]" table:style-name="ce1">
            <text:p>140.9765664</text:p>
          </table:table-cell>
          <table:table-cell office:value-type="float" office:value="142" table:style-name="ce1">
            <text:p>142</text:p>
          </table:table-cell>
          <table:table-cell office:value-type="float" office:value="142.06654135338346" table:formula="of:=(([.T5]^2)*[.T$31])+([.T5]*[.U$31])+[.V$31]" table:style-name="ce1">
            <text:p>142.0665414</text:p>
          </table:table-cell>
          <table:table-cell office:value-type="float" office:value="1.0899749373433565" table:formula="of:=[.X5]-[.V5]" table:style-name="ce1">
            <text:p>1.089974937</text:p>
          </table:table-cell>
          <table:table-cell table:style-name="ce1"/>
          <table:table-cell office:value-type="float" office:value="360" table:style-name="ce1">
            <text:p>360</text:p>
          </table:table-cell>
          <table:table-cell office:value-type="float" office:value="117" table:style-name="ce1">
            <text:p>117</text:p>
          </table:table-cell>
          <table:table-cell office:value-type="float" office:value="117.30885167464113" table:formula="of:=(([.AA5]^2)*[.AA$30])+([.AA5]*[.AB$30])+[.AC$30]" table:style-name="ce1">
            <text:p>117.3088517</text:p>
          </table:table-cell>
          <table:table-cell office:value-type="float" office:value="118" table:style-name="ce1">
            <text:p>118</text:p>
          </table:table-cell>
          <table:table-cell office:value-type="float" office:value="118.04993164730006" table:formula="of:=(([.AA5]^2)*[.AA$31])+([.AA5]*[.AB$31])+[.AC$31]" table:style-name="ce1">
            <text:p>118.0499316</text:p>
          </table:table-cell>
          <table:table-cell table:style-name="ce1"/>
          <table:table-cell office:value-type="float" office:value="360" table:style-name="ce1">
            <text:p>360</text:p>
          </table:table-cell>
          <table:table-cell office:value-type="float" office:value="111" table:style-name="ce1">
            <text:p>111</text:p>
          </table:table-cell>
          <table:table-cell office:value-type="float" office:value="110.82255639097743" table:formula="of:=(([.AG5]^2)*[.AG$30])+([.AG5]*[.AH$30])+[.AI$30]" table:style-name="ce1">
            <text:p>110.8225564</text:p>
          </table:table-cell>
          <table:table-cell office:value-type="float" office:value="111" table:style-name="ce1">
            <text:p>111</text:p>
          </table:table-cell>
          <table:table-cell office:value-type="float" office:value="111.24743677375255" table:formula="of:=(([.AG5]^2)*[.AG$31])+([.AG5]*[.AH$31])+[.AI$31]" table:style-name="ce1">
            <text:p>111.2474368</text:p>
          </table:table-cell>
          <table:table-cell table:style-name="ce1"/>
          <table:table-cell office:value-type="float" office:value="360" table:style-name="ce1">
            <text:p>360</text:p>
          </table:table-cell>
          <table:table-cell office:value-type="float" office:value="107" table:style-name="ce1">
            <text:p>107</text:p>
          </table:table-cell>
          <table:table-cell office:value-type="float" office:value="106.81246297562087" table:formula="of:=(([.AM5]^2)*[.AM$30])+([.AM5]*[.AN$30])+[.AO$30]" table:style-name="ce1">
            <text:p>106.812463</text:p>
          </table:table-cell>
          <table:table-cell office:value-type="float" office:value="108" table:style-name="ce1">
            <text:p>108</text:p>
          </table:table-cell>
          <table:table-cell office:value-type="float" office:value="108.1546138072454" table:formula="of:=(([.AM5]^2)*[.AM$31])+([.AM5]*[.AN$31])+[.AO$31]" table:style-name="ce1">
            <text:p>108.1546138</text:p>
          </table:table-cell>
          <table:table-cell table:style-name="ce1"/>
          <table:table-cell office:value-type="float" office:value="360" table:style-name="ce1">
            <text:p>360</text:p>
          </table:table-cell>
          <table:table-cell office:value-type="float" office:value="104" table:style-name="ce1">
            <text:p>104</text:p>
          </table:table-cell>
          <table:table-cell office:value-type="float" office:value="103.84430394167236" table:formula="of:=(([.AS5]^2)*[.AS$30])+([.AS5]*[.AT$30])+[.AU$30]" table:style-name="ce1">
            <text:p>103.8443039</text:p>
          </table:table-cell>
          <table:table-cell office:value-type="float" office:value="105" table:style-name="ce1">
            <text:p>105</text:p>
          </table:table-cell>
          <table:table-cell office:value-type="float" office:value="104.66128958760535" table:formula="of:=(([.AS5]^2)*[.AS$31])+([.AS5]*[.AT$31])+[.AU$31]" table:style-name="ce1">
            <text:p>104.6612896</text:p>
          </table:table-cell>
          <table:table-cell table:style-name="ce1"/>
          <table:table-cell office:value-type="float" office:value="360" table:style-name="ce1">
            <text:p>360</text:p>
          </table:table-cell>
          <table:table-cell office:value-type="float" office:value="125" table:style-name="ce1">
            <text:p>125</text:p>
          </table:table-cell>
          <table:table-cell office:value-type="float" office:value="124.83267259056733" table:formula="of:=(([.AY5]^2)*[.AY$30])+([.AY5]*[.AZ$30])+[.BA$30]" table:style-name="ce1">
            <text:p>124.8326726</text:p>
          </table:table-cell>
          <table:table-cell office:value-type="float" office:value="126" table:style-name="ce1">
            <text:p>126</text:p>
          </table:table-cell>
          <table:table-cell office:value-type="float" office:value="125.81671223513327" table:formula="of:=(([.AY5]^2)*[.AY$31])+([.AY5]*[.AZ$31])+[.BA$31]" table:style-name="ce1">
            <text:p>125.8167122</text:p>
          </table:table-cell>
          <table:table-cell table:style-name="ce1"/>
          <table:table-cell office:value-type="float" office:value="360" table:style-name="ce1">
            <text:p>360</text:p>
          </table:table-cell>
          <table:table-cell office:value-type="float" office:value="174.74184586466166" table:formula="of:=1.23*[.X5]" table:style-name="ce1">
            <text:p>174.7418459</text:p>
          </table:table-cell>
          <table:table-cell table:number-columns-repeated="4" table:style-name="ce1"/>
          <table:table-cell office:value-type="float" office:value="360" table:style-name="ce1">
            <text:p>360</text:p>
          </table:table-cell>
          <table:table-cell office:value-type="float" office:value="145.20141592617907" table:formula="of:=1.23*[.AE5]" table:style-name="ce1">
            <text:p>145.2014159</text:p>
          </table:table-cell>
          <table:table-cell table:number-columns-repeated="4" table:style-name="ce1"/>
          <table:table-cell office:value-type="float" office:value="360" table:style-name="ce1">
            <text:p>360</text:p>
          </table:table-cell>
          <table:table-cell office:value-type="float" office:value="136.83434723171564" table:formula="of:=1.23*[.AK5]" table:style-name="ce1">
            <text:p>136.8343472</text:p>
          </table:table-cell>
          <table:table-cell table:number-columns-repeated="4" table:style-name="ce1"/>
          <table:table-cell office:value-type="float" office:value="360" table:style-name="ce1">
            <text:p>360</text:p>
          </table:table-cell>
          <table:table-cell office:value-type="float" office:value="133.03017498291183" table:formula="of:=1.23*[.AQ5]" table:style-name="ce1">
            <text:p>133.030175</text:p>
          </table:table-cell>
          <table:table-cell table:number-columns-repeated="4" table:style-name="ce1"/>
          <table:table-cell office:value-type="float" office:value="360" table:style-name="ce1">
            <text:p>360</text:p>
          </table:table-cell>
          <table:table-cell office:value-type="float" office:value="128.73338619275458" table:formula="of:=1.23*[.AW5]" table:style-name="ce1">
            <text:p>128.7333862</text:p>
          </table:table-cell>
          <table:table-cell table:number-columns-repeated="4" table:style-name="ce1"/>
          <table:table-cell office:value-type="float" office:value="360" table:style-name="ce1">
            <text:p>360</text:p>
          </table:table-cell>
          <table:table-cell office:value-type="float" office:value="154.7545560492139" table:formula="of:=1.23*[.BC5]" table:style-name="ce1">
            <text:p>154.754556</text:p>
          </table:table-cell>
          <table:table-cell table:number-columns-repeated="4" table:style-name="ce1"/>
          <table:table-cell office:value-type="float" office:value="360" table:style-name="ce1">
            <text:p>360</text:p>
          </table:table-cell>
          <table:table-cell office:value-type="float" office:value="133.39642276144906" table:formula="of:=1.13*[.AE5]" table:style-name="ce1">
            <text:p>133.3964228</text:p>
          </table:table-cell>
          <table:table-cell table:number-columns-repeated="4" table:style-name="ce1"/>
          <table:table-cell office:value-type="float" office:value="360" table:style-name="ce1">
            <text:p>360</text:p>
          </table:table-cell>
          <table:table-cell office:value-type="float" office:value="125.70960355434038" table:formula="of:=1.13*[.AK5]" table:style-name="ce1">
            <text:p>125.7096036</text:p>
          </table:table-cell>
          <table:table-cell table:number-columns-repeated="4" table:style-name="ce1"/>
          <table:table-cell office:value-type="float" office:value="360" table:style-name="ce1">
            <text:p>360</text:p>
          </table:table-cell>
          <table:table-cell office:value-type="float" office:value="122.21471360218729" table:formula="of:=1.13*[.AQ5]" table:style-name="ce1">
            <text:p>122.2147136</text:p>
          </table:table-cell>
          <table:table-cell table:number-columns-repeated="4" table:style-name="ce1"/>
          <table:table-cell office:value-type="float" office:value="360" table:style-name="ce1">
            <text:p>360</text:p>
          </table:table-cell>
          <table:table-cell office:value-type="float" office:value="139" table:style-name="ce1">
            <text:p>139</text:p>
          </table:table-cell>
          <table:table-cell office:value-type="float" office:value="138.86046539273084" table:formula="of:=(([.DG5]^2)*[.$DG$29])+([.DM5]*[.$DH$29])+[.$DI$29]" table:style-name="ce1">
            <text:p>138.8604654</text:p>
          </table:table-cell>
          <table:table-cell table:number-columns-repeated="3" table:style-name="ce1"/>
          <table:table-cell office:value-type="float" office:value="360" table:style-name="ce1">
            <text:p>360</text:p>
          </table:table-cell>
          <table:table-cell office:value-type="float" office:value="169" table:style-name="ce1">
            <text:p>169</text:p>
          </table:table-cell>
          <table:table-cell office:value-type="float" office:value="169.0036910457963" table:formula="of:=(([.DM5]^2)*[.$DM$29])+([.DM5]*[.$DN$29])+[.$DO$29]" table:style-name="ce1">
            <text:p>169.003691</text:p>
          </table:table-cell>
          <table:table-cell table:number-columns-repeated="16265"/>
        </table:table-row>
        <table:table-row table:style-name="ro1">
          <table:table-cell table:style-name="ce1"/>
          <table:table-cell office:value-type="float" office:value="370" table:style-name="ce1">
            <text:p>370</text:p>
          </table:table-cell>
          <table:table-cell office:value-type="float" office:value="135.25308304853041" table:formula="of:=1.13*[.AE6]" table:style-name="ce1">
            <text:p>135.253083</text:p>
          </table:table-cell>
          <table:table-cell table:number-columns-repeated="4" table:style-name="ce1"/>
          <table:table-cell office:value-type="float" office:value="370" table:style-name="ce1">
            <text:p>370</text:p>
          </table:table-cell>
          <table:table-cell office:value-type="float" office:value="127.47743950786054" table:formula="of:=1.13*[.AK6]" table:style-name="ce1">
            <text:p>127.4774395</text:p>
          </table:table-cell>
          <table:table-cell table:number-columns-repeated="4" table:style-name="ce1"/>
          <table:table-cell office:value-type="float" office:value="370" table:style-name="ce1">
            <text:p>370</text:p>
          </table:table-cell>
          <table:table-cell office:value-type="float" office:value="123.86391114149009" table:formula="of:=1.13*[.AQ6]" table:style-name="ce1">
            <text:p>123.8639111</text:p>
          </table:table-cell>
          <table:table-cell table:number-columns-repeated="4" table:style-name="ce1"/>
          <table:table-cell office:value-type="float" office:value="370" table:style-name="ce1">
            <text:p>370</text:p>
          </table:table-cell>
          <table:table-cell office:value-type="float" office:value="143" table:style-name="ce1">
            <text:p>143</text:p>
          </table:table-cell>
          <table:table-cell office:value-type="float" office:value="142.88984962406016" table:formula="of:=(([.T6]^2)*[.T$30])+([.T6]*[.U$30])+[.V$30]" table:style-name="ce1">
            <text:p>142.8898496</text:p>
          </table:table-cell>
          <table:table-cell office:value-type="float" office:value="144" table:style-name="ce1">
            <text:p>144</text:p>
          </table:table-cell>
          <table:table-cell office:value-type="float" office:value="144.10263157894735" table:formula="of:=(([.T6]^2)*[.T$31])+([.T6]*[.U$31])+[.V$31]" table:style-name="ce1">
            <text:p>144.1026316</text:p>
          </table:table-cell>
          <table:table-cell office:value-type="float" office:value="1.2127819548871912" table:formula="of:=[.X6]-[.V6]" table:style-name="ce1">
            <text:p>1.212781955</text:p>
          </table:table-cell>
          <table:table-cell table:style-name="ce1"/>
          <table:table-cell office:value-type="float" office:value="370" table:style-name="ce1">
            <text:p>370</text:p>
          </table:table-cell>
          <table:table-cell office:value-type="float" office:value="119" table:style-name="ce1">
            <text:p>119</text:p>
          </table:table-cell>
          <table:table-cell office:value-type="float" office:value="118.91951469583047" table:formula="of:=(([.AA6]^2)*[.AA$30])+([.AA6]*[.AB$30])+[.AC$30]" table:style-name="ce1">
            <text:p>118.9195147</text:p>
          </table:table-cell>
          <table:table-cell office:value-type="float" office:value="120" table:style-name="ce1">
            <text:p>120</text:p>
          </table:table-cell>
          <table:table-cell office:value-type="float" office:value="119.692993848257" table:formula="of:=(([.AA6]^2)*[.AA$31])+([.AA6]*[.AB$31])+[.AC$31]" table:style-name="ce1">
            <text:p>119.6929938</text:p>
          </table:table-cell>
          <table:table-cell table:style-name="ce1"/>
          <table:table-cell office:value-type="float" office:value="370" table:style-name="ce1">
            <text:p>370</text:p>
          </table:table-cell>
          <table:table-cell office:value-type="float" office:value="112" table:style-name="ce1">
            <text:p>112</text:p>
          </table:table-cell>
          <table:table-cell office:value-type="float" office:value="112.34285714285713" table:formula="of:=(([.AG6]^2)*[.AG$30])+([.AG6]*[.AH$30])+[.AI$30]" table:style-name="ce1">
            <text:p>112.3428571</text:p>
          </table:table-cell>
          <table:table-cell office:value-type="float" office:value="113" table:style-name="ce1">
            <text:p>113</text:p>
          </table:table-cell>
          <table:table-cell office:value-type="float" office:value="112.81189336978809" table:formula="of:=(([.AG6]^2)*[.AG$31])+([.AG6]*[.AH$31])+[.AI$31]" table:style-name="ce1">
            <text:p>112.8118934</text:p>
          </table:table-cell>
          <table:table-cell table:style-name="ce1"/>
          <table:table-cell office:value-type="float" office:value="370" table:style-name="ce1">
            <text:p>370</text:p>
          </table:table-cell>
          <table:table-cell office:value-type="float" office:value="108" table:style-name="ce1">
            <text:p>108</text:p>
          </table:table-cell>
          <table:table-cell office:value-type="float" office:value="108.31367053998633" table:formula="of:=(([.AM6]^2)*[.AM$30])+([.AM6]*[.AN$30])+[.AO$30]" table:style-name="ce1">
            <text:p>108.3136705</text:p>
          </table:table-cell>
          <table:table-cell office:value-type="float" office:value="110" table:style-name="ce1">
            <text:p>110</text:p>
          </table:table-cell>
          <table:table-cell office:value-type="float" office:value="109.61408065618593" table:formula="of:=(([.AM6]^2)*[.AM$31])+([.AM6]*[.AN$31])+[.AO$31]" table:style-name="ce1">
            <text:p>109.6140807</text:p>
          </table:table-cell>
          <table:table-cell table:style-name="ce1"/>
          <table:table-cell office:value-type="float" office:value="370" table:style-name="ce1">
            <text:p>370</text:p>
          </table:table-cell>
          <table:table-cell office:value-type="float" office:value="105" table:style-name="ce1">
            <text:p>105</text:p>
          </table:table-cell>
          <table:table-cell office:value-type="float" office:value="105.31602870813396" table:formula="of:=(([.AS6]^2)*[.AS$30])+([.AS6]*[.AT$30])+[.AU$30]" table:style-name="ce1">
            <text:p>105.3160287</text:p>
          </table:table-cell>
          <table:table-cell office:value-type="float" office:value="106" table:style-name="ce1">
            <text:p>106</text:p>
          </table:table-cell>
          <table:table-cell office:value-type="float" office:value="106.11100478468899" table:formula="of:=(([.AS6]^2)*[.AS$31])+([.AS6]*[.AT$31])+[.AU$31]" table:style-name="ce1">
            <text:p>106.1110048</text:p>
          </table:table-cell>
          <table:table-cell table:style-name="ce1"/>
          <table:table-cell office:value-type="float" office:value="370" table:style-name="ce1">
            <text:p>370</text:p>
          </table:table-cell>
          <table:table-cell office:value-type="float" office:value="127" table:style-name="ce1">
            <text:p>127</text:p>
          </table:table-cell>
          <table:table-cell office:value-type="float" office:value="126.60232399179768" table:formula="of:=(([.AY6]^2)*[.AY$30])+([.AY6]*[.AZ$30])+[.BA$30]" table:style-name="ce1">
            <text:p>126.602324</text:p>
          </table:table-cell>
          <table:table-cell office:value-type="float" office:value="128" table:style-name="ce1">
            <text:p>128</text:p>
          </table:table-cell>
          <table:table-cell office:value-type="float" office:value="127.59702665755295" table:formula="of:=(([.AY6]^2)*[.AY$31])+([.AY6]*[.AZ$31])+[.BA$31]" table:style-name="ce1">
            <text:p>127.5970267</text:p>
          </table:table-cell>
          <table:table-cell table:style-name="ce1"/>
          <table:table-cell office:value-type="float" office:value="370" table:style-name="ce1">
            <text:p>370</text:p>
          </table:table-cell>
          <table:table-cell office:value-type="float" office:value="177.24623684210525" table:formula="of:=1.23*[.X6]" table:style-name="ce1">
            <text:p>177.2462368</text:p>
          </table:table-cell>
          <table:table-cell table:number-columns-repeated="4" table:style-name="ce1"/>
          <table:table-cell office:value-type="float" office:value="370" table:style-name="ce1">
            <text:p>370</text:p>
          </table:table-cell>
          <table:table-cell office:value-type="float" office:value="147.2223824333561" table:formula="of:=1.23*[.AE6]" table:style-name="ce1">
            <text:p>147.2223824</text:p>
          </table:table-cell>
          <table:table-cell table:number-columns-repeated="4" table:style-name="ce1"/>
          <table:table-cell office:value-type="float" office:value="370" table:style-name="ce1">
            <text:p>370</text:p>
          </table:table-cell>
          <table:table-cell office:value-type="float" office:value="138.75862884483936" table:formula="of:=1.23*[.AK6]" table:style-name="ce1">
            <text:p>138.7586288</text:p>
          </table:table-cell>
          <table:table-cell table:number-columns-repeated="4" table:style-name="ce1"/>
          <table:table-cell office:value-type="float" office:value="370" table:style-name="ce1">
            <text:p>370</text:p>
          </table:table-cell>
          <table:table-cell office:value-type="float" office:value="134.82531920710869" table:formula="of:=1.23*[.AQ6]" table:style-name="ce1">
            <text:p>134.8253192</text:p>
          </table:table-cell>
          <table:table-cell table:number-columns-repeated="4" table:style-name="ce1"/>
          <table:table-cell office:value-type="float" office:value="370" table:style-name="ce1">
            <text:p>370</text:p>
          </table:table-cell>
          <table:table-cell office:value-type="float" office:value="130.51653588516746" table:formula="of:=1.23*[.AW6]" table:style-name="ce1">
            <text:p>130.5165359</text:p>
          </table:table-cell>
          <table:table-cell table:number-columns-repeated="4" table:style-name="ce1"/>
          <table:table-cell office:value-type="float" office:value="370" table:style-name="ce1">
            <text:p>370</text:p>
          </table:table-cell>
          <table:table-cell office:value-type="float" office:value="156.94434278879012" table:formula="of:=1.23*[.BC6]" table:style-name="ce1">
            <text:p>156.9443428</text:p>
          </table:table-cell>
          <table:table-cell table:number-columns-repeated="4" table:style-name="ce1"/>
          <table:table-cell office:value-type="float" office:value="370" table:style-name="ce1">
            <text:p>370</text:p>
          </table:table-cell>
          <table:table-cell office:value-type="float" office:value="135.25308304853041" table:formula="of:=1.13*[.AE6]" table:style-name="ce1">
            <text:p>135.253083</text:p>
          </table:table-cell>
          <table:table-cell table:number-columns-repeated="4" table:style-name="ce1"/>
          <table:table-cell office:value-type="float" office:value="370" table:style-name="ce1">
            <text:p>370</text:p>
          </table:table-cell>
          <table:table-cell office:value-type="float" office:value="127.47743950786054" table:formula="of:=1.13*[.AK6]" table:style-name="ce1">
            <text:p>127.4774395</text:p>
          </table:table-cell>
          <table:table-cell table:number-columns-repeated="4" table:style-name="ce1"/>
          <table:table-cell office:value-type="float" office:value="370" table:style-name="ce1">
            <text:p>370</text:p>
          </table:table-cell>
          <table:table-cell office:value-type="float" office:value="123.86391114149009" table:formula="of:=1.13*[.AQ6]" table:style-name="ce1">
            <text:p>123.8639111</text:p>
          </table:table-cell>
          <table:table-cell table:number-columns-repeated="4" table:style-name="ce1"/>
          <table:table-cell office:value-type="float" office:value="370" table:style-name="ce1">
            <text:p>370</text:p>
          </table:table-cell>
          <table:table-cell office:value-type="float" office:value="141" table:style-name="ce1">
            <text:p>141</text:p>
          </table:table-cell>
          <table:table-cell office:value-type="float" office:value="140.72330232696365" table:formula="of:=(([.DG6]^2)*[.$DG$29])+([.DM6]*[.$DH$29])+[.$DI$29]" table:style-name="ce1">
            <text:p>140.7233023</text:p>
          </table:table-cell>
          <table:table-cell table:number-columns-repeated="3" table:style-name="ce1"/>
          <table:table-cell office:value-type="float" office:value="370" table:style-name="ce1">
            <text:p>370</text:p>
          </table:table-cell>
          <table:table-cell office:value-type="float" office:value="171" table:style-name="ce1">
            <text:p>171</text:p>
          </table:table-cell>
          <table:table-cell office:value-type="float" office:value="171.28790157211208" table:formula="of:=(([.DM6]^2)*[.$DM$29])+([.DM6]*[.$DN$29])+[.$DO$29]" table:style-name="ce1">
            <text:p>171.2879016</text:p>
          </table:table-cell>
          <table:table-cell table:number-columns-repeated="16265"/>
        </table:table-row>
        <table:table-row table:style-name="ro1">
          <table:table-cell table:style-name="ce1"/>
          <table:table-cell office:value-type="float" office:value="380" table:style-name="ce1">
            <text:p>380</text:p>
          </table:table-cell>
          <table:table-cell office:value-type="float" office:value="137.08155126452493" table:formula="of:=1.13*[.AE7]" table:style-name="ce1">
            <text:p>137.0815513</text:p>
          </table:table-cell>
          <table:table-cell table:number-columns-repeated="4" table:style-name="ce1"/>
          <table:table-cell office:value-type="float" office:value="380" table:style-name="ce1">
            <text:p>380</text:p>
          </table:table-cell>
          <table:table-cell office:value-type="float" office:value="129.21824196855772" table:formula="of:=1.13*[.AK7]" table:style-name="ce1">
            <text:p>129.218242</text:p>
          </table:table-cell>
          <table:table-cell table:number-columns-repeated="4" table:style-name="ce1"/>
          <table:table-cell office:value-type="float" office:value="380" table:style-name="ce1">
            <text:p>380</text:p>
          </table:table-cell>
          <table:table-cell office:value-type="float" office:value="125.49379904306221" table:formula="of:=1.13*[.AQ7]" table:style-name="ce1">
            <text:p>125.493799</text:p>
          </table:table-cell>
          <table:table-cell table:number-columns-repeated="4" table:style-name="ce1"/>
          <table:table-cell office:value-type="float" office:value="380" table:style-name="ce1">
            <text:p>380</text:p>
          </table:table-cell>
          <table:table-cell office:value-type="float" office:value="145" table:style-name="ce1">
            <text:p>145</text:p>
          </table:table-cell>
          <table:table-cell office:value-type="float" office:value="144.77932330827065" table:formula="of:=(([.T7]^2)*[.T$30])+([.T7]*[.U$30])+[.V$30]" table:style-name="ce1">
            <text:p>144.7793233</text:p>
          </table:table-cell>
          <table:table-cell office:value-type="float" office:value="146" table:style-name="ce1">
            <text:p>146</text:p>
          </table:table-cell>
          <table:table-cell office:value-type="float" office:value="146.10488721804509" table:formula="of:=(([.T7]^2)*[.T$31])+([.T7]*[.U$31])+[.V$31]" table:style-name="ce1">
            <text:p>146.1048872</text:p>
          </table:table-cell>
          <table:table-cell office:value-type="float" office:value="1.3255639097744449" table:formula="of:=[.X7]-[.V7]" table:style-name="ce1">
            <text:p>1.32556391</text:p>
          </table:table-cell>
          <table:table-cell table:style-name="ce1"/>
          <table:table-cell office:value-type="float" office:value="380" table:style-name="ce1">
            <text:p>380</text:p>
          </table:table-cell>
          <table:table-cell office:value-type="float" office:value="120" table:style-name="ce1">
            <text:p>120</text:p>
          </table:table-cell>
          <table:table-cell office:value-type="float" office:value="120.50727956254271" table:formula="of:=(([.AA7]^2)*[.AA$30])+([.AA7]*[.AB$30])+[.AC$30]" table:style-name="ce1">
            <text:p>120.5072796</text:p>
          </table:table-cell>
          <table:table-cell office:value-type="float" office:value="121" table:style-name="ce1">
            <text:p>121</text:p>
          </table:table-cell>
          <table:table-cell office:value-type="float" office:value="121.31110731373889" table:formula="of:=(([.AA7]^2)*[.AA$31])+([.AA7]*[.AB$31])+[.AC$31]" table:style-name="ce1">
            <text:p>121.3111073</text:p>
          </table:table-cell>
          <table:table-cell table:style-name="ce1"/>
          <table:table-cell office:value-type="float" office:value="380" table:style-name="ce1">
            <text:p>380</text:p>
          </table:table-cell>
          <table:table-cell office:value-type="float" office:value="114" table:style-name="ce1">
            <text:p>114</text:p>
          </table:table-cell>
          <table:table-cell office:value-type="float" office:value="113.84060150375939" table:formula="of:=(([.AG7]^2)*[.AG$30])+([.AG7]*[.AH$30])+[.AI$30]" table:style-name="ce1">
            <text:p>113.8406015</text:p>
          </table:table-cell>
          <table:table-cell office:value-type="float" office:value="114" table:style-name="ce1">
            <text:p>114</text:p>
          </table:table-cell>
          <table:table-cell office:value-type="float" office:value="114.35242652084756" table:formula="of:=(([.AG7]^2)*[.AG$31])+([.AG7]*[.AH$31])+[.AI$31]" table:style-name="ce1">
            <text:p>114.3524265</text:p>
          </table:table-cell>
          <table:table-cell table:style-name="ce1"/>
          <table:table-cell office:value-type="float" office:value="380" table:style-name="ce1">
            <text:p>380</text:p>
          </table:table-cell>
          <table:table-cell office:value-type="float" office:value="110" table:style-name="ce1">
            <text:p>110</text:p>
          </table:table-cell>
          <table:table-cell office:value-type="float" office:value="109.79118250170882" table:formula="of:=(([.AM7]^2)*[.AM$30])+([.AM7]*[.AN$30])+[.AO$30]" table:style-name="ce1">
            <text:p>109.7911825</text:p>
          </table:table-cell>
          <table:table-cell office:value-type="float" office:value="111" table:style-name="ce1">
            <text:p>111</text:p>
          </table:table-cell>
          <table:table-cell office:value-type="float" office:value="111.05645933014355" table:formula="of:=(([.AM7]^2)*[.AM$31])+([.AM7]*[.AN$31])+[.AO$31]" table:style-name="ce1">
            <text:p>111.0564593</text:p>
          </table:table-cell>
          <table:table-cell table:style-name="ce1"/>
          <table:table-cell office:value-type="float" office:value="380" table:style-name="ce1">
            <text:p>380</text:p>
          </table:table-cell>
          <table:table-cell office:value-type="float" office:value="107" table:style-name="ce1">
            <text:p>107</text:p>
          </table:table-cell>
          <table:table-cell office:value-type="float" office:value="106.76257689678741" table:formula="of:=(([.AS7]^2)*[.AS$30])+([.AS7]*[.AT$30])+[.AU$30]" table:style-name="ce1">
            <text:p>106.7625769</text:p>
          </table:table-cell>
          <table:table-cell office:value-type="float" office:value="107" table:style-name="ce1">
            <text:p>107</text:p>
          </table:table-cell>
          <table:table-cell office:value-type="float" office:value="107.53793574846205" table:formula="of:=(([.AS7]^2)*[.AS$31])+([.AS7]*[.AT$31])+[.AU$31]" table:style-name="ce1">
            <text:p>107.5379357</text:p>
          </table:table-cell>
          <table:table-cell table:style-name="ce1"/>
          <table:table-cell office:value-type="float" office:value="380" table:style-name="ce1">
            <text:p>380</text:p>
          </table:table-cell>
          <table:table-cell office:value-type="float" office:value="128" table:style-name="ce1">
            <text:p>128</text:p>
          </table:table-cell>
          <table:table-cell office:value-type="float" office:value="128.34258373205745" table:formula="of:=(([.AY7]^2)*[.AY$30])+([.AY7]*[.AZ$30])+[.BA$30]" table:style-name="ce1">
            <text:p>128.3425837</text:p>
          </table:table-cell>
          <table:table-cell office:value-type="float" office:value="129" table:style-name="ce1">
            <text:p>129</text:p>
          </table:table-cell>
          <table:table-cell office:value-type="float" office:value="129.34760765550237" table:formula="of:=(([.AY7]^2)*[.AY$31])+([.AY7]*[.AZ$31])+[.BA$31]" table:style-name="ce1">
            <text:p>129.3476077</text:p>
          </table:table-cell>
          <table:table-cell table:style-name="ce1"/>
          <table:table-cell office:value-type="float" office:value="380" table:style-name="ce1">
            <text:p>380</text:p>
          </table:table-cell>
          <table:table-cell office:value-type="float" office:value="179.70901127819545" table:formula="of:=1.23*[.X7]" table:style-name="ce1">
            <text:p>179.7090113</text:p>
          </table:table-cell>
          <table:table-cell table:number-columns-repeated="4" table:style-name="ce1"/>
          <table:table-cell office:value-type="float" office:value="380" table:style-name="ce1">
            <text:p>380</text:p>
          </table:table-cell>
          <table:table-cell office:value-type="float" office:value="149.21266199589883" table:formula="of:=1.23*[.AE7]" table:style-name="ce1">
            <text:p>149.212662</text:p>
          </table:table-cell>
          <table:table-cell table:number-columns-repeated="4" table:style-name="ce1"/>
          <table:table-cell office:value-type="float" office:value="380" table:style-name="ce1">
            <text:p>380</text:p>
          </table:table-cell>
          <table:table-cell office:value-type="float" office:value="140.6534846206425" table:formula="of:=1.23*[.AK7]" table:style-name="ce1">
            <text:p>140.6534846</text:p>
          </table:table-cell>
          <table:table-cell table:number-columns-repeated="4" table:style-name="ce1"/>
          <table:table-cell office:value-type="float" office:value="380" table:style-name="ce1">
            <text:p>380</text:p>
          </table:table-cell>
          <table:table-cell office:value-type="float" office:value="136.59944497607657" table:formula="of:=1.23*[.AQ7]" table:style-name="ce1">
            <text:p>136.599445</text:p>
          </table:table-cell>
          <table:table-cell table:number-columns-repeated="4" table:style-name="ce1"/>
          <table:table-cell office:value-type="float" office:value="380" table:style-name="ce1">
            <text:p>380</text:p>
          </table:table-cell>
          <table:table-cell office:value-type="float" office:value="132.27166097060831" table:formula="of:=1.23*[.AW7]" table:style-name="ce1">
            <text:p>132.271661</text:p>
          </table:table-cell>
          <table:table-cell table:number-columns-repeated="4" table:style-name="ce1"/>
          <table:table-cell office:value-type="float" office:value="380" table:style-name="ce1">
            <text:p>380</text:p>
          </table:table-cell>
          <table:table-cell office:value-type="float" office:value="159.0975574162679" table:formula="of:=1.23*[.BC7]" table:style-name="ce1">
            <text:p>159.0975574</text:p>
          </table:table-cell>
          <table:table-cell table:number-columns-repeated="4" table:style-name="ce1"/>
          <table:table-cell office:value-type="float" office:value="380" table:style-name="ce1">
            <text:p>380</text:p>
          </table:table-cell>
          <table:table-cell office:value-type="float" office:value="137.08155126452493" table:formula="of:=1.13*[.AE7]" table:style-name="ce1">
            <text:p>137.0815513</text:p>
          </table:table-cell>
          <table:table-cell table:number-columns-repeated="4" table:style-name="ce1"/>
          <table:table-cell office:value-type="float" office:value="380" table:style-name="ce1">
            <text:p>380</text:p>
          </table:table-cell>
          <table:table-cell office:value-type="float" office:value="129.21824196855772" table:formula="of:=1.13*[.AK7]" table:style-name="ce1">
            <text:p>129.218242</text:p>
          </table:table-cell>
          <table:table-cell table:number-columns-repeated="4" table:style-name="ce1"/>
          <table:table-cell office:value-type="float" office:value="380" table:style-name="ce1">
            <text:p>380</text:p>
          </table:table-cell>
          <table:table-cell office:value-type="float" office:value="125.49379904306221" table:formula="of:=1.13*[.AQ7]" table:style-name="ce1">
            <text:p>125.493799</text:p>
          </table:table-cell>
          <table:table-cell table:number-columns-repeated="4" table:style-name="ce1"/>
          <table:table-cell office:value-type="float" office:value="380" table:style-name="ce1">
            <text:p>380</text:p>
          </table:table-cell>
          <table:table-cell office:value-type="float" office:value="143" table:style-name="ce1">
            <text:p>143</text:p>
          </table:table-cell>
          <table:table-cell office:value-type="float" office:value="142.56688163095484" table:formula="of:=(([.DG7]^2)*[.$DG$29])+([.DM7]*[.$DH$29])+[.$DI$29]" table:style-name="ce1">
            <text:p>142.5668816</text:p>
          </table:table-cell>
          <table:table-cell table:number-columns-repeated="3" table:style-name="ce1"/>
          <table:table-cell office:value-type="float" office:value="380" table:style-name="ce1">
            <text:p>380</text:p>
          </table:table-cell>
          <table:table-cell office:value-type="float" office:value="174" table:style-name="ce1">
            <text:p>174</text:p>
          </table:table-cell>
          <table:table-cell office:value-type="float" office:value="173.55775803144223" table:formula="of:=(([.DM7]^2)*[.$DM$29])+([.DM7]*[.$DN$29])+[.$DO$29]" table:style-name="ce1">
            <text:p>173.557758</text:p>
          </table:table-cell>
          <table:table-cell table:number-columns-repeated="16265"/>
        </table:table-row>
        <table:table-row table:style-name="ro1">
          <table:table-cell table:style-name="ce1"/>
          <table:table-cell office:value-type="float" office:value="390" table:style-name="ce1">
            <text:p>390</text:p>
          </table:table-cell>
          <table:table-cell office:value-type="float" office:value="138.88182740943267" table:formula="of:=1.13*[.AE8]" table:style-name="ce1">
            <text:p>138.8818274</text:p>
          </table:table-cell>
          <table:table-cell table:number-columns-repeated="4" table:style-name="ce1"/>
          <table:table-cell office:value-type="float" office:value="390" table:style-name="ce1">
            <text:p>390</text:p>
          </table:table-cell>
          <table:table-cell office:value-type="float" office:value="130.93201093643196" table:formula="of:=1.13*[.AK8]" table:style-name="ce1">
            <text:p>130.9320109</text:p>
          </table:table-cell>
          <table:table-cell table:number-columns-repeated="4" table:style-name="ce1"/>
          <table:table-cell office:value-type="float" office:value="390" table:style-name="ce1">
            <text:p>390</text:p>
          </table:table-cell>
          <table:table-cell office:value-type="float" office:value="127.10437730690361" table:formula="of:=1.13*[.AQ8]" table:style-name="ce1">
            <text:p>127.1043773</text:p>
          </table:table-cell>
          <table:table-cell table:number-columns-repeated="4" table:style-name="ce1"/>
          <table:table-cell office:value-type="float" office:value="390" table:style-name="ce1">
            <text:p>390</text:p>
          </table:table-cell>
          <table:table-cell office:value-type="float" office:value="147" table:style-name="ce1">
            <text:p>147</text:p>
          </table:table-cell>
          <table:table-cell office:value-type="float" office:value="146.64498746867167" table:formula="of:=(([.T8]^2)*[.T$30])+([.T8]*[.U$30])+[.V$30]" table:style-name="ce1">
            <text:p>146.6449875</text:p>
          </table:table-cell>
          <table:table-cell office:value-type="float" office:value="148" table:style-name="ce1">
            <text:p>148</text:p>
          </table:table-cell>
          <table:table-cell office:value-type="float" office:value="148.07330827067668" table:formula="of:=(([.T8]^2)*[.T$31])+([.T8]*[.U$31])+[.V$31]" table:style-name="ce1">
            <text:p>148.0733083</text:p>
          </table:table-cell>
          <table:table-cell office:value-type="float" office:value="1.428320802005004" table:formula="of:=[.X8]-[.V8]" table:style-name="ce1">
            <text:p>1.428320802</text:p>
          </table:table-cell>
          <table:table-cell table:style-name="ce1"/>
          <table:table-cell office:value-type="float" office:value="390" table:style-name="ce1">
            <text:p>390</text:p>
          </table:table-cell>
          <table:table-cell office:value-type="float" office:value="122" table:style-name="ce1">
            <text:p>122</text:p>
          </table:table-cell>
          <table:table-cell office:value-type="float" office:value="122.07214627477784" table:formula="of:=(([.AA8]^2)*[.AA$30])+([.AA8]*[.AB$30])+[.AC$30]" table:style-name="ce1">
            <text:p>122.0721463</text:p>
          </table:table-cell>
          <table:table-cell office:value-type="float" office:value="123" table:style-name="ce1">
            <text:p>123</text:p>
          </table:table-cell>
          <table:table-cell office:value-type="float" office:value="122.90427204374573" table:formula="of:=(([.AA8]^2)*[.AA$31])+([.AA8]*[.AB$31])+[.AC$31]" table:style-name="ce1">
            <text:p>122.904272</text:p>
          </table:table-cell>
          <table:table-cell table:style-name="ce1"/>
          <table:table-cell office:value-type="float" office:value="390" table:style-name="ce1">
            <text:p>390</text:p>
          </table:table-cell>
          <table:table-cell office:value-type="float" office:value="115" table:style-name="ce1">
            <text:p>115</text:p>
          </table:table-cell>
          <table:table-cell office:value-type="float" office:value="115.31578947368421" table:formula="of:=(([.AG8]^2)*[.AG$30])+([.AG8]*[.AH$30])+[.AI$30]" table:style-name="ce1">
            <text:p>115.3157895</text:p>
          </table:table-cell>
          <table:table-cell office:value-type="float" office:value="116" table:style-name="ce1">
            <text:p>116</text:p>
          </table:table-cell>
          <table:table-cell office:value-type="float" office:value="115.86903622693096" table:formula="of:=(([.AG8]^2)*[.AG$31])+([.AG8]*[.AH$31])+[.AI$31]" table:style-name="ce1">
            <text:p>115.8690362</text:p>
          </table:table-cell>
          <table:table-cell table:style-name="ce1"/>
          <table:table-cell office:value-type="float" office:value="390" table:style-name="ce1">
            <text:p>390</text:p>
          </table:table-cell>
          <table:table-cell office:value-type="float" office:value="111" table:style-name="ce1">
            <text:p>111</text:p>
          </table:table-cell>
          <table:table-cell office:value-type="float" office:value="111.24499886078833" table:formula="of:=(([.AM8]^2)*[.AM$30])+([.AM8]*[.AN$30])+[.AO$30]" table:style-name="ce1">
            <text:p>111.2449989</text:p>
          </table:table-cell>
          <table:table-cell office:value-type="float" office:value="112" table:style-name="ce1">
            <text:p>112</text:p>
          </table:table-cell>
          <table:table-cell office:value-type="float" office:value="112.48174982911826" table:formula="of:=(([.AM8]^2)*[.AM$31])+([.AM8]*[.AN$31])+[.AO$31]" table:style-name="ce1">
            <text:p>112.4817498</text:p>
          </table:table-cell>
          <table:table-cell table:style-name="ce1"/>
          <table:table-cell office:value-type="float" office:value="390" table:style-name="ce1">
            <text:p>390</text:p>
          </table:table-cell>
          <table:table-cell office:value-type="float" office:value="108" table:style-name="ce1">
            <text:p>108</text:p>
          </table:table-cell>
          <table:table-cell office:value-type="float" office:value="108.18394850763269" table:formula="of:=(([.AS8]^2)*[.AS$30])+([.AS8]*[.AT$30])+[.AU$30]" table:style-name="ce1">
            <text:p>108.1839485</text:p>
          </table:table-cell>
          <table:table-cell office:value-type="float" office:value="109" table:style-name="ce1">
            <text:p>109</text:p>
          </table:table-cell>
          <table:table-cell office:value-type="float" office:value="108.94208247892456" table:formula="of:=(([.AS8]^2)*[.AS$31])+([.AS8]*[.AT$31])+[.AU$31]" table:style-name="ce1">
            <text:p>108.9420825</text:p>
          </table:table-cell>
          <table:table-cell table:style-name="ce1"/>
          <table:table-cell office:value-type="float" office:value="390" table:style-name="ce1">
            <text:p>390</text:p>
          </table:table-cell>
          <table:table-cell office:value-type="float" office:value="130" table:style-name="ce1">
            <text:p>130</text:p>
          </table:table-cell>
          <table:table-cell office:value-type="float" office:value="130.05345181134658" table:formula="of:=(([.AY8]^2)*[.AY$30])+([.AY8]*[.AZ$30])+[.BA$30]" table:style-name="ce1">
            <text:p>130.0534518</text:p>
          </table:table-cell>
          <table:table-cell office:value-type="float" office:value="131" table:style-name="ce1">
            <text:p>131</text:p>
          </table:table-cell>
          <table:table-cell office:value-type="float" office:value="131.06845522898152" table:formula="of:=(([.AY8]^2)*[.AY$31])+([.AY8]*[.AZ$31])+[.BA$31]" table:style-name="ce1">
            <text:p>131.0684552</text:p>
          </table:table-cell>
          <table:table-cell table:style-name="ce1"/>
          <table:table-cell office:value-type="float" office:value="390" table:style-name="ce1">
            <text:p>390</text:p>
          </table:table-cell>
          <table:table-cell office:value-type="float" office:value="182.13016917293231" table:formula="of:=1.23*[.X8]" table:style-name="ce1">
            <text:p>182.1301692</text:p>
          </table:table-cell>
          <table:table-cell table:number-columns-repeated="4" table:style-name="ce1"/>
          <table:table-cell office:value-type="float" office:value="390" table:style-name="ce1">
            <text:p>390</text:p>
          </table:table-cell>
          <table:table-cell office:value-type="float" office:value="151.17225461380724" table:formula="of:=1.23*[.AE8]" table:style-name="ce1">
            <text:p>151.1722546</text:p>
          </table:table-cell>
          <table:table-cell table:number-columns-repeated="4" table:style-name="ce1"/>
          <table:table-cell office:value-type="float" office:value="390" table:style-name="ce1">
            <text:p>390</text:p>
          </table:table-cell>
          <table:table-cell office:value-type="float" office:value="142.51891455912508" table:formula="of:=1.23*[.AK8]" table:style-name="ce1">
            <text:p>142.5189146</text:p>
          </table:table-cell>
          <table:table-cell table:number-columns-repeated="4" table:style-name="ce1"/>
          <table:table-cell office:value-type="float" office:value="390" table:style-name="ce1">
            <text:p>390</text:p>
          </table:table-cell>
          <table:table-cell office:value-type="float" office:value="138.35255228981546" table:formula="of:=1.23*[.AQ8]" table:style-name="ce1">
            <text:p>138.3525523</text:p>
          </table:table-cell>
          <table:table-cell table:number-columns-repeated="4" table:style-name="ce1"/>
          <table:table-cell office:value-type="float" office:value="390" table:style-name="ce1">
            <text:p>390</text:p>
          </table:table-cell>
          <table:table-cell office:value-type="float" office:value="133.99876144907722" table:formula="of:=1.23*[.AW8]" table:style-name="ce1">
            <text:p>133.9987614</text:p>
          </table:table-cell>
          <table:table-cell table:number-columns-repeated="4" table:style-name="ce1"/>
          <table:table-cell office:value-type="float" office:value="390" table:style-name="ce1">
            <text:p>390</text:p>
          </table:table-cell>
          <table:table-cell office:value-type="float" office:value="161.21419993164727" table:formula="of:=1.23*[.BC8]" table:style-name="ce1">
            <text:p>161.2141999</text:p>
          </table:table-cell>
          <table:table-cell table:number-columns-repeated="4" table:style-name="ce1"/>
          <table:table-cell office:value-type="float" office:value="390" table:style-name="ce1">
            <text:p>390</text:p>
          </table:table-cell>
          <table:table-cell office:value-type="float" office:value="138.88182740943267" table:formula="of:=1.13*[.AE8]" table:style-name="ce1">
            <text:p>138.8818274</text:p>
          </table:table-cell>
          <table:table-cell table:number-columns-repeated="4" table:style-name="ce1"/>
          <table:table-cell office:value-type="float" office:value="390" table:style-name="ce1">
            <text:p>390</text:p>
          </table:table-cell>
          <table:table-cell office:value-type="float" office:value="130.93201093643196" table:formula="of:=1.13*[.AK8]" table:style-name="ce1">
            <text:p>130.9320109</text:p>
          </table:table-cell>
          <table:table-cell table:number-columns-repeated="4" table:style-name="ce1"/>
          <table:table-cell office:value-type="float" office:value="390" table:style-name="ce1">
            <text:p>390</text:p>
          </table:table-cell>
          <table:table-cell office:value-type="float" office:value="127.10437730690361" table:formula="of:=1.13*[.AQ8]" table:style-name="ce1">
            <text:p>127.1043773</text:p>
          </table:table-cell>
          <table:table-cell table:number-columns-repeated="4" table:style-name="ce1"/>
          <table:table-cell office:value-type="float" office:value="390" table:style-name="ce1">
            <text:p>390</text:p>
          </table:table-cell>
          <table:table-cell office:value-type="float" office:value="144" table:style-name="ce1">
            <text:p>144</text:p>
          </table:table-cell>
          <table:table-cell office:value-type="float" office:value="144.39120330470445" table:formula="of:=(([.DG8]^2)*[.$DG$29])+([.DM8]*[.$DH$29])+[.$DI$29]" table:style-name="ce1">
            <text:p>144.3912033</text:p>
          </table:table-cell>
          <table:table-cell table:number-columns-repeated="3" table:style-name="ce1"/>
          <table:table-cell office:value-type="float" office:value="390" table:style-name="ce1">
            <text:p>390</text:p>
          </table:table-cell>
          <table:table-cell office:value-type="float" office:value="176" table:style-name="ce1">
            <text:p>176</text:p>
          </table:table-cell>
          <table:table-cell office:value-type="float" office:value="175.81326042378669" table:formula="of:=(([.DM8]^2)*[.$DM$29])+([.DM8]*[.$DN$29])+[.$DO$29]" table:style-name="ce1">
            <text:p>175.8132604</text:p>
          </table:table-cell>
          <table:table-cell table:number-columns-repeated="16265"/>
        </table:table-row>
        <table:table-row table:style-name="ro1">
          <table:table-cell table:style-name="ce1"/>
          <table:table-cell office:value-type="float" office:value="400" table:style-name="ce1">
            <text:p>400</text:p>
          </table:table-cell>
          <table:table-cell office:value-type="float" office:value="140.65391148325358" table:formula="of:=1.13*[.AE9]" table:style-name="ce1">
            <text:p>140.6539115</text:p>
          </table:table-cell>
          <table:table-cell table:number-columns-repeated="4" table:style-name="ce1"/>
          <table:table-cell office:value-type="float" office:value="400" table:style-name="ce1">
            <text:p>400</text:p>
          </table:table-cell>
          <table:table-cell office:value-type="float" office:value="132.61874641148324" table:formula="of:=1.13*[.AK9]" table:style-name="ce1">
            <text:p>132.6187464</text:p>
          </table:table-cell>
          <table:table-cell table:number-columns-repeated="4" table:style-name="ce1"/>
          <table:table-cell office:value-type="float" office:value="400" table:style-name="ce1">
            <text:p>400</text:p>
          </table:table-cell>
          <table:table-cell office:value-type="float" office:value="128.69564593301436" table:formula="of:=1.13*[.AQ9]" table:style-name="ce1">
            <text:p>128.6956459</text:p>
          </table:table-cell>
          <table:table-cell table:number-columns-repeated="4" table:style-name="ce1"/>
          <table:table-cell office:value-type="float" office:value="400" table:style-name="ce1">
            <text:p>400</text:p>
          </table:table-cell>
          <table:table-cell office:value-type="float" office:value="148" table:style-name="ce1">
            <text:p>148</text:p>
          </table:table-cell>
          <table:table-cell office:value-type="float" office:value="148.48684210526315" table:formula="of:=(([.T9]^2)*[.T$30])+([.T9]*[.U$30])+[.V$30]" table:style-name="ce1">
            <text:p>148.4868421</text:p>
          </table:table-cell>
          <table:table-cell office:value-type="float" office:value="150" table:style-name="ce1">
            <text:p>150</text:p>
          </table:table-cell>
          <table:table-cell office:value-type="float" office:value="150.00789473684208" table:formula="of:=(([.T9]^2)*[.T$31])+([.T9]*[.U$31])+[.V$31]" table:style-name="ce1">
            <text:p>150.0078947</text:p>
          </table:table-cell>
          <table:table-cell office:value-type="float" office:value="1.5210526315789252" table:formula="of:=[.X9]-[.V9]" table:style-name="ce1">
            <text:p>1.521052632</text:p>
          </table:table-cell>
          <table:table-cell table:style-name="ce1"/>
          <table:table-cell office:value-type="float" office:value="400" table:style-name="ce1">
            <text:p>400</text:p>
          </table:table-cell>
          <table:table-cell office:value-type="float" office:value="124" table:style-name="ce1">
            <text:p>124</text:p>
          </table:table-cell>
          <table:table-cell office:value-type="float" office:value="123.61411483253588" table:formula="of:=(([.AA9]^2)*[.AA$30])+([.AA9]*[.AB$30])+[.AC$30]" table:style-name="ce1">
            <text:p>123.6141148</text:p>
          </table:table-cell>
          <table:table-cell office:value-type="float" office:value="124" table:style-name="ce1">
            <text:p>124</text:p>
          </table:table-cell>
          <table:table-cell office:value-type="float" office:value="124.4724880382775" table:formula="of:=(([.AA9]^2)*[.AA$31])+([.AA9]*[.AB$31])+[.AC$31]" table:style-name="ce1">
            <text:p>124.472488</text:p>
          </table:table-cell>
          <table:table-cell table:style-name="ce1"/>
          <table:table-cell office:value-type="float" office:value="400" table:style-name="ce1">
            <text:p>400</text:p>
          </table:table-cell>
          <table:table-cell office:value-type="float" office:value="117" table:style-name="ce1">
            <text:p>117</text:p>
          </table:table-cell>
          <table:table-cell office:value-type="float" office:value="116.76842105263157" table:formula="of:=(([.AG9]^2)*[.AG$30])+([.AG9]*[.AH$30])+[.AI$30]" table:style-name="ce1">
            <text:p>116.7684211</text:p>
          </table:table-cell>
          <table:table-cell office:value-type="float" office:value="117" table:style-name="ce1">
            <text:p>117</text:p>
          </table:table-cell>
          <table:table-cell office:value-type="float" office:value="117.36172248803827" table:formula="of:=(([.AG9]^2)*[.AG$31])+([.AG9]*[.AH$31])+[.AI$31]" table:style-name="ce1">
            <text:p>117.3617225</text:p>
          </table:table-cell>
          <table:table-cell table:style-name="ce1"/>
          <table:table-cell office:value-type="float" office:value="400" table:style-name="ce1">
            <text:p>400</text:p>
          </table:table-cell>
          <table:table-cell office:value-type="float" office:value="113" table:style-name="ce1">
            <text:p>113</text:p>
          </table:table-cell>
          <table:table-cell office:value-type="float" office:value="112.67511961722489" table:formula="of:=(([.AM9]^2)*[.AM$30])+([.AM9]*[.AN$30])+[.AO$30]" table:style-name="ce1">
            <text:p>112.6751196</text:p>
          </table:table-cell>
          <table:table-cell office:value-type="float" office:value="114" table:style-name="ce1">
            <text:p>114</text:p>
          </table:table-cell>
          <table:table-cell office:value-type="float" office:value="113.88995215311007" table:formula="of:=(([.AM9]^2)*[.AM$31])+([.AM9]*[.AN$31])+[.AO$31]" table:style-name="ce1">
            <text:p>113.8899522</text:p>
          </table:table-cell>
          <table:table-cell table:style-name="ce1"/>
          <table:table-cell office:value-type="float" office:value="400" table:style-name="ce1">
            <text:p>400</text:p>
          </table:table-cell>
          <table:table-cell office:value-type="float" office:value="110" table:style-name="ce1">
            <text:p>110</text:p>
          </table:table-cell>
          <table:table-cell office:value-type="float" office:value="109.58014354066987" table:formula="of:=(([.AS9]^2)*[.AS$30])+([.AS9]*[.AT$30])+[.AU$30]" table:style-name="ce1">
            <text:p>109.5801435</text:p>
          </table:table-cell>
          <table:table-cell office:value-type="float" office:value="110" table:style-name="ce1">
            <text:p>110</text:p>
          </table:table-cell>
          <table:table-cell office:value-type="float" office:value="110.32344497607656" table:formula="of:=(([.AS9]^2)*[.AS$31])+([.AS9]*[.AT$31])+[.AU$31]" table:style-name="ce1">
            <text:p>110.323445</text:p>
          </table:table-cell>
          <table:table-cell table:style-name="ce1"/>
          <table:table-cell office:value-type="float" office:value="400" table:style-name="ce1">
            <text:p>400</text:p>
          </table:table-cell>
          <table:table-cell office:value-type="float" office:value="132" table:style-name="ce1">
            <text:p>132</text:p>
          </table:table-cell>
          <table:table-cell office:value-type="float" office:value="131.73492822966506" table:formula="of:=(([.AY9]^2)*[.AY$30])+([.AY9]*[.AZ$30])+[.BA$30]" table:style-name="ce1">
            <text:p>131.7349282</text:p>
          </table:table-cell>
          <table:table-cell office:value-type="float" office:value="133" table:style-name="ce1">
            <text:p>133</text:p>
          </table:table-cell>
          <table:table-cell office:value-type="float" office:value="132.75956937799043" table:formula="of:=(([.AY9]^2)*[.AY$31])+([.AY9]*[.AZ$31])+[.BA$31]" table:style-name="ce1">
            <text:p>132.7595694</text:p>
          </table:table-cell>
          <table:table-cell table:style-name="ce1"/>
          <table:table-cell office:value-type="float" office:value="400" table:style-name="ce1">
            <text:p>400</text:p>
          </table:table-cell>
          <table:table-cell office:value-type="float" office:value="184.50971052631576" table:formula="of:=1.23*[.X9]" table:style-name="ce1">
            <text:p>184.5097105</text:p>
          </table:table-cell>
          <table:table-cell table:number-columns-repeated="4" table:style-name="ce1"/>
          <table:table-cell office:value-type="float" office:value="400" table:style-name="ce1">
            <text:p>400</text:p>
          </table:table-cell>
          <table:table-cell office:value-type="float" office:value="153.10116028708134" table:formula="of:=1.23*[.AE9]" table:style-name="ce1">
            <text:p>153.1011603</text:p>
          </table:table-cell>
          <table:table-cell table:number-columns-repeated="4" table:style-name="ce1"/>
          <table:table-cell office:value-type="float" office:value="400" table:style-name="ce1">
            <text:p>400</text:p>
          </table:table-cell>
          <table:table-cell office:value-type="float" office:value="144.35491866028707" table:formula="of:=1.23*[.AK9]" table:style-name="ce1">
            <text:p>144.3549187</text:p>
          </table:table-cell>
          <table:table-cell table:number-columns-repeated="4" table:style-name="ce1"/>
          <table:table-cell office:value-type="float" office:value="400" table:style-name="ce1">
            <text:p>400</text:p>
          </table:table-cell>
          <table:table-cell office:value-type="float" office:value="140.08464114832537" table:formula="of:=1.23*[.AQ9]" table:style-name="ce1">
            <text:p>140.0846411</text:p>
          </table:table-cell>
          <table:table-cell table:number-columns-repeated="4" table:style-name="ce1"/>
          <table:table-cell office:value-type="float" office:value="400" table:style-name="ce1">
            <text:p>400</text:p>
          </table:table-cell>
          <table:table-cell office:value-type="float" office:value="135.69783732057417" table:formula="of:=1.23*[.AW9]" table:style-name="ce1">
            <text:p>135.6978373</text:p>
          </table:table-cell>
          <table:table-cell table:number-columns-repeated="4" table:style-name="ce1"/>
          <table:table-cell office:value-type="float" office:value="400" table:style-name="ce1">
            <text:p>400</text:p>
          </table:table-cell>
          <table:table-cell office:value-type="float" office:value="163.29427033492823" table:formula="of:=1.23*[.BC9]" table:style-name="ce1">
            <text:p>163.2942703</text:p>
          </table:table-cell>
          <table:table-cell table:number-columns-repeated="4" table:style-name="ce1"/>
          <table:table-cell office:value-type="float" office:value="400" table:style-name="ce1">
            <text:p>400</text:p>
          </table:table-cell>
          <table:table-cell office:value-type="float" office:value="140.65391148325358" table:formula="of:=1.13*[.AE9]" table:style-name="ce1">
            <text:p>140.6539115</text:p>
          </table:table-cell>
          <table:table-cell table:number-columns-repeated="4" table:style-name="ce1"/>
          <table:table-cell office:value-type="float" office:value="400" table:style-name="ce1">
            <text:p>400</text:p>
          </table:table-cell>
          <table:table-cell office:value-type="float" office:value="132.61874641148324" table:formula="of:=1.13*[.AK9]" table:style-name="ce1">
            <text:p>132.6187464</text:p>
          </table:table-cell>
          <table:table-cell table:number-columns-repeated="4" table:style-name="ce1"/>
          <table:table-cell office:value-type="float" office:value="400" table:style-name="ce1">
            <text:p>400</text:p>
          </table:table-cell>
          <table:table-cell office:value-type="float" office:value="128.69564593301436" table:formula="of:=1.13*[.AQ9]" table:style-name="ce1">
            <text:p>128.6956459</text:p>
          </table:table-cell>
          <table:table-cell table:number-columns-repeated="4" table:style-name="ce1"/>
          <table:table-cell office:value-type="float" office:value="400" table:style-name="ce1">
            <text:p>400</text:p>
          </table:table-cell>
          <table:table-cell office:value-type="float" office:value="146" table:style-name="ce1">
            <text:p>146</text:p>
          </table:table-cell>
          <table:table-cell office:value-type="float" office:value="146.19626734821242" table:formula="of:=(([.DG9]^2)*[.$DG$29])+([.DM9]*[.$DH$29])+[.$DI$29]" table:style-name="ce1">
            <text:p>146.1962673</text:p>
          </table:table-cell>
          <table:table-cell table:number-columns-repeated="3" table:style-name="ce1"/>
          <table:table-cell office:value-type="float" office:value="400" table:style-name="ce1">
            <text:p>400</text:p>
          </table:table-cell>
          <table:table-cell office:value-type="float" office:value="178" table:style-name="ce1">
            <text:p>178</text:p>
          </table:table-cell>
          <table:table-cell office:value-type="float" office:value="178.05440874914558" table:formula="of:=(([.DM9]^2)*[.$DM$29])+([.DM9]*[.$DN$29])+[.$DO$29]" table:style-name="ce1">
            <text:p>178.0544087</text:p>
          </table:table-cell>
          <table:table-cell table:number-columns-repeated="16265"/>
        </table:table-row>
        <table:table-row table:style-name="ro1">
          <table:table-cell table:style-name="ce1"/>
          <table:table-cell office:value-type="float" office:value="410" table:style-name="ce1">
            <text:p>410</text:p>
          </table:table-cell>
          <table:table-cell office:value-type="float" office:value="142.39780348598768" table:formula="of:=1.13*[.AE10]" table:style-name="ce1">
            <text:p>142.3978035</text:p>
          </table:table-cell>
          <table:table-cell table:number-columns-repeated="4" table:style-name="ce1"/>
          <table:table-cell office:value-type="float" office:value="410" table:style-name="ce1">
            <text:p>410</text:p>
          </table:table-cell>
          <table:table-cell office:value-type="float" office:value="134.27844839371153" table:formula="of:=1.13*[.AK10]" table:style-name="ce1">
            <text:p>134.2784484</text:p>
          </table:table-cell>
          <table:table-cell table:number-columns-repeated="4" table:style-name="ce1"/>
          <table:table-cell office:value-type="float" office:value="410" table:style-name="ce1">
            <text:p>410</text:p>
          </table:table-cell>
          <table:table-cell office:value-type="float" office:value="130.26760492139439" table:formula="of:=1.13*[.AQ10]" table:style-name="ce1">
            <text:p>130.2676049</text:p>
          </table:table-cell>
          <table:table-cell table:number-columns-repeated="4" table:style-name="ce1"/>
          <table:table-cell office:value-type="float" office:value="410" table:style-name="ce1">
            <text:p>410</text:p>
          </table:table-cell>
          <table:table-cell office:value-type="float" office:value="150" table:style-name="ce1">
            <text:p>150</text:p>
          </table:table-cell>
          <table:table-cell office:value-type="float" office:value="150.30488721804511" table:formula="of:=(([.T10]^2)*[.T$30])+([.T10]*[.U$30])+[.V$30]" table:style-name="ce1">
            <text:p>150.3048872</text:p>
          </table:table-cell>
          <table:table-cell office:value-type="float" office:value="152" table:style-name="ce1">
            <text:p>152</text:p>
          </table:table-cell>
          <table:table-cell office:value-type="float" office:value="151.90864661654135" table:formula="of:=(([.T10]^2)*[.T$31])+([.T10]*[.U$31])+[.V$31]" table:style-name="ce1">
            <text:p>151.9086466</text:p>
          </table:table-cell>
          <table:table-cell office:value-type="float" office:value="1.6037593984962371" table:formula="of:=[.X10]-[.V10]" table:style-name="ce1">
            <text:p>1.603759398</text:p>
          </table:table-cell>
          <table:table-cell table:style-name="ce1"/>
          <table:table-cell office:value-type="float" office:value="410" table:style-name="ce1">
            <text:p>410</text:p>
          </table:table-cell>
          <table:table-cell office:value-type="float" office:value="125" table:style-name="ce1">
            <text:p>125</text:p>
          </table:table-cell>
          <table:table-cell office:value-type="float" office:value="125.13318523581681" table:formula="of:=(([.AA10]^2)*[.AA$30])+([.AA10]*[.AB$30])+[.AC$30]" table:style-name="ce1">
            <text:p>125.1331852</text:p>
          </table:table-cell>
          <table:table-cell office:value-type="float" office:value="126" table:style-name="ce1">
            <text:p>126</text:p>
          </table:table-cell>
          <table:table-cell office:value-type="float" office:value="126.01575529733424" table:formula="of:=(([.AA10]^2)*[.AA$31])+([.AA10]*[.AB$31])+[.AC$31]" table:style-name="ce1">
            <text:p>126.0157553</text:p>
          </table:table-cell>
          <table:table-cell table:style-name="ce1"/>
          <table:table-cell office:value-type="float" office:value="410" table:style-name="ce1">
            <text:p>410</text:p>
          </table:table-cell>
          <table:table-cell office:value-type="float" office:value="118" table:style-name="ce1">
            <text:p>118</text:p>
          </table:table-cell>
          <table:table-cell office:value-type="float" office:value="118.19849624060149" table:formula="of:=(([.AG10]^2)*[.AG$30])+([.AG10]*[.AH$30])+[.AI$30]" table:style-name="ce1">
            <text:p>118.1984962</text:p>
          </table:table-cell>
          <table:table-cell office:value-type="float" office:value="119" table:style-name="ce1">
            <text:p>119</text:p>
          </table:table-cell>
          <table:table-cell office:value-type="float" office:value="118.83048530416951" table:formula="of:=(([.AG10]^2)*[.AG$31])+([.AG10]*[.AH$31])+[.AI$31]" table:style-name="ce1">
            <text:p>118.8304853</text:p>
          </table:table-cell>
          <table:table-cell table:style-name="ce1"/>
          <table:table-cell office:value-type="float" office:value="410" table:style-name="ce1">
            <text:p>410</text:p>
          </table:table-cell>
          <table:table-cell office:value-type="float" office:value="114" table:style-name="ce1">
            <text:p>114</text:p>
          </table:table-cell>
          <table:table-cell office:value-type="float" office:value="114.08154477101846" table:formula="of:=(([.AM10]^2)*[.AM$30])+([.AM10]*[.AN$30])+[.AO$30]" table:style-name="ce1">
            <text:p>114.0815448</text:p>
          </table:table-cell>
          <table:table-cell office:value-type="float" office:value="115" table:style-name="ce1">
            <text:p>115</text:p>
          </table:table-cell>
          <table:table-cell office:value-type="float" office:value="115.28106630211894" table:formula="of:=(([.AM10]^2)*[.AM$31])+([.AM10]*[.AN$31])+[.AO$31]" table:style-name="ce1">
            <text:p>115.2810663</text:p>
          </table:table-cell>
          <table:table-cell table:style-name="ce1"/>
          <table:table-cell office:value-type="float" office:value="410" table:style-name="ce1">
            <text:p>410</text:p>
          </table:table-cell>
          <table:table-cell office:value-type="float" office:value="111" table:style-name="ce1">
            <text:p>111</text:p>
          </table:table-cell>
          <table:table-cell office:value-type="float" office:value="110.95116199589884" table:formula="of:=(([.AS10]^2)*[.AS$30])+([.AS10]*[.AT$30])+[.AU$30]" table:style-name="ce1">
            <text:p>110.951162</text:p>
          </table:table-cell>
          <table:table-cell office:value-type="float" office:value="112" table:style-name="ce1">
            <text:p>112</text:p>
          </table:table-cell>
          <table:table-cell office:value-type="float" office:value="111.68202323991795" table:formula="of:=(([.AS10]^2)*[.AS$31])+([.AS10]*[.AT$31])+[.AU$31]" table:style-name="ce1">
            <text:p>111.6820232</text:p>
          </table:table-cell>
          <table:table-cell table:style-name="ce1"/>
          <table:table-cell office:value-type="float" office:value="410" table:style-name="ce1">
            <text:p>410</text:p>
          </table:table-cell>
          <table:table-cell office:value-type="float" office:value="133" table:style-name="ce1">
            <text:p>133</text:p>
          </table:table-cell>
          <table:table-cell office:value-type="float" office:value="133.38701298701301" table:formula="of:=(([.AY10]^2)*[.AY$30])+([.AY10]*[.AZ$30])+[.BA$30]" table:style-name="ce1">
            <text:p>133.387013</text:p>
          </table:table-cell>
          <table:table-cell office:value-type="float" office:value="134" table:style-name="ce1">
            <text:p>134</text:p>
          </table:table-cell>
          <table:table-cell office:value-type="float" office:value="134.42095010252902" table:formula="of:=(([.AY10]^2)*[.AY$31])+([.AY10]*[.AZ$31])+[.BA$31]" table:style-name="ce1">
            <text:p>134.4209501</text:p>
          </table:table-cell>
          <table:table-cell table:style-name="ce1"/>
          <table:table-cell office:value-type="float" office:value="410" table:style-name="ce1">
            <text:p>410</text:p>
          </table:table-cell>
          <table:table-cell office:value-type="float" office:value="186.84763533834587" table:formula="of:=1.23*[.X10]" table:style-name="ce1">
            <text:p>186.8476353</text:p>
          </table:table-cell>
          <table:table-cell table:number-columns-repeated="4" table:style-name="ce1"/>
          <table:table-cell office:value-type="float" office:value="410" table:style-name="ce1">
            <text:p>410</text:p>
          </table:table-cell>
          <table:table-cell office:value-type="float" office:value="154.9993790157211" table:formula="of:=1.23*[.AE10]" table:style-name="ce1">
            <text:p>154.999379</text:p>
          </table:table-cell>
          <table:table-cell table:number-columns-repeated="4" table:style-name="ce1"/>
          <table:table-cell office:value-type="float" office:value="410" table:style-name="ce1">
            <text:p>410</text:p>
          </table:table-cell>
          <table:table-cell office:value-type="float" office:value="146.1614969241285" table:formula="of:=1.23*[.AK10]" table:style-name="ce1">
            <text:p>146.1614969</text:p>
          </table:table-cell>
          <table:table-cell table:number-columns-repeated="4" table:style-name="ce1"/>
          <table:table-cell office:value-type="float" office:value="410" table:style-name="ce1">
            <text:p>410</text:p>
          </table:table-cell>
          <table:table-cell office:value-type="float" office:value="141.7957115516063" table:formula="of:=1.23*[.AQ10]" table:style-name="ce1">
            <text:p>141.7957116</text:p>
          </table:table-cell>
          <table:table-cell table:number-columns-repeated="4" table:style-name="ce1"/>
          <table:table-cell office:value-type="float" office:value="410" table:style-name="ce1">
            <text:p>410</text:p>
          </table:table-cell>
          <table:table-cell office:value-type="float" office:value="137.36888858509909" table:formula="of:=1.23*[.AW10]" table:style-name="ce1">
            <text:p>137.3688886</text:p>
          </table:table-cell>
          <table:table-cell table:number-columns-repeated="4" table:style-name="ce1"/>
          <table:table-cell office:value-type="float" office:value="410" table:style-name="ce1">
            <text:p>410</text:p>
          </table:table-cell>
          <table:table-cell office:value-type="float" office:value="165.33776862611069" table:formula="of:=1.23*[.BC10]" table:style-name="ce1">
            <text:p>165.3377686</text:p>
          </table:table-cell>
          <table:table-cell table:number-columns-repeated="4" table:style-name="ce1"/>
          <table:table-cell office:value-type="float" office:value="410" table:style-name="ce1">
            <text:p>410</text:p>
          </table:table-cell>
          <table:table-cell office:value-type="float" office:value="142.39780348598768" table:formula="of:=1.13*[.AE10]" table:style-name="ce1">
            <text:p>142.3978035</text:p>
          </table:table-cell>
          <table:table-cell table:number-columns-repeated="4" table:style-name="ce1"/>
          <table:table-cell office:value-type="float" office:value="410" table:style-name="ce1">
            <text:p>410</text:p>
          </table:table-cell>
          <table:table-cell office:value-type="float" office:value="134.27844839371153" table:formula="of:=1.13*[.AK10]" table:style-name="ce1">
            <text:p>134.2784484</text:p>
          </table:table-cell>
          <table:table-cell table:number-columns-repeated="4" table:style-name="ce1"/>
          <table:table-cell office:value-type="float" office:value="410" table:style-name="ce1">
            <text:p>410</text:p>
          </table:table-cell>
          <table:table-cell office:value-type="float" office:value="130.26760492139439" table:formula="of:=1.13*[.AQ10]" table:style-name="ce1">
            <text:p>130.2676049</text:p>
          </table:table-cell>
          <table:table-cell table:number-columns-repeated="4" table:style-name="ce1"/>
          <table:table-cell office:value-type="float" office:value="410" table:style-name="ce1">
            <text:p>410</text:p>
          </table:table-cell>
          <table:table-cell office:value-type="float" office:value="148" table:style-name="ce1">
            <text:p>148</text:p>
          </table:table-cell>
          <table:table-cell office:value-type="float" office:value="147.98207376147877" table:formula="of:=(([.DG10]^2)*[.$DG$29])+([.DM10]*[.$DH$29])+[.$DI$29]" table:style-name="ce1">
            <text:p>147.9820738</text:p>
          </table:table-cell>
          <table:table-cell table:number-columns-repeated="3" table:style-name="ce1"/>
          <table:table-cell office:value-type="float" office:value="410" table:style-name="ce1">
            <text:p>410</text:p>
          </table:table-cell>
          <table:table-cell office:value-type="float" office:value="180" table:style-name="ce1">
            <text:p>180</text:p>
          </table:table-cell>
          <table:table-cell office:value-type="float" office:value="180.28120300751877" table:formula="of:=(([.DM10]^2)*[.$DM$29])+([.DM10]*[.$DN$29])+[.$DO$29]" table:style-name="ce1">
            <text:p>180.281203</text:p>
          </table:table-cell>
          <table:table-cell table:number-columns-repeated="16265"/>
        </table:table-row>
        <table:table-row table:style-name="ro1">
          <table:table-cell table:style-name="ce1"/>
          <table:table-cell office:value-type="float" office:value="420" table:style-name="ce1">
            <text:p>420</text:p>
          </table:table-cell>
          <table:table-cell office:value-type="float" office:value="144.11350341763497" table:formula="of:=1.13*[.AE11]" table:style-name="ce1">
            <text:p>144.1135034</text:p>
          </table:table-cell>
          <table:table-cell table:number-columns-repeated="4" table:style-name="ce1"/>
          <table:table-cell office:value-type="float" office:value="420" table:style-name="ce1">
            <text:p>420</text:p>
          </table:table-cell>
          <table:table-cell office:value-type="float" office:value="135.91111688311688" table:formula="of:=1.13*[.AK11]" table:style-name="ce1">
            <text:p>135.9111169</text:p>
          </table:table-cell>
          <table:table-cell table:number-columns-repeated="4" table:style-name="ce1"/>
          <table:table-cell office:value-type="float" office:value="420" table:style-name="ce1">
            <text:p>420</text:p>
          </table:table-cell>
          <table:table-cell office:value-type="float" office:value="131.82025427204377" table:formula="of:=1.13*[.AQ11]" table:style-name="ce1">
            <text:p>131.8202543</text:p>
          </table:table-cell>
          <table:table-cell table:number-columns-repeated="4" table:style-name="ce1"/>
          <table:table-cell office:value-type="float" office:value="420" table:style-name="ce1">
            <text:p>420</text:p>
          </table:table-cell>
          <table:table-cell office:value-type="float" office:value="152" table:style-name="ce1">
            <text:p>152</text:p>
          </table:table-cell>
          <table:table-cell office:value-type="float" office:value="152.09912280701755" table:formula="of:=(([.T11]^2)*[.T$30])+([.T11]*[.U$30])+[.V$30]" table:style-name="ce1">
            <text:p>152.0991228</text:p>
          </table:table-cell>
          <table:table-cell office:value-type="float" office:value="154" table:style-name="ce1">
            <text:p>154</text:p>
          </table:table-cell>
          <table:table-cell office:value-type="float" office:value="153.77556390977443" table:formula="of:=(([.T11]^2)*[.T$31])+([.T11]*[.U$31])+[.V$31]" table:style-name="ce1">
            <text:p>153.7755639</text:p>
          </table:table-cell>
          <table:table-cell office:value-type="float" office:value="1.6764411027568826" table:formula="of:=[.X11]-[.V11]" table:style-name="ce1">
            <text:p>1.676441103</text:p>
          </table:table-cell>
          <table:table-cell table:style-name="ce1"/>
          <table:table-cell office:value-type="float" office:value="420" table:style-name="ce1">
            <text:p>420</text:p>
          </table:table-cell>
          <table:table-cell office:value-type="float" office:value="127" table:style-name="ce1">
            <text:p>127</text:p>
          </table:table-cell>
          <table:table-cell office:value-type="float" office:value="126.62935748462064" table:formula="of:=(([.AA11]^2)*[.AA$30])+([.AA11]*[.AB$30])+[.AC$30]" table:style-name="ce1">
            <text:p>126.6293575</text:p>
          </table:table-cell>
          <table:table-cell office:value-type="float" office:value="128" table:style-name="ce1">
            <text:p>128</text:p>
          </table:table-cell>
          <table:table-cell office:value-type="float" office:value="127.53407382091592" table:formula="of:=(([.AA11]^2)*[.AA$31])+([.AA11]*[.AB$31])+[.AC$31]" table:style-name="ce1">
            <text:p>127.5340738</text:p>
          </table:table-cell>
          <table:table-cell table:style-name="ce1"/>
          <table:table-cell office:value-type="float" office:value="420" table:style-name="ce1">
            <text:p>420</text:p>
          </table:table-cell>
          <table:table-cell office:value-type="float" office:value="120" table:style-name="ce1">
            <text:p>120</text:p>
          </table:table-cell>
          <table:table-cell office:value-type="float" office:value="119.60601503759398" table:formula="of:=(([.AG11]^2)*[.AG$30])+([.AG11]*[.AH$30])+[.AI$30]" table:style-name="ce1">
            <text:p>119.606015</text:p>
          </table:table-cell>
          <table:table-cell office:value-type="float" office:value="120" table:style-name="ce1">
            <text:p>120</text:p>
          </table:table-cell>
          <table:table-cell office:value-type="float" office:value="120.27532467532467" table:formula="of:=(([.AG11]^2)*[.AG$31])+([.AG11]*[.AH$31])+[.AI$31]" table:style-name="ce1">
            <text:p>120.2753247</text:p>
          </table:table-cell>
          <table:table-cell table:style-name="ce1"/>
          <table:table-cell office:value-type="float" office:value="420" table:style-name="ce1">
            <text:p>420</text:p>
          </table:table-cell>
          <table:table-cell office:value-type="float" office:value="115" table:style-name="ce1">
            <text:p>115</text:p>
          </table:table-cell>
          <table:table-cell office:value-type="float" office:value="115.46427432216906" table:formula="of:=(([.AM11]^2)*[.AM$30])+([.AM11]*[.AN$30])+[.AO$30]" table:style-name="ce1">
            <text:p>115.4642743</text:p>
          </table:table-cell>
          <table:table-cell office:value-type="float" office:value="117" table:style-name="ce1">
            <text:p>117</text:p>
          </table:table-cell>
          <table:table-cell office:value-type="float" office:value="116.65509227614493" table:formula="of:=(([.AM11]^2)*[.AM$31])+([.AM11]*[.AN$31])+[.AO$31]" table:style-name="ce1">
            <text:p>116.6550923</text:p>
          </table:table-cell>
          <table:table-cell table:style-name="ce1"/>
          <table:table-cell office:value-type="float" office:value="420" table:style-name="ce1">
            <text:p>420</text:p>
          </table:table-cell>
          <table:table-cell office:value-type="float" office:value="112" table:style-name="ce1">
            <text:p>112</text:p>
          </table:table-cell>
          <table:table-cell office:value-type="float" office:value="112.29700387331965" table:formula="of:=(([.AS11]^2)*[.AS$30])+([.AS11]*[.AT$30])+[.AU$30]" table:style-name="ce1">
            <text:p>112.2970039</text:p>
          </table:table-cell>
          <table:table-cell office:value-type="float" office:value="113" table:style-name="ce1">
            <text:p>113</text:p>
          </table:table-cell>
          <table:table-cell office:value-type="float" office:value="113.01781727044883" table:formula="of:=(([.AS11]^2)*[.AS$31])+([.AS11]*[.AT$31])+[.AU$31]" table:style-name="ce1">
            <text:p>113.0178173</text:p>
          </table:table-cell>
          <table:table-cell table:style-name="ce1"/>
          <table:table-cell office:value-type="float" office:value="420" table:style-name="ce1">
            <text:p>420</text:p>
          </table:table-cell>
          <table:table-cell office:value-type="float" office:value="135" table:style-name="ce1">
            <text:p>135</text:p>
          </table:table-cell>
          <table:table-cell office:value-type="float" office:value="135.00970608339031" table:formula="of:=(([.AY11]^2)*[.AY$30])+([.AY11]*[.AZ$30])+[.BA$30]" table:style-name="ce1">
            <text:p>135.0097061</text:p>
          </table:table-cell>
          <table:table-cell office:value-type="float" office:value="136" table:style-name="ce1">
            <text:p>136</text:p>
          </table:table-cell>
          <table:table-cell office:value-type="float" office:value="136.05259740259737" table:formula="of:=(([.AY11]^2)*[.AY$31])+([.AY11]*[.AZ$31])+[.BA$31]" table:style-name="ce1">
            <text:p>136.0525974</text:p>
          </table:table-cell>
          <table:table-cell table:style-name="ce1"/>
          <table:table-cell office:value-type="float" office:value="420" table:style-name="ce1">
            <text:p>420</text:p>
          </table:table-cell>
          <table:table-cell office:value-type="float" office:value="189.14394360902256" table:formula="of:=1.23*[.X11]" table:style-name="ce1">
            <text:p>189.1439436</text:p>
          </table:table-cell>
          <table:table-cell table:number-columns-repeated="4" table:style-name="ce1"/>
          <table:table-cell office:value-type="float" office:value="420" table:style-name="ce1">
            <text:p>420</text:p>
          </table:table-cell>
          <table:table-cell office:value-type="float" office:value="156.86691079972658" table:formula="of:=1.23*[.AE11]" table:style-name="ce1">
            <text:p>156.8669108</text:p>
          </table:table-cell>
          <table:table-cell table:number-columns-repeated="4" table:style-name="ce1"/>
          <table:table-cell office:value-type="float" office:value="420" table:style-name="ce1">
            <text:p>420</text:p>
          </table:table-cell>
          <table:table-cell office:value-type="float" office:value="147.93864935064934" table:formula="of:=1.23*[.AK11]" table:style-name="ce1">
            <text:p>147.9386494</text:p>
          </table:table-cell>
          <table:table-cell table:number-columns-repeated="4" table:style-name="ce1"/>
          <table:table-cell office:value-type="float" office:value="420" table:style-name="ce1">
            <text:p>420</text:p>
          </table:table-cell>
          <table:table-cell office:value-type="float" office:value="143.48576349965825" table:formula="of:=1.23*[.AQ11]" table:style-name="ce1">
            <text:p>143.4857635</text:p>
          </table:table-cell>
          <table:table-cell table:number-columns-repeated="4" table:style-name="ce1"/>
          <table:table-cell office:value-type="float" office:value="420" table:style-name="ce1">
            <text:p>420</text:p>
          </table:table-cell>
          <table:table-cell office:value-type="float" office:value="139.01191524265207" table:formula="of:=1.23*[.AW11]" table:style-name="ce1">
            <text:p>139.0119152</text:p>
          </table:table-cell>
          <table:table-cell table:number-columns-repeated="4" table:style-name="ce1"/>
          <table:table-cell office:value-type="float" office:value="420" table:style-name="ce1">
            <text:p>420</text:p>
          </table:table-cell>
          <table:table-cell office:value-type="float" office:value="167.34469480519476" table:formula="of:=1.23*[.BC11]" table:style-name="ce1">
            <text:p>167.3446948</text:p>
          </table:table-cell>
          <table:table-cell table:number-columns-repeated="4" table:style-name="ce1"/>
          <table:table-cell office:value-type="float" office:value="420" table:style-name="ce1">
            <text:p>420</text:p>
          </table:table-cell>
          <table:table-cell office:value-type="float" office:value="144.11350341763497" table:formula="of:=1.13*[.AE11]" table:style-name="ce1">
            <text:p>144.1135034</text:p>
          </table:table-cell>
          <table:table-cell table:number-columns-repeated="4" table:style-name="ce1"/>
          <table:table-cell office:value-type="float" office:value="420" table:style-name="ce1">
            <text:p>420</text:p>
          </table:table-cell>
          <table:table-cell office:value-type="float" office:value="135.91111688311688" table:formula="of:=1.13*[.AK11]" table:style-name="ce1">
            <text:p>135.9111169</text:p>
          </table:table-cell>
          <table:table-cell table:number-columns-repeated="4" table:style-name="ce1"/>
          <table:table-cell office:value-type="float" office:value="420" table:style-name="ce1">
            <text:p>420</text:p>
          </table:table-cell>
          <table:table-cell office:value-type="float" office:value="131.82025427204377" table:formula="of:=1.13*[.AQ11]" table:style-name="ce1">
            <text:p>131.8202543</text:p>
          </table:table-cell>
          <table:table-cell table:number-columns-repeated="4" table:style-name="ce1"/>
          <table:table-cell office:value-type="float" office:value="420" table:style-name="ce1">
            <text:p>420</text:p>
          </table:table-cell>
          <table:table-cell office:value-type="float" office:value="150" table:style-name="ce1">
            <text:p>150</text:p>
          </table:table-cell>
          <table:table-cell office:value-type="float" office:value="149.74862254450355" table:formula="of:=(([.DG11]^2)*[.$DG$29])+([.DM11]*[.$DH$29])+[.$DI$29]" table:style-name="ce1">
            <text:p>149.7486225</text:p>
          </table:table-cell>
          <table:table-cell table:number-columns-repeated="3" table:style-name="ce1"/>
          <table:table-cell office:value-type="float" office:value="420" table:style-name="ce1">
            <text:p>420</text:p>
          </table:table-cell>
          <table:table-cell office:value-type="float" office:value="183" table:style-name="ce1">
            <text:p>183</text:p>
          </table:table-cell>
          <table:table-cell office:value-type="float" office:value="182.49364319890634" table:formula="of:=(([.DM11]^2)*[.$DM$29])+([.DM11]*[.$DN$29])+[.$DO$29]" table:style-name="ce1">
            <text:p>182.4936432</text:p>
          </table:table-cell>
          <table:table-cell table:number-columns-repeated="16265"/>
        </table:table-row>
        <table:table-row table:style-name="ro1">
          <table:table-cell table:style-name="ce1"/>
          <table:table-cell office:value-type="float" office:value="430" table:style-name="ce1">
            <text:p>430</text:p>
          </table:table-cell>
          <table:table-cell office:value-type="float" office:value="145.80101127819546" table:formula="of:=1.13*[.AE12]" table:style-name="ce1">
            <text:p>145.8010113</text:p>
          </table:table-cell>
          <table:table-cell table:number-columns-repeated="4" table:style-name="ce1"/>
          <table:table-cell office:value-type="float" office:value="430" table:style-name="ce1">
            <text:p>430</text:p>
          </table:table-cell>
          <table:table-cell office:value-type="float" office:value="137.51675187969923" table:formula="of:=1.13*[.AK12]" table:style-name="ce1">
            <text:p>137.5167519</text:p>
          </table:table-cell>
          <table:table-cell table:number-columns-repeated="4" table:style-name="ce1"/>
          <table:table-cell office:value-type="float" office:value="430" table:style-name="ce1">
            <text:p>430</text:p>
          </table:table-cell>
          <table:table-cell office:value-type="float" office:value="133.3535939849624" table:formula="of:=1.13*[.AQ12]" table:style-name="ce1">
            <text:p>133.353594</text:p>
          </table:table-cell>
          <table:table-cell table:number-columns-repeated="4" table:style-name="ce1"/>
          <table:table-cell office:value-type="float" office:value="430" table:style-name="ce1">
            <text:p>430</text:p>
          </table:table-cell>
          <table:table-cell office:value-type="float" office:value="154" table:style-name="ce1">
            <text:p>154</text:p>
          </table:table-cell>
          <table:table-cell office:value-type="float" office:value="153.86954887218047" table:formula="of:=(([.T12]^2)*[.T$30])+([.T12]*[.U$30])+[.V$30]" table:style-name="ce1">
            <text:p>153.8695489</text:p>
          </table:table-cell>
          <table:table-cell office:value-type="float" office:value="156" table:style-name="ce1">
            <text:p>156</text:p>
          </table:table-cell>
          <table:table-cell office:value-type="float" office:value="155.60864661654136" table:formula="of:=(([.T12]^2)*[.T$31])+([.T12]*[.U$31])+[.V$31]" table:style-name="ce1">
            <text:p>155.6086466</text:p>
          </table:table-cell>
          <table:table-cell office:value-type="float" office:value="1.7390977443608904" table:formula="of:=[.X12]-[.V12]" table:style-name="ce1">
            <text:p>1.739097744</text:p>
          </table:table-cell>
          <table:table-cell table:style-name="ce1"/>
          <table:table-cell office:value-type="float" office:value="430" table:style-name="ce1">
            <text:p>430</text:p>
          </table:table-cell>
          <table:table-cell office:value-type="float" office:value="128" table:style-name="ce1">
            <text:p>128</text:p>
          </table:table-cell>
          <table:table-cell office:value-type="float" office:value="128.10263157894735" table:formula="of:=(([.AA12]^2)*[.AA$30])+([.AA12]*[.AB$30])+[.AC$30]" table:style-name="ce1">
            <text:p>128.1026316</text:p>
          </table:table-cell>
          <table:table-cell office:value-type="float" office:value="129" table:style-name="ce1">
            <text:p>129</text:p>
          </table:table-cell>
          <table:table-cell office:value-type="float" office:value="129.02744360902255" table:formula="of:=(([.AA12]^2)*[.AA$31])+([.AA12]*[.AB$31])+[.AC$31]" table:style-name="ce1">
            <text:p>129.0274436</text:p>
          </table:table-cell>
          <table:table-cell table:style-name="ce1"/>
          <table:table-cell office:value-type="float" office:value="430" table:style-name="ce1">
            <text:p>430</text:p>
          </table:table-cell>
          <table:table-cell office:value-type="float" office:value="121" table:style-name="ce1">
            <text:p>121</text:p>
          </table:table-cell>
          <table:table-cell office:value-type="float" office:value="120.99097744360901" table:formula="of:=(([.AG12]^2)*[.AG$30])+([.AG12]*[.AH$30])+[.AI$30]" table:style-name="ce1">
            <text:p>120.9909774</text:p>
          </table:table-cell>
          <table:table-cell office:value-type="float" office:value="122" table:style-name="ce1">
            <text:p>122</text:p>
          </table:table-cell>
          <table:table-cell office:value-type="float" office:value="121.69624060150375" table:formula="of:=(([.AG12]^2)*[.AG$31])+([.AG12]*[.AH$31])+[.AI$31]" table:style-name="ce1">
            <text:p>121.6962406</text:p>
          </table:table-cell>
          <table:table-cell table:style-name="ce1"/>
          <table:table-cell office:value-type="float" office:value="430" table:style-name="ce1">
            <text:p>430</text:p>
          </table:table-cell>
          <table:table-cell office:value-type="float" office:value="117" table:style-name="ce1">
            <text:p>117</text:p>
          </table:table-cell>
          <table:table-cell office:value-type="float" office:value="116.82330827067669" table:formula="of:=(([.AM12]^2)*[.AM$30])+([.AM12]*[.AN$30])+[.AO$30]" table:style-name="ce1">
            <text:p>116.8233083</text:p>
          </table:table-cell>
          <table:table-cell office:value-type="float" office:value="118" table:style-name="ce1">
            <text:p>118</text:p>
          </table:table-cell>
          <table:table-cell office:value-type="float" office:value="118.01203007518797" table:formula="of:=(([.AM12]^2)*[.AM$31])+([.AM12]*[.AN$31])+[.AO$31]" table:style-name="ce1">
            <text:p>118.0120301</text:p>
          </table:table-cell>
          <table:table-cell table:style-name="ce1"/>
          <table:table-cell office:value-type="float" office:value="430" table:style-name="ce1">
            <text:p>430</text:p>
          </table:table-cell>
          <table:table-cell office:value-type="float" office:value="114" table:style-name="ce1">
            <text:p>114</text:p>
          </table:table-cell>
          <table:table-cell office:value-type="float" office:value="113.61766917293232" table:formula="of:=(([.AS12]^2)*[.AS$30])+([.AS12]*[.AT$30])+[.AU$30]" table:style-name="ce1">
            <text:p>113.6176692</text:p>
          </table:table-cell>
          <table:table-cell office:value-type="float" office:value="114" table:style-name="ce1">
            <text:p>114</text:p>
          </table:table-cell>
          <table:table-cell office:value-type="float" office:value="114.33082706766916" table:formula="of:=(([.AS12]^2)*[.AS$31])+([.AS12]*[.AT$31])+[.AU$31]" table:style-name="ce1">
            <text:p>114.3308271</text:p>
          </table:table-cell>
          <table:table-cell table:style-name="ce1"/>
          <table:table-cell office:value-type="float" office:value="430" table:style-name="ce1">
            <text:p>430</text:p>
          </table:table-cell>
          <table:table-cell office:value-type="float" office:value="137" table:style-name="ce1">
            <text:p>137</text:p>
          </table:table-cell>
          <table:table-cell office:value-type="float" office:value="136.60300751879697" table:formula="of:=(([.AY12]^2)*[.AY$30])+([.AY12]*[.AZ$30])+[.BA$30]" table:style-name="ce1">
            <text:p>136.6030075</text:p>
          </table:table-cell>
          <table:table-cell office:value-type="float" office:value="138" table:style-name="ce1">
            <text:p>138</text:p>
          </table:table-cell>
          <table:table-cell office:value-type="float" office:value="137.65451127819546" table:formula="of:=(([.AY12]^2)*[.AY$31])+([.AY12]*[.AZ$31])+[.BA$31]" table:style-name="ce1">
            <text:p>137.6545113</text:p>
          </table:table-cell>
          <table:table-cell table:style-name="ce1"/>
          <table:table-cell office:value-type="float" office:value="430" table:style-name="ce1">
            <text:p>430</text:p>
          </table:table-cell>
          <table:table-cell office:value-type="float" office:value="191.39863533834588" table:formula="of:=1.23*[.X12]" table:style-name="ce1">
            <text:p>191.3986353</text:p>
          </table:table-cell>
          <table:table-cell table:number-columns-repeated="4" table:style-name="ce1"/>
          <table:table-cell office:value-type="float" office:value="430" table:style-name="ce1">
            <text:p>430</text:p>
          </table:table-cell>
          <table:table-cell office:value-type="float" office:value="158.70375563909775" table:formula="of:=1.23*[.AE12]" table:style-name="ce1">
            <text:p>158.7037556</text:p>
          </table:table-cell>
          <table:table-cell table:number-columns-repeated="4" table:style-name="ce1"/>
          <table:table-cell office:value-type="float" office:value="430" table:style-name="ce1">
            <text:p>430</text:p>
          </table:table-cell>
          <table:table-cell office:value-type="float" office:value="149.6863759398496" table:formula="of:=1.23*[.AK12]" table:style-name="ce1">
            <text:p>149.6863759</text:p>
          </table:table-cell>
          <table:table-cell table:number-columns-repeated="4" table:style-name="ce1"/>
          <table:table-cell office:value-type="float" office:value="430" table:style-name="ce1">
            <text:p>430</text:p>
          </table:table-cell>
          <table:table-cell office:value-type="float" office:value="145.15479699248121" table:formula="of:=1.23*[.AQ12]" table:style-name="ce1">
            <text:p>145.154797</text:p>
          </table:table-cell>
          <table:table-cell table:number-columns-repeated="4" table:style-name="ce1"/>
          <table:table-cell office:value-type="float" office:value="430" table:style-name="ce1">
            <text:p>430</text:p>
          </table:table-cell>
          <table:table-cell office:value-type="float" office:value="140.62691729323308" table:formula="of:=1.23*[.AW12]" table:style-name="ce1">
            <text:p>140.6269173</text:p>
          </table:table-cell>
          <table:table-cell table:number-columns-repeated="4" table:style-name="ce1"/>
          <table:table-cell office:value-type="float" office:value="430" table:style-name="ce1">
            <text:p>430</text:p>
          </table:table-cell>
          <table:table-cell office:value-type="float" office:value="169.3150488721804" table:formula="of:=1.23*[.BC12]" table:style-name="ce1">
            <text:p>169.3150489</text:p>
          </table:table-cell>
          <table:table-cell table:number-columns-repeated="4" table:style-name="ce1"/>
          <table:table-cell office:value-type="float" office:value="430" table:style-name="ce1">
            <text:p>430</text:p>
          </table:table-cell>
          <table:table-cell office:value-type="float" office:value="145.80101127819546" table:formula="of:=1.13*[.AE12]" table:style-name="ce1">
            <text:p>145.8010113</text:p>
          </table:table-cell>
          <table:table-cell table:number-columns-repeated="4" table:style-name="ce1"/>
          <table:table-cell office:value-type="float" office:value="430" table:style-name="ce1">
            <text:p>430</text:p>
          </table:table-cell>
          <table:table-cell office:value-type="float" office:value="137.51675187969923" table:formula="of:=1.13*[.AK12]" table:style-name="ce1">
            <text:p>137.5167519</text:p>
          </table:table-cell>
          <table:table-cell table:number-columns-repeated="4" table:style-name="ce1"/>
          <table:table-cell office:value-type="float" office:value="430" table:style-name="ce1">
            <text:p>430</text:p>
          </table:table-cell>
          <table:table-cell office:value-type="float" office:value="133.3535939849624" table:formula="of:=1.13*[.AQ12]" table:style-name="ce1">
            <text:p>133.353594</text:p>
          </table:table-cell>
          <table:table-cell table:number-columns-repeated="4" table:style-name="ce1"/>
          <table:table-cell office:value-type="float" office:value="430" table:style-name="ce1">
            <text:p>430</text:p>
          </table:table-cell>
          <table:table-cell office:value-type="float" office:value="151" table:style-name="ce1">
            <text:p>151</text:p>
          </table:table-cell>
          <table:table-cell office:value-type="float" office:value="151.49591369728668" table:formula="of:=(([.DG12]^2)*[.$DG$29])+([.DM12]*[.$DH$29])+[.$DI$29]" table:style-name="ce1">
            <text:p>151.4959137</text:p>
          </table:table-cell>
          <table:table-cell table:number-columns-repeated="3" table:style-name="ce1"/>
          <table:table-cell office:value-type="float" office:value="430" table:style-name="ce1">
            <text:p>430</text:p>
          </table:table-cell>
          <table:table-cell office:value-type="float" office:value="185" table:style-name="ce1">
            <text:p>185</text:p>
          </table:table-cell>
          <table:table-cell office:value-type="float" office:value="184.69172932330827" table:formula="of:=(([.DM12]^2)*[.$DM$29])+([.DM12]*[.$DN$29])+[.$DO$29]" table:style-name="ce1">
            <text:p>184.6917293</text:p>
          </table:table-cell>
          <table:table-cell table:number-columns-repeated="16265"/>
        </table:table-row>
        <table:table-row table:style-name="ro1">
          <table:table-cell table:style-name="ce1"/>
          <table:table-cell office:value-type="float" office:value="440" table:style-name="ce1">
            <text:p>440</text:p>
          </table:table-cell>
          <table:table-cell office:value-type="float" office:value="147.46032706766917" table:formula="of:=1.13*[.AE13]" table:style-name="ce1">
            <text:p>147.4603271</text:p>
          </table:table-cell>
          <table:table-cell table:number-columns-repeated="4" table:style-name="ce1"/>
          <table:table-cell office:value-type="float" office:value="440" table:style-name="ce1">
            <text:p>440</text:p>
          </table:table-cell>
          <table:table-cell office:value-type="float" office:value="139.09535338345864" table:formula="of:=1.13*[.AK13]" table:style-name="ce1">
            <text:p>139.0953534</text:p>
          </table:table-cell>
          <table:table-cell table:number-columns-repeated="4" table:style-name="ce1"/>
          <table:table-cell office:value-type="float" office:value="440" table:style-name="ce1">
            <text:p>440</text:p>
          </table:table-cell>
          <table:table-cell office:value-type="float" office:value="134.86762406015035" table:formula="of:=1.13*[.AQ13]" table:style-name="ce1">
            <text:p>134.8676241</text:p>
          </table:table-cell>
          <table:table-cell table:number-columns-repeated="4" table:style-name="ce1"/>
          <table:table-cell office:value-type="float" office:value="440" table:style-name="ce1">
            <text:p>440</text:p>
          </table:table-cell>
          <table:table-cell office:value-type="float" office:value="156" table:style-name="ce1">
            <text:p>156</text:p>
          </table:table-cell>
          <table:table-cell office:value-type="float" office:value="155.61616541353385" table:formula="of:=(([.T13]^2)*[.T$30])+([.T13]*[.U$30])+[.V$30]" table:style-name="ce1">
            <text:p>155.6161654</text:p>
          </table:table-cell>
          <table:table-cell office:value-type="float" office:value="157" table:style-name="ce1">
            <text:p>157</text:p>
          </table:table-cell>
          <table:table-cell office:value-type="float" office:value="157.40789473684211" table:formula="of:=(([.T13]^2)*[.T$31])+([.T13]*[.U$31])+[.V$31]" table:style-name="ce1">
            <text:p>157.4078947</text:p>
          </table:table-cell>
          <table:table-cell office:value-type="float" office:value="1.7917293233082603" table:formula="of:=[.X13]-[.V13]" table:style-name="ce1">
            <text:p>1.791729323</text:p>
          </table:table-cell>
          <table:table-cell table:style-name="ce1"/>
          <table:table-cell office:value-type="float" office:value="440" table:style-name="ce1">
            <text:p>440</text:p>
          </table:table-cell>
          <table:table-cell office:value-type="float" office:value="130" table:style-name="ce1">
            <text:p>130</text:p>
          </table:table-cell>
          <table:table-cell office:value-type="float" office:value="129.55300751879699" table:formula="of:=(([.AA13]^2)*[.AA$30])+([.AA13]*[.AB$30])+[.AC$30]" table:style-name="ce1">
            <text:p>129.5530075</text:p>
          </table:table-cell>
          <table:table-cell office:value-type="float" office:value="131" table:style-name="ce1">
            <text:p>131</text:p>
          </table:table-cell>
          <table:table-cell office:value-type="float" office:value="130.49586466165414" table:formula="of:=(([.AA13]^2)*[.AA$31])+([.AA13]*[.AB$31])+[.AC$31]" table:style-name="ce1">
            <text:p>130.4958647</text:p>
          </table:table-cell>
          <table:table-cell table:style-name="ce1"/>
          <table:table-cell office:value-type="float" office:value="440" table:style-name="ce1">
            <text:p>440</text:p>
          </table:table-cell>
          <table:table-cell office:value-type="float" office:value="122" table:style-name="ce1">
            <text:p>122</text:p>
          </table:table-cell>
          <table:table-cell office:value-type="float" office:value="122.35338345864662" table:formula="of:=(([.AG13]^2)*[.AG$30])+([.AG13]*[.AH$30])+[.AI$30]" table:style-name="ce1">
            <text:p>122.3533835</text:p>
          </table:table-cell>
          <table:table-cell office:value-type="float" office:value="123" table:style-name="ce1">
            <text:p>123</text:p>
          </table:table-cell>
          <table:table-cell office:value-type="float" office:value="123.09323308270677" table:formula="of:=(([.AG13]^2)*[.AG$31])+([.AG13]*[.AH$31])+[.AI$31]" table:style-name="ce1">
            <text:p>123.0932331</text:p>
          </table:table-cell>
          <table:table-cell table:style-name="ce1"/>
          <table:table-cell office:value-type="float" office:value="440" table:style-name="ce1">
            <text:p>440</text:p>
          </table:table-cell>
          <table:table-cell office:value-type="float" office:value="118" table:style-name="ce1">
            <text:p>118</text:p>
          </table:table-cell>
          <table:table-cell office:value-type="float" office:value="118.15864661654136" table:formula="of:=(([.AM13]^2)*[.AM$30])+([.AM13]*[.AN$30])+[.AO$30]" table:style-name="ce1">
            <text:p>118.1586466</text:p>
          </table:table-cell>
          <table:table-cell office:value-type="float" office:value="119" table:style-name="ce1">
            <text:p>119</text:p>
          </table:table-cell>
          <table:table-cell office:value-type="float" office:value="119.35187969924812" table:formula="of:=(([.AM13]^2)*[.AM$31])+([.AM13]*[.AN$31])+[.AO$31]" table:style-name="ce1">
            <text:p>119.3518797</text:p>
          </table:table-cell>
          <table:table-cell table:style-name="ce1"/>
          <table:table-cell office:value-type="float" office:value="440" table:style-name="ce1">
            <text:p>440</text:p>
          </table:table-cell>
          <table:table-cell office:value-type="float" office:value="115" table:style-name="ce1">
            <text:p>115</text:p>
          </table:table-cell>
          <table:table-cell office:value-type="float" office:value="114.91315789473683" table:formula="of:=(([.AS13]^2)*[.AS$30])+([.AS13]*[.AT$30])+[.AU$30]" table:style-name="ce1">
            <text:p>114.9131579</text:p>
          </table:table-cell>
          <table:table-cell office:value-type="float" office:value="116" table:style-name="ce1">
            <text:p>116</text:p>
          </table:table-cell>
          <table:table-cell office:value-type="float" office:value="115.62105263157895" table:formula="of:=(([.AS13]^2)*[.AS$31])+([.AS13]*[.AT$31])+[.AU$31]" table:style-name="ce1">
            <text:p>115.6210526</text:p>
          </table:table-cell>
          <table:table-cell table:style-name="ce1"/>
          <table:table-cell office:value-type="float" office:value="440" table:style-name="ce1">
            <text:p>440</text:p>
          </table:table-cell>
          <table:table-cell office:value-type="float" office:value="138" table:style-name="ce1">
            <text:p>138</text:p>
          </table:table-cell>
          <table:table-cell office:value-type="float" office:value="138.1669172932331" table:formula="of:=(([.AY13]^2)*[.AY$30])+([.AY13]*[.AZ$30])+[.BA$30]" table:style-name="ce1">
            <text:p>138.1669173</text:p>
          </table:table-cell>
          <table:table-cell office:value-type="float" office:value="139" table:style-name="ce1">
            <text:p>139</text:p>
          </table:table-cell>
          <table:table-cell office:value-type="float" office:value="139.22669172932331" table:formula="of:=(([.AY13]^2)*[.AY$31])+([.AY13]*[.AZ$31])+[.BA$31]" table:style-name="ce1">
            <text:p>139.2266917</text:p>
          </table:table-cell>
          <table:table-cell table:style-name="ce1"/>
          <table:table-cell office:value-type="float" office:value="440" table:style-name="ce1">
            <text:p>440</text:p>
          </table:table-cell>
          <table:table-cell office:value-type="float" office:value="193.61171052631579" table:formula="of:=1.23*[.X13]" table:style-name="ce1">
            <text:p>193.6117105</text:p>
          </table:table-cell>
          <table:table-cell table:number-columns-repeated="4" table:style-name="ce1"/>
          <table:table-cell office:value-type="float" office:value="440" table:style-name="ce1">
            <text:p>440</text:p>
          </table:table-cell>
          <table:table-cell office:value-type="float" office:value="160.50991353383458" table:formula="of:=1.23*[.AE13]" table:style-name="ce1">
            <text:p>160.5099135</text:p>
          </table:table-cell>
          <table:table-cell table:number-columns-repeated="4" table:style-name="ce1"/>
          <table:table-cell office:value-type="float" office:value="440" table:style-name="ce1">
            <text:p>440</text:p>
          </table:table-cell>
          <table:table-cell office:value-type="float" office:value="151.40467669172932" table:formula="of:=1.23*[.AK13]" table:style-name="ce1">
            <text:p>151.4046767</text:p>
          </table:table-cell>
          <table:table-cell table:number-columns-repeated="4" table:style-name="ce1"/>
          <table:table-cell office:value-type="float" office:value="440" table:style-name="ce1">
            <text:p>440</text:p>
          </table:table-cell>
          <table:table-cell office:value-type="float" office:value="146.80281203007519" table:formula="of:=1.23*[.AQ13]" table:style-name="ce1">
            <text:p>146.802812</text:p>
          </table:table-cell>
          <table:table-cell table:number-columns-repeated="4" table:style-name="ce1"/>
          <table:table-cell office:value-type="float" office:value="440" table:style-name="ce1">
            <text:p>440</text:p>
          </table:table-cell>
          <table:table-cell office:value-type="float" office:value="142.21389473684209" table:formula="of:=1.23*[.AW13]" table:style-name="ce1">
            <text:p>142.2138947</text:p>
          </table:table-cell>
          <table:table-cell table:number-columns-repeated="4" table:style-name="ce1"/>
          <table:table-cell office:value-type="float" office:value="440" table:style-name="ce1">
            <text:p>440</text:p>
          </table:table-cell>
          <table:table-cell office:value-type="float" office:value="171.24883082706768" table:formula="of:=1.23*[.BC13]" table:style-name="ce1">
            <text:p>171.2488308</text:p>
          </table:table-cell>
          <table:table-cell table:number-columns-repeated="4" table:style-name="ce1"/>
          <table:table-cell office:value-type="float" office:value="440" table:style-name="ce1">
            <text:p>440</text:p>
          </table:table-cell>
          <table:table-cell office:value-type="float" office:value="147.46032706766917" table:formula="of:=1.13*[.AE13]" table:style-name="ce1">
            <text:p>147.4603271</text:p>
          </table:table-cell>
          <table:table-cell table:number-columns-repeated="4" table:style-name="ce1"/>
          <table:table-cell office:value-type="float" office:value="440" table:style-name="ce1">
            <text:p>440</text:p>
          </table:table-cell>
          <table:table-cell office:value-type="float" office:value="139.09535338345864" table:formula="of:=1.13*[.AK13]" table:style-name="ce1">
            <text:p>139.0953534</text:p>
          </table:table-cell>
          <table:table-cell table:number-columns-repeated="4" table:style-name="ce1"/>
          <table:table-cell office:value-type="float" office:value="440" table:style-name="ce1">
            <text:p>440</text:p>
          </table:table-cell>
          <table:table-cell office:value-type="float" office:value="134.86762406015035" table:formula="of:=1.13*[.AQ13]" table:style-name="ce1">
            <text:p>134.8676241</text:p>
          </table:table-cell>
          <table:table-cell table:number-columns-repeated="4" table:style-name="ce1"/>
          <table:table-cell office:value-type="float" office:value="440" table:style-name="ce1">
            <text:p>440</text:p>
          </table:table-cell>
          <table:table-cell office:value-type="float" office:value="153" table:style-name="ce1">
            <text:p>153</text:p>
          </table:table-cell>
          <table:table-cell office:value-type="float" office:value="153.2239472198282" table:formula="of:=(([.DG13]^2)*[.$DG$29])+([.DM13]*[.$DH$29])+[.$DI$29]" table:style-name="ce1">
            <text:p>153.2239472</text:p>
          </table:table-cell>
          <table:table-cell table:number-columns-repeated="3" table:style-name="ce1"/>
          <table:table-cell office:value-type="float" office:value="440" table:style-name="ce1">
            <text:p>440</text:p>
          </table:table-cell>
          <table:table-cell office:value-type="float" office:value="187" table:style-name="ce1">
            <text:p>187</text:p>
          </table:table-cell>
          <table:table-cell office:value-type="float" office:value="186.87546138072452" table:formula="of:=(([.DM13]^2)*[.$DM$29])+([.DM13]*[.$DN$29])+[.$DO$29]" table:style-name="ce1">
            <text:p>186.8754614</text:p>
          </table:table-cell>
          <table:table-cell table:number-columns-repeated="16265"/>
        </table:table-row>
        <table:table-row table:style-name="ro1">
          <table:table-cell table:style-name="ce1"/>
          <table:table-cell office:value-type="float" office:value="450" table:style-name="ce1">
            <text:p>450</text:p>
          </table:table-cell>
          <table:table-cell office:value-type="float" office:value="149.09145078605604" table:formula="of:=1.13*[.AE14]" table:style-name="ce1">
            <text:p>149.0914508</text:p>
          </table:table-cell>
          <table:table-cell table:number-columns-repeated="4" table:style-name="ce1"/>
          <table:table-cell office:value-type="float" office:value="450" table:style-name="ce1">
            <text:p>450</text:p>
          </table:table-cell>
          <table:table-cell office:value-type="float" office:value="140.64692139439506" table:formula="of:=1.13*[.AK14]" table:style-name="ce1">
            <text:p>140.6469214</text:p>
          </table:table-cell>
          <table:table-cell table:number-columns-repeated="4" table:style-name="ce1"/>
          <table:table-cell office:value-type="float" office:value="450" table:style-name="ce1">
            <text:p>450</text:p>
          </table:table-cell>
          <table:table-cell office:value-type="float" office:value="136.36234449760767" table:formula="of:=1.13*[.AQ14]" table:style-name="ce1">
            <text:p>136.3623445</text:p>
          </table:table-cell>
          <table:table-cell table:number-columns-repeated="4" table:style-name="ce1"/>
          <table:table-cell office:value-type="float" office:value="450" table:style-name="ce1">
            <text:p>450</text:p>
          </table:table-cell>
          <table:table-cell office:value-type="float" office:value="157" table:style-name="ce1">
            <text:p>157</text:p>
          </table:table-cell>
          <table:table-cell office:value-type="float" office:value="157.33897243107771" table:formula="of:=(([.T14]^2)*[.T$30])+([.T14]*[.U$30])+[.V$30]" table:style-name="ce1">
            <text:p>157.3389724</text:p>
          </table:table-cell>
          <table:table-cell office:value-type="float" office:value="159" table:style-name="ce1">
            <text:p>159</text:p>
          </table:table-cell>
          <table:table-cell office:value-type="float" office:value="159.17330827067667" table:formula="of:=(([.T14]^2)*[.T$31])+([.T14]*[.U$31])+[.V$31]" table:style-name="ce1">
            <text:p>159.1733083</text:p>
          </table:table-cell>
          <table:table-cell office:value-type="float" office:value="1.834335839598964" table:formula="of:=[.X14]-[.V14]" table:style-name="ce1">
            <text:p>1.83433584</text:p>
          </table:table-cell>
          <table:table-cell table:style-name="ce1"/>
          <table:table-cell office:value-type="float" office:value="450" table:style-name="ce1">
            <text:p>450</text:p>
          </table:table-cell>
          <table:table-cell office:value-type="float" office:value="131" table:style-name="ce1">
            <text:p>131</text:p>
          </table:table-cell>
          <table:table-cell office:value-type="float" office:value="130.98048530416952" table:formula="of:=(([.AA14]^2)*[.AA$30])+([.AA14]*[.AB$30])+[.AC$30]" table:style-name="ce1">
            <text:p>130.9804853</text:p>
          </table:table-cell>
          <table:table-cell office:value-type="float" office:value="132" table:style-name="ce1">
            <text:p>132</text:p>
          </table:table-cell>
          <table:table-cell office:value-type="float" office:value="131.93933697881067" table:formula="of:=(([.AA14]^2)*[.AA$31])+([.AA14]*[.AB$31])+[.AC$31]" table:style-name="ce1">
            <text:p>131.939337</text:p>
          </table:table-cell>
          <table:table-cell table:style-name="ce1"/>
          <table:table-cell office:value-type="float" office:value="450" table:style-name="ce1">
            <text:p>450</text:p>
          </table:table-cell>
          <table:table-cell office:value-type="float" office:value="124" table:style-name="ce1">
            <text:p>124</text:p>
          </table:table-cell>
          <table:table-cell office:value-type="float" office:value="123.69323308270675" table:formula="of:=(([.AG14]^2)*[.AG$30])+([.AG14]*[.AH$30])+[.AI$30]" table:style-name="ce1">
            <text:p>123.6932331</text:p>
          </table:table-cell>
          <table:table-cell office:value-type="float" office:value="125" table:style-name="ce1">
            <text:p>125</text:p>
          </table:table-cell>
          <table:table-cell office:value-type="float" office:value="124.4663021189337" table:formula="of:=(([.AG14]^2)*[.AG$31])+([.AG14]*[.AH$31])+[.AI$31]" table:style-name="ce1">
            <text:p>124.4663021</text:p>
          </table:table-cell>
          <table:table-cell table:style-name="ce1"/>
          <table:table-cell office:value-type="float" office:value="450" table:style-name="ce1">
            <text:p>450</text:p>
          </table:table-cell>
          <table:table-cell office:value-type="float" office:value="120" table:style-name="ce1">
            <text:p>120</text:p>
          </table:table-cell>
          <table:table-cell office:value-type="float" office:value="119.47028935976304" table:formula="of:=(([.AM14]^2)*[.AM$30])+([.AM14]*[.AN$30])+[.AO$30]" table:style-name="ce1">
            <text:p>119.4702894</text:p>
          </table:table-cell>
          <table:table-cell office:value-type="float" office:value="121" table:style-name="ce1">
            <text:p>121</text:p>
          </table:table-cell>
          <table:table-cell office:value-type="float" office:value="120.67464114832538" table:formula="of:=(([.AM14]^2)*[.AM$31])+([.AM14]*[.AN$31])+[.AO$31]" table:style-name="ce1">
            <text:p>120.6746411</text:p>
          </table:table-cell>
          <table:table-cell table:style-name="ce1"/>
          <table:table-cell office:value-type="float" office:value="450" table:style-name="ce1">
            <text:p>450</text:p>
          </table:table-cell>
          <table:table-cell office:value-type="float" office:value="116" table:style-name="ce1">
            <text:p>116</text:p>
          </table:table-cell>
          <table:table-cell office:value-type="float" office:value="116.18347003873319" table:formula="of:=(([.AS14]^2)*[.AS$30])+([.AS14]*[.AT$30])+[.AU$30]" table:style-name="ce1">
            <text:p>116.18347</text:p>
          </table:table-cell>
          <table:table-cell office:value-type="float" office:value="117" table:style-name="ce1">
            <text:p>117</text:p>
          </table:table-cell>
          <table:table-cell office:value-type="float" office:value="116.88849396217816" table:formula="of:=(([.AS14]^2)*[.AS$31])+([.AS14]*[.AT$31])+[.AU$31]" table:style-name="ce1">
            <text:p>116.888494</text:p>
          </table:table-cell>
          <table:table-cell table:style-name="ce1"/>
          <table:table-cell office:value-type="float" office:value="450" table:style-name="ce1">
            <text:p>450</text:p>
          </table:table-cell>
          <table:table-cell office:value-type="float" office:value="140" table:style-name="ce1">
            <text:p>140</text:p>
          </table:table-cell>
          <table:table-cell office:value-type="float" office:value="139.70143540669858" table:formula="of:=(([.AY14]^2)*[.AY$30])+([.AY14]*[.AZ$30])+[.BA$30]" table:style-name="ce1">
            <text:p>139.7014354</text:p>
          </table:table-cell>
          <table:table-cell office:value-type="float" office:value="141" table:style-name="ce1">
            <text:p>141</text:p>
          </table:table-cell>
          <table:table-cell office:value-type="float" office:value="140.76913875598083" table:formula="of:=(([.AY14]^2)*[.AY$31])+([.AY14]*[.AZ$31])+[.BA$31]" table:style-name="ce1">
            <text:p>140.7691388</text:p>
          </table:table-cell>
          <table:table-cell table:style-name="ce1"/>
          <table:table-cell office:value-type="float" office:value="450" table:style-name="ce1">
            <text:p>450</text:p>
          </table:table-cell>
          <table:table-cell office:value-type="float" office:value="195.7831691729323" table:formula="of:=1.23*[.X14]" table:style-name="ce1">
            <text:p>195.7831692</text:p>
          </table:table-cell>
          <table:table-cell table:number-columns-repeated="4" table:style-name="ce1"/>
          <table:table-cell office:value-type="float" office:value="450" table:style-name="ce1">
            <text:p>450</text:p>
          </table:table-cell>
          <table:table-cell office:value-type="float" office:value="162.28538448393712" table:formula="of:=1.23*[.AE14]" table:style-name="ce1">
            <text:p>162.2853845</text:p>
          </table:table-cell>
          <table:table-cell table:number-columns-repeated="4" table:style-name="ce1"/>
          <table:table-cell office:value-type="float" office:value="450" table:style-name="ce1">
            <text:p>450</text:p>
          </table:table-cell>
          <table:table-cell office:value-type="float" office:value="153.09355160628846" table:formula="of:=1.23*[.AK14]" table:style-name="ce1">
            <text:p>153.0935516</text:p>
          </table:table-cell>
          <table:table-cell table:number-columns-repeated="4" table:style-name="ce1"/>
          <table:table-cell office:value-type="float" office:value="450" table:style-name="ce1">
            <text:p>450</text:p>
          </table:table-cell>
          <table:table-cell office:value-type="float" office:value="148.42980861244021" table:formula="of:=1.23*[.AQ14]" table:style-name="ce1">
            <text:p>148.4298086</text:p>
          </table:table-cell>
          <table:table-cell table:number-columns-repeated="4" table:style-name="ce1"/>
          <table:table-cell office:value-type="float" office:value="450" table:style-name="ce1">
            <text:p>450</text:p>
          </table:table-cell>
          <table:table-cell office:value-type="float" office:value="143.77284757347914" table:formula="of:=1.23*[.AW14]" table:style-name="ce1">
            <text:p>143.7728476</text:p>
          </table:table-cell>
          <table:table-cell table:number-columns-repeated="4" table:style-name="ce1"/>
          <table:table-cell office:value-type="float" office:value="450" table:style-name="ce1">
            <text:p>450</text:p>
          </table:table-cell>
          <table:table-cell office:value-type="float" office:value="173.14604066985643" table:formula="of:=1.23*[.BC14]" table:style-name="ce1">
            <text:p>173.1460407</text:p>
          </table:table-cell>
          <table:table-cell table:number-columns-repeated="4" table:style-name="ce1"/>
          <table:table-cell office:value-type="float" office:value="450" table:style-name="ce1">
            <text:p>450</text:p>
          </table:table-cell>
          <table:table-cell office:value-type="float" office:value="149.09145078605604" table:formula="of:=1.13*[.AE14]" table:style-name="ce1">
            <text:p>149.0914508</text:p>
          </table:table-cell>
          <table:table-cell table:number-columns-repeated="4" table:style-name="ce1"/>
          <table:table-cell office:value-type="float" office:value="450" table:style-name="ce1">
            <text:p>450</text:p>
          </table:table-cell>
          <table:table-cell office:value-type="float" office:value="140.64692139439506" table:formula="of:=1.13*[.AK14]" table:style-name="ce1">
            <text:p>140.6469214</text:p>
          </table:table-cell>
          <table:table-cell table:number-columns-repeated="4" table:style-name="ce1"/>
          <table:table-cell office:value-type="float" office:value="450" table:style-name="ce1">
            <text:p>450</text:p>
          </table:table-cell>
          <table:table-cell office:value-type="float" office:value="136.36234449760767" table:formula="of:=1.13*[.AQ14]" table:style-name="ce1">
            <text:p>136.3623445</text:p>
          </table:table-cell>
          <table:table-cell table:number-columns-repeated="4" table:style-name="ce1"/>
          <table:table-cell office:value-type="float" office:value="450" table:style-name="ce1">
            <text:p>450</text:p>
          </table:table-cell>
          <table:table-cell office:value-type="float" office:value="155" table:style-name="ce1">
            <text:p>155</text:p>
          </table:table-cell>
          <table:table-cell office:value-type="float" office:value="154.93272311212814" table:formula="of:=(([.DG14]^2)*[.$DG$29])+([.DM14]*[.$DH$29])+[.$DI$29]" table:style-name="ce1">
            <text:p>154.9327231</text:p>
          </table:table-cell>
          <table:table-cell table:number-columns-repeated="3" table:style-name="ce1"/>
          <table:table-cell office:value-type="float" office:value="450" table:style-name="ce1">
            <text:p>450</text:p>
          </table:table-cell>
          <table:table-cell office:value-type="float" office:value="189" table:style-name="ce1">
            <text:p>189</text:p>
          </table:table-cell>
          <table:table-cell office:value-type="float" office:value="189.04483937115515" table:formula="of:=(([.DM14]^2)*[.$DM$29])+([.DM14]*[.$DN$29])+[.$DO$29]" table:style-name="ce1">
            <text:p>189.0448394</text:p>
          </table:table-cell>
          <table:table-cell table:number-columns-repeated="16265"/>
        </table:table-row>
        <table:table-row table:style-name="ro1">
          <table:table-cell table:style-name="ce1"/>
          <table:table-cell office:value-type="float" office:value="460" table:style-name="ce1">
            <text:p>460</text:p>
          </table:table-cell>
          <table:table-cell office:value-type="float" office:value="150.69438243335611" table:formula="of:=1.13*[.AE15]" table:style-name="ce1">
            <text:p>150.6943824</text:p>
          </table:table-cell>
          <table:table-cell table:number-columns-repeated="4" table:style-name="ce1"/>
          <table:table-cell office:value-type="float" office:value="460" table:style-name="ce1">
            <text:p>460</text:p>
          </table:table-cell>
          <table:table-cell office:value-type="float" office:value="142.17145591250852" table:formula="of:=1.13*[.AK15]" table:style-name="ce1">
            <text:p>142.1714559</text:p>
          </table:table-cell>
          <table:table-cell table:number-columns-repeated="4" table:style-name="ce1"/>
          <table:table-cell office:value-type="float" office:value="460" table:style-name="ce1">
            <text:p>460</text:p>
          </table:table-cell>
          <table:table-cell office:value-type="float" office:value="137.83775529733424" table:formula="of:=1.13*[.AQ15]" table:style-name="ce1">
            <text:p>137.8377553</text:p>
          </table:table-cell>
          <table:table-cell table:number-columns-repeated="4" table:style-name="ce1"/>
          <table:table-cell office:value-type="float" office:value="460" table:style-name="ce1">
            <text:p>460</text:p>
          </table:table-cell>
          <table:table-cell office:value-type="float" office:value="159" table:style-name="ce1">
            <text:p>159</text:p>
          </table:table-cell>
          <table:table-cell office:value-type="float" office:value="159.03796992481205" table:formula="of:=(([.T15]^2)*[.T$30])+([.T15]*[.U$30])+[.V$30]" table:style-name="ce1">
            <text:p>159.0379699</text:p>
          </table:table-cell>
          <table:table-cell office:value-type="float" office:value="161" table:style-name="ce1">
            <text:p>161</text:p>
          </table:table-cell>
          <table:table-cell office:value-type="float" office:value="160.9048872180451" table:formula="of:=(([.T15]^2)*[.T$31])+([.T15]*[.U$31])+[.V$31]" table:style-name="ce1">
            <text:p>160.9048872</text:p>
          </table:table-cell>
          <table:table-cell office:value-type="float" office:value="1.8669172932330582" table:formula="of:=[.X15]-[.V15]" table:style-name="ce1">
            <text:p>1.866917293</text:p>
          </table:table-cell>
          <table:table-cell table:style-name="ce1"/>
          <table:table-cell office:value-type="float" office:value="460" table:style-name="ce1">
            <text:p>460</text:p>
          </table:table-cell>
          <table:table-cell office:value-type="float" office:value="132" table:style-name="ce1">
            <text:p>132</text:p>
          </table:table-cell>
          <table:table-cell office:value-type="float" office:value="132.38506493506492" table:formula="of:=(([.AA15]^2)*[.AA$30])+([.AA15]*[.AB$30])+[.AC$30]" table:style-name="ce1">
            <text:p>132.3850649</text:p>
          </table:table-cell>
          <table:table-cell office:value-type="float" office:value="133" table:style-name="ce1">
            <text:p>133</text:p>
          </table:table-cell>
          <table:table-cell office:value-type="float" office:value="133.35786056049216" table:formula="of:=(([.AA15]^2)*[.AA$31])+([.AA15]*[.AB$31])+[.AC$31]" table:style-name="ce1">
            <text:p>133.3578606</text:p>
          </table:table-cell>
          <table:table-cell table:style-name="ce1"/>
          <table:table-cell office:value-type="float" office:value="460" table:style-name="ce1">
            <text:p>460</text:p>
          </table:table-cell>
          <table:table-cell office:value-type="float" office:value="125" table:style-name="ce1">
            <text:p>125</text:p>
          </table:table-cell>
          <table:table-cell office:value-type="float" office:value="125.01052631578946" table:formula="of:=(([.AG15]^2)*[.AG$30])+([.AG15]*[.AH$30])+[.AI$30]" table:style-name="ce1">
            <text:p>125.0105263</text:p>
          </table:table-cell>
          <table:table-cell office:value-type="float" office:value="126" table:style-name="ce1">
            <text:p>126</text:p>
          </table:table-cell>
          <table:table-cell office:value-type="float" office:value="125.81544771018454" table:formula="of:=(([.AG15]^2)*[.AG$31])+([.AG15]*[.AH$31])+[.AI$31]" table:style-name="ce1">
            <text:p>125.8154477</text:p>
          </table:table-cell>
          <table:table-cell table:style-name="ce1"/>
          <table:table-cell office:value-type="float" office:value="460" table:style-name="ce1">
            <text:p>460</text:p>
          </table:table-cell>
          <table:table-cell office:value-type="float" office:value="121" table:style-name="ce1">
            <text:p>121</text:p>
          </table:table-cell>
          <table:table-cell office:value-type="float" office:value="120.75823650034177" table:formula="of:=(([.AM15]^2)*[.AM$30])+([.AM15]*[.AN$30])+[.AO$30]" table:style-name="ce1">
            <text:p>120.7582365</text:p>
          </table:table-cell>
          <table:table-cell office:value-type="float" office:value="122" table:style-name="ce1">
            <text:p>122</text:p>
          </table:table-cell>
          <table:table-cell office:value-type="float" office:value="121.9803144224197" table:formula="of:=(([.AM15]^2)*[.AM$31])+([.AM15]*[.AN$31])+[.AO$31]" table:style-name="ce1">
            <text:p>121.9803144</text:p>
          </table:table-cell>
          <table:table-cell table:style-name="ce1"/>
          <table:table-cell office:value-type="float" office:value="460" table:style-name="ce1">
            <text:p>460</text:p>
          </table:table-cell>
          <table:table-cell office:value-type="float" office:value="117" table:style-name="ce1">
            <text:p>117</text:p>
          </table:table-cell>
          <table:table-cell office:value-type="float" office:value="117.42860560492139" table:formula="of:=(([.AS15]^2)*[.AS$30])+([.AS15]*[.AT$30])+[.AU$30]" table:style-name="ce1">
            <text:p>117.4286056</text:p>
          </table:table-cell>
          <table:table-cell office:value-type="float" office:value="118" table:style-name="ce1">
            <text:p>118</text:p>
          </table:table-cell>
          <table:table-cell office:value-type="float" office:value="118.13315105946683" table:formula="of:=(([.AS15]^2)*[.AS$31])+([.AS15]*[.AT$31])+[.AU$31]" table:style-name="ce1">
            <text:p>118.1331511</text:p>
          </table:table-cell>
          <table:table-cell table:style-name="ce1"/>
          <table:table-cell office:value-type="float" office:value="460" table:style-name="ce1">
            <text:p>460</text:p>
          </table:table-cell>
          <table:table-cell office:value-type="float" office:value="141" table:style-name="ce1">
            <text:p>141</text:p>
          </table:table-cell>
          <table:table-cell office:value-type="float" office:value="141.20656185919341" table:formula="of:=(([.AY15]^2)*[.AY$30])+([.AY15]*[.AZ$30])+[.BA$30]" table:style-name="ce1">
            <text:p>141.2065619</text:p>
          </table:table-cell>
          <table:table-cell office:value-type="float" office:value="142" table:style-name="ce1">
            <text:p>142</text:p>
          </table:table-cell>
          <table:table-cell office:value-type="float" office:value="142.28185235816812" table:formula="of:=(([.AY15]^2)*[.AY$31])+([.AY15]*[.AZ$31])+[.BA$31]" table:style-name="ce1">
            <text:p>142.2818524</text:p>
          </table:table-cell>
          <table:table-cell table:style-name="ce1"/>
          <table:table-cell office:value-type="float" office:value="460" table:style-name="ce1">
            <text:p>460</text:p>
          </table:table-cell>
          <table:table-cell office:value-type="float" office:value="197.91301127819548" table:formula="of:=1.23*[.X15]" table:style-name="ce1">
            <text:p>197.9130113</text:p>
          </table:table-cell>
          <table:table-cell table:number-columns-repeated="4" table:style-name="ce1"/>
          <table:table-cell office:value-type="float" office:value="460" table:style-name="ce1">
            <text:p>460</text:p>
          </table:table-cell>
          <table:table-cell office:value-type="float" office:value="164.03016848940536" table:formula="of:=1.23*[.AE15]" table:style-name="ce1">
            <text:p>164.0301685</text:p>
          </table:table-cell>
          <table:table-cell table:number-columns-repeated="4" table:style-name="ce1"/>
          <table:table-cell office:value-type="float" office:value="460" table:style-name="ce1">
            <text:p>460</text:p>
          </table:table-cell>
          <table:table-cell office:value-type="float" office:value="154.75300068352698" table:formula="of:=1.23*[.AK15]" table:style-name="ce1">
            <text:p>154.7530007</text:p>
          </table:table-cell>
          <table:table-cell table:number-columns-repeated="4" table:style-name="ce1"/>
          <table:table-cell office:value-type="float" office:value="460" table:style-name="ce1">
            <text:p>460</text:p>
          </table:table-cell>
          <table:table-cell office:value-type="float" office:value="150.03578673957622" table:formula="of:=1.23*[.AQ15]" table:style-name="ce1">
            <text:p>150.0357867</text:p>
          </table:table-cell>
          <table:table-cell table:number-columns-repeated="4" table:style-name="ce1"/>
          <table:table-cell office:value-type="float" office:value="460" table:style-name="ce1">
            <text:p>460</text:p>
          </table:table-cell>
          <table:table-cell office:value-type="float" office:value="145.30377580314419" table:formula="of:=1.23*[.AW15]" table:style-name="ce1">
            <text:p>145.3037758</text:p>
          </table:table-cell>
          <table:table-cell table:number-columns-repeated="4" table:style-name="ce1"/>
          <table:table-cell office:value-type="float" office:value="460" table:style-name="ce1">
            <text:p>460</text:p>
          </table:table-cell>
          <table:table-cell office:value-type="float" office:value="175.00667840054678" table:formula="of:=1.23*[.BC15]" table:style-name="ce1">
            <text:p>175.0066784</text:p>
          </table:table-cell>
          <table:table-cell table:number-columns-repeated="4" table:style-name="ce1"/>
          <table:table-cell office:value-type="float" office:value="460" table:style-name="ce1">
            <text:p>460</text:p>
          </table:table-cell>
          <table:table-cell office:value-type="float" office:value="150.69438243335611" table:formula="of:=1.13*[.AE15]" table:style-name="ce1">
            <text:p>150.6943824</text:p>
          </table:table-cell>
          <table:table-cell table:number-columns-repeated="4" table:style-name="ce1"/>
          <table:table-cell office:value-type="float" office:value="460" table:style-name="ce1">
            <text:p>460</text:p>
          </table:table-cell>
          <table:table-cell office:value-type="float" office:value="142.17145591250852" table:formula="of:=1.13*[.AK15]" table:style-name="ce1">
            <text:p>142.1714559</text:p>
          </table:table-cell>
          <table:table-cell table:number-columns-repeated="4" table:style-name="ce1"/>
          <table:table-cell office:value-type="float" office:value="460" table:style-name="ce1">
            <text:p>460</text:p>
          </table:table-cell>
          <table:table-cell office:value-type="float" office:value="137.83775529733424" table:formula="of:=1.13*[.AQ15]" table:style-name="ce1">
            <text:p>137.8377553</text:p>
          </table:table-cell>
          <table:table-cell table:number-columns-repeated="4" table:style-name="ce1"/>
          <table:table-cell office:value-type="float" office:value="460" table:style-name="ce1">
            <text:p>460</text:p>
          </table:table-cell>
          <table:table-cell office:value-type="float" office:value="157" table:style-name="ce1">
            <text:p>157</text:p>
          </table:table-cell>
          <table:table-cell office:value-type="float" office:value="156.62224137418644" table:formula="of:=(([.DG15]^2)*[.$DG$29])+([.DM15]*[.$DH$29])+[.$DI$29]" table:style-name="ce1">
            <text:p>156.6222414</text:p>
          </table:table-cell>
          <table:table-cell table:number-columns-repeated="3" table:style-name="ce1"/>
          <table:table-cell office:value-type="float" office:value="460" table:style-name="ce1">
            <text:p>460</text:p>
          </table:table-cell>
          <table:table-cell office:value-type="float" office:value="191" table:style-name="ce1">
            <text:p>191</text:p>
          </table:table-cell>
          <table:table-cell office:value-type="float" office:value="191.19986329460011" table:formula="of:=(([.DM15]^2)*[.$DM$29])+([.DM15]*[.$DN$29])+[.$DO$29]" table:style-name="ce1">
            <text:p>191.1998633</text:p>
          </table:table-cell>
          <table:table-cell table:number-columns-repeated="16265"/>
        </table:table-row>
        <table:table-row table:style-name="ro1">
          <table:table-cell table:style-name="ce1"/>
          <table:table-cell office:value-type="float" office:value="470" table:style-name="ce1">
            <text:p>470</text:p>
          </table:table-cell>
          <table:table-cell office:value-type="float" office:value="152.26912200956937" table:formula="of:=1.13*[.AE16]" table:style-name="ce1">
            <text:p>152.269122</text:p>
          </table:table-cell>
          <table:table-cell table:number-columns-repeated="4" table:style-name="ce1"/>
          <table:table-cell office:value-type="float" office:value="470" table:style-name="ce1">
            <text:p>470</text:p>
          </table:table-cell>
          <table:table-cell office:value-type="float" office:value="143.66895693779904" table:formula="of:=1.13*[.AK16]" table:style-name="ce1">
            <text:p>143.6689569</text:p>
          </table:table-cell>
          <table:table-cell table:number-columns-repeated="4" table:style-name="ce1"/>
          <table:table-cell office:value-type="float" office:value="470" table:style-name="ce1">
            <text:p>470</text:p>
          </table:table-cell>
          <table:table-cell office:value-type="float" office:value="139.29385645933016" table:formula="of:=1.13*[.AQ16]" table:style-name="ce1">
            <text:p>139.2938565</text:p>
          </table:table-cell>
          <table:table-cell table:number-columns-repeated="4" table:style-name="ce1"/>
          <table:table-cell office:value-type="float" office:value="470" table:style-name="ce1">
            <text:p>470</text:p>
          </table:table-cell>
          <table:table-cell office:value-type="float" office:value="161" table:style-name="ce1">
            <text:p>161</text:p>
          </table:table-cell>
          <table:table-cell office:value-type="float" office:value="160.71315789473687" table:formula="of:=(([.T16]^2)*[.T$30])+([.T16]*[.U$30])+[.V$30]" table:style-name="ce1">
            <text:p>160.7131579</text:p>
          </table:table-cell>
          <table:table-cell office:value-type="float" office:value="163" table:style-name="ce1">
            <text:p>163</text:p>
          </table:table-cell>
          <table:table-cell office:value-type="float" office:value="162.60263157894735" table:formula="of:=(([.T16]^2)*[.T$31])+([.T16]*[.U$31])+[.V$31]" table:style-name="ce1">
            <text:p>162.6026316</text:p>
          </table:table-cell>
          <table:table-cell office:value-type="float" office:value="1.8894736842104862" table:formula="of:=[.X16]-[.V16]" table:style-name="ce1">
            <text:p>1.889473684</text:p>
          </table:table-cell>
          <table:table-cell table:style-name="ce1"/>
          <table:table-cell office:value-type="float" office:value="470" table:style-name="ce1">
            <text:p>470</text:p>
          </table:table-cell>
          <table:table-cell office:value-type="float" office:value="134" table:style-name="ce1">
            <text:p>134</text:p>
          </table:table-cell>
          <table:table-cell office:value-type="float" office:value="133.76674641148324" table:formula="of:=(([.AA16]^2)*[.AA$30])+([.AA16]*[.AB$30])+[.AC$30]" table:style-name="ce1">
            <text:p>133.7667464</text:p>
          </table:table-cell>
          <table:table-cell office:value-type="float" office:value="135" table:style-name="ce1">
            <text:p>135</text:p>
          </table:table-cell>
          <table:table-cell office:value-type="float" office:value="134.75143540669856" table:formula="of:=(([.AA16]^2)*[.AA$31])+([.AA16]*[.AB$31])+[.AC$31]" table:style-name="ce1">
            <text:p>134.7514354</text:p>
          </table:table-cell>
          <table:table-cell table:style-name="ce1"/>
          <table:table-cell office:value-type="float" office:value="470" table:style-name="ce1">
            <text:p>470</text:p>
          </table:table-cell>
          <table:table-cell office:value-type="float" office:value="126" table:style-name="ce1">
            <text:p>126</text:p>
          </table:table-cell>
          <table:table-cell office:value-type="float" office:value="126.30526315789473" table:formula="of:=(([.AG16]^2)*[.AG$30])+([.AG16]*[.AH$30])+[.AI$30]" table:style-name="ce1">
            <text:p>126.3052632</text:p>
          </table:table-cell>
          <table:table-cell office:value-type="float" office:value="127" table:style-name="ce1">
            <text:p>127</text:p>
          </table:table-cell>
          <table:table-cell office:value-type="float" office:value="127.14066985645933" table:formula="of:=(([.AG16]^2)*[.AG$31])+([.AG16]*[.AH$31])+[.AI$31]" table:style-name="ce1">
            <text:p>127.1406699</text:p>
          </table:table-cell>
          <table:table-cell table:style-name="ce1"/>
          <table:table-cell office:value-type="float" office:value="470" table:style-name="ce1">
            <text:p>470</text:p>
          </table:table-cell>
          <table:table-cell office:value-type="float" office:value="122" table:style-name="ce1">
            <text:p>122</text:p>
          </table:table-cell>
          <table:table-cell office:value-type="float" office:value="122.02248803827752" table:formula="of:=(([.AM16]^2)*[.AM$30])+([.AM16]*[.AN$30])+[.AO$30]" table:style-name="ce1">
            <text:p>122.022488</text:p>
          </table:table-cell>
          <table:table-cell office:value-type="float" office:value="123" table:style-name="ce1">
            <text:p>123</text:p>
          </table:table-cell>
          <table:table-cell office:value-type="float" office:value="123.26889952153113" table:formula="of:=(([.AM16]^2)*[.AM$31])+([.AM16]*[.AN$31])+[.AO$31]" table:style-name="ce1">
            <text:p>123.2688995</text:p>
          </table:table-cell>
          <table:table-cell table:style-name="ce1"/>
          <table:table-cell office:value-type="float" office:value="470" table:style-name="ce1">
            <text:p>470</text:p>
          </table:table-cell>
          <table:table-cell office:value-type="float" office:value="119" table:style-name="ce1">
            <text:p>119</text:p>
          </table:table-cell>
          <table:table-cell office:value-type="float" office:value="118.64856459330142" table:formula="of:=(([.AS16]^2)*[.AS$30])+([.AS16]*[.AT$30])+[.AU$30]" table:style-name="ce1">
            <text:p>118.6485646</text:p>
          </table:table-cell>
          <table:table-cell office:value-type="float" office:value="119" table:style-name="ce1">
            <text:p>119</text:p>
          </table:table-cell>
          <table:table-cell office:value-type="float" office:value="119.35502392344497" table:formula="of:=(([.AS16]^2)*[.AS$31])+([.AS16]*[.AT$31])+[.AU$31]" table:style-name="ce1">
            <text:p>119.3550239</text:p>
          </table:table-cell>
          <table:table-cell table:style-name="ce1"/>
          <table:table-cell office:value-type="float" office:value="470" table:style-name="ce1">
            <text:p>470</text:p>
          </table:table-cell>
          <table:table-cell office:value-type="float" office:value="143" table:style-name="ce1">
            <text:p>143</text:p>
          </table:table-cell>
          <table:table-cell office:value-type="float" office:value="142.68229665071772" table:formula="of:=(([.AY16]^2)*[.AY$30])+([.AY16]*[.AZ$30])+[.BA$30]" table:style-name="ce1">
            <text:p>142.6822967</text:p>
          </table:table-cell>
          <table:table-cell office:value-type="float" office:value="144" table:style-name="ce1">
            <text:p>144</text:p>
          </table:table-cell>
          <table:table-cell office:value-type="float" office:value="143.76483253588515" table:formula="of:=(([.AY16]^2)*[.AY$31])+([.AY16]*[.AZ$31])+[.BA$31]" table:style-name="ce1">
            <text:p>143.7648325</text:p>
          </table:table-cell>
          <table:table-cell table:style-name="ce1"/>
          <table:table-cell office:value-type="float" office:value="470" table:style-name="ce1">
            <text:p>470</text:p>
          </table:table-cell>
          <table:table-cell office:value-type="float" office:value="200.00123684210524" table:formula="of:=1.23*[.X16]" table:style-name="ce1">
            <text:p>200.0012368</text:p>
          </table:table-cell>
          <table:table-cell table:number-columns-repeated="4" table:style-name="ce1"/>
          <table:table-cell office:value-type="float" office:value="470" table:style-name="ce1">
            <text:p>470</text:p>
          </table:table-cell>
          <table:table-cell office:value-type="float" office:value="165.74426555023922" table:formula="of:=1.23*[.AE16]" table:style-name="ce1">
            <text:p>165.7442656</text:p>
          </table:table-cell>
          <table:table-cell table:number-columns-repeated="4" table:style-name="ce1"/>
          <table:table-cell office:value-type="float" office:value="470" table:style-name="ce1">
            <text:p>470</text:p>
          </table:table-cell>
          <table:table-cell office:value-type="float" office:value="156.38302392344497" table:formula="of:=1.23*[.AK16]" table:style-name="ce1">
            <text:p>156.3830239</text:p>
          </table:table-cell>
          <table:table-cell table:number-columns-repeated="4" table:style-name="ce1"/>
          <table:table-cell office:value-type="float" office:value="470" table:style-name="ce1">
            <text:p>470</text:p>
          </table:table-cell>
          <table:table-cell office:value-type="float" office:value="151.62074641148328" table:formula="of:=1.23*[.AQ16]" table:style-name="ce1">
            <text:p>151.6207464</text:p>
          </table:table-cell>
          <table:table-cell table:number-columns-repeated="4" table:style-name="ce1"/>
          <table:table-cell office:value-type="float" office:value="470" table:style-name="ce1">
            <text:p>470</text:p>
          </table:table-cell>
          <table:table-cell office:value-type="float" office:value="146.80667942583733" table:formula="of:=1.23*[.AW16]" table:style-name="ce1">
            <text:p>146.8066794</text:p>
          </table:table-cell>
          <table:table-cell table:number-columns-repeated="4" table:style-name="ce1"/>
          <table:table-cell office:value-type="float" office:value="470" table:style-name="ce1">
            <text:p>470</text:p>
          </table:table-cell>
          <table:table-cell office:value-type="float" office:value="176.83074401913873" table:formula="of:=1.23*[.BC16]" table:style-name="ce1">
            <text:p>176.830744</text:p>
          </table:table-cell>
          <table:table-cell table:number-columns-repeated="4" table:style-name="ce1"/>
          <table:table-cell office:value-type="float" office:value="470" table:style-name="ce1">
            <text:p>470</text:p>
          </table:table-cell>
          <table:table-cell office:value-type="float" office:value="152.26912200956937" table:formula="of:=1.13*[.AE16]" table:style-name="ce1">
            <text:p>152.269122</text:p>
          </table:table-cell>
          <table:table-cell table:number-columns-repeated="4" table:style-name="ce1"/>
          <table:table-cell office:value-type="float" office:value="470" table:style-name="ce1">
            <text:p>470</text:p>
          </table:table-cell>
          <table:table-cell office:value-type="float" office:value="143.66895693779904" table:formula="of:=1.13*[.AK16]" table:style-name="ce1">
            <text:p>143.6689569</text:p>
          </table:table-cell>
          <table:table-cell table:number-columns-repeated="4" table:style-name="ce1"/>
          <table:table-cell office:value-type="float" office:value="470" table:style-name="ce1">
            <text:p>470</text:p>
          </table:table-cell>
          <table:table-cell office:value-type="float" office:value="139.29385645933016" table:formula="of:=1.13*[.AQ16]" table:style-name="ce1">
            <text:p>139.2938565</text:p>
          </table:table-cell>
          <table:table-cell table:number-columns-repeated="4" table:style-name="ce1"/>
          <table:table-cell office:value-type="float" office:value="470" table:style-name="ce1">
            <text:p>470</text:p>
          </table:table-cell>
          <table:table-cell office:value-type="float" office:value="158" table:style-name="ce1">
            <text:p>158</text:p>
          </table:table-cell>
          <table:table-cell office:value-type="float" office:value="158.29250200600313" table:formula="of:=(([.DG16]^2)*[.$DG$29])+([.DM16]*[.$DH$29])+[.$DI$29]" table:style-name="ce1">
            <text:p>158.292502</text:p>
          </table:table-cell>
          <table:table-cell table:number-columns-repeated="3" table:style-name="ce1"/>
          <table:table-cell office:value-type="float" office:value="470" table:style-name="ce1">
            <text:p>470</text:p>
          </table:table-cell>
          <table:table-cell office:value-type="float" office:value="193" table:style-name="ce1">
            <text:p>193</text:p>
          </table:table-cell>
          <table:table-cell office:value-type="float" office:value="193.34053315105945" table:formula="of:=(([.DM16]^2)*[.$DM$29])+([.DM16]*[.$DN$29])+[.$DO$29]" table:style-name="ce1">
            <text:p>193.3405332</text:p>
          </table:table-cell>
          <table:table-cell table:number-columns-repeated="16265"/>
        </table:table-row>
        <table:table-row table:style-name="ro1">
          <table:table-cell/>
          <table:table-cell office:value-type="float" office:value="480" table:style-name="ce1">
            <text:p>480</text:p>
          </table:table-cell>
          <table:table-cell office:value-type="float" office:value="153.8156695146958" table:formula="of:=1.13*[.AE17]" table:style-name="ce1">
            <text:p>153.8156695</text:p>
          </table:table-cell>
          <table:table-cell table:number-columns-repeated="4" table:style-name="ce1"/>
          <table:table-cell office:value-type="float" office:value="480" table:style-name="ce1">
            <text:p>480</text:p>
          </table:table-cell>
          <table:table-cell office:value-type="float" office:value="145.13942447026656" table:formula="of:=1.13*[.AK17]" table:style-name="ce1">
            <text:p>145.1394245</text:p>
          </table:table-cell>
          <table:table-cell table:number-columns-repeated="4" table:style-name="ce1"/>
          <table:table-cell office:value-type="float" office:value="480" table:style-name="ce1">
            <text:p>480</text:p>
          </table:table-cell>
          <table:table-cell office:value-type="float" office:value="140.73064798359533" table:formula="of:=1.13*[.AQ17]" table:style-name="ce1">
            <text:p>140.730648</text:p>
          </table:table-cell>
          <table:table-cell table:number-columns-repeated="4" table:style-name="ce1"/>
          <table:table-cell office:value-type="float" office:value="480" table:style-name="ce1">
            <text:p>480</text:p>
          </table:table-cell>
          <table:table-cell office:value-type="float" office:value="162" table:style-name="ce1">
            <text:p>162</text:p>
          </table:table-cell>
          <table:table-cell office:value-type="float" office:value="162.36453634085211" table:formula="of:=(([.T17]^2)*[.T$30])+([.T17]*[.U$30])+[.V$30]" table:style-name="ce1">
            <text:p>162.3645363</text:p>
          </table:table-cell>
          <table:table-cell office:value-type="float" office:value="164" table:style-name="ce1">
            <text:p>164</text:p>
          </table:table-cell>
          <table:table-cell office:value-type="float" office:value="164.26654135338345" table:formula="of:=(([.T17]^2)*[.T$31])+([.T17]*[.U$31])+[.V$31]" table:style-name="ce1">
            <text:p>164.2665414</text:p>
          </table:table-cell>
          <table:table-cell office:value-type="float" office:value="1.9020050125313333" table:formula="of:=[.X17]-[.V17]" table:style-name="ce1">
            <text:p>1.902005013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office:value-type="float" office:value="135" table:style-name="ce1">
            <text:p>135</text:p>
          </table:table-cell>
          <table:table-cell office:value-type="float" office:value="135.12552973342446" table:formula="of:=(([.AA17]^2)*[.AA$30])+([.AA17]*[.AB$30])+[.AC$30]" table:style-name="ce1">
            <text:p>135.1255297</text:p>
          </table:table-cell>
          <table:table-cell office:value-type="float" office:value="136" table:style-name="ce1">
            <text:p>136</text:p>
          </table:table-cell>
          <table:table-cell office:value-type="float" office:value="136.12006151742992" table:formula="of:=(([.AA17]^2)*[.AA$31])+([.AA17]*[.AB$31])+[.AC$31]" table:style-name="ce1">
            <text:p>136.1200615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office:value-type="float" office:value="128" table:style-name="ce1">
            <text:p>128</text:p>
          </table:table-cell>
          <table:table-cell office:value-type="float" office:value="127.57744360902257" table:formula="of:=(([.AG17]^2)*[.AG$30])+([.AG17]*[.AH$30])+[.AI$30]" table:style-name="ce1">
            <text:p>127.5774436</text:p>
          </table:table-cell>
          <table:table-cell office:value-type="float" office:value="128" table:style-name="ce1">
            <text:p>128</text:p>
          </table:table-cell>
          <table:table-cell office:value-type="float" office:value="128.44196855775803" table:formula="of:=(([.AG17]^2)*[.AG$31])+([.AG17]*[.AH$31])+[.AI$31]" table:style-name="ce1">
            <text:p>128.4419686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office:value-type="float" office:value="123" table:style-name="ce1">
            <text:p>123</text:p>
          </table:table-cell>
          <table:table-cell office:value-type="float" office:value="123.26304397357029" table:formula="of:=(([.AM17]^2)*[.AM$30])+([.AM17]*[.AN$30])+[.AO$30]" table:style-name="ce1">
            <text:p>123.263044</text:p>
          </table:table-cell>
          <table:table-cell office:value-type="float" office:value="125" table:style-name="ce1">
            <text:p>125</text:p>
          </table:table-cell>
          <table:table-cell office:value-type="float" office:value="124.54039644565961" table:formula="of:=(([.AM17]^2)*[.AM$31])+([.AM17]*[.AN$31])+[.AO$31]" table:style-name="ce1">
            <text:p>124.5403964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office:value-type="float" office:value="120" table:style-name="ce1">
            <text:p>120</text:p>
          </table:table-cell>
          <table:table-cell office:value-type="float" office:value="119.8433470038733" table:formula="of:=(([.AS17]^2)*[.AS$30])+([.AS17]*[.AT$30])+[.AU$30]" table:style-name="ce1">
            <text:p>119.843347</text:p>
          </table:table-cell>
          <table:table-cell office:value-type="float" office:value="121" table:style-name="ce1">
            <text:p>121</text:p>
          </table:table-cell>
          <table:table-cell office:value-type="float" office:value="120.55411255411255" table:formula="of:=(([.AS17]^2)*[.AS$31])+([.AS17]*[.AT$31])+[.AU$31]" table:style-name="ce1">
            <text:p>120.5541126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office:value-type="float" office:value="144" table:style-name="ce1">
            <text:p>144</text:p>
          </table:table-cell>
          <table:table-cell office:value-type="float" office:value="144.12863978127137" table:formula="of:=(([.AY17]^2)*[.AY$30])+([.AY17]*[.AZ$30])+[.BA$30]" table:style-name="ce1">
            <text:p>144.1286398</text:p>
          </table:table-cell>
          <table:table-cell office:value-type="float" office:value="145" table:style-name="ce1">
            <text:p>145</text:p>
          </table:table-cell>
          <table:table-cell office:value-type="float" office:value="145.21807928913188" table:formula="of:=(([.AY17]^2)*[.AY$31])+([.AY17]*[.AZ$31])+[.BA$31]" table:style-name="ce1">
            <text:p>145.2180793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office:value-type="float" office:value="202.04784586466164" table:formula="of:=1.23*[.X17]" table:style-name="ce1">
            <text:p>202.0478459</text:p>
          </table:table-cell>
          <table:table-cell table:number-columns-repeated="4" table:style-name="ce1"/>
          <table:table-cell office:value-type="float" office:value="480" table:style-name="ce1">
            <text:p>480</text:p>
          </table:table-cell>
          <table:table-cell office:value-type="float" office:value="167.4276756664388" table:formula="of:=1.23*[.AE17]" table:style-name="ce1">
            <text:p>167.4276757</text:p>
          </table:table-cell>
          <table:table-cell table:number-columns-repeated="4" table:style-name="ce1"/>
          <table:table-cell office:value-type="float" office:value="480" table:style-name="ce1">
            <text:p>480</text:p>
          </table:table-cell>
          <table:table-cell office:value-type="float" office:value="157.98362132604237" table:formula="of:=1.23*[.AK17]" table:style-name="ce1">
            <text:p>157.9836213</text:p>
          </table:table-cell>
          <table:table-cell table:number-columns-repeated="4" table:style-name="ce1"/>
          <table:table-cell office:value-type="float" office:value="480" table:style-name="ce1">
            <text:p>480</text:p>
          </table:table-cell>
          <table:table-cell office:value-type="float" office:value="153.18468762816133" table:formula="of:=1.23*[.AQ17]" table:style-name="ce1">
            <text:p>153.1846876</text:p>
          </table:table-cell>
          <table:table-cell table:number-columns-repeated="4" table:style-name="ce1"/>
          <table:table-cell office:value-type="float" office:value="480" table:style-name="ce1">
            <text:p>480</text:p>
          </table:table-cell>
          <table:table-cell office:value-type="float" office:value="148.28155844155845" table:formula="of:=1.23*[.AW17]" table:style-name="ce1">
            <text:p>148.2815584</text:p>
          </table:table-cell>
          <table:table-cell table:number-columns-repeated="4" table:style-name="ce1"/>
          <table:table-cell office:value-type="float" office:value="480" table:style-name="ce1">
            <text:p>480</text:p>
          </table:table-cell>
          <table:table-cell office:value-type="float" office:value="178.6182375256322" table:formula="of:=1.23*[.BC17]" table:style-name="ce1">
            <text:p>178.6182375</text:p>
          </table:table-cell>
          <table:table-cell table:number-columns-repeated="4" table:style-name="ce1"/>
          <table:table-cell office:value-type="float" office:value="480" table:style-name="ce1">
            <text:p>480</text:p>
          </table:table-cell>
          <table:table-cell office:value-type="float" office:value="153.8156695146958" table:formula="of:=1.13*[.AE17]" table:style-name="ce1">
            <text:p>153.8156695</text:p>
          </table:table-cell>
          <table:table-cell table:number-columns-repeated="4" table:style-name="ce1"/>
          <table:table-cell office:value-type="float" office:value="480" table:style-name="ce1">
            <text:p>480</text:p>
          </table:table-cell>
          <table:table-cell office:value-type="float" office:value="145.13942447026656" table:formula="of:=1.13*[.AK17]" table:style-name="ce1">
            <text:p>145.1394245</text:p>
          </table:table-cell>
          <table:table-cell table:number-columns-repeated="4" table:style-name="ce1"/>
          <table:table-cell office:value-type="float" office:value="480" table:style-name="ce1">
            <text:p>480</text:p>
          </table:table-cell>
          <table:table-cell office:value-type="float" office:value="140.73064798359533" table:formula="of:=1.13*[.AQ17]" table:style-name="ce1">
            <text:p>140.730648</text:p>
          </table:table-cell>
          <table:table-cell table:number-columns-repeated="4" table:style-name="ce1"/>
          <table:table-cell office:value-type="float" office:value="480" table:style-name="ce1">
            <text:p>480</text:p>
          </table:table-cell>
          <table:table-cell office:value-type="float" office:value="160" table:style-name="ce1">
            <text:p>160</text:p>
          </table:table-cell>
          <table:table-cell office:value-type="float" office:value="159.94350500757824" table:formula="of:=(([.DG17]^2)*[.$DG$29])+([.DM17]*[.$DH$29])+[.$DI$29]" table:style-name="ce1">
            <text:p>159.943505</text:p>
          </table:table-cell>
          <table:table-cell table:number-columns-repeated="3" table:style-name="ce1"/>
          <table:table-cell office:value-type="float" office:value="480" table:style-name="ce1">
            <text:p>480</text:p>
          </table:table-cell>
          <table:table-cell office:value-type="float" office:value="195" table:style-name="ce1">
            <text:p>195</text:p>
          </table:table-cell>
          <table:table-cell office:value-type="float" office:value="195.46684894053311" table:formula="of:=(([.DM17]^2)*[.$DM$29])+([.DM17]*[.$DN$29])+[.$DO$29]" table:style-name="ce1">
            <text:p>195.4668489</text:p>
          </table:table-cell>
          <table:table-cell table:number-columns-repeated="16265" table:style-name="ce1"/>
        </table:table-row>
        <table:table-row table:style-name="ro1">
          <table:table-cell/>
          <table:table-cell office:value-type="float" office:value="490" table:style-name="ce1">
            <text:p>490</text:p>
          </table:table-cell>
          <table:table-cell office:value-type="float" office:value="155.33402494873545" table:formula="of:=1.13*[.AE18]" table:style-name="ce1">
            <text:p>155.3340249</text:p>
          </table:table-cell>
          <table:table-cell table:number-columns-repeated="4" table:style-name="ce1"/>
          <table:table-cell office:value-type="float" office:value="490" table:style-name="ce1">
            <text:p>490</text:p>
          </table:table-cell>
          <table:table-cell office:value-type="float" office:value="146.58285850991112" table:formula="of:=1.13*[.AK18]" table:style-name="ce1">
            <text:p>146.5828585</text:p>
          </table:table-cell>
          <table:table-cell table:number-columns-repeated="4" table:style-name="ce1"/>
          <table:table-cell office:value-type="float" office:value="490" table:style-name="ce1">
            <text:p>490</text:p>
          </table:table-cell>
          <table:table-cell office:value-type="float" office:value="142.14812987012988" table:formula="of:=1.13*[.AQ18]" table:style-name="ce1">
            <text:p>142.1481299</text:p>
          </table:table-cell>
          <table:table-cell table:number-columns-repeated="4" table:style-name="ce1"/>
          <table:table-cell office:value-type="float" office:value="490" table:style-name="ce1">
            <text:p>490</text:p>
          </table:table-cell>
          <table:table-cell office:value-type="float" office:value="164" table:style-name="ce1">
            <text:p>164</text:p>
          </table:table-cell>
          <table:table-cell office:value-type="float" office:value="163.9921052631579" table:formula="of:=(([.T18]^2)*[.T$30])+([.T18]*[.U$30])+[.V$30]" table:style-name="ce1">
            <text:p>163.9921053</text:p>
          </table:table-cell>
          <table:table-cell office:value-type="float" office:value="166" table:style-name="ce1">
            <text:p>166</text:p>
          </table:table-cell>
          <table:table-cell office:value-type="float" office:value="165.89661654135338" table:formula="of:=(([.T18]^2)*[.T$31])+([.T18]*[.U$31])+[.V$31]" table:style-name="ce1">
            <text:p>165.8966165</text:p>
          </table:table-cell>
          <table:table-cell office:value-type="float" office:value="1.9045112781954856" table:formula="of:=[.X18]-[.V18]" table:style-name="ce1">
            <text:p>1.904511278</text:p>
          </table:table-cell>
          <table:table-cell table:style-name="ce1"/>
          <table:table-cell office:value-type="float" office:value="490" table:style-name="ce1">
            <text:p>490</text:p>
          </table:table-cell>
          <table:table-cell office:value-type="float" office:value="136" table:style-name="ce1">
            <text:p>136</text:p>
          </table:table-cell>
          <table:table-cell office:value-type="float" office:value="136.46141490088857" table:formula="of:=(([.AA18]^2)*[.AA$30])+([.AA18]*[.AB$30])+[.AC$30]" table:style-name="ce1">
            <text:p>136.4614149</text:p>
          </table:table-cell>
          <table:table-cell office:value-type="float" office:value="137" table:style-name="ce1">
            <text:p>137</text:p>
          </table:table-cell>
          <table:table-cell office:value-type="float" office:value="137.46373889268625" table:formula="of:=(([.AA18]^2)*[.AA$31])+([.AA18]*[.AB$31])+[.AC$31]" table:style-name="ce1">
            <text:p>137.4637389</text:p>
          </table:table-cell>
          <table:table-cell table:style-name="ce1"/>
          <table:table-cell office:value-type="float" office:value="490" table:style-name="ce1">
            <text:p>490</text:p>
          </table:table-cell>
          <table:table-cell office:value-type="float" office:value="129" table:style-name="ce1">
            <text:p>129</text:p>
          </table:table-cell>
          <table:table-cell office:value-type="float" office:value="128.82706766917292" table:formula="of:=(([.AG18]^2)*[.AG$30])+([.AG18]*[.AH$30])+[.AI$30]" table:style-name="ce1">
            <text:p>128.8270677</text:p>
          </table:table-cell>
          <table:table-cell office:value-type="float" office:value="130" table:style-name="ce1">
            <text:p>130</text:p>
          </table:table-cell>
          <table:table-cell office:value-type="float" office:value="129.71934381408064" table:formula="of:=(([.AG18]^2)*[.AG$31])+([.AG18]*[.AH$31])+[.AI$31]" table:style-name="ce1">
            <text:p>129.7193438</text:p>
          </table:table-cell>
          <table:table-cell table:style-name="ce1"/>
          <table:table-cell office:value-type="float" office:value="490" table:style-name="ce1">
            <text:p>490</text:p>
          </table:table-cell>
          <table:table-cell office:value-type="float" office:value="124" table:style-name="ce1">
            <text:p>124</text:p>
          </table:table-cell>
          <table:table-cell office:value-type="float" office:value="124.47990430622009" table:formula="of:=(([.AM18]^2)*[.AM$30])+([.AM18]*[.AN$30])+[.AO$30]" table:style-name="ce1">
            <text:p>124.4799043</text:p>
          </table:table-cell>
          <table:table-cell office:value-type="float" office:value="126" table:style-name="ce1">
            <text:p>126</text:p>
          </table:table-cell>
          <table:table-cell office:value-type="float" office:value="125.79480519480521" table:formula="of:=(([.AM18]^2)*[.AM$31])+([.AM18]*[.AN$31])+[.AO$31]" table:style-name="ce1">
            <text:p>125.7948052</text:p>
          </table:table-cell>
          <table:table-cell table:style-name="ce1"/>
          <table:table-cell office:value-type="float" office:value="490" table:style-name="ce1">
            <text:p>490</text:p>
          </table:table-cell>
          <table:table-cell office:value-type="float" office:value="121" table:style-name="ce1">
            <text:p>121</text:p>
          </table:table-cell>
          <table:table-cell office:value-type="float" office:value="121.01295283663706" table:formula="of:=(([.AS18]^2)*[.AS$30])+([.AS18]*[.AT$30])+[.AU$30]" table:style-name="ce1">
            <text:p>121.0129528</text:p>
          </table:table-cell>
          <table:table-cell office:value-type="float" office:value="122" table:style-name="ce1">
            <text:p>122</text:p>
          </table:table-cell>
          <table:table-cell office:value-type="float" office:value="121.73041695146958" table:formula="of:=(([.AS18]^2)*[.AS$31])+([.AS18]*[.AT$31])+[.AU$31]" table:style-name="ce1">
            <text:p>121.730417</text:p>
          </table:table-cell>
          <table:table-cell table:style-name="ce1"/>
          <table:table-cell office:value-type="float" office:value="490" table:style-name="ce1">
            <text:p>490</text:p>
          </table:table-cell>
          <table:table-cell office:value-type="float" office:value="145" table:style-name="ce1">
            <text:p>145</text:p>
          </table:table-cell>
          <table:table-cell office:value-type="float" office:value="145.54559125085441" table:formula="of:=(([.AY18]^2)*[.AY$30])+([.AY18]*[.AZ$30])+[.BA$30]" table:style-name="ce1">
            <text:p>145.5455913</text:p>
          </table:table-cell>
          <table:table-cell office:value-type="float" office:value="147" table:style-name="ce1">
            <text:p>147</text:p>
          </table:table-cell>
          <table:table-cell office:value-type="float" office:value="146.64159261790837" table:formula="of:=(([.AY18]^2)*[.AY$31])+([.AY18]*[.AZ$31])+[.BA$31]" table:style-name="ce1">
            <text:p>146.6415926</text:p>
          </table:table-cell>
          <table:table-cell table:style-name="ce1"/>
          <table:table-cell office:value-type="float" office:value="490" table:style-name="ce1">
            <text:p>490</text:p>
          </table:table-cell>
          <table:table-cell office:value-type="float" office:value="204.05283834586464" table:formula="of:=1.23*[.X18]" table:style-name="ce1">
            <text:p>204.0528383</text:p>
          </table:table-cell>
          <table:table-cell table:number-columns-repeated="4" table:style-name="ce1"/>
          <table:table-cell office:value-type="float" office:value="490" table:style-name="ce1">
            <text:p>490</text:p>
          </table:table-cell>
          <table:table-cell office:value-type="float" office:value="169.0803988380041" table:formula="of:=1.23*[.AE18]" table:style-name="ce1">
            <text:p>169.0803988</text:p>
          </table:table-cell>
          <table:table-cell table:number-columns-repeated="4" table:style-name="ce1"/>
          <table:table-cell office:value-type="float" office:value="490" table:style-name="ce1">
            <text:p>490</text:p>
          </table:table-cell>
          <table:table-cell office:value-type="float" office:value="159.55479289131918" table:formula="of:=1.23*[.AK18]" table:style-name="ce1">
            <text:p>159.5547929</text:p>
          </table:table-cell>
          <table:table-cell table:number-columns-repeated="4" table:style-name="ce1"/>
          <table:table-cell office:value-type="float" office:value="490" table:style-name="ce1">
            <text:p>490</text:p>
          </table:table-cell>
          <table:table-cell office:value-type="float" office:value="154.72761038961039" table:formula="of:=1.23*[.AQ18]" table:style-name="ce1">
            <text:p>154.7276104</text:p>
          </table:table-cell>
          <table:table-cell table:number-columns-repeated="4" table:style-name="ce1"/>
          <table:table-cell office:value-type="float" office:value="490" table:style-name="ce1">
            <text:p>490</text:p>
          </table:table-cell>
          <table:table-cell office:value-type="float" office:value="149.72841285030759" table:formula="of:=1.23*[.AW18]" table:style-name="ce1">
            <text:p>149.7284129</text:p>
          </table:table-cell>
          <table:table-cell table:number-columns-repeated="4" table:style-name="ce1"/>
          <table:table-cell office:value-type="float" office:value="490" table:style-name="ce1">
            <text:p>490</text:p>
          </table:table-cell>
          <table:table-cell office:value-type="float" office:value="180.3691589200273" table:formula="of:=1.23*[.BC18]" table:style-name="ce1">
            <text:p>180.3691589</text:p>
          </table:table-cell>
          <table:table-cell table:number-columns-repeated="4" table:style-name="ce1"/>
          <table:table-cell office:value-type="float" office:value="490" table:style-name="ce1">
            <text:p>490</text:p>
          </table:table-cell>
          <table:table-cell office:value-type="float" office:value="155.33402494873545" table:formula="of:=1.13*[.AE18]" table:style-name="ce1">
            <text:p>155.3340249</text:p>
          </table:table-cell>
          <table:table-cell table:number-columns-repeated="4" table:style-name="ce1"/>
          <table:table-cell office:value-type="float" office:value="490" table:style-name="ce1">
            <text:p>490</text:p>
          </table:table-cell>
          <table:table-cell office:value-type="float" office:value="146.58285850991112" table:formula="of:=1.13*[.AK18]" table:style-name="ce1">
            <text:p>146.5828585</text:p>
          </table:table-cell>
          <table:table-cell table:number-columns-repeated="4" table:style-name="ce1"/>
          <table:table-cell office:value-type="float" office:value="490" table:style-name="ce1">
            <text:p>490</text:p>
          </table:table-cell>
          <table:table-cell office:value-type="float" office:value="142.14812987012988" table:formula="of:=1.13*[.AQ18]" table:style-name="ce1">
            <text:p>142.1481299</text:p>
          </table:table-cell>
          <table:table-cell table:number-columns-repeated="4" table:style-name="ce1"/>
          <table:table-cell office:value-type="float" office:value="490" table:style-name="ce1">
            <text:p>490</text:p>
          </table:table-cell>
          <table:table-cell office:value-type="float" office:value="162" table:style-name="ce1">
            <text:p>162</text:p>
          </table:table-cell>
          <table:table-cell office:value-type="float" office:value="161.5752503789117" table:formula="of:=(([.DG18]^2)*[.$DG$29])+([.DM18]*[.$DH$29])+[.$DI$29]" table:style-name="ce1">
            <text:p>161.5752504</text:p>
          </table:table-cell>
          <table:table-cell table:number-columns-repeated="3" table:style-name="ce1"/>
          <table:table-cell office:value-type="float" office:value="490" table:style-name="ce1">
            <text:p>490</text:p>
          </table:table-cell>
          <table:table-cell office:value-type="float" office:value="197" table:style-name="ce1">
            <text:p>197</text:p>
          </table:table-cell>
          <table:table-cell office:value-type="float" office:value="197.57881066302116" table:formula="of:=(([.DM18]^2)*[.$DM$29])+([.DM18]*[.$DN$29])+[.$DO$29]" table:style-name="ce1">
            <text:p>197.5788107</text:p>
          </table:table-cell>
          <table:table-cell table:number-columns-repeated="16265" table:style-name="ce1"/>
        </table:table-row>
        <table:table-row table:style-name="ro1">
          <table:table-cell/>
          <table:table-cell office:value-type="float" office:value="500" table:style-name="ce1">
            <text:p>500</text:p>
          </table:table-cell>
          <table:table-cell office:value-type="float" office:value="156.82418831168829" table:formula="of:=1.13*[.AE19]" table:style-name="ce1">
            <text:p>156.8241883</text:p>
          </table:table-cell>
          <table:table-cell table:number-columns-repeated="4" table:style-name="ce1"/>
          <table:table-cell office:value-type="float" office:value="500" table:style-name="ce1">
            <text:p>500</text:p>
          </table:table-cell>
          <table:table-cell office:value-type="float" office:value="147.99925905673271" table:formula="of:=1.13*[.AK19]" table:style-name="ce1">
            <text:p>147.9992591</text:p>
          </table:table-cell>
          <table:table-cell table:number-columns-repeated="4" table:style-name="ce1"/>
          <table:table-cell office:value-type="float" office:value="500" table:style-name="ce1">
            <text:p>500</text:p>
          </table:table-cell>
          <table:table-cell office:value-type="float" office:value="143.54630211893371" table:formula="of:=1.13*[.AQ19]" table:style-name="ce1">
            <text:p>143.5463021</text:p>
          </table:table-cell>
          <table:table-cell table:number-columns-repeated="4" table:style-name="ce1"/>
          <table:table-cell office:value-type="float" office:value="500" table:style-name="ce1">
            <text:p>500</text:p>
          </table:table-cell>
          <table:table-cell office:value-type="float" office:value="166" table:style-name="ce1">
            <text:p>166</text:p>
          </table:table-cell>
          <table:table-cell office:value-type="float" office:value="165.59586466165413" table:formula="of:=(([.T19]^2)*[.T$30])+([.T19]*[.U$30])+[.V$30]" table:style-name="ce1">
            <text:p>165.5958647</text:p>
          </table:table-cell>
          <table:table-cell office:value-type="float" office:value="167" table:style-name="ce1">
            <text:p>167</text:p>
          </table:table-cell>
          <table:table-cell office:value-type="float" office:value="167.49285714285716" table:formula="of:=(([.T19]^2)*[.T$31])+([.T19]*[.U$31])+[.V$31]" table:style-name="ce1">
            <text:p>167.4928571</text:p>
          </table:table-cell>
          <table:table-cell office:value-type="float" office:value="1.8969924812030285" table:formula="of:=[.X19]-[.V19]" table:style-name="ce1">
            <text:p>1.896992481</text:p>
          </table:table-cell>
          <table:table-cell table:style-name="ce1"/>
          <table:table-cell office:value-type="float" office:value="500" table:style-name="ce1">
            <text:p>500</text:p>
          </table:table-cell>
          <table:table-cell office:value-type="float" office:value="138" table:style-name="ce1">
            <text:p>138</text:p>
          </table:table-cell>
          <table:table-cell office:value-type="float" office:value="137.77440191387558" table:formula="of:=(([.AA19]^2)*[.AA$30])+([.AA19]*[.AB$30])+[.AC$30]" table:style-name="ce1">
            <text:p>137.7744019</text:p>
          </table:table-cell>
          <table:table-cell office:value-type="float" office:value="139" table:style-name="ce1">
            <text:p>139</text:p>
          </table:table-cell>
          <table:table-cell office:value-type="float" office:value="138.78246753246754" table:formula="of:=(([.AA19]^2)*[.AA$31])+([.AA19]*[.AB$31])+[.AC$31]" table:style-name="ce1">
            <text:p>138.7824675</text:p>
          </table:table-cell>
          <table:table-cell table:style-name="ce1"/>
          <table:table-cell office:value-type="float" office:value="500" table:style-name="ce1">
            <text:p>500</text:p>
          </table:table-cell>
          <table:table-cell office:value-type="float" office:value="130" table:style-name="ce1">
            <text:p>130</text:p>
          </table:table-cell>
          <table:table-cell office:value-type="float" office:value="130.05413533834587" table:formula="of:=(([.AG19]^2)*[.AG$30])+([.AG19]*[.AH$30])+[.AI$30]" table:style-name="ce1">
            <text:p>130.0541353</text:p>
          </table:table-cell>
          <table:table-cell office:value-type="float" office:value="131" table:style-name="ce1">
            <text:p>131</text:p>
          </table:table-cell>
          <table:table-cell office:value-type="float" office:value="130.97279562542718" table:formula="of:=(([.AG19]^2)*[.AG$31])+([.AG19]*[.AH$31])+[.AI$31]" table:style-name="ce1">
            <text:p>130.9727956</text:p>
          </table:table-cell>
          <table:table-cell table:style-name="ce1"/>
          <table:table-cell office:value-type="float" office:value="500" table:style-name="ce1">
            <text:p>500</text:p>
          </table:table-cell>
          <table:table-cell office:value-type="float" office:value="126" table:style-name="ce1">
            <text:p>126</text:p>
          </table:table-cell>
          <table:table-cell office:value-type="float" office:value="125.67306903622693" table:formula="of:=(([.AM19]^2)*[.AM$30])+([.AM19]*[.AN$30])+[.AO$30]" table:style-name="ce1">
            <text:p>125.673069</text:p>
          </table:table-cell>
          <table:table-cell office:value-type="float" office:value="127" table:style-name="ce1">
            <text:p>127</text:p>
          </table:table-cell>
          <table:table-cell office:value-type="float" office:value="127.03212576896789" table:formula="of:=(([.AM19]^2)*[.AM$31])+([.AM19]*[.AN$31])+[.AO$31]" table:style-name="ce1">
            <text:p>127.0321258</text:p>
          </table:table-cell>
          <table:table-cell table:style-name="ce1"/>
          <table:table-cell office:value-type="float" office:value="500" table:style-name="ce1">
            <text:p>500</text:p>
          </table:table-cell>
          <table:table-cell office:value-type="float" office:value="122" table:style-name="ce1">
            <text:p>122</text:p>
          </table:table-cell>
          <table:table-cell office:value-type="float" office:value="122.15738209159261" table:formula="of:=(([.AS19]^2)*[.AS$30])+([.AS19]*[.AT$30])+[.AU$30]" table:style-name="ce1">
            <text:p>122.1573821</text:p>
          </table:table-cell>
          <table:table-cell office:value-type="float" office:value="123" table:style-name="ce1">
            <text:p>123</text:p>
          </table:table-cell>
          <table:table-cell office:value-type="float" office:value="122.88393711551606" table:formula="of:=(([.AS19]^2)*[.AS$31])+([.AS19]*[.AT$31])+[.AU$31]" table:style-name="ce1">
            <text:p>122.8839371</text:p>
          </table:table-cell>
          <table:table-cell table:style-name="ce1"/>
          <table:table-cell office:value-type="float" office:value="500" table:style-name="ce1">
            <text:p>500</text:p>
          </table:table-cell>
          <table:table-cell office:value-type="float" office:value="147" table:style-name="ce1">
            <text:p>147</text:p>
          </table:table-cell>
          <table:table-cell office:value-type="float" office:value="146.93315105946687" table:formula="of:=(([.AY19]^2)*[.AY$30])+([.AY19]*[.AZ$30])+[.BA$30]" table:style-name="ce1">
            <text:p>146.9331511</text:p>
          </table:table-cell>
          <table:table-cell office:value-type="float" office:value="148" table:style-name="ce1">
            <text:p>148</text:p>
          </table:table-cell>
          <table:table-cell office:value-type="float" office:value="148.03537252221463" table:formula="of:=(([.AY19]^2)*[.AY$31])+([.AY19]*[.AZ$31])+[.BA$31]" table:style-name="ce1">
            <text:p>148.0353725</text:p>
          </table:table-cell>
          <table:table-cell table:style-name="ce1"/>
          <table:table-cell office:value-type="float" office:value="500" table:style-name="ce1">
            <text:p>500</text:p>
          </table:table-cell>
          <table:table-cell office:value-type="float" office:value="206.01621428571431" table:formula="of:=1.23*[.X19]" table:style-name="ce1">
            <text:p>206.0162143</text:p>
          </table:table-cell>
          <table:table-cell table:number-columns-repeated="4" table:style-name="ce1"/>
          <table:table-cell office:value-type="float" office:value="500" table:style-name="ce1">
            <text:p>500</text:p>
          </table:table-cell>
          <table:table-cell office:value-type="float" office:value="170.70243506493506" table:formula="of:=1.23*[.AE19]" table:style-name="ce1">
            <text:p>170.7024351</text:p>
          </table:table-cell>
          <table:table-cell table:number-columns-repeated="4" table:style-name="ce1"/>
          <table:table-cell office:value-type="float" office:value="500" table:style-name="ce1">
            <text:p>500</text:p>
          </table:table-cell>
          <table:table-cell office:value-type="float" office:value="161.09653861927544" table:formula="of:=1.23*[.AK19]" table:style-name="ce1">
            <text:p>161.0965386</text:p>
          </table:table-cell>
          <table:table-cell table:number-columns-repeated="4" table:style-name="ce1"/>
          <table:table-cell office:value-type="float" office:value="500" table:style-name="ce1">
            <text:p>500</text:p>
          </table:table-cell>
          <table:table-cell office:value-type="float" office:value="156.2495146958305" table:formula="of:=1.23*[.AQ19]" table:style-name="ce1">
            <text:p>156.2495147</text:p>
          </table:table-cell>
          <table:table-cell table:number-columns-repeated="4" table:style-name="ce1"/>
          <table:table-cell office:value-type="float" office:value="500" table:style-name="ce1">
            <text:p>500</text:p>
          </table:table-cell>
          <table:table-cell office:value-type="float" office:value="151.14724265208474" table:formula="of:=1.23*[.AW19]" table:style-name="ce1">
            <text:p>151.1472427</text:p>
          </table:table-cell>
          <table:table-cell table:number-columns-repeated="4" table:style-name="ce1"/>
          <table:table-cell office:value-type="float" office:value="500" table:style-name="ce1">
            <text:p>500</text:p>
          </table:table-cell>
          <table:table-cell office:value-type="float" office:value="182.083508202324" table:formula="of:=1.23*[.BC19]" table:style-name="ce1">
            <text:p>182.0835082</text:p>
          </table:table-cell>
          <table:table-cell table:number-columns-repeated="4" table:style-name="ce1"/>
          <table:table-cell office:value-type="float" office:value="500" table:style-name="ce1">
            <text:p>500</text:p>
          </table:table-cell>
          <table:table-cell office:value-type="float" office:value="156.82418831168829" table:formula="of:=1.13*[.AE19]" table:style-name="ce1">
            <text:p>156.8241883</text:p>
          </table:table-cell>
          <table:table-cell table:number-columns-repeated="4" table:style-name="ce1"/>
          <table:table-cell office:value-type="float" office:value="500" table:style-name="ce1">
            <text:p>500</text:p>
          </table:table-cell>
          <table:table-cell office:value-type="float" office:value="147.99925905673271" table:formula="of:=1.13*[.AK19]" table:style-name="ce1">
            <text:p>147.9992591</text:p>
          </table:table-cell>
          <table:table-cell table:number-columns-repeated="4" table:style-name="ce1"/>
          <table:table-cell office:value-type="float" office:value="500" table:style-name="ce1">
            <text:p>500</text:p>
          </table:table-cell>
          <table:table-cell office:value-type="float" office:value="143.54630211893371" table:formula="of:=1.13*[.AQ19]" table:style-name="ce1">
            <text:p>143.5463021</text:p>
          </table:table-cell>
          <table:table-cell table:number-columns-repeated="4" table:style-name="ce1"/>
          <table:table-cell office:value-type="float" office:value="500" table:style-name="ce1">
            <text:p>500</text:p>
          </table:table-cell>
          <table:table-cell office:value-type="float" office:value="163" table:style-name="ce1">
            <text:p>163</text:p>
          </table:table-cell>
          <table:table-cell office:value-type="float" office:value="163.18773812000359" table:formula="of:=(([.DG19]^2)*[.$DG$29])+([.DM19]*[.$DH$29])+[.$DI$29]" table:style-name="ce1">
            <text:p>163.1877381</text:p>
          </table:table-cell>
          <table:table-cell table:number-columns-repeated="3" table:style-name="ce1"/>
          <table:table-cell office:value-type="float" office:value="500" table:style-name="ce1">
            <text:p>500</text:p>
          </table:table-cell>
          <table:table-cell office:value-type="float" office:value="200" table:style-name="ce1">
            <text:p>200</text:p>
          </table:table-cell>
          <table:table-cell office:value-type="float" office:value="199.67641831852356" table:formula="of:=(([.DM19]^2)*[.$DM$29])+([.DM19]*[.$DN$29])+[.$DO$29]" table:style-name="ce1">
            <text:p>199.6764183</text:p>
          </table:table-cell>
          <table:table-cell table:number-columns-repeated="16265" table:style-name="ce1"/>
        </table:table-row>
        <table:table-row table:style-name="ro1">
          <table:table-cell/>
          <table:table-cell office:value-type="float" office:value="510" table:style-name="ce1">
            <text:p>510</text:p>
          </table:table-cell>
          <table:table-cell office:value-type="float" office:value="158.28615960355435" table:formula="of:=1.13*[.AE20]" table:style-name="ce1">
            <text:p>158.2861596</text:p>
          </table:table-cell>
          <table:table-cell table:number-columns-repeated="4" table:style-name="ce1"/>
          <table:table-cell office:value-type="float" office:value="510" table:style-name="ce1">
            <text:p>510</text:p>
          </table:table-cell>
          <table:table-cell office:value-type="float" office:value="149.38862611073137" table:formula="of:=1.13*[.AK20]" table:style-name="ce1">
            <text:p>149.3886261</text:p>
          </table:table-cell>
          <table:table-cell table:number-columns-repeated="4" table:style-name="ce1"/>
          <table:table-cell office:value-type="float" office:value="510" table:style-name="ce1">
            <text:p>510</text:p>
          </table:table-cell>
          <table:table-cell office:value-type="float" office:value="144.92516473000683" table:formula="of:=1.13*[.AQ20]" table:style-name="ce1">
            <text:p>144.9251647</text:p>
          </table:table-cell>
          <table:table-cell table:number-columns-repeated="4" table:style-name="ce1"/>
          <table:table-cell office:value-type="float" office:value="510" table:style-name="ce1">
            <text:p>510</text:p>
          </table:table-cell>
          <table:table-cell office:value-type="float" office:value="167" table:style-name="ce1">
            <text:p>167</text:p>
          </table:table-cell>
          <table:table-cell office:value-type="float" office:value="167.17581453634085" table:formula="of:=(([.T20]^2)*[.T$30])+([.T20]*[.U$30])+[.V$30]" table:style-name="ce1">
            <text:p>167.1758145</text:p>
          </table:table-cell>
          <table:table-cell office:value-type="float" office:value="169" table:style-name="ce1">
            <text:p>169</text:p>
          </table:table-cell>
          <table:table-cell office:value-type="float" office:value="169.05526315789476" table:formula="of:=(([.T20]^2)*[.T$31])+([.T20]*[.U$31])+[.V$31]" table:style-name="ce1">
            <text:p>169.0552632</text:p>
          </table:table-cell>
          <table:table-cell office:value-type="float" office:value="1.8794486215539052" table:formula="of:=[.X20]-[.V20]" table:style-name="ce1">
            <text:p>1.879448622</text:p>
          </table:table-cell>
          <table:table-cell table:style-name="ce1"/>
          <table:table-cell office:value-type="float" office:value="510" table:style-name="ce1">
            <text:p>510</text:p>
          </table:table-cell>
          <table:table-cell office:value-type="float" office:value="139" table:style-name="ce1">
            <text:p>139</text:p>
          </table:table-cell>
          <table:table-cell office:value-type="float" office:value="139.06449077238551" table:formula="of:=(([.AA20]^2)*[.AA$30])+([.AA20]*[.AB$30])+[.AC$30]" table:style-name="ce1">
            <text:p>139.0644908</text:p>
          </table:table-cell>
          <table:table-cell office:value-type="float" office:value="140" table:style-name="ce1">
            <text:p>140</text:p>
          </table:table-cell>
          <table:table-cell office:value-type="float" office:value="140.07624743677377" table:formula="of:=(([.AA20]^2)*[.AA$31])+([.AA20]*[.AB$31])+[.AC$31]" table:style-name="ce1">
            <text:p>140.0762474</text:p>
          </table:table-cell>
          <table:table-cell table:style-name="ce1"/>
          <table:table-cell office:value-type="float" office:value="510" table:style-name="ce1">
            <text:p>510</text:p>
          </table:table-cell>
          <table:table-cell office:value-type="float" office:value="131" table:style-name="ce1">
            <text:p>131</text:p>
          </table:table-cell>
          <table:table-cell office:value-type="float" office:value="131.25864661654134" table:formula="of:=(([.AG20]^2)*[.AG$30])+([.AG20]*[.AH$30])+[.AI$30]" table:style-name="ce1">
            <text:p>131.2586466</text:p>
          </table:table-cell>
          <table:table-cell office:value-type="float" office:value="132" table:style-name="ce1">
            <text:p>132</text:p>
          </table:table-cell>
          <table:table-cell office:value-type="float" office:value="132.20232399179767" table:formula="of:=(([.AG20]^2)*[.AG$31])+([.AG20]*[.AH$31])+[.AI$31]" table:style-name="ce1">
            <text:p>132.202324</text:p>
          </table:table-cell>
          <table:table-cell table:style-name="ce1"/>
          <table:table-cell office:value-type="float" office:value="510" table:style-name="ce1">
            <text:p>510</text:p>
          </table:table-cell>
          <table:table-cell office:value-type="float" office:value="127" table:style-name="ce1">
            <text:p>127</text:p>
          </table:table-cell>
          <table:table-cell office:value-type="float" office:value="126.84253816359079" table:formula="of:=(([.AM20]^2)*[.AM$30])+([.AM20]*[.AN$30])+[.AO$30]" table:style-name="ce1">
            <text:p>126.8425382</text:p>
          </table:table-cell>
          <table:table-cell office:value-type="float" office:value="128" table:style-name="ce1">
            <text:p>128</text:p>
          </table:table-cell>
          <table:table-cell office:value-type="float" office:value="128.25235816814765" table:formula="of:=(([.AM20]^2)*[.AM$31])+([.AM20]*[.AN$31])+[.AO$31]" table:style-name="ce1">
            <text:p>128.2523582</text:p>
          </table:table-cell>
          <table:table-cell table:style-name="ce1"/>
          <table:table-cell office:value-type="float" office:value="510" table:style-name="ce1">
            <text:p>510</text:p>
          </table:table-cell>
          <table:table-cell office:value-type="float" office:value="123" table:style-name="ce1">
            <text:p>123</text:p>
          </table:table-cell>
          <table:table-cell office:value-type="float" office:value="123.27663476874002" table:formula="of:=(([.AS20]^2)*[.AS$30])+([.AS20]*[.AT$30])+[.AU$30]" table:style-name="ce1">
            <text:p>123.2766348</text:p>
          </table:table-cell>
          <table:table-cell office:value-type="float" office:value="124" table:style-name="ce1">
            <text:p>124</text:p>
          </table:table-cell>
          <table:table-cell office:value-type="float" office:value="124.01467304625197" table:formula="of:=(([.AS20]^2)*[.AS$31])+([.AS20]*[.AT$31])+[.AU$31]" table:style-name="ce1">
            <text:p>124.014673</text:p>
          </table:table-cell>
          <table:table-cell table:style-name="ce1"/>
          <table:table-cell office:value-type="float" office:value="510" table:style-name="ce1">
            <text:p>510</text:p>
          </table:table-cell>
          <table:table-cell office:value-type="float" office:value="148" table:style-name="ce1">
            <text:p>148</text:p>
          </table:table-cell>
          <table:table-cell office:value-type="float" office:value="148.2913192071087" table:formula="of:=(([.AY20]^2)*[.AY$30])+([.AY20]*[.AZ$30])+[.BA$30]" table:style-name="ce1">
            <text:p>148.2913192</text:p>
          </table:table-cell>
          <table:table-cell office:value-type="float" office:value="149" table:style-name="ce1">
            <text:p>149</text:p>
          </table:table-cell>
          <table:table-cell office:value-type="float" office:value="149.39941900205056" table:formula="of:=(([.AY20]^2)*[.AY$31])+([.AY20]*[.AZ$31])+[.BA$31]" table:style-name="ce1">
            <text:p>149.399419</text:p>
          </table:table-cell>
          <table:table-cell table:style-name="ce1"/>
          <table:table-cell office:value-type="float" office:value="510" table:style-name="ce1">
            <text:p>510</text:p>
          </table:table-cell>
          <table:table-cell office:value-type="float" office:value="207.93797368421056" table:formula="of:=1.23*[.X20]" table:style-name="ce1">
            <text:p>207.9379737</text:p>
          </table:table-cell>
          <table:table-cell table:number-columns-repeated="4" table:style-name="ce1"/>
          <table:table-cell office:value-type="float" office:value="510" table:style-name="ce1">
            <text:p>510</text:p>
          </table:table-cell>
          <table:table-cell office:value-type="float" office:value="172.29378434723174" table:formula="of:=1.23*[.AE20]" table:style-name="ce1">
            <text:p>172.2937843</text:p>
          </table:table-cell>
          <table:table-cell table:number-columns-repeated="4" table:style-name="ce1"/>
          <table:table-cell office:value-type="float" office:value="510" table:style-name="ce1">
            <text:p>510</text:p>
          </table:table-cell>
          <table:table-cell office:value-type="float" office:value="162.60885850991113" table:formula="of:=1.23*[.AK20]" table:style-name="ce1">
            <text:p>162.6088585</text:p>
          </table:table-cell>
          <table:table-cell table:number-columns-repeated="4" table:style-name="ce1"/>
          <table:table-cell office:value-type="float" office:value="510" table:style-name="ce1">
            <text:p>510</text:p>
          </table:table-cell>
          <table:table-cell office:value-type="float" office:value="157.7504005468216" table:formula="of:=1.23*[.AQ20]" table:style-name="ce1">
            <text:p>157.7504005</text:p>
          </table:table-cell>
          <table:table-cell table:number-columns-repeated="4" table:style-name="ce1"/>
          <table:table-cell office:value-type="float" office:value="510" table:style-name="ce1">
            <text:p>510</text:p>
          </table:table-cell>
          <table:table-cell office:value-type="float" office:value="152.53804784688992" table:formula="of:=1.23*[.AW20]" table:style-name="ce1">
            <text:p>152.5380478</text:p>
          </table:table-cell>
          <table:table-cell table:number-columns-repeated="4" table:style-name="ce1"/>
          <table:table-cell office:value-type="float" office:value="510" table:style-name="ce1">
            <text:p>510</text:p>
          </table:table-cell>
          <table:table-cell office:value-type="float" office:value="183.7612853725222" table:formula="of:=1.23*[.BC20]" table:style-name="ce1">
            <text:p>183.7612854</text:p>
          </table:table-cell>
          <table:table-cell table:number-columns-repeated="4" table:style-name="ce1"/>
          <table:table-cell office:value-type="float" office:value="510" table:style-name="ce1">
            <text:p>510</text:p>
          </table:table-cell>
          <table:table-cell office:value-type="float" office:value="158.28615960355435" table:formula="of:=1.13*[.AE20]" table:style-name="ce1">
            <text:p>158.2861596</text:p>
          </table:table-cell>
          <table:table-cell table:number-columns-repeated="4" table:style-name="ce1"/>
          <table:table-cell office:value-type="float" office:value="510" table:style-name="ce1">
            <text:p>510</text:p>
          </table:table-cell>
          <table:table-cell office:value-type="float" office:value="149.38862611073137" table:formula="of:=1.13*[.AK20]" table:style-name="ce1">
            <text:p>149.3886261</text:p>
          </table:table-cell>
          <table:table-cell table:number-columns-repeated="4" table:style-name="ce1"/>
          <table:table-cell office:value-type="float" office:value="510" table:style-name="ce1">
            <text:p>510</text:p>
          </table:table-cell>
          <table:table-cell office:value-type="float" office:value="144.92516473000683" table:formula="of:=1.13*[.AQ20]" table:style-name="ce1">
            <text:p>144.9251647</text:p>
          </table:table-cell>
          <table:table-cell table:number-columns-repeated="4" table:style-name="ce1"/>
          <table:table-cell office:value-type="float" office:value="510" table:style-name="ce1">
            <text:p>510</text:p>
          </table:table-cell>
          <table:table-cell office:value-type="float" office:value="165" table:style-name="ce1">
            <text:p>165</text:p>
          </table:table-cell>
          <table:table-cell office:value-type="float" office:value="164.78096823085383" table:formula="of:=(([.DG20]^2)*[.$DG$29])+([.DM20]*[.$DH$29])+[.$DI$29]" table:style-name="ce1">
            <text:p>164.7809682</text:p>
          </table:table-cell>
          <table:table-cell table:number-columns-repeated="3" table:style-name="ce1"/>
          <table:table-cell office:value-type="float" office:value="510" table:style-name="ce1">
            <text:p>510</text:p>
          </table:table-cell>
          <table:table-cell office:value-type="float" office:value="202" table:style-name="ce1">
            <text:p>202</text:p>
          </table:table-cell>
          <table:table-cell office:value-type="float" office:value="201.75967190704031" table:formula="of:=(([.DM20]^2)*[.$DM$29])+([.DM20]*[.$DN$29])+[.$DO$29]" table:style-name="ce1">
            <text:p>201.7596719</text:p>
          </table:table-cell>
          <table:table-cell table:number-columns-repeated="16265" table:style-name="ce1"/>
        </table:table-row>
        <table:table-row table:style-name="ro1">
          <table:table-cell/>
          <table:table-cell office:value-type="float" office:value="520" table:style-name="ce1">
            <text:p>520</text:p>
          </table:table-cell>
          <table:table-cell office:value-type="float" office:value="159.71993882433355" table:formula="of:=1.13*[.AE21]" table:style-name="ce1">
            <text:p>159.7199388</text:p>
          </table:table-cell>
          <table:table-cell table:number-columns-repeated="4" table:style-name="ce1"/>
          <table:table-cell office:value-type="float" office:value="520" table:style-name="ce1">
            <text:p>520</text:p>
          </table:table-cell>
          <table:table-cell office:value-type="float" office:value="150.750959671907" table:formula="of:=1.13*[.AK21]" table:style-name="ce1">
            <text:p>150.7509597</text:p>
          </table:table-cell>
          <table:table-cell table:number-columns-repeated="4" table:style-name="ce1"/>
          <table:table-cell office:value-type="float" office:value="520" table:style-name="ce1">
            <text:p>520</text:p>
          </table:table-cell>
          <table:table-cell office:value-type="float" office:value="146.28471770334926" table:formula="of:=1.13*[.AQ21]" table:style-name="ce1">
            <text:p>146.2847177</text:p>
          </table:table-cell>
          <table:table-cell table:number-columns-repeated="4" table:style-name="ce1"/>
          <table:table-cell office:value-type="float" office:value="520" table:style-name="ce1">
            <text:p>520</text:p>
          </table:table-cell>
          <table:table-cell office:value-type="float" office:value="169" table:style-name="ce1">
            <text:p>169</text:p>
          </table:table-cell>
          <table:table-cell office:value-type="float" office:value="168.73195488721802" table:formula="of:=(([.T21]^2)*[.T$30])+([.T21]*[.U$30])+[.V$30]" table:style-name="ce1">
            <text:p>168.7319549</text:p>
          </table:table-cell>
          <table:table-cell office:value-type="float" office:value="171" table:style-name="ce1">
            <text:p>171</text:p>
          </table:table-cell>
          <table:table-cell office:value-type="float" office:value="170.58383458646617" table:formula="of:=(([.T21]^2)*[.T$31])+([.T21]*[.U$31])+[.V$31]" table:style-name="ce1">
            <text:p>170.5838346</text:p>
          </table:table-cell>
          <table:table-cell office:value-type="float" office:value="1.8518796992481441" table:formula="of:=[.X21]-[.V21]" table:style-name="ce1">
            <text:p>1.851879699</text:p>
          </table:table-cell>
          <table:table-cell table:style-name="ce1"/>
          <table:table-cell office:value-type="float" office:value="520" table:style-name="ce1">
            <text:p>520</text:p>
          </table:table-cell>
          <table:table-cell office:value-type="float" office:value="140" table:style-name="ce1">
            <text:p>140</text:p>
          </table:table-cell>
          <table:table-cell office:value-type="float" office:value="140.33168147641831" table:formula="of:=(([.AA21]^2)*[.AA$30])+([.AA21]*[.AB$30])+[.AC$30]" table:style-name="ce1">
            <text:p>140.3316815</text:p>
          </table:table-cell>
          <table:table-cell office:value-type="float" office:value="141" table:style-name="ce1">
            <text:p>141</text:p>
          </table:table-cell>
          <table:table-cell office:value-type="float" office:value="141.34507860560493" table:formula="of:=(([.AA21]^2)*[.AA$31])+([.AA21]*[.AB$31])+[.AC$31]" table:style-name="ce1">
            <text:p>141.3450786</text:p>
          </table:table-cell>
          <table:table-cell table:style-name="ce1"/>
          <table:table-cell office:value-type="float" office:value="520" table:style-name="ce1">
            <text:p>520</text:p>
          </table:table-cell>
          <table:table-cell office:value-type="float" office:value="132" table:style-name="ce1">
            <text:p>132</text:p>
          </table:table-cell>
          <table:table-cell office:value-type="float" office:value="132.44060150375941" table:formula="of:=(([.AG21]^2)*[.AG$30])+([.AG21]*[.AH$30])+[.AI$30]" table:style-name="ce1">
            <text:p>132.4406015</text:p>
          </table:table-cell>
          <table:table-cell office:value-type="float" office:value="133" table:style-name="ce1">
            <text:p>133</text:p>
          </table:table-cell>
          <table:table-cell office:value-type="float" office:value="133.40792891319205" table:formula="of:=(([.AG21]^2)*[.AG$31])+([.AG21]*[.AH$31])+[.AI$31]" table:style-name="ce1">
            <text:p>133.4079289</text:p>
          </table:table-cell>
          <table:table-cell table:style-name="ce1"/>
          <table:table-cell office:value-type="float" office:value="520" table:style-name="ce1">
            <text:p>520</text:p>
          </table:table-cell>
          <table:table-cell office:value-type="float" office:value="128" table:style-name="ce1">
            <text:p>128</text:p>
          </table:table-cell>
          <table:table-cell office:value-type="float" office:value="127.9883116883117" table:formula="of:=(([.AM21]^2)*[.AM$30])+([.AM21]*[.AN$30])+[.AO$30]" table:style-name="ce1">
            <text:p>127.9883117</text:p>
          </table:table-cell>
          <table:table-cell office:value-type="float" office:value="129" table:style-name="ce1">
            <text:p>129</text:p>
          </table:table-cell>
          <table:table-cell office:value-type="float" office:value="129.4555023923445" table:formula="of:=(([.AM21]^2)*[.AM$31])+([.AM21]*[.AN$31])+[.AO$31]" table:style-name="ce1">
            <text:p>129.4555024</text:p>
          </table:table-cell>
          <table:table-cell table:style-name="ce1"/>
          <table:table-cell office:value-type="float" office:value="520" table:style-name="ce1">
            <text:p>520</text:p>
          </table:table-cell>
          <table:table-cell office:value-type="float" office:value="124" table:style-name="ce1">
            <text:p>124</text:p>
          </table:table-cell>
          <table:table-cell office:value-type="float" office:value="124.37071086807927" table:formula="of:=(([.AS21]^2)*[.AS$30])+([.AS21]*[.AT$30])+[.AU$30]" table:style-name="ce1">
            <text:p>124.3707109</text:p>
          </table:table-cell>
          <table:table-cell office:value-type="float" office:value="125" table:style-name="ce1">
            <text:p>125</text:p>
          </table:table-cell>
          <table:table-cell office:value-type="float" office:value="125.12262474367736" table:formula="of:=(([.AS21]^2)*[.AS$31])+([.AS21]*[.AT$31])+[.AU$31]" table:style-name="ce1">
            <text:p>125.1226247</text:p>
          </table:table-cell>
          <table:table-cell table:style-name="ce1"/>
          <table:table-cell office:value-type="float" office:value="520" table:style-name="ce1">
            <text:p>520</text:p>
          </table:table-cell>
          <table:table-cell office:value-type="float" office:value="150" table:style-name="ce1">
            <text:p>150</text:p>
          </table:table-cell>
          <table:table-cell office:value-type="float" office:value="149.62009569377992" table:formula="of:=(([.AY21]^2)*[.AY$30])+([.AY21]*[.AZ$30])+[.BA$30]" table:style-name="ce1">
            <text:p>149.6200957</text:p>
          </table:table-cell>
          <table:table-cell office:value-type="float" office:value="151" table:style-name="ce1">
            <text:p>151</text:p>
          </table:table-cell>
          <table:table-cell office:value-type="float" office:value="150.73373205741626" table:formula="of:=(([.AY21]^2)*[.AY$31])+([.AY21]*[.AZ$31])+[.BA$31]" table:style-name="ce1">
            <text:p>150.7337321</text:p>
          </table:table-cell>
          <table:table-cell table:style-name="ce1"/>
          <table:table-cell office:value-type="float" office:value="520" table:style-name="ce1">
            <text:p>520</text:p>
          </table:table-cell>
          <table:table-cell office:value-type="float" office:value="209.81811654135339" table:formula="of:=1.23*[.X21]" table:style-name="ce1">
            <text:p>209.8181165</text:p>
          </table:table-cell>
          <table:table-cell table:number-columns-repeated="4" table:style-name="ce1"/>
          <table:table-cell office:value-type="float" office:value="520" table:style-name="ce1">
            <text:p>520</text:p>
          </table:table-cell>
          <table:table-cell office:value-type="float" office:value="173.85444668489404" table:formula="of:=1.23*[.AE21]" table:style-name="ce1">
            <text:p>173.8544467</text:p>
          </table:table-cell>
          <table:table-cell table:number-columns-repeated="4" table:style-name="ce1"/>
          <table:table-cell office:value-type="float" office:value="520" table:style-name="ce1">
            <text:p>520</text:p>
          </table:table-cell>
          <table:table-cell office:value-type="float" office:value="164.09175256322621" table:formula="of:=1.23*[.AK21]" table:style-name="ce1">
            <text:p>164.0917526</text:p>
          </table:table-cell>
          <table:table-cell table:number-columns-repeated="4" table:style-name="ce1"/>
          <table:table-cell office:value-type="float" office:value="520" table:style-name="ce1">
            <text:p>520</text:p>
          </table:table-cell>
          <table:table-cell office:value-type="float" office:value="159.23026794258374" table:formula="of:=1.23*[.AQ21]" table:style-name="ce1">
            <text:p>159.2302679</text:p>
          </table:table-cell>
          <table:table-cell table:number-columns-repeated="4" table:style-name="ce1"/>
          <table:table-cell office:value-type="float" office:value="520" table:style-name="ce1">
            <text:p>520</text:p>
          </table:table-cell>
          <table:table-cell office:value-type="float" office:value="153.90082843472317" table:formula="of:=1.23*[.AW21]" table:style-name="ce1">
            <text:p>153.9008284</text:p>
          </table:table-cell>
          <table:table-cell table:number-columns-repeated="4" table:style-name="ce1"/>
          <table:table-cell office:value-type="float" office:value="520" table:style-name="ce1">
            <text:p>520</text:p>
          </table:table-cell>
          <table:table-cell office:value-type="float" office:value="185.40249043062201" table:formula="of:=1.23*[.BC21]" table:style-name="ce1">
            <text:p>185.4024904</text:p>
          </table:table-cell>
          <table:table-cell table:number-columns-repeated="4" table:style-name="ce1"/>
          <table:table-cell office:value-type="float" office:value="520" table:style-name="ce1">
            <text:p>520</text:p>
          </table:table-cell>
          <table:table-cell office:value-type="float" office:value="159.71993882433355" table:formula="of:=1.13*[.AE21]" table:style-name="ce1">
            <text:p>159.7199388</text:p>
          </table:table-cell>
          <table:table-cell table:number-columns-repeated="4" table:style-name="ce1"/>
          <table:table-cell office:value-type="float" office:value="520" table:style-name="ce1">
            <text:p>520</text:p>
          </table:table-cell>
          <table:table-cell office:value-type="float" office:value="150.750959671907" table:formula="of:=1.13*[.AK21]" table:style-name="ce1">
            <text:p>150.7509597</text:p>
          </table:table-cell>
          <table:table-cell table:number-columns-repeated="4" table:style-name="ce1"/>
          <table:table-cell office:value-type="float" office:value="520" table:style-name="ce1">
            <text:p>520</text:p>
          </table:table-cell>
          <table:table-cell office:value-type="float" office:value="146.28471770334926" table:formula="of:=1.13*[.AQ21]" table:style-name="ce1">
            <text:p>146.2847177</text:p>
          </table:table-cell>
          <table:table-cell table:number-columns-repeated="4" table:style-name="ce1"/>
          <table:table-cell office:value-type="float" office:value="520" table:style-name="ce1">
            <text:p>520</text:p>
          </table:table-cell>
          <table:table-cell office:value-type="float" office:value="166" table:style-name="ce1">
            <text:p>166</text:p>
          </table:table-cell>
          <table:table-cell office:value-type="float" office:value="166.35494071146246" table:formula="of:=(([.DG21]^2)*[.$DG$29])+([.DM21]*[.$DH$29])+[.$DI$29]" table:style-name="ce1">
            <text:p>166.3549407</text:p>
          </table:table-cell>
          <table:table-cell table:number-columns-repeated="3" table:style-name="ce1"/>
          <table:table-cell office:value-type="float" office:value="520" table:style-name="ce1">
            <text:p>520</text:p>
          </table:table-cell>
          <table:table-cell office:value-type="float" office:value="204" table:style-name="ce1">
            <text:p>204</text:p>
          </table:table-cell>
          <table:table-cell office:value-type="float" office:value="203.82857142857142" table:formula="of:=(([.DM21]^2)*[.$DM$29])+([.DM21]*[.$DN$29])+[.$DO$29]" table:style-name="ce1">
            <text:p>203.8285714</text:p>
          </table:table-cell>
          <table:table-cell table:number-columns-repeated="16265" table:style-name="ce1"/>
        </table:table-row>
        <table:table-row table:style-name="ro1">
          <table:table-cell/>
          <table:table-cell office:value-type="float" office:value="530" table:style-name="ce1">
            <text:p>530</text:p>
          </table:table-cell>
          <table:table-cell office:value-type="float" office:value="161.12552597402595" table:formula="of:=1.13*[.AE22]" table:style-name="ce1">
            <text:p>161.125526</text:p>
          </table:table-cell>
          <table:table-cell table:number-columns-repeated="4" table:style-name="ce1"/>
          <table:table-cell office:value-type="float" office:value="530" table:style-name="ce1">
            <text:p>530</text:p>
          </table:table-cell>
          <table:table-cell office:value-type="float" office:value="152.08625974025972" table:formula="of:=1.13*[.AK22]" table:style-name="ce1">
            <text:p>152.0862597</text:p>
          </table:table-cell>
          <table:table-cell table:number-columns-repeated="4" table:style-name="ce1"/>
          <table:table-cell office:value-type="float" office:value="530" table:style-name="ce1">
            <text:p>530</text:p>
          </table:table-cell>
          <table:table-cell office:value-type="float" office:value="147.62496103896103" table:formula="of:=1.13*[.AQ22]" table:style-name="ce1">
            <text:p>147.624961</text:p>
          </table:table-cell>
          <table:table-cell table:number-columns-repeated="4" table:style-name="ce1"/>
          <table:table-cell office:value-type="float" office:value="530" table:style-name="ce1">
            <text:p>530</text:p>
          </table:table-cell>
          <table:table-cell office:value-type="float" office:value="170" table:style-name="ce1">
            <text:p>170</text:p>
          </table:table-cell>
          <table:table-cell office:value-type="float" office:value="170.26428571428573" table:formula="of:=(([.T22]^2)*[.T$30])+([.T22]*[.U$30])+[.V$30]" table:style-name="ce1">
            <text:p>170.2642857</text:p>
          </table:table-cell>
          <table:table-cell office:value-type="float" office:value="172" table:style-name="ce1">
            <text:p>172</text:p>
          </table:table-cell>
          <table:table-cell office:value-type="float" office:value="172.07857142857142" table:formula="of:=(([.T22]^2)*[.T$31])+([.T22]*[.U$31])+[.V$31]" table:style-name="ce1">
            <text:p>172.0785714</text:p>
          </table:table-cell>
          <table:table-cell office:value-type="float" office:value="1.8142857142856883" table:formula="of:=[.X22]-[.V22]" table:style-name="ce1">
            <text:p>1.814285714</text:p>
          </table:table-cell>
          <table:table-cell table:style-name="ce1"/>
          <table:table-cell office:value-type="float" office:value="530" table:style-name="ce1">
            <text:p>530</text:p>
          </table:table-cell>
          <table:table-cell office:value-type="float" office:value="142" table:style-name="ce1">
            <text:p>142</text:p>
          </table:table-cell>
          <table:table-cell office:value-type="float" office:value="141.57597402597401" table:formula="of:=(([.AA22]^2)*[.AA$30])+([.AA22]*[.AB$30])+[.AC$30]" table:style-name="ce1">
            <text:p>141.575974</text:p>
          </table:table-cell>
          <table:table-cell office:value-type="float" office:value="143" table:style-name="ce1">
            <text:p>143</text:p>
          </table:table-cell>
          <table:table-cell office:value-type="float" office:value="142.58896103896103" table:formula="of:=(([.AA22]^2)*[.AA$31])+([.AA22]*[.AB$31])+[.AC$31]" table:style-name="ce1">
            <text:p>142.588961</text:p>
          </table:table-cell>
          <table:table-cell table:style-name="ce1"/>
          <table:table-cell office:value-type="float" office:value="530" table:style-name="ce1">
            <text:p>530</text:p>
          </table:table-cell>
          <table:table-cell office:value-type="float" office:value="134" table:style-name="ce1">
            <text:p>134</text:p>
          </table:table-cell>
          <table:table-cell office:value-type="float" office:value="133.6" table:formula="of:=(([.AG22]^2)*[.AG$30])+([.AG22]*[.AH$30])+[.AI$30]" table:style-name="ce1">
            <text:p>133.6</text:p>
          </table:table-cell>
          <table:table-cell office:value-type="float" office:value="135" table:style-name="ce1">
            <text:p>135</text:p>
          </table:table-cell>
          <table:table-cell office:value-type="float" office:value="134.58961038961039" table:formula="of:=(([.AG22]^2)*[.AG$31])+([.AG22]*[.AH$31])+[.AI$31]" table:style-name="ce1">
            <text:p>134.5896104</text:p>
          </table:table-cell>
          <table:table-cell table:style-name="ce1"/>
          <table:table-cell office:value-type="float" office:value="530" table:style-name="ce1">
            <text:p>530</text:p>
          </table:table-cell>
          <table:table-cell office:value-type="float" office:value="129" table:style-name="ce1">
            <text:p>129</text:p>
          </table:table-cell>
          <table:table-cell office:value-type="float" office:value="129.11038961038963" table:formula="of:=(([.AM22]^2)*[.AM$30])+([.AM22]*[.AN$30])+[.AO$30]" table:style-name="ce1">
            <text:p>129.1103896</text:p>
          </table:table-cell>
          <table:table-cell office:value-type="float" office:value="131" table:style-name="ce1">
            <text:p>131</text:p>
          </table:table-cell>
          <table:table-cell office:value-type="float" office:value="130.64155844155846" table:formula="of:=(([.AM22]^2)*[.AM$31])+([.AM22]*[.AN$31])+[.AO$31]" table:style-name="ce1">
            <text:p>130.6415584</text:p>
          </table:table-cell>
          <table:table-cell table:style-name="ce1"/>
          <table:table-cell office:value-type="float" office:value="530" table:style-name="ce1">
            <text:p>530</text:p>
          </table:table-cell>
          <table:table-cell office:value-type="float" office:value="126" table:style-name="ce1">
            <text:p>126</text:p>
          </table:table-cell>
          <table:table-cell office:value-type="float" office:value="125.43961038961041" table:formula="of:=(([.AS22]^2)*[.AS$30])+([.AS22]*[.AT$30])+[.AU$30]" table:style-name="ce1">
            <text:p>125.4396104</text:p>
          </table:table-cell>
          <table:table-cell office:value-type="float" office:value="126" table:style-name="ce1">
            <text:p>126</text:p>
          </table:table-cell>
          <table:table-cell office:value-type="float" office:value="126.20779220779221" table:formula="of:=(([.AS22]^2)*[.AS$31])+([.AS22]*[.AT$31])+[.AU$31]" table:style-name="ce1">
            <text:p>126.2077922</text:p>
          </table:table-cell>
          <table:table-cell table:style-name="ce1"/>
          <table:table-cell office:value-type="float" office:value="530" table:style-name="ce1">
            <text:p>530</text:p>
          </table:table-cell>
          <table:table-cell office:value-type="float" office:value="151" table:style-name="ce1">
            <text:p>151</text:p>
          </table:table-cell>
          <table:table-cell office:value-type="float" office:value="150.91948051948052" table:formula="of:=(([.AY22]^2)*[.AY$30])+([.AY22]*[.AZ$30])+[.BA$30]" table:style-name="ce1">
            <text:p>150.9194805</text:p>
          </table:table-cell>
          <table:table-cell office:value-type="float" office:value="152" table:style-name="ce1">
            <text:p>152</text:p>
          </table:table-cell>
          <table:table-cell office:value-type="float" office:value="152.03831168831164" table:formula="of:=(([.AY22]^2)*[.AY$31])+([.AY22]*[.AZ$31])+[.BA$31]" table:style-name="ce1">
            <text:p>152.0383117</text:p>
          </table:table-cell>
          <table:table-cell table:style-name="ce1"/>
          <table:table-cell office:value-type="float" office:value="530" table:style-name="ce1">
            <text:p>530</text:p>
          </table:table-cell>
          <table:table-cell office:value-type="float" office:value="211.65664285714286" table:formula="of:=1.23*[.X22]" table:style-name="ce1">
            <text:p>211.6566429</text:p>
          </table:table-cell>
          <table:table-cell table:number-columns-repeated="4" table:style-name="ce1"/>
          <table:table-cell office:value-type="float" office:value="530" table:style-name="ce1">
            <text:p>530</text:p>
          </table:table-cell>
          <table:table-cell office:value-type="float" office:value="175.38442207792207" table:formula="of:=1.23*[.AE22]" table:style-name="ce1">
            <text:p>175.3844221</text:p>
          </table:table-cell>
          <table:table-cell table:number-columns-repeated="4" table:style-name="ce1"/>
          <table:table-cell office:value-type="float" office:value="530" table:style-name="ce1">
            <text:p>530</text:p>
          </table:table-cell>
          <table:table-cell office:value-type="float" office:value="165.54522077922078" table:formula="of:=1.23*[.AK22]" table:style-name="ce1">
            <text:p>165.5452208</text:p>
          </table:table-cell>
          <table:table-cell table:number-columns-repeated="4" table:style-name="ce1"/>
          <table:table-cell office:value-type="float" office:value="530" table:style-name="ce1">
            <text:p>530</text:p>
          </table:table-cell>
          <table:table-cell office:value-type="float" office:value="160.6891168831169" table:formula="of:=1.23*[.AQ22]" table:style-name="ce1">
            <text:p>160.6891169</text:p>
          </table:table-cell>
          <table:table-cell table:number-columns-repeated="4" table:style-name="ce1"/>
          <table:table-cell office:value-type="float" office:value="530" table:style-name="ce1">
            <text:p>530</text:p>
          </table:table-cell>
          <table:table-cell office:value-type="float" office:value="155.23558441558441" table:formula="of:=1.23*[.AW22]" table:style-name="ce1">
            <text:p>155.2355844</text:p>
          </table:table-cell>
          <table:table-cell table:number-columns-repeated="4" table:style-name="ce1"/>
          <table:table-cell office:value-type="float" office:value="530" table:style-name="ce1">
            <text:p>530</text:p>
          </table:table-cell>
          <table:table-cell office:value-type="float" office:value="187.0071233766233" table:formula="of:=1.23*[.BC22]" table:style-name="ce1">
            <text:p>187.0071234</text:p>
          </table:table-cell>
          <table:table-cell table:number-columns-repeated="4" table:style-name="ce1"/>
          <table:table-cell office:value-type="float" office:value="530" table:style-name="ce1">
            <text:p>530</text:p>
          </table:table-cell>
          <table:table-cell office:value-type="float" office:value="161.12552597402595" table:formula="of:=1.13*[.AE22]" table:style-name="ce1">
            <text:p>161.125526</text:p>
          </table:table-cell>
          <table:table-cell table:number-columns-repeated="4" table:style-name="ce1"/>
          <table:table-cell office:value-type="float" office:value="530" table:style-name="ce1">
            <text:p>530</text:p>
          </table:table-cell>
          <table:table-cell office:value-type="float" office:value="152.08625974025972" table:formula="of:=1.13*[.AK22]" table:style-name="ce1">
            <text:p>152.0862597</text:p>
          </table:table-cell>
          <table:table-cell table:number-columns-repeated="4" table:style-name="ce1"/>
          <table:table-cell office:value-type="float" office:value="530" table:style-name="ce1">
            <text:p>530</text:p>
          </table:table-cell>
          <table:table-cell office:value-type="float" office:value="147.62496103896103" table:formula="of:=1.13*[.AQ22]" table:style-name="ce1">
            <text:p>147.624961</text:p>
          </table:table-cell>
          <table:table-cell table:number-columns-repeated="4" table:style-name="ce1"/>
          <table:table-cell office:value-type="float" office:value="530" table:style-name="ce1">
            <text:p>530</text:p>
          </table:table-cell>
          <table:table-cell office:value-type="float" office:value="168" table:style-name="ce1">
            <text:p>168</text:p>
          </table:table-cell>
          <table:table-cell office:value-type="float" office:value="167.90965556182948" table:formula="of:=(([.DG22]^2)*[.$DG$29])+([.DM22]*[.$DH$29])+[.$DI$29]" table:style-name="ce1">
            <text:p>167.9096556</text:p>
          </table:table-cell>
          <table:table-cell table:number-columns-repeated="3" table:style-name="ce1"/>
          <table:table-cell office:value-type="float" office:value="530" table:style-name="ce1">
            <text:p>530</text:p>
          </table:table-cell>
          <table:table-cell office:value-type="float" office:value="206" table:style-name="ce1">
            <text:p>206</text:p>
          </table:table-cell>
          <table:table-cell office:value-type="float" office:value="205.88311688311686" table:formula="of:=(([.DM22]^2)*[.$DM$29])+([.DM22]*[.$DN$29])+[.$DO$29]" table:style-name="ce1">
            <text:p>205.8831169</text:p>
          </table:table-cell>
          <table:table-cell table:number-columns-repeated="16265" table:style-name="ce1"/>
        </table:table-row>
        <table:table-row table:style-name="ro1">
          <table:table-cell/>
          <table:table-cell office:value-type="float" office:value="540" table:style-name="ce1">
            <text:p>540</text:p>
          </table:table-cell>
          <table:table-cell office:value-type="float" office:value="162.50292105263154" table:formula="of:=1.13*[.AE23]" table:style-name="ce1">
            <text:p>162.5029211</text:p>
          </table:table-cell>
          <table:table-cell table:number-columns-repeated="4" table:style-name="ce1"/>
          <table:table-cell office:value-type="float" office:value="540" table:style-name="ce1">
            <text:p>540</text:p>
          </table:table-cell>
          <table:table-cell office:value-type="float" office:value="153.39452631578945" table:formula="of:=1.13*[.AK23]" table:style-name="ce1">
            <text:p>153.3945263</text:p>
          </table:table-cell>
          <table:table-cell table:number-columns-repeated="4" table:style-name="ce1"/>
          <table:table-cell office:value-type="float" office:value="540" table:style-name="ce1">
            <text:p>540</text:p>
          </table:table-cell>
          <table:table-cell office:value-type="float" office:value="148.94589473684212" table:formula="of:=1.13*[.AQ23]" table:style-name="ce1">
            <text:p>148.9458947</text:p>
          </table:table-cell>
          <table:table-cell table:number-columns-repeated="4" table:style-name="ce1"/>
          <table:table-cell office:value-type="float" office:value="540" table:style-name="ce1">
            <text:p>540</text:p>
          </table:table-cell>
          <table:table-cell table:style-name="ce1"/>
          <table:table-cell office:value-type="float" office:value="171.77280701754387" table:formula="of:=(([.T23]^2)*[.T$30])+([.T23]*[.U$30])+[.V$30]" table:style-name="ce1">
            <text:p>171.772807</text:p>
          </table:table-cell>
          <table:table-cell table:style-name="ce1"/>
          <table:table-cell office:value-type="float" office:value="173.53947368421052" table:formula="of:=(([.T23]^2)*[.T$31])+([.T23]*[.U$31])+[.V$31]" table:style-name="ce1">
            <text:p>173.5394737</text:p>
          </table:table-cell>
          <table:table-cell office:value-type="float" office:value="1.7666666666666515" table:formula="of:=[.X23]-[.V23]" table:style-name="ce1">
            <text:p>1.766666667</text:p>
          </table:table-cell>
          <table:table-cell table:style-name="ce1"/>
          <table:table-cell office:value-type="float" office:value="540" table:style-name="ce1">
            <text:p>540</text:p>
          </table:table-cell>
          <table:table-cell table:style-name="ce1"/>
          <table:table-cell office:value-type="float" office:value="142.79736842105262" table:formula="of:=(([.AA23]^2)*[.AA$30])+([.AA23]*[.AB$30])+[.AC$30]" table:style-name="ce1">
            <text:p>142.7973684</text:p>
          </table:table-cell>
          <table:table-cell table:style-name="ce1"/>
          <table:table-cell office:value-type="float" office:value="143.80789473684209" table:formula="of:=(([.AA23]^2)*[.AA$31])+([.AA23]*[.AB$31])+[.AC$31]" table:style-name="ce1">
            <text:p>143.8078947</text:p>
          </table:table-cell>
          <table:table-cell table:style-name="ce1"/>
          <table:table-cell office:value-type="float" office:value="540" table:style-name="ce1">
            <text:p>540</text:p>
          </table:table-cell>
          <table:table-cell table:style-name="ce1"/>
          <table:table-cell office:value-type="float" office:value="134.73684210526315" table:formula="of:=(([.AG23]^2)*[.AG$30])+([.AG23]*[.AH$30])+[.AI$30]" table:style-name="ce1">
            <text:p>134.7368421</text:p>
          </table:table-cell>
          <table:table-cell table:style-name="ce1"/>
          <table:table-cell office:value-type="float" office:value="135.74736842105261" table:formula="of:=(([.AG23]^2)*[.AG$31])+([.AG23]*[.AH$31])+[.AI$31]" table:style-name="ce1">
            <text:p>135.7473684</text:p>
          </table:table-cell>
          <table:table-cell table:style-name="ce1"/>
          <table:table-cell office:value-type="float" office:value="540" table:style-name="ce1">
            <text:p>540</text:p>
          </table:table-cell>
          <table:table-cell table:style-name="ce1"/>
          <table:table-cell office:value-type="float" office:value="130.20877192982456" table:formula="of:=(([.AM23]^2)*[.AM$30])+([.AM23]*[.AN$30])+[.AO$30]" table:style-name="ce1">
            <text:p>130.2087719</text:p>
          </table:table-cell>
          <table:table-cell table:style-name="ce1"/>
          <table:table-cell office:value-type="float" office:value="131.8105263157895" table:formula="of:=(([.AM23]^2)*[.AM$31])+([.AM23]*[.AN$31])+[.AO$31]" table:style-name="ce1">
            <text:p>131.8105263</text:p>
          </table:table-cell>
          <table:table-cell table:style-name="ce1"/>
          <table:table-cell office:value-type="float" office:value="540" table:style-name="ce1">
            <text:p>540</text:p>
          </table:table-cell>
          <table:table-cell table:style-name="ce1"/>
          <table:table-cell office:value-type="float" office:value="126.48333333333332" table:formula="of:=(([.AS23]^2)*[.AS$30])+([.AS23]*[.AT$30])+[.AU$30]" table:style-name="ce1">
            <text:p>126.4833333</text:p>
          </table:table-cell>
          <table:table-cell table:style-name="ce1"/>
          <table:table-cell office:value-type="float" office:value="127.27017543859648" table:formula="of:=(([.AS23]^2)*[.AS$31])+([.AS23]*[.AT$31])+[.AU$31]" table:style-name="ce1">
            <text:p>127.2701754</text:p>
          </table:table-cell>
          <table:table-cell table:style-name="ce1"/>
          <table:table-cell office:value-type="float" office:value="540" table:style-name="ce1">
            <text:p>540</text:p>
          </table:table-cell>
          <table:table-cell table:style-name="ce1"/>
          <table:table-cell office:value-type="float" office:value="152.18947368421055" table:formula="of:=(([.AY23]^2)*[.AY$30])+([.AY23]*[.AZ$30])+[.BA$30]" table:style-name="ce1">
            <text:p>152.1894737</text:p>
          </table:table-cell>
          <table:table-cell table:style-name="ce1"/>
          <table:table-cell office:value-type="float" office:value="153.31315789473683" table:formula="of:=(([.AY23]^2)*[.AY$31])+([.AY23]*[.AZ$31])+[.BA$31]" table:style-name="ce1">
            <text:p>153.3131579</text:p>
          </table:table-cell>
          <table:table-cell table:style-name="ce1"/>
          <table:table-cell office:value-type="float" office:value="540" table:style-name="ce1">
            <text:p>540</text:p>
          </table:table-cell>
          <table:table-cell office:value-type="float" office:value="213.45355263157893" table:formula="of:=1.23*[.X23]" table:style-name="ce1">
            <text:p>213.4535526</text:p>
          </table:table-cell>
          <table:table-cell table:number-columns-repeated="4" table:style-name="ce1"/>
          <table:table-cell office:value-type="float" office:value="540" table:style-name="ce1">
            <text:p>540</text:p>
          </table:table-cell>
          <table:table-cell office:value-type="float" office:value="176.88371052631575" table:formula="of:=1.23*[.AE23]" table:style-name="ce1">
            <text:p>176.8837105</text:p>
          </table:table-cell>
          <table:table-cell table:number-columns-repeated="4" table:style-name="ce1"/>
          <table:table-cell office:value-type="float" office:value="540" table:style-name="ce1">
            <text:p>540</text:p>
          </table:table-cell>
          <table:table-cell office:value-type="float" office:value="166.96926315789472" table:formula="of:=1.23*[.AK23]" table:style-name="ce1">
            <text:p>166.9692632</text:p>
          </table:table-cell>
          <table:table-cell table:number-columns-repeated="4" table:style-name="ce1"/>
          <table:table-cell office:value-type="float" office:value="540" table:style-name="ce1">
            <text:p>540</text:p>
          </table:table-cell>
          <table:table-cell office:value-type="float" office:value="162.1269473684211" table:formula="of:=1.23*[.AQ23]" table:style-name="ce1">
            <text:p>162.1269474</text:p>
          </table:table-cell>
          <table:table-cell table:number-columns-repeated="4" table:style-name="ce1"/>
          <table:table-cell office:value-type="float" office:value="540" table:style-name="ce1">
            <text:p>540</text:p>
          </table:table-cell>
          <table:table-cell office:value-type="float" office:value="156.54231578947366" table:formula="of:=1.23*[.AW23]" table:style-name="ce1">
            <text:p>156.5423158</text:p>
          </table:table-cell>
          <table:table-cell table:number-columns-repeated="4" table:style-name="ce1"/>
          <table:table-cell office:value-type="float" office:value="540" table:style-name="ce1">
            <text:p>540</text:p>
          </table:table-cell>
          <table:table-cell office:value-type="float" office:value="188.57518421052629" table:formula="of:=1.23*[.BC23]" table:style-name="ce1">
            <text:p>188.5751842</text:p>
          </table:table-cell>
          <table:table-cell table:number-columns-repeated="4" table:style-name="ce1"/>
          <table:table-cell office:value-type="float" office:value="540" table:style-name="ce1">
            <text:p>540</text:p>
          </table:table-cell>
          <table:table-cell office:value-type="float" office:value="162.50292105263154" table:formula="of:=1.13*[.AE23]" table:style-name="ce1">
            <text:p>162.5029211</text:p>
          </table:table-cell>
          <table:table-cell table:number-columns-repeated="4" table:style-name="ce1"/>
          <table:table-cell office:value-type="float" office:value="540" table:style-name="ce1">
            <text:p>540</text:p>
          </table:table-cell>
          <table:table-cell office:value-type="float" office:value="153.39452631578945" table:formula="of:=1.13*[.AK23]" table:style-name="ce1">
            <text:p>153.3945263</text:p>
          </table:table-cell>
          <table:table-cell table:number-columns-repeated="4" table:style-name="ce1"/>
          <table:table-cell office:value-type="float" office:value="540" table:style-name="ce1">
            <text:p>540</text:p>
          </table:table-cell>
          <table:table-cell office:value-type="float" office:value="148.94589473684212" table:formula="of:=1.13*[.AQ23]" table:style-name="ce1">
            <text:p>148.9458947</text:p>
          </table:table-cell>
          <table:table-cell table:number-columns-repeated="4" table:style-name="ce1"/>
          <table:table-cell office:value-type="float" office:value="540" table:style-name="ce1">
            <text:p>540</text:p>
          </table:table-cell>
          <table:table-cell table:style-name="ce1"/>
          <table:table-cell office:value-type="float" office:value="169.44511278195489" table:formula="of:=(([.DG23]^2)*[.$DG$29])+([.DM23]*[.$DH$29])+[.$DI$29]" table:style-name="ce1">
            <text:p>169.4451128</text:p>
          </table:table-cell>
          <table:table-cell table:number-columns-repeated="3" table:style-name="ce1"/>
          <table:table-cell office:value-type="float" office:value="540" table:style-name="ce1">
            <text:p>540</text:p>
          </table:table-cell>
          <table:table-cell table:style-name="ce1"/>
          <table:table-cell office:value-type="float" office:value="207.92330827067667" table:formula="of:=(([.DM23]^2)*[.$DM$29])+([.DM23]*[.$DN$29])+[.$DO$29]" table:style-name="ce1">
            <text:p>207.9233083</text:p>
          </table:table-cell>
          <table:table-cell table:number-columns-repeated="16265" table:style-name="ce1"/>
        </table:table-row>
        <table:table-row table:style-name="ro1">
          <table:table-cell/>
          <table:table-cell office:value-type="float" office:value="550" table:style-name="ce1">
            <text:p>550</text:p>
          </table:table-cell>
          <table:table-cell office:value-type="float" office:value="163.85212406015032" table:formula="of:=1.13*[.AE24]" table:style-name="ce1">
            <text:p>163.8521241</text:p>
          </table:table-cell>
          <table:table-cell table:number-columns-repeated="4" table:style-name="ce1"/>
          <table:table-cell office:value-type="float" office:value="550" table:style-name="ce1">
            <text:p>550</text:p>
          </table:table-cell>
          <table:table-cell office:value-type="float" office:value="154.67575939849621" table:formula="of:=1.13*[.AK24]" table:style-name="ce1">
            <text:p>154.6757594</text:p>
          </table:table-cell>
          <table:table-cell table:number-columns-repeated="4" table:style-name="ce1"/>
          <table:table-cell office:value-type="float" office:value="550" table:style-name="ce1">
            <text:p>550</text:p>
          </table:table-cell>
          <table:table-cell office:value-type="float" office:value="150.24751879699249" table:formula="of:=1.13*[.AQ24]" table:style-name="ce1">
            <text:p>150.2475188</text:p>
          </table:table-cell>
          <table:table-cell table:number-columns-repeated="4" table:style-name="ce1"/>
          <table:table-cell office:value-type="float" office:value="550" table:style-name="ce1">
            <text:p>550</text:p>
          </table:table-cell>
          <table:table-cell table:style-name="ce1"/>
          <table:table-cell office:value-type="float" office:value="173.25751879699249" table:formula="of:=(([.T24]^2)*[.T$30])+([.T24]*[.U$30])+[.V$30]" table:style-name="ce1">
            <text:p>173.2575188</text:p>
          </table:table-cell>
          <table:table-cell table:style-name="ce1"/>
          <table:table-cell office:value-type="float" office:value="174.96654135338346" table:formula="of:=(([.T24]^2)*[.T$31])+([.T24]*[.U$31])+[.V$31]" table:style-name="ce1">
            <text:p>174.9665414</text:p>
          </table:table-cell>
          <table:table-cell office:value-type="float" office:value="1.7090225563909769" table:formula="of:=[.X24]-[.V24]" table:style-name="ce1">
            <text:p>1.709022556</text:p>
          </table:table-cell>
          <table:table-cell table:style-name="ce1"/>
          <table:table-cell office:value-type="float" office:value="550" table:style-name="ce1">
            <text:p>550</text:p>
          </table:table-cell>
          <table:table-cell table:style-name="ce1"/>
          <table:table-cell office:value-type="float" office:value="143.99586466165411" table:formula="of:=(([.AA24]^2)*[.AA$30])+([.AA24]*[.AB$30])+[.AC$30]" table:style-name="ce1">
            <text:p>143.9958647</text:p>
          </table:table-cell>
          <table:table-cell table:style-name="ce1"/>
          <table:table-cell office:value-type="float" office:value="145.00187969924809" table:formula="of:=(([.AA24]^2)*[.AA$31])+([.AA24]*[.AB$31])+[.AC$31]" table:style-name="ce1">
            <text:p>145.0018797</text:p>
          </table:table-cell>
          <table:table-cell table:style-name="ce1"/>
          <table:table-cell office:value-type="float" office:value="550" table:style-name="ce1">
            <text:p>550</text:p>
          </table:table-cell>
          <table:table-cell table:style-name="ce1"/>
          <table:table-cell office:value-type="float" office:value="135.85112781954885" table:formula="of:=(([.AG24]^2)*[.AG$30])+([.AG24]*[.AH$30])+[.AI$30]" table:style-name="ce1">
            <text:p>135.8511278</text:p>
          </table:table-cell>
          <table:table-cell table:style-name="ce1"/>
          <table:table-cell office:value-type="float" office:value="136.88120300751879" table:formula="of:=(([.AG24]^2)*[.AG$31])+([.AG24]*[.AH$31])+[.AI$31]" table:style-name="ce1">
            <text:p>136.881203</text:p>
          </table:table-cell>
          <table:table-cell table:style-name="ce1"/>
          <table:table-cell office:value-type="float" office:value="550" table:style-name="ce1">
            <text:p>550</text:p>
          </table:table-cell>
          <table:table-cell table:style-name="ce1"/>
          <table:table-cell office:value-type="float" office:value="131.28345864661654" table:formula="of:=(([.AM24]^2)*[.AM$30])+([.AM24]*[.AN$30])+[.AO$30]" table:style-name="ce1">
            <text:p>131.2834586</text:p>
          </table:table-cell>
          <table:table-cell table:style-name="ce1"/>
          <table:table-cell office:value-type="float" office:value="132.96240601503763" table:formula="of:=(([.AM24]^2)*[.AM$31])+([.AM24]*[.AN$31])+[.AO$31]" table:style-name="ce1">
            <text:p>132.962406</text:p>
          </table:table-cell>
          <table:table-cell table:style-name="ce1"/>
          <table:table-cell office:value-type="float" office:value="550" table:style-name="ce1">
            <text:p>550</text:p>
          </table:table-cell>
          <table:table-cell table:style-name="ce1"/>
          <table:table-cell office:value-type="float" office:value="127.50187969924812" table:formula="of:=(([.AS24]^2)*[.AS$30])+([.AS24]*[.AT$30])+[.AU$30]" table:style-name="ce1">
            <text:p>127.5018797</text:p>
          </table:table-cell>
          <table:table-cell table:style-name="ce1"/>
          <table:table-cell office:value-type="float" office:value="128.30977443609024" table:formula="of:=(([.AS24]^2)*[.AS$31])+([.AS24]*[.AT$31])+[.AU$31]" table:style-name="ce1">
            <text:p>128.3097744</text:p>
          </table:table-cell>
          <table:table-cell table:style-name="ce1"/>
          <table:table-cell office:value-type="float" office:value="550" table:style-name="ce1">
            <text:p>550</text:p>
          </table:table-cell>
          <table:table-cell table:style-name="ce1"/>
          <table:table-cell office:value-type="float" office:value="153.43007518796995" table:formula="of:=(([.AY24]^2)*[.AY$30])+([.AY24]*[.AZ$30])+[.BA$30]" table:style-name="ce1">
            <text:p>153.4300752</text:p>
          </table:table-cell>
          <table:table-cell table:style-name="ce1"/>
          <table:table-cell office:value-type="float" office:value="154.55827067669173" table:formula="of:=(([.AY24]^2)*[.AY$31])+([.AY24]*[.AZ$31])+[.BA$31]" table:style-name="ce1">
            <text:p>154.5582707</text:p>
          </table:table-cell>
          <table:table-cell table:style-name="ce1"/>
          <table:table-cell office:value-type="float" office:value="550" table:style-name="ce1">
            <text:p>550</text:p>
          </table:table-cell>
          <table:table-cell office:value-type="float" office:value="215.20884586466167" table:formula="of:=1.23*[.X24]" table:style-name="ce1">
            <text:p>215.2088459</text:p>
          </table:table-cell>
          <table:table-cell table:number-columns-repeated="4" table:style-name="ce1"/>
          <table:table-cell office:value-type="float" office:value="550" table:style-name="ce1">
            <text:p>550</text:p>
          </table:table-cell>
          <table:table-cell office:value-type="float" office:value="178.35231203007515" table:formula="of:=1.23*[.AE24]" table:style-name="ce1">
            <text:p>178.352312</text:p>
          </table:table-cell>
          <table:table-cell table:number-columns-repeated="4" table:style-name="ce1"/>
          <table:table-cell office:value-type="float" office:value="550" table:style-name="ce1">
            <text:p>550</text:p>
          </table:table-cell>
          <table:table-cell office:value-type="float" office:value="168.36387969924812" table:formula="of:=1.23*[.AK24]" table:style-name="ce1">
            <text:p>168.3638797</text:p>
          </table:table-cell>
          <table:table-cell table:number-columns-repeated="4" table:style-name="ce1"/>
          <table:table-cell office:value-type="float" office:value="550" table:style-name="ce1">
            <text:p>550</text:p>
          </table:table-cell>
          <table:table-cell office:value-type="float" office:value="163.54375939849629" table:formula="of:=1.23*[.AQ24]" table:style-name="ce1">
            <text:p>163.5437594</text:p>
          </table:table-cell>
          <table:table-cell table:number-columns-repeated="4" table:style-name="ce1"/>
          <table:table-cell office:value-type="float" office:value="550" table:style-name="ce1">
            <text:p>550</text:p>
          </table:table-cell>
          <table:table-cell office:value-type="float" office:value="157.821022556391" table:formula="of:=1.23*[.AW24]" table:style-name="ce1">
            <text:p>157.8210226</text:p>
          </table:table-cell>
          <table:table-cell table:number-columns-repeated="4" table:style-name="ce1"/>
          <table:table-cell office:value-type="float" office:value="550" table:style-name="ce1">
            <text:p>550</text:p>
          </table:table-cell>
          <table:table-cell office:value-type="float" office:value="190.10667293233084" table:formula="of:=1.23*[.BC24]" table:style-name="ce1">
            <text:p>190.1066729</text:p>
          </table:table-cell>
          <table:table-cell table:number-columns-repeated="4" table:style-name="ce1"/>
          <table:table-cell office:value-type="float" office:value="550" table:style-name="ce1">
            <text:p>550</text:p>
          </table:table-cell>
          <table:table-cell office:value-type="float" office:value="163.85212406015032" table:formula="of:=1.13*[.AE24]" table:style-name="ce1">
            <text:p>163.8521241</text:p>
          </table:table-cell>
          <table:table-cell table:number-columns-repeated="4" table:style-name="ce1"/>
          <table:table-cell office:value-type="float" office:value="550" table:style-name="ce1">
            <text:p>550</text:p>
          </table:table-cell>
          <table:table-cell office:value-type="float" office:value="154.67575939849621" table:formula="of:=1.13*[.AK24]" table:style-name="ce1">
            <text:p>154.6757594</text:p>
          </table:table-cell>
          <table:table-cell table:number-columns-repeated="4" table:style-name="ce1"/>
          <table:table-cell office:value-type="float" office:value="550" table:style-name="ce1">
            <text:p>550</text:p>
          </table:table-cell>
          <table:table-cell office:value-type="float" office:value="150.24751879699249" table:formula="of:=1.13*[.AQ24]" table:style-name="ce1">
            <text:p>150.2475188</text:p>
          </table:table-cell>
          <table:table-cell table:number-columns-repeated="4" table:style-name="ce1"/>
          <table:table-cell office:value-type="float" office:value="550" table:style-name="ce1">
            <text:p>550</text:p>
          </table:table-cell>
          <table:table-cell table:style-name="ce1"/>
          <table:table-cell office:value-type="float" office:value="170.96131237183869" table:formula="of:=(([.DG24]^2)*[.$DG$29])+([.DM24]*[.$DH$29])+[.$DI$29]" table:style-name="ce1">
            <text:p>170.9613124</text:p>
          </table:table-cell>
          <table:table-cell table:number-columns-repeated="3" table:style-name="ce1"/>
          <table:table-cell office:value-type="float" office:value="550" table:style-name="ce1">
            <text:p>550</text:p>
          </table:table-cell>
          <table:table-cell table:style-name="ce1"/>
          <table:table-cell office:value-type="float" office:value="209.94914559125084" table:formula="of:=(([.DM24]^2)*[.$DM$29])+([.DM24]*[.$DN$29])+[.$DO$29]" table:style-name="ce1">
            <text:p>209.9491456</text:p>
          </table:table-cell>
          <table:table-cell table:number-columns-repeated="16265" table:style-name="ce1"/>
        </table:table-row>
        <table:table-row table:style-name="ro1">
          <table:table-cell/>
          <table:table-cell office:value-type="float" office:value="560" table:style-name="ce1">
            <text:p>560</text:p>
          </table:table-cell>
          <table:table-cell office:value-type="float" office:value="165.17313499658235" table:formula="of:=1.13*[.AE25]" table:style-name="ce1">
            <text:p>165.173135</text:p>
          </table:table-cell>
          <table:table-cell table:number-columns-repeated="4" table:style-name="ce1"/>
          <table:table-cell office:value-type="float" office:value="560" table:style-name="ce1">
            <text:p>560</text:p>
          </table:table-cell>
          <table:table-cell office:value-type="float" office:value="155.92995898838004" table:formula="of:=1.13*[.AK25]" table:style-name="ce1">
            <text:p>155.929959</text:p>
          </table:table-cell>
          <table:table-cell table:number-columns-repeated="4" table:style-name="ce1"/>
          <table:table-cell office:value-type="float" office:value="560" table:style-name="ce1">
            <text:p>560</text:p>
          </table:table-cell>
          <table:table-cell office:value-type="float" office:value="151.52983321941215" table:formula="of:=1.13*[.AQ25]" table:style-name="ce1">
            <text:p>151.5298332</text:p>
          </table:table-cell>
          <table:table-cell table:number-columns-repeated="4" table:style-name="ce1"/>
          <table:table-cell office:value-type="float" office:value="560" table:style-name="ce1">
            <text:p>560</text:p>
          </table:table-cell>
          <table:table-cell table:style-name="ce1"/>
          <table:table-cell office:value-type="float" office:value="174.71842105263158" table:formula="of:=(([.T25]^2)*[.T$30])+([.T25]*[.U$30])+[.V$30]" table:style-name="ce1">
            <text:p>174.7184211</text:p>
          </table:table-cell>
          <table:table-cell table:style-name="ce1"/>
          <table:table-cell office:value-type="float" office:value="176.35977443609025" table:formula="of:=(([.T25]^2)*[.T$31])+([.T25]*[.U$31])+[.V$31]" table:style-name="ce1">
            <text:p>176.3597744</text:p>
          </table:table-cell>
          <table:table-cell office:value-type="float" office:value="1.6413533834586644" table:formula="of:=[.X25]-[.V25]" table:style-name="ce1">
            <text:p>1.641353383</text:p>
          </table:table-cell>
          <table:table-cell table:style-name="ce1"/>
          <table:table-cell office:value-type="float" office:value="560" table:style-name="ce1">
            <text:p>560</text:p>
          </table:table-cell>
          <table:table-cell table:style-name="ce1"/>
          <table:table-cell office:value-type="float" office:value="145.17146274777855" table:formula="of:=(([.AA25]^2)*[.AA$30])+([.AA25]*[.AB$30])+[.AC$30]" table:style-name="ce1">
            <text:p>145.1714627</text:p>
          </table:table-cell>
          <table:table-cell table:style-name="ce1"/>
          <table:table-cell office:value-type="float" office:value="146.17091592617908" table:formula="of:=(([.AA25]^2)*[.AA$31])+([.AA25]*[.AB$31])+[.AC$31]" table:style-name="ce1">
            <text:p>146.1709159</text:p>
          </table:table-cell>
          <table:table-cell table:style-name="ce1"/>
          <table:table-cell office:value-type="float" office:value="560" table:style-name="ce1">
            <text:p>560</text:p>
          </table:table-cell>
          <table:table-cell table:style-name="ce1"/>
          <table:table-cell office:value-type="float" office:value="136.94285714285712" table:formula="of:=(([.AG25]^2)*[.AG$30])+([.AG25]*[.AH$30])+[.AI$30]" table:style-name="ce1">
            <text:p>136.9428571</text:p>
          </table:table-cell>
          <table:table-cell table:style-name="ce1"/>
          <table:table-cell office:value-type="float" office:value="137.99111414900889" table:formula="of:=(([.AG25]^2)*[.AG$31])+([.AG25]*[.AH$31])+[.AI$31]" table:style-name="ce1">
            <text:p>137.9911141</text:p>
          </table:table-cell>
          <table:table-cell table:style-name="ce1"/>
          <table:table-cell office:value-type="float" office:value="560" table:style-name="ce1">
            <text:p>560</text:p>
          </table:table-cell>
          <table:table-cell table:style-name="ce1"/>
          <table:table-cell office:value-type="float" office:value="132.33444976076555" table:formula="of:=(([.AM25]^2)*[.AM$30])+([.AM25]*[.AN$30])+[.AO$30]" table:style-name="ce1">
            <text:p>132.3344498</text:p>
          </table:table-cell>
          <table:table-cell table:style-name="ce1"/>
          <table:table-cell office:value-type="float" office:value="134.09719753930281" table:formula="of:=(([.AM25]^2)*[.AM$31])+([.AM25]*[.AN$31])+[.AO$31]" table:style-name="ce1">
            <text:p>134.0971975</text:p>
          </table:table-cell>
          <table:table-cell table:style-name="ce1"/>
          <table:table-cell office:value-type="float" office:value="560" table:style-name="ce1">
            <text:p>560</text:p>
          </table:table-cell>
          <table:table-cell table:style-name="ce1"/>
          <table:table-cell office:value-type="float" office:value="128.49524948735476" table:formula="of:=(([.AS25]^2)*[.AS$30])+([.AS25]*[.AT$30])+[.AU$30]" table:style-name="ce1">
            <text:p>128.4952495</text:p>
          </table:table-cell>
          <table:table-cell table:style-name="ce1"/>
          <table:table-cell office:value-type="float" office:value="129.32658920027342" table:formula="of:=(([.AS25]^2)*[.AS$31])+([.AS25]*[.AT$31])+[.AU$31]" table:style-name="ce1">
            <text:p>129.3265892</text:p>
          </table:table-cell>
          <table:table-cell table:style-name="ce1"/>
          <table:table-cell office:value-type="float" office:value="560" table:style-name="ce1">
            <text:p>560</text:p>
          </table:table-cell>
          <table:table-cell table:style-name="ce1"/>
          <table:table-cell office:value-type="float" office:value="154.6412850307587" table:formula="of:=(([.AY25]^2)*[.AY$30])+([.AY25]*[.AZ$30])+[.BA$30]" table:style-name="ce1">
            <text:p>154.641285</text:p>
          </table:table-cell>
          <table:table-cell table:style-name="ce1"/>
          <table:table-cell office:value-type="float" office:value="155.77365003417634" table:formula="of:=(([.AY25]^2)*[.AY$31])+([.AY25]*[.AZ$31])+[.BA$31]" table:style-name="ce1">
            <text:p>155.77365</text:p>
          </table:table-cell>
          <table:table-cell table:style-name="ce1"/>
          <table:table-cell office:value-type="float" office:value="560" table:style-name="ce1">
            <text:p>560</text:p>
          </table:table-cell>
          <table:table-cell office:value-type="float" office:value="216.92252255639102" table:formula="of:=1.23*[.X25]" table:style-name="ce1">
            <text:p>216.9225226</text:p>
          </table:table-cell>
          <table:table-cell table:number-columns-repeated="4" table:style-name="ce1"/>
          <table:table-cell office:value-type="float" office:value="560" table:style-name="ce1">
            <text:p>560</text:p>
          </table:table-cell>
          <table:table-cell office:value-type="float" office:value="179.79022658920027" table:formula="of:=1.23*[.AE25]" table:style-name="ce1">
            <text:p>179.7902266</text:p>
          </table:table-cell>
          <table:table-cell table:number-columns-repeated="4" table:style-name="ce1"/>
          <table:table-cell office:value-type="float" office:value="560" table:style-name="ce1">
            <text:p>560</text:p>
          </table:table-cell>
          <table:table-cell office:value-type="float" office:value="169.72907040328093" table:formula="of:=1.23*[.AK25]" table:style-name="ce1">
            <text:p>169.7290704</text:p>
          </table:table-cell>
          <table:table-cell table:number-columns-repeated="4" table:style-name="ce1"/>
          <table:table-cell office:value-type="float" office:value="560" table:style-name="ce1">
            <text:p>560</text:p>
          </table:table-cell>
          <table:table-cell office:value-type="float" office:value="164.93955297334244" table:formula="of:=1.23*[.AQ25]" table:style-name="ce1">
            <text:p>164.939553</text:p>
          </table:table-cell>
          <table:table-cell table:number-columns-repeated="4" table:style-name="ce1"/>
          <table:table-cell office:value-type="float" office:value="560" table:style-name="ce1">
            <text:p>560</text:p>
          </table:table-cell>
          <table:table-cell office:value-type="float" office:value="159.07170471633631" table:formula="of:=1.23*[.AW25]" table:style-name="ce1">
            <text:p>159.0717047</text:p>
          </table:table-cell>
          <table:table-cell table:number-columns-repeated="4" table:style-name="ce1"/>
          <table:table-cell office:value-type="float" office:value="560" table:style-name="ce1">
            <text:p>560</text:p>
          </table:table-cell>
          <table:table-cell office:value-type="float" office:value="191.60158954203689" table:formula="of:=1.23*[.BC25]" table:style-name="ce1">
            <text:p>191.6015895</text:p>
          </table:table-cell>
          <table:table-cell table:number-columns-repeated="4" table:style-name="ce1"/>
          <table:table-cell office:value-type="float" office:value="560" table:style-name="ce1">
            <text:p>560</text:p>
          </table:table-cell>
          <table:table-cell office:value-type="float" office:value="165.17313499658235" table:formula="of:=1.13*[.AE25]" table:style-name="ce1">
            <text:p>165.173135</text:p>
          </table:table-cell>
          <table:table-cell table:number-columns-repeated="4" table:style-name="ce1"/>
          <table:table-cell office:value-type="float" office:value="560" table:style-name="ce1">
            <text:p>560</text:p>
          </table:table-cell>
          <table:table-cell office:value-type="float" office:value="155.92995898838004" table:formula="of:=1.13*[.AK25]" table:style-name="ce1">
            <text:p>155.929959</text:p>
          </table:table-cell>
          <table:table-cell table:number-columns-repeated="4" table:style-name="ce1"/>
          <table:table-cell office:value-type="float" office:value="560" table:style-name="ce1">
            <text:p>560</text:p>
          </table:table-cell>
          <table:table-cell office:value-type="float" office:value="151.52983321941215" table:formula="of:=1.13*[.AQ25]" table:style-name="ce1">
            <text:p>151.5298332</text:p>
          </table:table-cell>
          <table:table-cell table:number-columns-repeated="4" table:style-name="ce1"/>
          <table:table-cell office:value-type="float" office:value="560" table:style-name="ce1">
            <text:p>560</text:p>
          </table:table-cell>
          <table:table-cell table:style-name="ce1"/>
          <table:table-cell office:value-type="float" office:value="172.4582543314809" table:formula="of:=(([.DG25]^2)*[.$DG$29])+([.DM25]*[.$DH$29])+[.$DI$29]" table:style-name="ce1">
            <text:p>172.4582543</text:p>
          </table:table-cell>
          <table:table-cell table:number-columns-repeated="3" table:style-name="ce1"/>
          <table:table-cell office:value-type="float" office:value="560" table:style-name="ce1">
            <text:p>560</text:p>
          </table:table-cell>
          <table:table-cell table:style-name="ce1"/>
          <table:table-cell office:value-type="float" office:value="211.96062884483936" table:formula="of:=(([.DM25]^2)*[.$DM$29])+([.DM25]*[.$DN$29])+[.$DO$29]" table:style-name="ce1">
            <text:p>211.9606288</text:p>
          </table:table-cell>
          <table:table-cell table:number-columns-repeated="16265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115" table:style-name="ce1"/>
          <table:table-cell table:number-columns-repeated="4" table:style-name="ce2"/>
          <table:table-cell table:number-columns-repeated="16264"/>
        </table:table-row>
        <table:table-row table:style-name="ro1">
          <table:table-cell/>
          <table:table-cell table:number-columns-repeated="109" table:style-name="ce1"/>
          <table:table-cell office:value-type="float" office:value="-9.6288151208059349E-5" table:formula="of:=LINEST([.DH2:.DH22];[.DG2:.DG22]^{1;2})" table:number-matrix-columns-spanned="3" table:number-matrix-rows-spanned="1" table:style-name="ce1">
            <text:p>-9.62882E-05</text:p>
          </table:table-cell>
          <table:table-cell office:value-type="float" office:value="0.25657404380516485" table:style-name="ce1">
            <text:p>0.256574044</text:p>
          </table:table-cell>
          <table:table-cell office:value-type="float" office:value="58.972754019435975" table:style-name="ce1">
            <text:p>58.97275402</text:p>
          </table:table-cell>
          <table:table-cell table:number-columns-repeated="3" table:style-name="ce1"/>
          <table:table-cell office:value-type="float" office:value="-7.1770334928229328E-5" table:formula="of:=LINEST([.DN2:.DN22];[.DM2:.DM22]^{1;2})" table:number-matrix-columns-spanned="3" table:number-matrix-rows-spanned="1" table:style-name="ce1">
            <text:p>-7.17703E-05</text:p>
          </table:table-cell>
          <table:table-cell office:value-type="float" office:value="0.28081339712918635" table:style-name="ce1">
            <text:p>0.280813397</text:p>
          </table:table-cell>
          <table:table-cell office:value-type="float" office:value="77.212303485987718" table:style-name="ce1">
            <text:p>77.21230349</text:p>
          </table:table-cell>
          <table:table-cell table:number-columns-repeated="16265" table:style-name="ce1"/>
        </table:table-row>
        <table:table-row table:style-name="ro1">
          <table:table-cell/>
          <table:table-cell office:value-type="float" office:value="-1.409603554340409E-4" table:formula="of:=LINEST([.C2:.C25];[.B2:.B25]^{1;2})" table:number-matrix-columns-spanned="3" table:number-matrix-rows-spanned="1" table:style-name="ce1">
            <text:p>-0.00014096</text:p>
          </table:table-cell>
          <table:table-cell office:value-type="float" office:value="0.28856708817498389" table:style-name="ce1">
            <text:p>0.288567088</text:p>
          </table:table-cell>
          <table:table-cell office:value-type="float" office:value="47.78073308270659" table:style-name="ce1">
            <text:p>47.78073308</text:p>
          </table:table-cell>
          <table:table-cell table:number-columns-repeated="3" table:style-name="ce1"/>
          <table:table-cell office:value-type="float" office:value="-1.3516746411483335E-4" table:formula="of:=LINEST([.I2:.I25];[.H2:.H25]^{1;2})" table:number-matrix-columns-spanned="3" table:number-matrix-rows-spanned="1" table:style-name="ce1">
            <text:p>-0.000135167</text:p>
          </table:table-cell>
          <table:table-cell office:value-type="float" office:value="0.27545584415584484" table:style-name="ce1">
            <text:p>0.275455844</text:p>
          </table:table-cell>
          <table:table-cell office:value-type="float" office:value="44.063203007518624" table:style-name="ce1">
            <text:p>44.06320301</text:p>
          </table:table-cell>
          <table:table-cell table:number-columns-repeated="3" table:style-name="ce1"/>
          <table:table-cell office:value-type="float" office:value="-9.6548188653452287E-5" table:formula="of:=LINEST([.O2:.O25];[.N2:.N25]^{1;2})" table:number-matrix-columns-spanned="3" table:number-matrix-rows-spanned="1" table:style-name="ce1">
            <text:p>-9.65482E-05</text:p>
          </table:table-cell>
          <table:table-cell office:value-type="float" office:value="0.23539993164730044" table:style-name="ce1">
            <text:p>0.235399932</text:p>
          </table:table-cell>
          <table:table-cell office:value-type="float" office:value="49.983383458646529" table:style-name="ce1">
            <text:p>49.98338346</text:p>
          </table:table-cell>
          <table:table-cell table:number-columns-repeated="3" table:style-name="ce1"/>
          <table:table-cell office:value-type="float" office:value="-1.1904761904761899E-4" table:formula="of:=LINEST([.U3:.U22];[.T3:.T22]^{1;2})" table:number-matrix-columns-spanned="3" table:number-matrix-rows-spanned="1" table:style-name="ce1">
            <text:p>-0.000119048</text:p>
          </table:table-cell>
          <table:table-cell office:value-type="float" office:value="0.27823308270676689" table:style-name="ce1">
            <text:p>0.278233083</text:p>
          </table:table-cell>
          <table:table-cell office:value-type="float" office:value="56.241228070175438" table:style-name="ce1">
            <text:p>56.24122807</text:p>
          </table:table-cell>
          <table:table-cell table:number-columns-repeated="4" table:style-name="ce1"/>
          <table:table-cell office:value-type="float" office:value="-1.1449077238550936E-4" table:formula="of:=LINEST([.AB3:.AB22];[.AA3:.AA22]^{1;2})" table:number-matrix-columns-spanned="3" table:number-matrix-rows-spanned="1" table:style-name="ce1">
            <text:p>-0.000114491</text:p>
          </table:table-cell>
          <table:table-cell office:value-type="float" office:value="0.24464456596035555" table:style-name="ce1">
            <text:p>0.244644566</text:p>
          </table:table-cell>
          <table:table-cell office:value-type="float" office:value="44.074812030075151" table:style-name="ce1">
            <text:p>44.07481203</text:p>
          </table:table-cell>
          <table:table-cell table:number-columns-repeated="3" table:style-name="ce1"/>
          <table:table-cell office:value-type="float" office:value="-1.1278195488721786E-4" table:formula="of:=LINEST([.AH3:.AH22];[.AG3:.AG22]^{1;2})" table:number-matrix-columns-spanned="3" table:number-matrix-rows-spanned="1" table:style-name="ce1">
            <text:p>-0.000112782</text:p>
          </table:table-cell>
          <table:table-cell office:value-type="float" office:value="0.23436090225563896" table:style-name="ce1">
            <text:p>0.234360902</text:p>
          </table:table-cell>
          <table:table-cell office:value-type="float" office:value="41.069172932330844" table:style-name="ce1">
            <text:p>41.06917293</text:p>
          </table:table-cell>
          <table:table-cell table:number-columns-repeated="3" table:style-name="ce1"/>
          <table:table-cell office:value-type="float" office:value="-1.1847801321485529E-4" table:formula="of:=LINEST([.AN3:.AN22];[.AM3:.AM22]^{1;2})" table:number-matrix-columns-spanned="3" table:number-matrix-rows-spanned="1" table:style-name="ce1">
            <text:p>-0.000118478</text:p>
          </table:table-cell>
          <table:table-cell office:value-type="float" office:value="0.2366097060833903" table:style-name="ce1">
            <text:p>0.236609706</text:p>
          </table:table-cell>
          <table:table-cell office:value-type="float" office:value="36.987719298245608" table:style-name="ce1">
            <text:p>36.9877193</text:p>
          </table:table-cell>
          <table:table-cell table:number-columns-repeated="3" table:style-name="ce1"/>
          <table:table-cell office:value-type="float" office:value="-1.258828890407836E-4" table:formula="of:=LINEST([.AT3:.AT22];[.AS3:.AS22]^{1;2})" table:number-matrix-columns-spanned="3" table:number-matrix-rows-spanned="1" table:style-name="ce1">
            <text:p>-0.000125883</text:p>
          </table:table-cell>
          <table:table-cell office:value-type="float" office:value="0.2390669856459329" table:style-name="ce1">
            <text:p>0.239066986</text:p>
          </table:table-cell>
          <table:table-cell office:value-type="float" office:value="34.094611528822064" table:style-name="ce1">
            <text:p>34.09461153</text:p>
          </table:table-cell>
          <table:table-cell table:number-columns-repeated="3" table:style-name="ce1"/>
          <table:table-cell office:value-type="float" office:value="-1.4695830485304186E-4" table:formula="of:=LINEST([.AZ3:.AZ22];[.AY3:.AY22]^{1;2})" table:number-matrix-columns-spanned="3" table:number-matrix-rows-spanned="1" table:style-name="ce1">
            <text:p>-0.000146958</text:p>
          </table:table-cell>
          <table:table-cell office:value-type="float" office:value="0.28424470266575547" table:style-name="ce1">
            <text:p>0.284244703</text:p>
          </table:table-cell>
          <table:table-cell office:value-type="float" office:value="41.550375939849587" table:style-name="ce1">
            <text:p>41.55037594</text:p>
          </table:table-cell>
          <table:table-cell table:number-columns-repeated="3" table:style-name="ce1"/>
          <table:table-cell office:value-type="float" office:value="-2.0808270676691681E-4" table:formula="of:=LINEST([.BF2:.BF25];[.BE2:.BE25]^{1;2})" table:number-matrix-columns-spanned="3" table:number-matrix-rows-spanned="1" table:style-name="ce1">
            <text:p>-0.000208083</text:p>
          </table:table-cell>
          <table:table-cell office:value-type="float" office:value="0.40233947368421019" table:style-name="ce1">
            <text:p>0.402339474</text:p>
          </table:table-cell>
          <table:table-cell office:value-type="float" office:value="56.867154135338353" table:style-name="ce1">
            <text:p>56.86715414</text:p>
          </table:table-cell>
          <table:table-cell table:number-columns-repeated="3" table:style-name="ce1"/>
          <table:table-cell office:value-type="float" office:value="-1.5343472317156631E-4" table:formula="of:=LINEST([.BL2:.BL25];[.BK2:.BK25]^{1;2})" table:number-matrix-columns-spanned="3" table:number-matrix-rows-spanned="1" table:style-name="ce1">
            <text:p>-0.000153435</text:p>
          </table:table-cell>
          <table:table-cell office:value-type="float" office:value="0.31410399863294686" table:style-name="ce1">
            <text:p>0.314103999</text:p>
          </table:table-cell>
          <table:table-cell office:value-type="float" office:value="52.00911654135318" table:style-name="ce1">
            <text:p>52.00911654</text:p>
          </table:table-cell>
          <table:table-cell table:number-columns-repeated="3" table:style-name="ce1"/>
          <table:table-cell office:value-type="float" office:value="-1.4712918660287098E-4" table:formula="of:=LINEST([.BR2:.BR25];[.BQ2:.BQ25]^{1;2})" table:number-matrix-columns-spanned="3" table:number-matrix-rows-spanned="1" table:style-name="ce1">
            <text:p>-0.000147129</text:p>
          </table:table-cell>
          <table:table-cell office:value-type="float" office:value="0.29983246753246762" table:style-name="ce1">
            <text:p>0.299832468</text:p>
          </table:table-cell>
          <table:table-cell office:value-type="float" office:value="47.962601503759366" table:style-name="ce1">
            <text:p>47.9626015</text:p>
          </table:table-cell>
          <table:table-cell table:number-columns-repeated="3" table:style-name="ce1"/>
          <table:table-cell office:value-type="float" office:value="-1.0509227614490779E-4" table:formula="of:=LINEST([.BX2:.BX25];[.BW2:.BW25]^{1;2})" table:number-matrix-columns-spanned="3" table:number-matrix-rows-spanned="1" table:style-name="ce1">
            <text:p>-0.000105092</text:p>
          </table:table-cell>
          <table:table-cell office:value-type="float" office:value="0.25623178400546831" table:style-name="ce1">
            <text:p>0.256231784</text:p>
          </table:table-cell>
          <table:table-cell office:value-type="float" office:value="54.406691729323285" table:style-name="ce1">
            <text:p>54.40669173</text:p>
          </table:table-cell>
          <table:table-cell table:number-columns-repeated="3" table:style-name="ce1"/>
          <table:table-cell office:value-type="float" office:value="-1.401230348598763E-4" table:formula="of:=LINEST([.CD2:.CD25];[.CC2:.CC25]^{1;2})" table:number-matrix-columns-spanned="3" table:number-matrix-rows-spanned="1" table:style-name="ce1">
            <text:p>-0.000140123</text:p>
          </table:table-cell>
          <table:table-cell office:value-type="float" office:value="0.28060478468899464" table:style-name="ce1">
            <text:p>0.280604785</text:p>
          </table:table-cell>
          <table:table-cell office:value-type="float" office:value="45.875609022556503" table:style-name="ce1">
            <text:p>45.87560902</text:p>
          </table:table-cell>
          <table:table-cell table:number-columns-repeated="3" table:style-name="ce1"/>
          <table:table-cell office:value-type="float" office:value="-1.8286056049213864E-4" table:formula="of:=LINEST([.CJ2:.CJ25];[.CI2:.CI25]^{1;2})" table:number-matrix-columns-spanned="3" table:number-matrix-rows-spanned="1" table:style-name="ce1">
            <text:p>-0.000182861</text:p>
          </table:table-cell>
          <table:table-cell office:value-type="float" office:value="0.35246688311688235" table:style-name="ce1">
            <text:p>0.352466883</text:p>
          </table:table-cell>
          <table:table-cell office:value-type="float" office:value="51.56520676691742" table:style-name="ce1">
            <text:p>51.56520677</text:p>
          </table:table-cell>
          <table:table-cell table:number-columns-repeated="3" table:style-name="ce1"/>
          <table:table-cell office:value-type="float" office:value="-1.409603554340409E-4" table:formula="of:=LINEST([.CP2:.CP25];[.CO2:.CO25]^{1;2})" table:number-matrix-columns-spanned="3" table:number-matrix-rows-spanned="1" table:style-name="ce1">
            <text:p>-0.00014096</text:p>
          </table:table-cell>
          <table:table-cell office:value-type="float" office:value="0.28856708817498389" table:style-name="ce1">
            <text:p>0.288567088</text:p>
          </table:table-cell>
          <table:table-cell office:value-type="float" office:value="47.78073308270659" table:style-name="ce1">
            <text:p>47.78073308</text:p>
          </table:table-cell>
          <table:table-cell table:number-columns-repeated="3" table:style-name="ce1"/>
          <table:table-cell office:value-type="float" office:value="-1.3516746411483335E-4" table:formula="of:=LINEST([.CV2:.CV25];[.CU2:.CU25]^{1;2})" table:number-matrix-columns-spanned="3" table:number-matrix-rows-spanned="1" table:style-name="ce1">
            <text:p>-0.000135167</text:p>
          </table:table-cell>
          <table:table-cell office:value-type="float" office:value="0.27545584415584484" table:style-name="ce1">
            <text:p>0.275455844</text:p>
          </table:table-cell>
          <table:table-cell office:value-type="float" office:value="44.063203007518624" table:style-name="ce1">
            <text:p>44.06320301</text:p>
          </table:table-cell>
          <table:table-cell table:number-columns-repeated="3" table:style-name="ce1"/>
          <table:table-cell office:value-type="float" office:value="-9.6548188653452287E-5" table:formula="of:=LINEST([.DB2:.DB25];[.DA2:.DA25]^{1;2})" table:number-matrix-columns-spanned="3" table:number-matrix-rows-spanned="1" table:style-name="ce1">
            <text:p>-9.65482E-05</text:p>
          </table:table-cell>
          <table:table-cell office:value-type="float" office:value="0.23539993164730044" table:style-name="ce1">
            <text:p>0.235399932</text:p>
          </table:table-cell>
          <table:table-cell office:value-type="float" office:value="49.983383458646529" table:style-name="ce1">
            <text:p>49.98338346</text:p>
          </table:table-cell>
          <table:table-cell table:number-columns-repeated="16277" table:style-name="ce1"/>
        </table:table-row>
        <table:table-row table:style-name="ro1">
          <table:table-cell/>
          <table:table-cell table:number-columns-repeated="18" table:style-name="ce1"/>
          <table:table-cell office:value-type="float" office:value="-1.6917293233082719E-4" table:formula="of:=LINEST([.W3:.W22];[.T3:.T22]^{1;2})" table:number-matrix-columns-spanned="3" table:number-matrix-rows-spanned="1" table:style-name="ce1">
            <text:p>-0.000169173</text:p>
          </table:table-cell>
          <table:table-cell office:value-type="float" office:value="0.32710526315789495" table:style-name="ce1">
            <text:p>0.327105263</text:p>
          </table:table-cell>
          <table:table-cell office:value-type="float" office:value="46.233458646616462" table:style-name="ce1">
            <text:p>46.23345865</text:p>
          </table:table-cell>
          <table:table-cell table:number-columns-repeated="4" table:style-name="ce1"/>
          <table:table-cell office:value-type="float" office:value="-1.2474367737525639E-4" table:formula="of:=LINEST([.AD3:.AD22];[.AA3:.AA22]^{1;2})" table:number-matrix-columns-spanned="3" table:number-matrix-rows-spanned="1" table:style-name="ce1">
            <text:p>-0.000124744</text:p>
          </table:table-cell>
          <table:table-cell office:value-type="float" office:value="0.25536910457963097" table:style-name="ce1">
            <text:p>0.255369105</text:p>
          </table:table-cell>
          <table:table-cell office:value-type="float" office:value="42.283834586466142" table:style-name="ce1">
            <text:p>42.28383459</text:p>
          </table:table-cell>
          <table:table-cell table:number-columns-repeated="3" table:style-name="ce1"/>
          <table:table-cell office:value-type="float" office:value="-1.1961722488038291E-4" table:formula="of:=LINEST([.AJ3:.AJ22];[.AG3:.AG22]^{1;2})" table:number-matrix-columns-spanned="3" table:number-matrix-rows-spanned="1" table:style-name="ce1">
            <text:p>-0.000119617</text:p>
          </table:table-cell>
          <table:table-cell office:value-type="float" office:value="0.24376623376623394" table:style-name="ce1">
            <text:p>0.243766234</text:p>
          </table:table-cell>
          <table:table-cell office:value-type="float" office:value="38.99398496240596" table:style-name="ce1">
            <text:p>38.99398496</text:p>
          </table:table-cell>
          <table:table-cell table:number-columns-repeated="3" table:style-name="ce1"/>
          <table:table-cell office:value-type="float" office:value="-8.544087491455924E-5" table:formula="of:=LINEST([.AP3:.AP22];[.AM3:.AM22]^{1;2})" table:number-matrix-columns-spanned="3" table:number-matrix-rows-spanned="1" table:style-name="ce1">
            <text:p>-8.54409E-05</text:p>
          </table:table-cell>
          <table:table-cell office:value-type="float" office:value="0.20831852358168165" table:style-name="ce1">
            <text:p>0.208318524</text:p>
          </table:table-cell>
          <table:table-cell office:value-type="float" office:value="44.233082706766872" table:style-name="ce1">
            <text:p>44.23308271</text:p>
          </table:table-cell>
          <table:table-cell table:number-columns-repeated="3" table:style-name="ce1"/>
          <table:table-cell office:value-type="float" office:value="-1.1392116655274541E-4" table:formula="of:=LINEST([.AV3:.AV22];[.AS3:.AS22]^{1;2})" table:number-matrix-columns-spanned="3" table:number-matrix-rows-spanned="1" table:style-name="ce1">
            <text:p>-0.000113921</text:p>
          </table:table-cell>
          <table:table-cell office:value-type="float" office:value="0.22813397129186599" table:style-name="ce1">
            <text:p>0.228133971</text:p>
          </table:table-cell>
          <table:table-cell office:value-type="float" office:value="37.297243107769411" table:style-name="ce1">
            <text:p>37.29724311</text:p>
          </table:table-cell>
          <table:table-cell table:number-columns-repeated="3" table:style-name="ce1"/>
          <table:table-cell office:value-type="float" office:value="-1.4866712235133285E-4" table:formula="of:=LINEST([.BB3:.BB22];[.AY3:.AY22]^{1;2})" table:number-matrix-columns-spanned="3" table:number-matrix-rows-spanned="1" table:style-name="ce1">
            <text:p>-0.000148667</text:p>
          </table:table-cell>
          <table:table-cell office:value-type="float" office:value="0.28655844155844157" table:style-name="ce1">
            <text:p>0.286558442</text:p>
          </table:table-cell>
          <table:table-cell office:value-type="float" office:value="41.922932330827038" table:style-name="ce1">
            <text:p>41.92293233</text:p>
          </table:table-cell>
          <table:table-cell table:number-columns-repeated="1633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115" table:style-name="ce1"/>
          <table:table-cell office:value-type="float" office:value="2.2046199999999998" table:style-name="ce1">
            <text:p>2.20462</text:p>
          </table:table-cell>
          <table:table-cell table:number-columns-repeated="16267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office:value-type="float" office:value="132" table:formula="of:=[.B39]-10" table:style-name="ce1">
            <text:p>132</text:p>
          </table:table-cell>
          <table:table-cell office:value-type="float" office:value="119.81912410657563" table:formula="of:=((([.B38]*[.$DM$33])^2)*[.B$30])+(([.B38]*[.$DM$33])*[.C$30])+[.D$30]" table:style-name="ce1">
            <text:p>119.8191241</text:p>
          </table:table-cell>
          <table:table-cell table:number-columns-repeated="4" table:style-name="ce1"/>
          <table:table-cell office:value-type="float" office:value="132" table:formula="of:=[.H39]-10" table:style-name="ce1">
            <text:p>132</text:p>
          </table:table-cell>
          <table:table-cell office:value-type="float" office:value="112.7766740127332" table:formula="of:=((([.H38]*[.$DM$33])^2)*[.H$30])+(([.H38]*[.$DM$33])*[.I$30])+[.J$30]" table:style-name="ce1">
            <text:p>112.776674</text:p>
          </table:table-cell>
          <table:table-cell table:number-columns-repeated="4" table:style-name="ce1"/>
          <table:table-cell office:value-type="float" office:value="132" table:formula="of:=[.N39]-10" table:style-name="ce1">
            <text:p>132</text:p>
          </table:table-cell>
          <table:table-cell office:value-type="float" office:value="110.3107298107364" table:formula="of:=((([.N38]*[.$DM$33])^2)*[.N$30])+(([.N38]*[.$DM$33])*[.O$30])+[.P$30]" table:style-name="ce1">
            <text:p>110.3107298</text:p>
          </table:table-cell>
          <table:table-cell table:number-columns-repeated="4" table:style-name="ce1"/>
          <table:table-cell office:value-type="float" office:value="132" table:formula="of:=[.T39]-10" table:style-name="ce1">
            <text:p>132</text:p>
          </table:table-cell>
          <table:table-cell office:value-type="float" office:value="127.12803973985159" table:formula="of:=((([.T38]*[.$DM$33])^2)*[.$T$30])+(([.T38]*[.$DM$33])*[.$U$30])+[.$V$30]" table:style-name="ce1">
            <text:p>127.1280397</text:p>
          </table:table-cell>
          <table:table-cell office:value-type="float" office:value="127.0976070091836" table:formula="of:=((([.T38]*[.$DM$33])^2)*[.$T$31])+(([.T38]*[.$DM$33])*[.$U$31])+[.$V$31]" table:style-name="ce1">
            <text:p>127.097607</text:p>
          </table:table-cell>
          <table:table-cell table:number-columns-repeated="4" table:style-name="ce1"/>
          <table:table-cell office:value-type="float" office:value="132" table:formula="of:=[.AA39]-10" table:style-name="ce1">
            <text:p>132</text:p>
          </table:table-cell>
          <table:table-cell office:value-type="float" office:value="105.57293924469016" table:formula="of:=((([.AA38]*[.$DM$33])^2)*[.AA$30])+(([.AA38]*[.$DM$33])*[.AB$30])+[.AC$30]" table:style-name="ce1">
            <text:p>105.5729392</text:p>
          </table:table-cell>
          <table:table-cell office:value-type="float" office:value="106.03462310316426" table:formula="of:=((([.AA38]*[.$DM$33])^2)*[.AA$31])+(([.AA38]*[.$DM$33])*[.AB$31])+[.AC$31]" table:style-name="ce1">
            <text:p>106.0346231</text:p>
          </table:table-cell>
          <table:table-cell table:number-columns-repeated="3" table:style-name="ce1"/>
          <table:table-cell office:value-type="float" office:value="132" table:formula="of:=[.AG39]-10" table:style-name="ce1">
            <text:p>132</text:p>
          </table:table-cell>
          <table:table-cell office:value-type="float" office:value="99.719366978553495" table:formula="of:=((([.AG38]*[.$DM$33])^2)*[.AG$30])+(([.AG38]*[.$DM$33])*[.AH$30])+[.AI$30]" table:style-name="ce1">
            <text:p>99.71936698</text:p>
          </table:table-cell>
          <table:table-cell office:value-type="float" office:value="99.802366382949771" table:formula="of:=((([.AG38]*[.$DM$33])^2)*[.AG$31])+(([.AG38]*[.$DM$33])*[.AH$31])+[.AI$31]" table:style-name="ce1">
            <text:p>99.80236638</text:p>
          </table:table-cell>
          <table:table-cell table:number-columns-repeated="3" table:style-name="ce1"/>
          <table:table-cell office:value-type="float" office:value="132" table:formula="of:=[.AM39]-10" table:style-name="ce1">
            <text:p>132</text:p>
          </table:table-cell>
          <table:table-cell office:value-type="float" office:value="95.809956850136857" table:formula="of:=((([.AM38]*[.$DM$33])^2)*[.AM$30])+(([.AM38]*[.$DM$33])*[.AN$30])+[.AO$30]" table:style-name="ce1">
            <text:p>95.80995685</text:p>
          </table:table-cell>
          <table:table-cell office:value-type="float" office:value="97.620114876757896" table:formula="of:=((([.AM38]*[.$DM$33])^2)*[.AM$31])+(([.AM38]*[.$DM$33])*[.AN$31])+[.AO$31]" table:style-name="ce1">
            <text:p>97.62011488</text:p>
          </table:table-cell>
          <table:table-cell table:number-columns-repeated="3" table:style-name="ce1"/>
          <table:table-cell office:value-type="float" office:value="132" table:formula="of:=[.AS39]-10" table:style-name="ce1">
            <text:p>132</text:p>
          </table:table-cell>
          <table:table-cell office:value-type="float" office:value="93.004846915676438" table:formula="of:=((([.AS38]*[.$DM$33])^2)*[.AS$30])+(([.AS38]*[.$DM$33])*[.AT$30])+[.AU$30]" table:style-name="ce1">
            <text:p>93.00484692</text:p>
          </table:table-cell>
          <table:table-cell office:value-type="float" office:value="94.038862863246095" table:formula="of:=((([.AS38]*[.$DM$33])^2)*[.AS$31])+(([.AS38]*[.$DM$33])*[.AT$31])+[.AU$31]" table:style-name="ce1">
            <text:p>94.03886286</text:p>
          </table:table-cell>
          <table:table-cell table:number-columns-repeated="3" table:style-name="ce1"/>
          <table:table-cell office:value-type="float" office:value="132" table:formula="of:=[.AY39]-10" table:style-name="ce1">
            <text:p>132</text:p>
          </table:table-cell>
          <table:table-cell office:value-type="float" office:value="111.82296354339201" table:formula="of:=((([.AY38]*[.$DM$33])^2)*[.AY$30])+(([.AY38]*[.$DM$33])*[.AZ$30])+[.BA$30]" table:style-name="ce1">
            <text:p>111.8229635</text:p>
          </table:table-cell>
          <table:table-cell office:value-type="float" office:value="112.72412655840081" table:formula="of:=((([.AY38]*[.$DM$33])^2)*[.AY$31])+(([.AY38]*[.$DM$33])*[.AZ$31])+[.BA$31]" table:style-name="ce1">
            <text:p>112.7241266</text:p>
          </table:table-cell>
          <table:table-cell table:number-columns-repeated="3" table:style-name="ce1"/>
          <table:table-cell office:value-type="float" office:value="132" table:formula="of:=[.BE39]-10" table:style-name="ce1">
            <text:p>132</text:p>
          </table:table-cell>
          <table:table-cell office:value-type="float" office:value="156.33005662129582" table:formula="of:=((([.BE38]*[.$DM$33])^2)*[.BE$30])+(([.BE38]*[.$DM$33])*[.BF$30])+[.BG$30]" table:style-name="ce1">
            <text:p>156.3300566</text:p>
          </table:table-cell>
          <table:table-cell table:number-columns-repeated="4" table:style-name="ce1"/>
          <table:table-cell office:value-type="float" office:value="132" table:formula="of:=[.BK39]-10" table:style-name="ce1">
            <text:p>132</text:p>
          </table:table-cell>
          <table:table-cell office:value-type="float" office:value="130.42258641689199" table:formula="of:=((([.BK38]*[.$DM$33])^2)*[.BK$30])+(([.BK38]*[.$DM$33])*[.BL$30])+[.BM$30]" table:style-name="ce1">
            <text:p>130.4225864</text:p>
          </table:table-cell>
          <table:table-cell table:number-columns-repeated="4" table:style-name="ce1"/>
          <table:table-cell office:value-type="float" office:value="132" table:formula="of:=[.BQ39]-10" table:style-name="ce1">
            <text:p>132</text:p>
          </table:table-cell>
          <table:table-cell office:value-type="float" office:value="122.75691065102819" table:formula="of:=((([.BQ38]*[.$DM$33])^2)*[.BQ$30])+(([.BQ38]*[.$DM$33])*[.BR$30])+[.BS$30]" table:style-name="ce1">
            <text:p>122.7569107</text:p>
          </table:table-cell>
          <table:table-cell table:number-columns-repeated="4" table:style-name="ce1"/>
          <table:table-cell office:value-type="float" office:value="132" table:formula="of:=[.BW39]-10" table:style-name="ce1">
            <text:p>132</text:p>
          </table:table-cell>
          <table:table-cell office:value-type="float" office:value="120.07274129841221" table:formula="of:=((([.BW38]*[.$DM$33])^2)*[.BW$30])+(([.BW38]*[.$DM$33])*[.BX$30])+[.BY$30]" table:style-name="ce1">
            <text:p>120.0727413</text:p>
          </table:table-cell>
          <table:table-cell table:number-columns-repeated="4" table:style-name="ce1"/>
          <table:table-cell office:value-type="float" office:value="132" table:formula="of:=[.CC39]-10" table:style-name="ce1">
            <text:p>132</text:p>
          </table:table-cell>
          <table:table-cell office:value-type="float" office:value="115.66780132179272" table:formula="of:=((([.CC38]*[.$DM$33])^2)*[.CC$30])+(([.CC38]*[.$DM$33])*[.CD$30])+[.CE$30]" table:style-name="ce1">
            <text:p>115.6678013</text:p>
          </table:table-cell>
          <table:table-cell table:number-columns-repeated="4" table:style-name="ce1"/>
          <table:table-cell office:value-type="float" office:value="132" table:formula="of:=[.CI39]-10" table:style-name="ce1">
            <text:p>132</text:p>
          </table:table-cell>
          <table:table-cell office:value-type="float" office:value="138.650675666833" table:formula="of:=((([.CI38]*[.$DM$33])^2)*[.CI$30])+(([.CI38]*[.$DM$33])*[.CJ$30])+[.CK$30]" table:style-name="ce1">
            <text:p>138.6506757</text:p>
          </table:table-cell>
          <table:table-cell table:number-columns-repeated="4" table:style-name="ce1"/>
          <table:table-cell office:value-type="float" office:value="132" table:formula="of:=[.CO39]-10" table:style-name="ce1">
            <text:p>132</text:p>
          </table:table-cell>
          <table:table-cell office:value-type="float" office:value="119.81912410657563" table:formula="of:=((([.CO38]*[.$DM$33])^2)*[.CO$30])+(([.CO38]*[.$DM$33])*[.CP$30])+[.CQ$30]" table:style-name="ce1">
            <text:p>119.8191241</text:p>
          </table:table-cell>
          <table:table-cell table:number-columns-repeated="4" table:style-name="ce1"/>
          <table:table-cell office:value-type="float" office:value="132" table:formula="of:=[.CU39]-10" table:style-name="ce1">
            <text:p>132</text:p>
          </table:table-cell>
          <table:table-cell office:value-type="float" office:value="112.7766740127332" table:formula="of:=((([.CU38]*[.$DM$33])^2)*[.CU$30])+(([.CU38]*[.$DM$33])*[.CV$30])+[.CW$30]" table:style-name="ce1">
            <text:p>112.776674</text:p>
          </table:table-cell>
          <table:table-cell table:number-columns-repeated="4" table:style-name="ce1"/>
          <table:table-cell office:value-type="float" office:value="132" table:formula="of:=[.DA39]-10" table:style-name="ce1">
            <text:p>132</text:p>
          </table:table-cell>
          <table:table-cell office:value-type="float" office:value="110.3107298107364" table:formula="of:=((([.DA38]*[.$DM$33])^2)*[.DA$30])+(([.DA38]*[.$DM$33])*[.DB$30])+[.DC$30]" table:style-name="ce1">
            <text:p>110.3107298</text:p>
          </table:table-cell>
          <table:table-cell table:number-columns-repeated="4" table:style-name="ce1"/>
          <table:table-cell office:value-type="float" office:value="132" table:formula="of:=[.DG39]-10" table:style-name="ce1">
            <text:p>132</text:p>
          </table:table-cell>
          <table:table-cell office:value-type="float" office:value="125.48399708286976" table:formula="of:=((([.DG38]*[.$DM$33])^2)*[.$DG$29])+(([.DM38]*[.$DM$33])*[.$DH$29])+[.$DI$29]" table:style-name="ce1">
            <text:p>125.4839971</text:p>
          </table:table-cell>
          <table:table-cell office:value-type="float" office:value="125" table:formula="of:=ROUND([.DH38];0)" table:style-name="ce1">
            <text:p>125</text:p>
          </table:table-cell>
          <table:table-cell table:number-columns-repeated="3" table:style-name="ce1"/>
          <table:table-cell office:value-type="float" office:value="132" table:formula="of:=[.DM39]-10" table:style-name="ce1">
            <text:p>132</text:p>
          </table:table-cell>
          <table:table-cell office:value-type="float" office:value="152.85377049530643" table:formula="of:=((([.DM38]*[.$DM$33])^2)*[.$DM$29])+(([.DM38]*[.$DM$33])*[.$DN$29])+[.$DO$29]" table:style-name="ce1">
            <text:p>152.8537705</text:p>
          </table:table-cell>
          <table:table-cell office:value-type="float" office:value="153" table:formula="of:=ROUND([.DN38];0)" table:style-name="ce1">
            <text:p>153</text:p>
          </table:table-cell>
          <table:table-cell table:number-columns-repeated="16265"/>
        </table:table-row>
        <table:table-row table:style-name="ro1">
          <table:table-cell/>
          <table:table-cell office:value-type="float" office:value="142" table:formula="of:=[.B40]-10" table:style-name="ce1">
            <text:p>142</text:p>
          </table:table-cell>
          <table:table-cell office:value-type="float" office:value="124.30371244102952" table:formula="of:=((([.B39]*[.$DM$33])^2)*[.B$30])+(([.B39]*[.$DM$33])*[.C$30])+[.D$30]" table:style-name="ce1">
            <text:p>124.3037124</text:p>
          </table:table-cell>
          <table:table-cell table:number-columns-repeated="4" table:style-name="ce1"/>
          <table:table-cell office:value-type="float" office:value="142" table:formula="of:=[.H40]-10" table:style-name="ce1">
            <text:p>142</text:p>
          </table:table-cell>
          <table:table-cell office:value-type="float" office:value="117.04935524223221" table:formula="of:=((([.H39]*[.$DM$33])^2)*[.H$30])+(([.H39]*[.$DM$33])*[.I$30])+[.J$30]" table:style-name="ce1">
            <text:p>117.0493552</text:p>
          </table:table-cell>
          <table:table-cell table:number-columns-repeated="4" table:style-name="ce1"/>
          <table:table-cell office:value-type="float" office:value="142" table:formula="of:=[.N40]-10" table:style-name="ce1">
            <text:p>142</text:p>
          </table:table-cell>
          <table:table-cell office:value-type="float" office:value="114.21463706815511" table:formula="of:=((([.N39]*[.$DM$33])^2)*[.N$30])+(([.N39]*[.$DM$33])*[.O$30])+[.P$30]" table:style-name="ce1">
            <text:p>114.2146371</text:p>
          </table:table-cell>
          <table:table-cell table:number-columns-repeated="4" table:style-name="ce1"/>
          <table:table-cell office:value-type="float" office:value="142" table:formula="of:=[.T40]-10" table:style-name="ce1">
            <text:p>142</text:p>
          </table:table-cell>
          <table:table-cell office:value-type="float" office:value="131.67662226071963" table:formula="of:=((([.T39]*[.$DM$33])^2)*[.$T$30])+(([.T39]*[.$DM$33])*[.$U$30])+[.$V$30]" table:style-name="ce1">
            <text:p>131.6766223</text:p>
          </table:table-cell>
          <table:table-cell office:value-type="float" office:value="132.05609869277566" table:formula="of:=((([.T39]*[.$DM$33])^2)*[.$T$31])+(([.T39]*[.$DM$33])*[.$U$31])+[.$V$31]" table:style-name="ce1">
            <text:p>132.0560987</text:p>
          </table:table-cell>
          <table:table-cell table:number-columns-repeated="4" table:style-name="ce1"/>
          <table:table-cell office:value-type="float" office:value="142" table:formula="of:=[.AA40]-10" table:style-name="ce1">
            <text:p>142</text:p>
          </table:table-cell>
          <table:table-cell office:value-type="float" office:value="109.44170776238504" table:formula="of:=((([.AA39]*[.$DM$33])^2)*[.AA$30])+(([.AA39]*[.$DM$33])*[.AB$30])+[.AC$30]" table:style-name="ce1">
            <text:p>109.4417078</text:p>
          </table:table-cell>
          <table:table-cell office:value-type="float" office:value="110.00328534604381" table:formula="of:=((([.AA39]*[.$DM$33])^2)*[.AA$31])+(([.AA39]*[.$DM$33])*[.AB$31])+[.AC$31]" table:style-name="ce1">
            <text:p>110.0032853</text:p>
          </table:table-cell>
          <table:table-cell table:number-columns-repeated="3" table:style-name="ce1"/>
          <table:table-cell office:value-type="float" office:value="142" table:formula="of:=[.AG40]-10" table:style-name="ce1">
            <text:p>142</text:p>
          </table:table-cell>
          <table:table-cell office:value-type="float" office:value="103.38417672250206" table:formula="of:=((([.AG39]*[.$DM$33])^2)*[.AG$30])+(([.AG39]*[.$DM$33])*[.AH$30])+[.AI$30]" table:style-name="ce1">
            <text:p>103.3841767</text:p>
          </table:table-cell>
          <table:table-cell office:value-type="float" office:value="103.58350021436479" table:formula="of:=((([.AG39]*[.$DM$33])^2)*[.AG$31])+(([.AG39]*[.$DM$33])*[.AH$31])+[.AI$31]" table:style-name="ce1">
            <text:p>103.5835002</text:p>
          </table:table-cell>
          <table:table-cell table:number-columns-repeated="3" table:style-name="ce1"/>
          <table:table-cell office:value-type="float" office:value="142" table:formula="of:=[.AM40]-10" table:style-name="ce1">
            <text:p>142</text:p>
          </table:table-cell>
          <table:table-cell office:value-type="float" office:value="99.448487729630799" table:formula="of:=((([.AM39]*[.$DM$33])^2)*[.AM$30])+(([.AM39]*[.$DM$33])*[.AN$30])+[.AO$30]" table:style-name="ce1">
            <text:p>99.44848773</text:p>
          </table:table-cell>
          <table:table-cell office:value-type="float" office:value="101.07490006031429" table:formula="of:=((([.AM39]*[.$DM$33])^2)*[.AM$31])+(([.AM39]*[.$DM$33])*[.AN$31])+[.AO$31]" table:style-name="ce1">
            <text:p>101.0749001</text:p>
          </table:table-cell>
          <table:table-cell table:number-columns-repeated="3" table:style-name="ce1"/>
          <table:table-cell office:value-type="float" office:value="142" table:formula="of:=[.AS40]-10" table:style-name="ce1">
            <text:p>142</text:p>
          </table:table-cell>
          <table:table-cell office:value-type="float" office:value="96.598938095439479" table:formula="of:=((([.AS39]*[.$DM$33])^2)*[.AS$30])+(([.AS39]*[.$DM$33])*[.AT$30])+[.AU$30]" table:style-name="ce1">
            <text:p>96.5989381</text:p>
          </table:table-cell>
          <table:table-cell office:value-type="float" office:value="97.551221153100727" table:formula="of:=((([.AS39]*[.$DM$33])^2)*[.AS$31])+(([.AS39]*[.$DM$33])*[.AT$31])+[.AU$31]" table:style-name="ce1">
            <text:p>97.55122115</text:p>
          </table:table-cell>
          <table:table-cell table:number-columns-repeated="3" table:style-name="ce1"/>
          <table:table-cell office:value-type="float" office:value="142" table:formula="of:=[.AY40]-10" table:style-name="ce1">
            <text:p>142</text:p>
          </table:table-cell>
          <table:table-cell office:value-type="float" office:value="116.13238286753004" table:formula="of:=((([.AY39]*[.$DM$33])^2)*[.AY$30])+(([.AY39]*[.$DM$33])*[.AZ$30])+[.BA$30]" table:style-name="ce1">
            <text:p>116.1323829</text:p>
          </table:table-cell>
          <table:table-cell office:value-type="float" office:value="117.06179809989419" table:formula="of:=((([.AY39]*[.$DM$33])^2)*[.AY$31])+(([.AY39]*[.$DM$33])*[.AZ$31])+[.BA$31]" table:style-name="ce1">
            <text:p>117.0617981</text:p>
          </table:table-cell>
          <table:table-cell table:number-columns-repeated="3" table:style-name="ce1"/>
          <table:table-cell office:value-type="float" office:value="142" table:formula="of:=[.BE40]-10" table:style-name="ce1">
            <text:p>142</text:p>
          </table:table-cell>
          <table:table-cell office:value-type="float" office:value="162.42900139211403" table:formula="of:=((([.BE39]*[.$DM$33])^2)*[.BE$30])+(([.BE39]*[.$DM$33])*[.BF$30])+[.BG$30]" table:style-name="ce1">
            <text:p>162.4290014</text:p>
          </table:table-cell>
          <table:table-cell table:number-columns-repeated="4" table:style-name="ce1"/>
          <table:table-cell office:value-type="float" office:value="142" table:formula="of:=[.BK40]-10" table:style-name="ce1">
            <text:p>142</text:p>
          </table:table-cell>
          <table:table-cell office:value-type="float" office:value="135.30404097563385" table:formula="of:=((([.BK39]*[.$DM$33])^2)*[.BK$30])+(([.BK39]*[.$DM$33])*[.BL$30])+[.BM$30]" table:style-name="ce1">
            <text:p>135.304041</text:p>
          </table:table-cell>
          <table:table-cell table:number-columns-repeated="4" table:style-name="ce1"/>
          <table:table-cell office:value-type="float" office:value="142" table:formula="of:=[.BQ40]-10" table:style-name="ce1">
            <text:p>142</text:p>
          </table:table-cell>
          <table:table-cell office:value-type="float" office:value="127.4077052636687" table:formula="of:=((([.BQ39]*[.$DM$33])^2)*[.BQ$30])+(([.BQ39]*[.$DM$33])*[.BR$30])+[.BS$30]" table:style-name="ce1">
            <text:p>127.4077053</text:p>
          </table:table-cell>
          <table:table-cell table:number-columns-repeated="4" table:style-name="ce1"/>
          <table:table-cell office:value-type="float" office:value="142" table:formula="of:=[.BW40]-10" table:style-name="ce1">
            <text:p>142</text:p>
          </table:table-cell>
          <table:table-cell office:value-type="float" office:value="124.32212707418658" table:formula="of:=((([.BW39]*[.$DM$33])^2)*[.BW$30])+(([.BW39]*[.$DM$33])*[.BX$30])+[.BY$30]" table:style-name="ce1">
            <text:p>124.3221271</text:p>
          </table:table-cell>
          <table:table-cell table:number-columns-repeated="4" table:style-name="ce1"/>
          <table:table-cell office:value-type="float" office:value="142" table:formula="of:=[.CC40]-10" table:style-name="ce1">
            <text:p>142</text:p>
          </table:table-cell>
          <table:table-cell office:value-type="float" office:value="119.98800201831392" table:formula="of:=((([.CC39]*[.$DM$33])^2)*[.CC$30])+(([.CC39]*[.$DM$33])*[.CD$30])+[.CE$30]" table:style-name="ce1">
            <text:p>119.988002</text:p>
          </table:table-cell>
          <table:table-cell table:number-columns-repeated="4" table:style-name="ce1"/>
          <table:table-cell office:value-type="float" office:value="142" table:formula="of:=[.CI40]-10" table:style-name="ce1">
            <text:p>142</text:p>
          </table:table-cell>
          <table:table-cell office:value-type="float" office:value="143.98601166286986" table:formula="of:=((([.CI39]*[.$DM$33])^2)*[.CI$30])+(([.CI39]*[.$DM$33])*[.CJ$30])+[.CK$30]" table:style-name="ce1">
            <text:p>143.9860117</text:p>
          </table:table-cell>
          <table:table-cell table:number-columns-repeated="4" table:style-name="ce1"/>
          <table:table-cell office:value-type="float" office:value="142" table:formula="of:=[.CO40]-10" table:style-name="ce1">
            <text:p>142</text:p>
          </table:table-cell>
          <table:table-cell office:value-type="float" office:value="124.30371244102952" table:formula="of:=((([.CO39]*[.$DM$33])^2)*[.CO$30])+(([.CO39]*[.$DM$33])*[.CP$30])+[.CQ$30]" table:style-name="ce1">
            <text:p>124.3037124</text:p>
          </table:table-cell>
          <table:table-cell table:number-columns-repeated="4" table:style-name="ce1"/>
          <table:table-cell office:value-type="float" office:value="142" table:formula="of:=[.CU40]-10" table:style-name="ce1">
            <text:p>142</text:p>
          </table:table-cell>
          <table:table-cell office:value-type="float" office:value="117.04935524223221" table:formula="of:=((([.CU39]*[.$DM$33])^2)*[.CU$30])+(([.CU39]*[.$DM$33])*[.CV$30])+[.CW$30]" table:style-name="ce1">
            <text:p>117.0493552</text:p>
          </table:table-cell>
          <table:table-cell table:number-columns-repeated="4" table:style-name="ce1"/>
          <table:table-cell office:value-type="float" office:value="142" table:formula="of:=[.DA40]-10" table:style-name="ce1">
            <text:p>142</text:p>
          </table:table-cell>
          <table:table-cell office:value-type="float" office:value="114.21463706815511" table:formula="of:=((([.DA39]*[.$DM$33])^2)*[.DA$30])+(([.DA39]*[.$DM$33])*[.DB$30])+[.DC$30]" table:style-name="ce1">
            <text:p>114.2146371</text:p>
          </table:table-cell>
          <table:table-cell table:number-columns-repeated="4" table:style-name="ce1"/>
          <table:table-cell office:value-type="float" office:value="142" table:formula="of:=[.DG40]-10" table:style-name="ce1">
            <text:p>142</text:p>
          </table:table-cell>
          <table:table-cell office:value-type="float" office:value="129.85817606328982" table:formula="of:=((([.DG39]*[.$DM$33])^2)*[.$DG$29])+(([.DM39]*[.$DM$33])*[.$DH$29])+[.$DI$29]" table:style-name="ce1">
            <text:p>129.8581761</text:p>
          </table:table-cell>
          <table:table-cell office:value-type="float" office:value="130" table:formula="of:=ROUND([.DH39];0)" table:style-name="ce1">
            <text:p>130</text:p>
          </table:table-cell>
          <table:table-cell table:number-columns-repeated="3" table:style-name="ce1"/>
          <table:table-cell office:value-type="float" office:value="142" table:formula="of:=[.DM40]-10" table:style-name="ce1">
            <text:p>142</text:p>
          </table:table-cell>
          <table:table-cell office:value-type="float" office:value="158.0888476242306" table:formula="of:=((([.DM39]*[.$DM$33])^2)*[.$DM$29])+(([.DM39]*[.$DM$33])*[.$DN$29])+[.$DO$29]" table:style-name="ce1">
            <text:p>158.0888476</text:p>
          </table:table-cell>
          <table:table-cell office:value-type="float" office:value="158" table:formula="of:=ROUND([.DN39];0)" table:style-name="ce1">
            <text:p>158</text:p>
          </table:table-cell>
          <table:table-cell table:number-columns-repeated="16265"/>
        </table:table-row>
        <table:table-row table:style-name="ro1">
          <table:table-cell/>
          <table:table-cell office:value-type="float" office:value="152" table:formula="of:=[.B41]-10" table:style-name="ce1">
            <text:p>152</text:p>
          </table:table-cell>
          <table:table-cell office:value-type="float" office:value="128.65127746125938" table:formula="of:=((([.B40]*[.$DM$33])^2)*[.B$30])+(([.B40]*[.$DM$33])*[.C$30])+[.D$30]" table:style-name="ce1">
            <text:p>128.6512775</text:p>
          </table:table-cell>
          <table:table-cell table:number-columns-repeated="4" table:style-name="ce1"/>
          <table:table-cell office:value-type="float" office:value="152" table:formula="of:=[.H41]-10" table:style-name="ce1">
            <text:p>152</text:p>
          </table:table-cell>
          <table:table-cell office:value-type="float" office:value="121.19064425261224" table:formula="of:=((([.H40]*[.$DM$33])^2)*[.H$30])+(([.H40]*[.$DM$33])*[.I$30])+[.J$30]" table:style-name="ce1">
            <text:p>121.1906443</text:p>
          </table:table-cell>
          <table:table-cell table:number-columns-repeated="4" table:style-name="ce1"/>
          <table:table-cell office:value-type="float" office:value="152" table:formula="of:=[.N41]-10" table:style-name="ce1">
            <text:p>152</text:p>
          </table:table-cell>
          <table:table-cell office:value-type="float" office:value="118.02469274048889" table:formula="of:=((([.N40]*[.$DM$33])^2)*[.N$30])+(([.N40]*[.$DM$33])*[.O$30])+[.P$30]" table:style-name="ce1">
            <text:p>118.0246927</text:p>
          </table:table-cell>
          <table:table-cell table:number-columns-repeated="4" table:style-name="ce1"/>
          <table:table-cell office:value-type="float" office:value="152" table:formula="of:=[.T41]-10" table:style-name="ce1">
            <text:p>152</text:p>
          </table:table-cell>
          <table:table-cell office:value-type="float" office:value="136.10948217814953" table:formula="of:=((([.T40]*[.$DM$33])^2)*[.$T$30])+(([.T40]*[.$DM$33])*[.$U$30])+[.$V$30]" table:style-name="ce1">
            <text:p>136.1094822</text:p>
          </table:table-cell>
          <table:table-cell office:value-type="float" office:value="136.85014246621881" table:formula="of:=((([.T40]*[.$DM$33])^2)*[.$T$31])+(([.T40]*[.$DM$33])*[.$U$31])+[.$V$31]" table:style-name="ce1">
            <text:p>136.8501425</text:p>
          </table:table-cell>
          <table:table-cell table:number-columns-repeated="4" table:style-name="ce1"/>
          <table:table-cell office:value-type="float" office:value="152" table:formula="of:=[.AA41]-10" table:style-name="ce1">
            <text:p>152</text:p>
          </table:table-cell>
          <table:table-cell office:value-type="float" office:value="113.19918324997917" table:formula="of:=((([.AA40]*[.$DM$33])^2)*[.AA$30])+(([.AA40]*[.$DM$33])*[.AB$30])+[.AC$30]" table:style-name="ce1">
            <text:p>113.1991832</text:p>
          </table:table-cell>
          <table:table-cell office:value-type="float" office:value="113.85068801881359" table:formula="of:=((([.AA40]*[.$DM$33])^2)*[.AA$31])+(([.AA40]*[.$DM$33])*[.AB$31])+[.AC$31]" table:style-name="ce1">
            <text:p>113.850688</text:p>
          </table:table-cell>
          <table:table-cell table:number-columns-repeated="3" table:style-name="ce1"/>
          <table:table-cell office:value-type="float" office:value="152" table:formula="of:=[.AG41]-10" table:style-name="ce1">
            <text:p>152</text:p>
          </table:table-cell>
          <table:table-cell office:value-type="float" office:value="106.93935452635139" table:formula="of:=((([.AG40]*[.$DM$33])^2)*[.AG$30])+(([.AG40]*[.$DM$33])*[.AH$30])+[.AI$30]" table:style-name="ce1">
            <text:p>106.9393545</text:p>
          </table:table-cell>
          <table:table-cell office:value-type="float" office:value="107.24835774567457" table:formula="of:=((([.AG40]*[.$DM$33])^2)*[.AG$31])+(([.AG40]*[.$DM$33])*[.AH$31])+[.AI$31]" table:style-name="ce1">
            <text:p>107.2483577</text:p>
          </table:table-cell>
          <table:table-cell table:number-columns-repeated="3" table:style-name="ce1"/>
          <table:table-cell office:value-type="float" office:value="152" table:formula="of:=[.AM41]-10" table:style-name="ce1">
            <text:p>152</text:p>
          </table:table-cell>
          <table:table-cell office:value-type="float" office:value="102.97184970235381" table:formula="of:=((([.AM40]*[.$DM$33])^2)*[.AM$30])+(([.AM40]*[.$DM$33])*[.AN$30])+[.AO$30]" table:style-name="ce1">
            <text:p>102.9718497</text:p>
          </table:table-cell>
          <table:table-cell office:value-type="float" office:value="104.44663074379548" table:formula="of:=((([.AM40]*[.$DM$33])^2)*[.AM$31])+(([.AM40]*[.$DM$33])*[.AN$31])+[.AO$31]" table:style-name="ce1">
            <text:p>104.4466307</text:p>
          </table:table-cell>
          <table:table-cell table:number-columns-repeated="3" table:style-name="ce1"/>
          <table:table-cell office:value-type="float" office:value="152" table:formula="of:=[.AS41]-10" table:style-name="ce1">
            <text:p>152</text:p>
          </table:table-cell>
          <table:table-cell office:value-type="float" office:value="100.07066231175841" table:formula="of:=((([.AS40]*[.$DM$33])^2)*[.AS$30])+(([.AS40]*[.$DM$33])*[.AT$30])+[.AU$30]" table:style-name="ce1">
            <text:p>100.0706623</text:p>
          </table:table-cell>
          <table:table-cell office:value-type="float" office:value="100.95284010952179" table:formula="of:=((([.AS40]*[.$DM$33])^2)*[.AS$31])+(([.AS40]*[.$DM$33])*[.AT$31])+[.AU$31]" table:style-name="ce1">
            <text:p>100.9528401</text:p>
          </table:table-cell>
          <table:table-cell table:number-columns-repeated="3" table:style-name="ce1"/>
          <table:table-cell office:value-type="float" office:value="152" table:formula="of:=[.AY41]-10" table:style-name="ce1">
            <text:p>152</text:p>
          </table:table-cell>
          <table:table-cell office:value-type="float" office:value="120.29894845153878" table:formula="of:=((([.AY40]*[.$DM$33])^2)*[.AY$30])+(([.AY40]*[.$DM$33])*[.AZ$30])+[.BA$30]" table:style-name="ce1">
            <text:p>120.2989485</text:p>
          </table:table-cell>
          <table:table-cell office:value-type="float" office:value="121.25495481125677" table:formula="of:=((([.AY40]*[.$DM$33])^2)*[.AY$31])+(([.AY40]*[.$DM$33])*[.AZ$31])+[.BA$31]" table:style-name="ce1">
            <text:p>121.2549548</text:p>
          </table:table-cell>
          <table:table-cell table:number-columns-repeated="3" table:style-name="ce1"/>
          <table:table-cell office:value-type="float" office:value="152" table:formula="of:=[.BE41]-10" table:style-name="ce1">
            <text:p>152</text:p>
          </table:table-cell>
          <table:table-cell office:value-type="float" office:value="168.32567523344909" table:formula="of:=((([.BE40]*[.$DM$33])^2)*[.BE$30])+(([.BE40]*[.$DM$33])*[.BF$30])+[.BG$30]" table:style-name="ce1">
            <text:p>168.3256752</text:p>
          </table:table-cell>
          <table:table-cell table:number-columns-repeated="4" table:style-name="ce1"/>
          <table:table-cell office:value-type="float" office:value="152" table:formula="of:=[.BK41]-10" table:style-name="ce1">
            <text:p>152</text:p>
          </table:table-cell>
          <table:table-cell office:value-type="float" office:value="140.03634626314067" table:formula="of:=((([.BK40]*[.$DM$33])^2)*[.BK$30])+(([.BK40]*[.$DM$33])*[.BL$30])+[.BM$30]" table:style-name="ce1">
            <text:p>140.0363463</text:p>
          </table:table-cell>
          <table:table-cell table:number-columns-repeated="4" table:style-name="ce1"/>
          <table:table-cell office:value-type="float" office:value="152" table:formula="of:=[.BQ41]-10" table:style-name="ce1">
            <text:p>152</text:p>
          </table:table-cell>
          <table:table-cell office:value-type="float" office:value="131.91548002717971" table:formula="of:=((([.BQ40]*[.$DM$33])^2)*[.BQ$30])+(([.BQ40]*[.$DM$33])*[.BR$30])+[.BS$30]" table:style-name="ce1">
            <text:p>131.91548</text:p>
          </table:table-cell>
          <table:table-cell table:number-columns-repeated="4" table:style-name="ce1"/>
          <table:table-cell office:value-type="float" office:value="152" table:formula="of:=[.BW41]-10" table:style-name="ce1">
            <text:p>152</text:p>
          </table:table-cell>
          <table:table-cell office:value-type="float" office:value="128.46935581486844" table:formula="of:=((([.BW40]*[.$DM$33])^2)*[.BW$30])+(([.BW40]*[.$DM$33])*[.BX$30])+[.BY$30]" table:style-name="ce1">
            <text:p>128.4693558</text:p>
          </table:table-cell>
          <table:table-cell table:number-columns-repeated="4" table:style-name="ce1"/>
          <table:table-cell office:value-type="float" office:value="152" table:formula="of:=[.CC41]-10" table:style-name="ce1">
            <text:p>152</text:p>
          </table:table-cell>
          <table:table-cell office:value-type="float" office:value="124.17199333471181" table:formula="of:=((([.CC40]*[.$DM$33])^2)*[.CC$30])+(([.CC40]*[.$DM$33])*[.CD$30])+[.CE$30]" table:style-name="ce1">
            <text:p>124.1719933</text:p>
          </table:table-cell>
          <table:table-cell table:number-columns-repeated="4" table:style-name="ce1"/>
          <table:table-cell office:value-type="float" office:value="152" table:formula="of:=[.CI41]-10" table:style-name="ce1">
            <text:p>152</text:p>
          </table:table-cell>
          <table:table-cell office:value-type="float" office:value="149.1435944178458" table:formula="of:=((([.CI40]*[.$DM$33])^2)*[.CI$30])+(([.CI40]*[.$DM$33])*[.CJ$30])+[.CK$30]" table:style-name="ce1">
            <text:p>149.1435944</text:p>
          </table:table-cell>
          <table:table-cell table:number-columns-repeated="4" table:style-name="ce1"/>
          <table:table-cell office:value-type="float" office:value="152" table:formula="of:=[.CO41]-10" table:style-name="ce1">
            <text:p>152</text:p>
          </table:table-cell>
          <table:table-cell office:value-type="float" office:value="128.65127746125938" table:formula="of:=((([.CO40]*[.$DM$33])^2)*[.CO$30])+(([.CO40]*[.$DM$33])*[.CP$30])+[.CQ$30]" table:style-name="ce1">
            <text:p>128.6512775</text:p>
          </table:table-cell>
          <table:table-cell table:number-columns-repeated="4" table:style-name="ce1"/>
          <table:table-cell office:value-type="float" office:value="152" table:formula="of:=[.CU41]-10" table:style-name="ce1">
            <text:p>152</text:p>
          </table:table-cell>
          <table:table-cell office:value-type="float" office:value="121.19064425261224" table:formula="of:=((([.CU40]*[.$DM$33])^2)*[.CU$30])+(([.CU40]*[.$DM$33])*[.CV$30])+[.CW$30]" table:style-name="ce1">
            <text:p>121.1906443</text:p>
          </table:table-cell>
          <table:table-cell table:number-columns-repeated="4" table:style-name="ce1"/>
          <table:table-cell office:value-type="float" office:value="152" table:formula="of:=[.DA41]-10" table:style-name="ce1">
            <text:p>152</text:p>
          </table:table-cell>
          <table:table-cell office:value-type="float" office:value="118.02469274048889" table:formula="of:=((([.DA40]*[.$DM$33])^2)*[.DA$30])+(([.DA40]*[.$DM$33])*[.DB$30])+[.DC$30]" table:style-name="ce1">
            <text:p>118.0246927</text:p>
          </table:table-cell>
          <table:table-cell table:number-columns-repeated="4" table:style-name="ce1"/>
          <table:table-cell office:value-type="float" office:value="152" table:formula="of:=[.DG41]-10" table:style-name="ce1">
            <text:p>152</text:p>
          </table:table-cell>
          <table:table-cell office:value-type="float" office:value="134.13875623319038" table:formula="of:=((([.DG40]*[.$DM$33])^2)*[.$DG$29])+(([.DM40]*[.$DM$33])*[.$DH$29])+[.$DI$29]" table:style-name="ce1">
            <text:p>134.1387562</text:p>
          </table:table-cell>
          <table:table-cell office:value-type="float" office:value="134" table:formula="of:=ROUND([.DH40];0)" table:style-name="ce1">
            <text:p>134</text:p>
          </table:table-cell>
          <table:table-cell table:number-columns-repeated="3" table:style-name="ce1"/>
          <table:table-cell office:value-type="float" office:value="152" table:formula="of:=[.DM41]-10" table:style-name="ce1">
            <text:p>152</text:p>
          </table:table-cell>
          <table:table-cell office:value-type="float" office:value="163.25415897309168" table:formula="of:=((([.DM40]*[.$DM$33])^2)*[.$DM$29])+(([.DM40]*[.$DM$33])*[.$DN$29])+[.$DO$29]" table:style-name="ce1">
            <text:p>163.254159</text:p>
          </table:table-cell>
          <table:table-cell office:value-type="float" office:value="163" table:formula="of:=ROUND([.DN40];0)" table:style-name="ce1">
            <text:p>163</text:p>
          </table:table-cell>
          <table:table-cell table:number-columns-repeated="16265"/>
        </table:table-row>
        <table:table-row table:style-name="ro1">
          <table:table-cell/>
          <table:table-cell office:value-type="float" office:value="162" table:formula="of:=[.B42]-10" table:style-name="ce1">
            <text:p>162</text:p>
          </table:table-cell>
          <table:table-cell office:value-type="float" office:value="132.8618191672652" table:formula="of:=((([.B41]*[.$DM$33])^2)*[.B$30])+(([.B41]*[.$DM$33])*[.C$30])+[.D$30]" table:style-name="ce1">
            <text:p>132.8618192</text:p>
          </table:table-cell>
          <table:table-cell table:number-columns-repeated="4" table:style-name="ce1"/>
          <table:table-cell office:value-type="float" office:value="162" table:formula="of:=[.H42]-10" table:style-name="ce1">
            <text:p>162</text:p>
          </table:table-cell>
          <table:table-cell office:value-type="float" office:value="125.20054104387334" table:formula="of:=((([.H41]*[.$DM$33])^2)*[.H$30])+(([.H41]*[.$DM$33])*[.I$30])+[.J$30]" table:style-name="ce1">
            <text:p>125.200541</text:p>
          </table:table-cell>
          <table:table-cell table:number-columns-repeated="4" table:style-name="ce1"/>
          <table:table-cell office:value-type="float" office:value="162" table:formula="of:=[.N42]-10" table:style-name="ce1">
            <text:p>162</text:p>
          </table:table-cell>
          <table:table-cell office:value-type="float" office:value="121.74089682773769" table:formula="of:=((([.N41]*[.$DM$33])^2)*[.N$30])+(([.N41]*[.$DM$33])*[.O$30])+[.P$30]" table:style-name="ce1">
            <text:p>121.7408968</text:p>
          </table:table-cell>
          <table:table-cell table:number-columns-repeated="4" table:style-name="ce1"/>
          <table:table-cell office:value-type="float" office:value="162" table:formula="of:=[.T42]-10" table:style-name="ce1">
            <text:p>162</text:p>
          </table:table-cell>
          <table:table-cell office:value-type="float" office:value="140.42661949214136" table:formula="of:=((([.T41]*[.$DM$33])^2)*[.$T$30])+(([.T41]*[.$DM$33])*[.$U$30])+[.$V$30]" table:style-name="ce1">
            <text:p>140.4266195</text:p>
          </table:table-cell>
          <table:table-cell office:value-type="float" office:value="141.47973832951311" table:formula="of:=((([.T41]*[.$DM$33])^2)*[.$T$31])+(([.T41]*[.$DM$33])*[.$U$31])+[.$V$31]" table:style-name="ce1">
            <text:p>141.4797383</text:p>
          </table:table-cell>
          <table:table-cell table:number-columns-repeated="4" table:style-name="ce1"/>
          <table:table-cell office:value-type="float" office:value="162" table:formula="of:=[.AA42]-10" table:style-name="ce1">
            <text:p>162</text:p>
          </table:table-cell>
          <table:table-cell office:value-type="float" office:value="116.84536570747255" table:formula="of:=((([.AA41]*[.$DM$33])^2)*[.AA$30])+(([.AA41]*[.$DM$33])*[.AB$30])+[.AC$30]" table:style-name="ce1">
            <text:p>116.8453657</text:p>
          </table:table-cell>
          <table:table-cell office:value-type="float" office:value="117.57683112147359" table:formula="of:=((([.AA41]*[.$DM$33])^2)*[.AA$31])+(([.AA41]*[.$DM$33])*[.AB$31])+[.AC$31]" table:style-name="ce1">
            <text:p>117.5768311</text:p>
          </table:table-cell>
          <table:table-cell table:number-columns-repeated="3" table:style-name="ce1"/>
          <table:table-cell office:value-type="float" office:value="162" table:formula="of:=[.AG42]-10" table:style-name="ce1">
            <text:p>162</text:p>
          </table:table-cell>
          <table:table-cell office:value-type="float" office:value="110.38490039010146" table:formula="of:=((([.AG41]*[.$DM$33])^2)*[.AG$30])+(([.AG41]*[.$DM$33])*[.AH$30])+[.AI$30]" table:style-name="ce1">
            <text:p>110.3849004</text:p>
          </table:table-cell>
          <table:table-cell office:value-type="float" office:value="110.79693897687909" table:formula="of:=((([.AG41]*[.$DM$33])^2)*[.AG$31])+(([.AG41]*[.$DM$33])*[.AH$31])+[.AI$31]" table:style-name="ce1">
            <text:p>110.796939</text:p>
          </table:table-cell>
          <table:table-cell table:number-columns-repeated="3" table:style-name="ce1"/>
          <table:table-cell office:value-type="float" office:value="162" table:formula="of:=[.AM42]-10" table:style-name="ce1">
            <text:p>162</text:p>
          </table:table-cell>
          <table:table-cell office:value-type="float" office:value="106.38004276830587" table:formula="of:=((([.AM41]*[.$DM$33])^2)*[.AM$30])+(([.AM41]*[.$DM$33])*[.AN$30])+[.AO$30]" table:style-name="ce1">
            <text:p>106.3800428</text:p>
          </table:table-cell>
          <table:table-cell office:value-type="float" office:value="107.73530692720151" table:formula="of:=((([.AM41]*[.$DM$33])^2)*[.AM$31])+(([.AM41]*[.$DM$33])*[.AN$31])+[.AO$31]" table:style-name="ce1">
            <text:p>107.7353069</text:p>
          </table:table-cell>
          <table:table-cell table:number-columns-repeated="3" table:style-name="ce1"/>
          <table:table-cell office:value-type="float" office:value="162" table:formula="of:=[.AS42]-10" table:style-name="ce1">
            <text:p>162</text:p>
          </table:table-cell>
          <table:table-cell office:value-type="float" office:value="103.42001956463326" table:formula="of:=((([.AS41]*[.$DM$33])^2)*[.AS$30])+(([.AS41]*[.$DM$33])*[.AT$30])+[.AU$30]" table:style-name="ce1">
            <text:p>103.4200196</text:p>
          </table:table-cell>
          <table:table-cell office:value-type="float" office:value="104.24371973250925" table:formula="of:=((([.AS41]*[.$DM$33])^2)*[.AS$31])+(([.AS41]*[.$DM$33])*[.AT$31])+[.AU$31]" table:style-name="ce1">
            <text:p>104.2437197</text:p>
          </table:table-cell>
          <table:table-cell table:number-columns-repeated="3" table:style-name="ce1"/>
          <table:table-cell office:value-type="float" office:value="162" table:formula="of:=[.AY42]-10" table:style-name="ce1">
            <text:p>162</text:p>
          </table:table-cell>
          <table:table-cell office:value-type="float" office:value="124.32266029541817" table:formula="of:=((([.AY41]*[.$DM$33])^2)*[.AY$30])+(([.AY41]*[.$DM$33])*[.AZ$30])+[.BA$30]" table:style-name="ce1">
            <text:p>124.3226603</text:p>
          </table:table-cell>
          <table:table-cell office:value-type="float" office:value="125.30359669248848" table:formula="of:=((([.AY41]*[.$DM$33])^2)*[.AY$31])+(([.AY41]*[.$DM$33])*[.AZ$31])+[.BA$31]" table:style-name="ce1">
            <text:p>125.3035967</text:p>
          </table:table-cell>
          <table:table-cell table:number-columns-repeated="3" table:style-name="ce1"/>
          <table:table-cell office:value-type="float" office:value="162" table:formula="of:=[.BE42]-10" table:style-name="ce1">
            <text:p>162</text:p>
          </table:table-cell>
          <table:table-cell office:value-type="float" office:value="174.02007814530108" table:formula="of:=((([.BE41]*[.$DM$33])^2)*[.BE$30])+(([.BE41]*[.$DM$33])*[.BF$30])+[.BG$30]" table:style-name="ce1">
            <text:p>174.0200781</text:p>
          </table:table-cell>
          <table:table-cell table:number-columns-repeated="4" table:style-name="ce1"/>
          <table:table-cell office:value-type="float" office:value="162" table:formula="of:=[.BK42]-10" table:style-name="ce1">
            <text:p>162</text:p>
          </table:table-cell>
          <table:table-cell office:value-type="float" office:value="144.61950227941247" table:formula="of:=((([.BK41]*[.$DM$33])^2)*[.BK$30])+(([.BK41]*[.$DM$33])*[.BL$30])+[.BM$30]" table:style-name="ce1">
            <text:p>144.6195023</text:p>
          </table:table-cell>
          <table:table-cell table:number-columns-repeated="4" table:style-name="ce1"/>
          <table:table-cell office:value-type="float" office:value="162" table:formula="of:=[.BQ42]-10" table:style-name="ce1">
            <text:p>162</text:p>
          </table:table-cell>
          <table:table-cell office:value-type="float" office:value="136.28023494156128" table:formula="of:=((([.BQ41]*[.$DM$33])^2)*[.BQ$30])+(([.BQ41]*[.$DM$33])*[.BR$30])+[.BS$30]" table:style-name="ce1">
            <text:p>136.2802349</text:p>
          </table:table-cell>
          <table:table-cell table:number-columns-repeated="4" table:style-name="ce1"/>
          <table:table-cell office:value-type="float" office:value="162" table:formula="of:=[.BW42]-10" table:style-name="ce1">
            <text:p>162</text:p>
          </table:table-cell>
          <table:table-cell office:value-type="float" office:value="132.51442752045784" table:formula="of:=((([.BW41]*[.$DM$33])^2)*[.BW$30])+(([.BW41]*[.$DM$33])*[.BX$30])+[.BY$30]" table:style-name="ce1">
            <text:p>132.5144275</text:p>
          </table:table-cell>
          <table:table-cell table:number-columns-repeated="4" table:style-name="ce1"/>
          <table:table-cell office:value-type="float" office:value="162" table:formula="of:=[.CC42]-10" table:style-name="ce1">
            <text:p>162</text:p>
          </table:table-cell>
          <table:table-cell office:value-type="float" office:value="128.21977527098642" table:formula="of:=((([.CC41]*[.$DM$33])^2)*[.CC$30])+(([.CC41]*[.$DM$33])*[.CD$30])+[.CE$30]" table:style-name="ce1">
            <text:p>128.2197753</text:p>
          </table:table-cell>
          <table:table-cell table:number-columns-repeated="4" table:style-name="ce1"/>
          <table:table-cell office:value-type="float" office:value="162" table:formula="of:=[.CI42]-10" table:style-name="ce1">
            <text:p>162</text:p>
          </table:table-cell>
          <table:table-cell office:value-type="float" office:value="154.12342393176081" table:formula="of:=((([.CI41]*[.$DM$33])^2)*[.CI$30])+(([.CI41]*[.$DM$33])*[.CJ$30])+[.CK$30]" table:style-name="ce1">
            <text:p>154.1234239</text:p>
          </table:table-cell>
          <table:table-cell table:number-columns-repeated="4" table:style-name="ce1"/>
          <table:table-cell office:value-type="float" office:value="162" table:formula="of:=[.CO42]-10" table:style-name="ce1">
            <text:p>162</text:p>
          </table:table-cell>
          <table:table-cell office:value-type="float" office:value="132.8618191672652" table:formula="of:=((([.CO41]*[.$DM$33])^2)*[.CO$30])+(([.CO41]*[.$DM$33])*[.CP$30])+[.CQ$30]" table:style-name="ce1">
            <text:p>132.8618192</text:p>
          </table:table-cell>
          <table:table-cell table:number-columns-repeated="4" table:style-name="ce1"/>
          <table:table-cell office:value-type="float" office:value="162" table:formula="of:=[.CU42]-10" table:style-name="ce1">
            <text:p>162</text:p>
          </table:table-cell>
          <table:table-cell office:value-type="float" office:value="125.20054104387334" table:formula="of:=((([.CU41]*[.$DM$33])^2)*[.CU$30])+(([.CU41]*[.$DM$33])*[.CV$30])+[.CW$30]" table:style-name="ce1">
            <text:p>125.200541</text:p>
          </table:table-cell>
          <table:table-cell table:number-columns-repeated="4" table:style-name="ce1"/>
          <table:table-cell office:value-type="float" office:value="162" table:formula="of:=[.DA42]-10" table:style-name="ce1">
            <text:p>162</text:p>
          </table:table-cell>
          <table:table-cell office:value-type="float" office:value="121.74089682773769" table:formula="of:=((([.DA41]*[.$DM$33])^2)*[.DA$30])+(([.DA41]*[.$DM$33])*[.DB$30])+[.DC$30]" table:style-name="ce1">
            <text:p>121.7408968</text:p>
          </table:table-cell>
          <table:table-cell table:number-columns-repeated="4" table:style-name="ce1"/>
          <table:table-cell office:value-type="float" office:value="162" table:formula="of:=[.DG42]-10" table:style-name="ce1">
            <text:p>162</text:p>
          </table:table-cell>
          <table:table-cell office:value-type="float" office:value="138.32573759257139" table:formula="of:=((([.DG41]*[.$DM$33])^2)*[.$DG$29])+(([.DM41]*[.$DM$33])*[.$DH$29])+[.$DI$29]" table:style-name="ce1">
            <text:p>138.3257376</text:p>
          </table:table-cell>
          <table:table-cell office:value-type="float" office:value="138" table:formula="of:=ROUND([.DH41];0)" table:style-name="ce1">
            <text:p>138</text:p>
          </table:table-cell>
          <table:table-cell table:number-columns-repeated="3" table:style-name="ce1"/>
          <table:table-cell office:value-type="float" office:value="162" table:formula="of:=[.DM42]-10" table:style-name="ce1">
            <text:p>162</text:p>
          </table:table-cell>
          <table:table-cell office:value-type="float" office:value="168.34970454188954" table:formula="of:=((([.DM41]*[.$DM$33])^2)*[.$DM$29])+(([.DM41]*[.$DM$33])*[.$DN$29])+[.$DO$29]" table:style-name="ce1">
            <text:p>168.3497045</text:p>
          </table:table-cell>
          <table:table-cell office:value-type="float" office:value="168" table:formula="of:=ROUND([.DN41];0)" table:style-name="ce1">
            <text:p>168</text:p>
          </table:table-cell>
          <table:table-cell table:number-columns-repeated="16265"/>
        </table:table-row>
        <table:table-row table:style-name="ro1">
          <table:table-cell/>
          <table:table-cell office:value-type="float" office:value="172" table:formula="of:=[.B43]-10" table:style-name="ce1">
            <text:p>172</text:p>
          </table:table-cell>
          <table:table-cell office:value-type="float" office:value="136.93533755904693" table:formula="of:=((([.B42]*[.$DM$33])^2)*[.B$30])+(([.B42]*[.$DM$33])*[.C$30])+[.D$30]" table:style-name="ce1">
            <text:p>136.9353376</text:p>
          </table:table-cell>
          <table:table-cell table:number-columns-repeated="4" table:style-name="ce1"/>
          <table:table-cell office:value-type="float" office:value="172" table:formula="of:=[.H43]-10" table:style-name="ce1">
            <text:p>172</text:p>
          </table:table-cell>
          <table:table-cell office:value-type="float" office:value="129.07904561601549" table:formula="of:=((([.H42]*[.$DM$33])^2)*[.H$30])+(([.H42]*[.$DM$33])*[.I$30])+[.J$30]" table:style-name="ce1">
            <text:p>129.0790456</text:p>
          </table:table-cell>
          <table:table-cell table:number-columns-repeated="4" table:style-name="ce1"/>
          <table:table-cell office:value-type="float" office:value="172" table:formula="of:=[.N43]-10" table:style-name="ce1">
            <text:p>172</text:p>
          </table:table-cell>
          <table:table-cell office:value-type="float" office:value="125.36324932990152" table:formula="of:=((([.N42]*[.$DM$33])^2)*[.N$30])+(([.N42]*[.$DM$33])*[.O$30])+[.P$30]" table:style-name="ce1">
            <text:p>125.3632493</text:p>
          </table:table-cell>
          <table:table-cell table:number-columns-repeated="4" table:style-name="ce1"/>
          <table:table-cell office:value-type="float" office:value="172" table:formula="of:=[.T43]-10" table:style-name="ce1">
            <text:p>172</text:p>
          </table:table-cell>
          <table:table-cell office:value-type="float" office:value="144.62803420269509" table:formula="of:=((([.T42]*[.$DM$33])^2)*[.$T$30])+(([.T42]*[.$DM$33])*[.$U$30])+[.$V$30]" table:style-name="ce1">
            <text:p>144.6280342</text:p>
          </table:table-cell>
          <table:table-cell office:value-type="float" office:value="145.9448862826585" table:formula="of:=((([.T42]*[.$DM$33])^2)*[.$T$31])+(([.T42]*[.$DM$33])*[.$U$31])+[.$V$31]" table:style-name="ce1">
            <text:p>145.9448863</text:p>
          </table:table-cell>
          <table:table-cell table:number-columns-repeated="4" table:style-name="ce1"/>
          <table:table-cell office:value-type="float" office:value="172" table:formula="of:=[.AA43]-10" table:style-name="ce1">
            <text:p>172</text:p>
          </table:table-cell>
          <table:table-cell office:value-type="float" office:value="120.38025513486519" table:formula="of:=((([.AA42]*[.$DM$33])^2)*[.AA$30])+(([.AA42]*[.$DM$33])*[.AB$30])+[.AC$30]" table:style-name="ce1">
            <text:p>120.3802551</text:p>
          </table:table-cell>
          <table:table-cell office:value-type="float" office:value="121.18171465402381" table:formula="of:=((([.AA42]*[.$DM$33])^2)*[.AA$31])+(([.AA42]*[.$DM$33])*[.AB$31])+[.AC$31]" table:style-name="ce1">
            <text:p>121.1817147</text:p>
          </table:table-cell>
          <table:table-cell table:number-columns-repeated="3" table:style-name="ce1"/>
          <table:table-cell office:value-type="float" office:value="172" table:formula="of:=[.AG43]-10" table:style-name="ce1">
            <text:p>172</text:p>
          </table:table-cell>
          <table:table-cell office:value-type="float" office:value="113.72081431375229" table:formula="of:=((([.AG42]*[.$DM$33])^2)*[.AG$30])+(([.AG42]*[.$DM$33])*[.AH$30])+[.AI$30]" table:style-name="ce1">
            <text:p>113.7208143</text:p>
          </table:table-cell>
          <table:table-cell office:value-type="float" office:value="114.22924390797833" table:formula="of:=((([.AG42]*[.$DM$33])^2)*[.AG$31])+(([.AG42]*[.$DM$33])*[.AH$31])+[.AI$31]" table:style-name="ce1">
            <text:p>114.2292439</text:p>
          </table:table-cell>
          <table:table-cell table:number-columns-repeated="3" table:style-name="ce1"/>
          <table:table-cell office:value-type="float" office:value="172" table:formula="of:=[.AM43]-10" table:style-name="ce1">
            <text:p>172</text:p>
          </table:table-cell>
          <table:table-cell office:value-type="float" office:value="109.67306692748703" table:formula="of:=((([.AM42]*[.$DM$33])^2)*[.AM$30])+(([.AM42]*[.$DM$33])*[.AN$30])+[.AO$30]" table:style-name="ce1">
            <text:p>109.6730669</text:p>
          </table:table-cell>
          <table:table-cell office:value-type="float" office:value="110.94092861053232" table:formula="of:=((([.AM42]*[.$DM$33])^2)*[.AM$31])+(([.AM42]*[.$DM$33])*[.AN$31])+[.AO$31]" table:style-name="ce1">
            <text:p>110.9409286</text:p>
          </table:table-cell>
          <table:table-cell table:number-columns-repeated="3" table:style-name="ce1"/>
          <table:table-cell office:value-type="float" office:value="172" table:formula="of:=[.AS43]-10" table:style-name="ce1">
            <text:p>172</text:p>
          </table:table-cell>
          <table:table-cell office:value-type="float" office:value="106.64700985406398" table:formula="of:=((([.AS42]*[.$DM$33])^2)*[.AS$30])+(([.AS42]*[.$DM$33])*[.AT$30])+[.AU$30]" table:style-name="ce1">
            <text:p>106.6470099</text:p>
          </table:table-cell>
          <table:table-cell office:value-type="float" office:value="107.42386002206314" table:formula="of:=((([.AS42]*[.$DM$33])^2)*[.AS$31])+(([.AS42]*[.$DM$33])*[.AT$31])+[.AU$31]" table:style-name="ce1">
            <text:p>107.42386</text:p>
          </table:table-cell>
          <table:table-cell table:number-columns-repeated="3" table:style-name="ce1"/>
          <table:table-cell office:value-type="float" office:value="172" table:formula="of:=[.AY43]-10" table:style-name="ce1">
            <text:p>172</text:p>
          </table:table-cell>
          <table:table-cell office:value-type="float" office:value="128.20351839916825" table:formula="of:=((([.AY42]*[.$DM$33])^2)*[.AY$30])+(([.AY42]*[.$DM$33])*[.AZ$30])+[.BA$30]" table:style-name="ce1">
            <text:p>128.2035184</text:p>
          </table:table-cell>
          <table:table-cell office:value-type="float" office:value="129.20772374358938" table:formula="of:=((([.AY42]*[.$DM$33])^2)*[.AY$31])+(([.AY42]*[.$DM$33])*[.AZ$31])+[.BA$31]" table:style-name="ce1">
            <text:p>129.2077237</text:p>
          </table:table-cell>
          <table:table-cell table:number-columns-repeated="3" table:style-name="ce1"/>
          <table:table-cell office:value-type="float" office:value="172" table:formula="of:=[.BE43]-10" table:style-name="ce1">
            <text:p>172</text:p>
          </table:table-cell>
          <table:table-cell office:value-type="float" office:value="179.51221012766993" table:formula="of:=((([.BE42]*[.$DM$33])^2)*[.BE$30])+(([.BE42]*[.$DM$33])*[.BF$30])+[.BG$30]" table:style-name="ce1">
            <text:p>179.5122101</text:p>
          </table:table-cell>
          <table:table-cell table:number-columns-repeated="4" table:style-name="ce1"/>
          <table:table-cell office:value-type="float" office:value="172" table:formula="of:=[.BK43]-10" table:style-name="ce1">
            <text:p>172</text:p>
          </table:table-cell>
          <table:table-cell office:value-type="float" office:value="149.05350902444928" table:formula="of:=((([.BK42]*[.$DM$33])^2)*[.BK$30])+(([.BK42]*[.$DM$33])*[.BL$30])+[.BM$30]" table:style-name="ce1">
            <text:p>149.053509</text:p>
          </table:table-cell>
          <table:table-cell table:number-columns-repeated="4" table:style-name="ce1"/>
          <table:table-cell office:value-type="float" office:value="172" table:formula="of:=[.BQ43]-10" table:style-name="ce1">
            <text:p>172</text:p>
          </table:table-cell>
          <table:table-cell office:value-type="float" office:value="140.50197000681334" table:formula="of:=((([.BQ42]*[.$DM$33])^2)*[.BQ$30])+(([.BQ42]*[.$DM$33])*[.BR$30])+[.BS$30]" table:style-name="ce1">
            <text:p>140.50197</text:p>
          </table:table-cell>
          <table:table-cell table:number-columns-repeated="4" table:style-name="ce1"/>
          <table:table-cell office:value-type="float" office:value="172" table:formula="of:=[.BW43]-10" table:style-name="ce1">
            <text:p>172</text:p>
          </table:table-cell>
          <table:table-cell office:value-type="float" office:value="136.45734219095476" table:formula="of:=((([.BW42]*[.$DM$33])^2)*[.BW$30])+(([.BW42]*[.$DM$33])*[.BX$30])+[.BY$30]" table:style-name="ce1">
            <text:p>136.4573422</text:p>
          </table:table-cell>
          <table:table-cell table:number-columns-repeated="4" table:style-name="ce1"/>
          <table:table-cell office:value-type="float" office:value="172" table:formula="of:=[.CC43]-10" table:style-name="ce1">
            <text:p>172</text:p>
          </table:table-cell>
          <table:table-cell office:value-type="float" office:value="132.13134782713769" table:formula="of:=((([.CC42]*[.$DM$33])^2)*[.CC$30])+(([.CC42]*[.$DM$33])*[.CD$30])+[.CE$30]" table:style-name="ce1">
            <text:p>132.1313478</text:p>
          </table:table-cell>
          <table:table-cell table:number-columns-repeated="4" table:style-name="ce1"/>
          <table:table-cell office:value-type="float" office:value="172" table:formula="of:=[.CI43]-10" table:style-name="ce1">
            <text:p>172</text:p>
          </table:table-cell>
          <table:table-cell office:value-type="float" office:value="158.92550020461493" table:formula="of:=((([.CI42]*[.$DM$33])^2)*[.CI$30])+(([.CI42]*[.$DM$33])*[.CJ$30])+[.CK$30]" table:style-name="ce1">
            <text:p>158.9255002</text:p>
          </table:table-cell>
          <table:table-cell table:number-columns-repeated="4" table:style-name="ce1"/>
          <table:table-cell office:value-type="float" office:value="172" table:formula="of:=[.CO43]-10" table:style-name="ce1">
            <text:p>172</text:p>
          </table:table-cell>
          <table:table-cell office:value-type="float" office:value="136.93533755904693" table:formula="of:=((([.CO42]*[.$DM$33])^2)*[.CO$30])+(([.CO42]*[.$DM$33])*[.CP$30])+[.CQ$30]" table:style-name="ce1">
            <text:p>136.9353376</text:p>
          </table:table-cell>
          <table:table-cell table:number-columns-repeated="4" table:style-name="ce1"/>
          <table:table-cell office:value-type="float" office:value="172" table:formula="of:=[.CU43]-10" table:style-name="ce1">
            <text:p>172</text:p>
          </table:table-cell>
          <table:table-cell office:value-type="float" office:value="129.07904561601549" table:formula="of:=((([.CU42]*[.$DM$33])^2)*[.CU$30])+(([.CU42]*[.$DM$33])*[.CV$30])+[.CW$30]" table:style-name="ce1">
            <text:p>129.0790456</text:p>
          </table:table-cell>
          <table:table-cell table:number-columns-repeated="4" table:style-name="ce1"/>
          <table:table-cell office:value-type="float" office:value="172" table:formula="of:=[.DA43]-10" table:style-name="ce1">
            <text:p>172</text:p>
          </table:table-cell>
          <table:table-cell office:value-type="float" office:value="125.36324932990152" table:formula="of:=((([.DA42]*[.$DM$33])^2)*[.DA$30])+(([.DA42]*[.$DM$33])*[.DB$30])+[.DC$30]" table:style-name="ce1">
            <text:p>125.3632493</text:p>
          </table:table-cell>
          <table:table-cell table:number-columns-repeated="4" table:style-name="ce1"/>
          <table:table-cell office:value-type="float" office:value="172" table:formula="of:=[.DG43]-10" table:style-name="ce1">
            <text:p>172</text:p>
          </table:table-cell>
          <table:table-cell office:value-type="float" office:value="142.4191201414329" table:formula="of:=((([.DG42]*[.$DM$33])^2)*[.$DG$29])+(([.DM42]*[.$DM$33])*[.$DH$29])+[.$DI$29]" table:style-name="ce1">
            <text:p>142.4191201</text:p>
          </table:table-cell>
          <table:table-cell office:value-type="float" office:value="142" table:formula="of:=ROUND([.DH42];0)" table:style-name="ce1">
            <text:p>142</text:p>
          </table:table-cell>
          <table:table-cell table:number-columns-repeated="3" table:style-name="ce1"/>
          <table:table-cell office:value-type="float" office:value="172" table:formula="of:=[.DM43]-10" table:style-name="ce1">
            <text:p>172</text:p>
          </table:table-cell>
          <table:table-cell office:value-type="float" office:value="173.37548433062432" table:formula="of:=((([.DM42]*[.$DM$33])^2)*[.$DM$29])+(([.DM42]*[.$DM$33])*[.$DN$29])+[.$DO$29]" table:style-name="ce1">
            <text:p>173.3754843</text:p>
          </table:table-cell>
          <table:table-cell office:value-type="float" office:value="173" table:formula="of:=ROUND([.DN42];0)" table:style-name="ce1">
            <text:p>173</text:p>
          </table:table-cell>
          <table:table-cell table:number-columns-repeated="16265"/>
        </table:table-row>
        <table:table-row table:style-name="ro1">
          <table:table-cell/>
          <table:table-cell office:value-type="float" office:value="182" table:formula="of:=[.B44]-10" table:style-name="ce1">
            <text:p>182</text:p>
          </table:table-cell>
          <table:table-cell office:value-type="float" office:value="140.87183263660464" table:formula="of:=((([.B43]*[.$DM$33])^2)*[.B$30])+(([.B43]*[.$DM$33])*[.C$30])+[.D$30]" table:style-name="ce1">
            <text:p>140.8718326</text:p>
          </table:table-cell>
          <table:table-cell table:number-columns-repeated="4" table:style-name="ce1"/>
          <table:table-cell office:value-type="float" office:value="182" table:formula="of:=[.H44]-10" table:style-name="ce1">
            <text:p>182</text:p>
          </table:table-cell>
          <table:table-cell office:value-type="float" office:value="132.82615796903872" table:formula="of:=((([.H43]*[.$DM$33])^2)*[.H$30])+(([.H43]*[.$DM$33])*[.I$30])+[.J$30]" table:style-name="ce1">
            <text:p>132.826158</text:p>
          </table:table-cell>
          <table:table-cell table:number-columns-repeated="4" table:style-name="ce1"/>
          <table:table-cell office:value-type="float" office:value="182" table:formula="of:=[.N44]-10" table:style-name="ce1">
            <text:p>182</text:p>
          </table:table-cell>
          <table:table-cell office:value-type="float" office:value="128.89175024698039" table:formula="of:=((([.N43]*[.$DM$33])^2)*[.N$30])+(([.N43]*[.$DM$33])*[.O$30])+[.P$30]" table:style-name="ce1">
            <text:p>128.8917502</text:p>
          </table:table-cell>
          <table:table-cell table:number-columns-repeated="4" table:style-name="ce1"/>
          <table:table-cell office:value-type="float" office:value="182" table:formula="of:=[.T44]-10" table:style-name="ce1">
            <text:p>182</text:p>
          </table:table-cell>
          <table:table-cell office:value-type="float" office:value="148.71372630981074" table:formula="of:=((([.T43]*[.$DM$33])^2)*[.$T$30])+(([.T43]*[.$DM$33])*[.$U$30])+[.$V$30]" table:style-name="ce1">
            <text:p>148.7137263</text:p>
          </table:table-cell>
          <table:table-cell office:value-type="float" office:value="150.24558632565504" table:formula="of:=((([.T43]*[.$DM$33])^2)*[.$T$31])+(([.T43]*[.$DM$33])*[.$U$31])+[.$V$31]" table:style-name="ce1">
            <text:p>150.2455863</text:p>
          </table:table-cell>
          <table:table-cell table:number-columns-repeated="4" table:style-name="ce1"/>
          <table:table-cell office:value-type="float" office:value="182" table:formula="of:=[.AA44]-10" table:style-name="ce1">
            <text:p>182</text:p>
          </table:table-cell>
          <table:table-cell office:value-type="float" office:value="123.80385153215707" table:formula="of:=((([.AA43]*[.$DM$33])^2)*[.AA$30])+(([.AA43]*[.$DM$33])*[.AB$30])+[.AC$30]" table:style-name="ce1">
            <text:p>123.8038515</text:p>
          </table:table-cell>
          <table:table-cell office:value-type="float" office:value="124.66533861646427" table:formula="of:=((([.AA43]*[.$DM$33])^2)*[.AA$31])+(([.AA43]*[.$DM$33])*[.AB$31])+[.AC$31]" table:style-name="ce1">
            <text:p>124.6653386</text:p>
          </table:table-cell>
          <table:table-cell table:number-columns-repeated="3" table:style-name="ce1"/>
          <table:table-cell office:value-type="float" office:value="182" table:formula="of:=[.AG44]-10" table:style-name="ce1">
            <text:p>182</text:p>
          </table:table-cell>
          <table:table-cell office:value-type="float" office:value="116.94709629730386" table:formula="of:=((([.AG43]*[.$DM$33])^2)*[.AG$30])+(([.AG43]*[.$DM$33])*[.AH$30])+[.AI$30]" table:style-name="ce1">
            <text:p>116.9470963</text:p>
          </table:table-cell>
          <table:table-cell office:value-type="float" office:value="117.54527253897233" table:formula="of:=((([.AG43]*[.$DM$33])^2)*[.AG$31])+(([.AG43]*[.$DM$33])*[.AH$31])+[.AI$31]" table:style-name="ce1">
            <text:p>117.5452725</text:p>
          </table:table-cell>
          <table:table-cell table:number-columns-repeated="3" table:style-name="ce1"/>
          <table:table-cell office:value-type="float" office:value="182" table:formula="of:=[.AM44]-10" table:style-name="ce1">
            <text:p>182</text:p>
          </table:table-cell>
          <table:table-cell office:value-type="float" office:value="112.85092217989727" table:formula="of:=((([.AM43]*[.$DM$33])^2)*[.AM$30])+(([.AM43]*[.$DM$33])*[.AN$30])+[.AO$30]" table:style-name="ce1">
            <text:p>112.8509222</text:p>
          </table:table-cell>
          <table:table-cell office:value-type="float" office:value="114.06349579378798" table:formula="of:=((([.AM43]*[.$DM$33])^2)*[.AM$31])+(([.AM43]*[.$DM$33])*[.AN$31])+[.AO$31]" table:style-name="ce1">
            <text:p>114.0634958</text:p>
          </table:table-cell>
          <table:table-cell table:number-columns-repeated="3" table:style-name="ce1"/>
          <table:table-cell office:value-type="float" office:value="182" table:formula="of:=[.AS44]-10" table:style-name="ce1">
            <text:p>182</text:p>
          </table:table-cell>
          <table:table-cell office:value-type="float" office:value="109.75163318005059" table:formula="of:=((([.AS43]*[.$DM$33])^2)*[.AS$30])+(([.AS43]*[.$DM$33])*[.AT$30])+[.AU$30]" table:style-name="ce1">
            <text:p>109.7516332</text:p>
          </table:table-cell>
          <table:table-cell office:value-type="float" office:value="110.49326097818343" table:formula="of:=((([.AS43]*[.$DM$33])^2)*[.AS$31])+(([.AS43]*[.$DM$33])*[.AT$31])+[.AU$31]" table:style-name="ce1">
            <text:p>110.493261</text:p>
          </table:table-cell>
          <table:table-cell table:number-columns-repeated="3" table:style-name="ce1"/>
          <table:table-cell office:value-type="float" office:value="182" table:formula="of:=[.AY44]-10" table:style-name="ce1">
            <text:p>182</text:p>
          </table:table-cell>
          <table:table-cell office:value-type="float" office:value="131.94152276278899" table:formula="of:=((([.AY43]*[.$DM$33])^2)*[.AY$30])+(([.AY43]*[.$DM$33])*[.AZ$30])+[.BA$30]" table:style-name="ce1">
            <text:p>131.9415228</text:p>
          </table:table-cell>
          <table:table-cell office:value-type="float" office:value="132.96733596455948" table:formula="of:=((([.AY43]*[.$DM$33])^2)*[.AY$31])+(([.AY43]*[.$DM$33])*[.AZ$31])+[.BA$31]" table:style-name="ce1">
            <text:p>132.967336</text:p>
          </table:table-cell>
          <table:table-cell table:number-columns-repeated="3" table:style-name="ce1"/>
          <table:table-cell office:value-type="float" office:value="182" table:formula="of:=[.BE44]-10" table:style-name="ce1">
            <text:p>182</text:p>
          </table:table-cell>
          <table:table-cell office:value-type="float" office:value="184.80207118055569" table:formula="of:=((([.BE43]*[.$DM$33])^2)*[.BE$30])+(([.BE43]*[.$DM$33])*[.BF$30])+[.BG$30]" table:style-name="ce1">
            <text:p>184.8020712</text:p>
          </table:table-cell>
          <table:table-cell table:number-columns-repeated="4" table:style-name="ce1"/>
          <table:table-cell office:value-type="float" office:value="182" table:formula="of:=[.BK44]-10" table:style-name="ce1">
            <text:p>182</text:p>
          </table:table-cell>
          <table:table-cell office:value-type="float" office:value="153.33836649825102" table:formula="of:=((([.BK43]*[.$DM$33])^2)*[.BK$30])+(([.BK43]*[.$DM$33])*[.BL$30])+[.BM$30]" table:style-name="ce1">
            <text:p>153.3383665</text:p>
          </table:table-cell>
          <table:table-cell table:number-columns-repeated="4" table:style-name="ce1"/>
          <table:table-cell office:value-type="float" office:value="182" table:formula="of:=[.BQ44]-10" table:style-name="ce1">
            <text:p>182</text:p>
          </table:table-cell>
          <table:table-cell office:value-type="float" office:value="144.58068522293593" table:formula="of:=((([.BQ43]*[.$DM$33])^2)*[.BQ$30])+(([.BQ43]*[.$DM$33])*[.BR$30])+[.BS$30]" table:style-name="ce1">
            <text:p>144.5806852</text:p>
          </table:table-cell>
          <table:table-cell table:number-columns-repeated="4" table:style-name="ce1"/>
          <table:table-cell office:value-type="float" office:value="182" table:formula="of:=[.BW44]-10" table:style-name="ce1">
            <text:p>182</text:p>
          </table:table-cell>
          <table:table-cell office:value-type="float" office:value="140.29809982635919" table:formula="of:=((([.BW43]*[.$DM$33])^2)*[.BW$30])+(([.BW43]*[.$DM$33])*[.BX$30])+[.BY$30]" table:style-name="ce1">
            <text:p>140.2980998</text:p>
          </table:table-cell>
          <table:table-cell table:number-columns-repeated="4" table:style-name="ce1"/>
          <table:table-cell office:value-type="float" office:value="182" table:formula="of:=[.CC44]-10" table:style-name="ce1">
            <text:p>182</text:p>
          </table:table-cell>
          <table:table-cell office:value-type="float" office:value="135.90671100316564" table:formula="of:=((([.CC43]*[.$DM$33])^2)*[.CC$30])+(([.CC43]*[.$DM$33])*[.CD$30])+[.CE$30]" table:style-name="ce1">
            <text:p>135.906711</text:p>
          </table:table-cell>
          <table:table-cell table:number-columns-repeated="4" table:style-name="ce1"/>
          <table:table-cell office:value-type="float" office:value="182" table:formula="of:=[.CI44]-10" table:style-name="ce1">
            <text:p>182</text:p>
          </table:table-cell>
          <table:table-cell office:value-type="float" office:value="163.54982323640812" table:formula="of:=((([.CI43]*[.$DM$33])^2)*[.CI$30])+(([.CI43]*[.$DM$33])*[.CJ$30])+[.CK$30]" table:style-name="ce1">
            <text:p>163.5498232</text:p>
          </table:table-cell>
          <table:table-cell table:number-columns-repeated="4" table:style-name="ce1"/>
          <table:table-cell office:value-type="float" office:value="182" table:formula="of:=[.CO44]-10" table:style-name="ce1">
            <text:p>182</text:p>
          </table:table-cell>
          <table:table-cell office:value-type="float" office:value="140.87183263660464" table:formula="of:=((([.CO43]*[.$DM$33])^2)*[.CO$30])+(([.CO43]*[.$DM$33])*[.CP$30])+[.CQ$30]" table:style-name="ce1">
            <text:p>140.8718326</text:p>
          </table:table-cell>
          <table:table-cell table:number-columns-repeated="4" table:style-name="ce1"/>
          <table:table-cell office:value-type="float" office:value="182" table:formula="of:=[.CU44]-10" table:style-name="ce1">
            <text:p>182</text:p>
          </table:table-cell>
          <table:table-cell office:value-type="float" office:value="132.82615796903872" table:formula="of:=((([.CU43]*[.$DM$33])^2)*[.CU$30])+(([.CU43]*[.$DM$33])*[.CV$30])+[.CW$30]" table:style-name="ce1">
            <text:p>132.826158</text:p>
          </table:table-cell>
          <table:table-cell table:number-columns-repeated="4" table:style-name="ce1"/>
          <table:table-cell office:value-type="float" office:value="182" table:formula="of:=[.DA44]-10" table:style-name="ce1">
            <text:p>182</text:p>
          </table:table-cell>
          <table:table-cell office:value-type="float" office:value="128.89175024698039" table:formula="of:=((([.DA43]*[.$DM$33])^2)*[.DA$30])+(([.DA43]*[.$DM$33])*[.DB$30])+[.DC$30]" table:style-name="ce1">
            <text:p>128.8917502</text:p>
          </table:table-cell>
          <table:table-cell table:number-columns-repeated="4" table:style-name="ce1"/>
          <table:table-cell office:value-type="float" office:value="182" table:formula="of:=[.DG44]-10" table:style-name="ce1">
            <text:p>182</text:p>
          </table:table-cell>
          <table:table-cell office:value-type="float" office:value="146.41890387977489" table:formula="of:=((([.DG43]*[.$DM$33])^2)*[.$DG$29])+(([.DM43]*[.$DM$33])*[.$DH$29])+[.$DI$29]" table:style-name="ce1">
            <text:p>146.4189039</text:p>
          </table:table-cell>
          <table:table-cell office:value-type="float" office:value="146" table:formula="of:=ROUND([.DH43];0)" table:style-name="ce1">
            <text:p>146</text:p>
          </table:table-cell>
          <table:table-cell table:number-columns-repeated="3" table:style-name="ce1"/>
          <table:table-cell office:value-type="float" office:value="182" table:formula="of:=[.DM44]-10" table:style-name="ce1">
            <text:p>182</text:p>
          </table:table-cell>
          <table:table-cell office:value-type="float" office:value="178.33149833929588" table:formula="of:=((([.DM43]*[.$DM$33])^2)*[.$DM$29])+(([.DM43]*[.$DM$33])*[.$DN$29])+[.$DO$29]" table:style-name="ce1">
            <text:p>178.3314983</text:p>
          </table:table-cell>
          <table:table-cell office:value-type="float" office:value="178" table:formula="of:=ROUND([.DN43];0)" table:style-name="ce1">
            <text:p>178</text:p>
          </table:table-cell>
          <table:table-cell table:number-columns-repeated="16265"/>
        </table:table-row>
        <table:table-row table:style-name="ro1">
          <table:table-cell/>
          <table:table-cell office:value-type="float" office:value="192" table:formula="of:=[.B45]-10" table:style-name="ce1">
            <text:p>192</text:p>
          </table:table-cell>
          <table:table-cell office:value-type="float" office:value="144.67130439993826" table:formula="of:=((([.B44]*[.$DM$33])^2)*[.B$30])+(([.B44]*[.$DM$33])*[.C$30])+[.D$30]" table:style-name="ce1">
            <text:p>144.6713044</text:p>
          </table:table-cell>
          <table:table-cell table:number-columns-repeated="4" table:style-name="ce1"/>
          <table:table-cell office:value-type="float" office:value="192" table:formula="of:=[.H45]-10" table:style-name="ce1">
            <text:p>192</text:p>
          </table:table-cell>
          <table:table-cell office:value-type="float" office:value="136.44187810294295" table:formula="of:=((([.H44]*[.$DM$33])^2)*[.H$30])+(([.H44]*[.$DM$33])*[.I$30])+[.J$30]" table:style-name="ce1">
            <text:p>136.4418781</text:p>
          </table:table-cell>
          <table:table-cell table:number-columns-repeated="4" table:style-name="ce1"/>
          <table:table-cell office:value-type="float" office:value="192" table:formula="of:=[.N45]-10" table:style-name="ce1">
            <text:p>192</text:p>
          </table:table-cell>
          <table:table-cell office:value-type="float" office:value="132.3263995789743" table:formula="of:=((([.N44]*[.$DM$33])^2)*[.N$30])+(([.N44]*[.$DM$33])*[.O$30])+[.P$30]" table:style-name="ce1">
            <text:p>132.3263996</text:p>
          </table:table-cell>
          <table:table-cell table:number-columns-repeated="4" table:style-name="ce1"/>
          <table:table-cell office:value-type="float" office:value="192" table:formula="of:=[.T45]-10" table:style-name="ce1">
            <text:p>192</text:p>
          </table:table-cell>
          <table:table-cell office:value-type="float" office:value="152.68369581348827" table:formula="of:=((([.T44]*[.$DM$33])^2)*[.$T$30])+(([.T44]*[.$DM$33])*[.$U$30])+[.$V$30]" table:style-name="ce1">
            <text:p>152.6836958</text:p>
          </table:table-cell>
          <table:table-cell office:value-type="float" office:value="154.38183845850273" table:formula="of:=((([.T44]*[.$DM$33])^2)*[.$T$31])+(([.T44]*[.$DM$33])*[.$U$31])+[.$V$31]" table:style-name="ce1">
            <text:p>154.3818385</text:p>
          </table:table-cell>
          <table:table-cell table:number-columns-repeated="4" table:style-name="ce1"/>
          <table:table-cell office:value-type="float" office:value="192" table:formula="of:=[.AA45]-10" table:style-name="ce1">
            <text:p>192</text:p>
          </table:table-cell>
          <table:table-cell office:value-type="float" office:value="127.11615489934817" table:formula="of:=((([.AA44]*[.$DM$33])^2)*[.AA$30])+(([.AA44]*[.$DM$33])*[.AB$30])+[.AC$30]" table:style-name="ce1">
            <text:p>127.1161549</text:p>
          </table:table-cell>
          <table:table-cell office:value-type="float" office:value="128.02770300879493" table:formula="of:=((([.AA44]*[.$DM$33])^2)*[.AA$31])+(([.AA44]*[.$DM$33])*[.AB$31])+[.AC$31]" table:style-name="ce1">
            <text:p>128.027703</text:p>
          </table:table-cell>
          <table:table-cell table:number-columns-repeated="3" table:style-name="ce1"/>
          <table:table-cell office:value-type="float" office:value="192" table:formula="of:=[.AG45]-10" table:style-name="ce1">
            <text:p>192</text:p>
          </table:table-cell>
          <table:table-cell office:value-type="float" office:value="120.0637463407562" table:formula="of:=((([.AG44]*[.$DM$33])^2)*[.AG$30])+(([.AG44]*[.$DM$33])*[.AH$30])+[.AI$30]" table:style-name="ce1">
            <text:p>120.0637463</text:p>
          </table:table-cell>
          <table:table-cell office:value-type="float" office:value="120.74502486986103" table:formula="of:=((([.AG44]*[.$DM$33])^2)*[.AG$31])+(([.AG44]*[.$DM$33])*[.AH$31])+[.AI$31]" table:style-name="ce1">
            <text:p>120.7450249</text:p>
          </table:table-cell>
          <table:table-cell table:number-columns-repeated="3" table:style-name="ce1"/>
          <table:table-cell office:value-type="float" office:value="192" table:formula="of:=[.AM45]-10" table:style-name="ce1">
            <text:p>192</text:p>
          </table:table-cell>
          <table:table-cell office:value-type="float" office:value="115.91360852553656" table:formula="of:=((([.AM44]*[.$DM$33])^2)*[.AM$30])+(([.AM44]*[.$DM$33])*[.AN$30])+[.AO$30]" table:style-name="ce1">
            <text:p>115.9136085</text:p>
          </table:table-cell>
          <table:table-cell office:value-type="float" office:value="117.10300847696843" table:formula="of:=((([.AM44]*[.$DM$33])^2)*[.AM$31])+(([.AM44]*[.$DM$33])*[.AN$31])+[.AO$31]" table:style-name="ce1">
            <text:p>117.1030085</text:p>
          </table:table-cell>
          <table:table-cell table:number-columns-repeated="3" table:style-name="ce1"/>
          <table:table-cell office:value-type="float" office:value="192" table:formula="of:=[.AS45]-10" table:style-name="ce1">
            <text:p>192</text:p>
          </table:table-cell>
          <table:table-cell office:value-type="float" office:value="112.73388954259312" table:formula="of:=((([.AS44]*[.$DM$33])^2)*[.AS$30])+(([.AS44]*[.$DM$33])*[.AT$30])+[.AU$30]" table:style-name="ce1">
            <text:p>112.7338895</text:p>
          </table:table-cell>
          <table:table-cell office:value-type="float" office:value="113.45192260087015" table:formula="of:=((([.AS44]*[.$DM$33])^2)*[.AS$31])+(([.AS44]*[.$DM$33])*[.AT$31])+[.AU$31]" table:style-name="ce1">
            <text:p>113.4519226</text:p>
          </table:table-cell>
          <table:table-cell table:number-columns-repeated="3" table:style-name="ce1"/>
          <table:table-cell office:value-type="float" office:value="192" table:formula="of:=[.AY45]-10" table:style-name="ce1">
            <text:p>192</text:p>
          </table:table-cell>
          <table:table-cell office:value-type="float" office:value="135.53667338628043" table:formula="of:=((([.AY44]*[.$DM$33])^2)*[.AY$30])+(([.AY44]*[.$DM$33])*[.AZ$30])+[.BA$30]" table:style-name="ce1">
            <text:p>135.5366734</text:p>
          </table:table-cell>
          <table:table-cell office:value-type="float" office:value="136.58243335539873" table:formula="of:=((([.AY44]*[.$DM$33])^2)*[.AY$31])+(([.AY44]*[.$DM$33])*[.AZ$31])+[.BA$31]" table:style-name="ce1">
            <text:p>136.5824334</text:p>
          </table:table-cell>
          <table:table-cell table:number-columns-repeated="3" table:style-name="ce1"/>
          <table:table-cell office:value-type="float" office:value="192" table:formula="of:=[.BE45]-10" table:style-name="ce1">
            <text:p>192</text:p>
          </table:table-cell>
          <table:table-cell office:value-type="float" office:value="189.88966130395829" table:formula="of:=((([.BE44]*[.$DM$33])^2)*[.BE$30])+(([.BE44]*[.$DM$33])*[.BF$30])+[.BG$30]" table:style-name="ce1">
            <text:p>189.8896613</text:p>
          </table:table-cell>
          <table:table-cell table:number-columns-repeated="4" table:style-name="ce1"/>
          <table:table-cell office:value-type="float" office:value="192" table:formula="of:=[.BK45]-10" table:style-name="ce1">
            <text:p>192</text:p>
          </table:table-cell>
          <table:table-cell office:value-type="float" office:value="157.47407470081774" table:formula="of:=((([.BK44]*[.$DM$33])^2)*[.BK$30])+(([.BK44]*[.$DM$33])*[.BL$30])+[.BM$30]" table:style-name="ce1">
            <text:p>157.4740747</text:p>
          </table:table-cell>
          <table:table-cell table:number-columns-repeated="4" table:style-name="ce1"/>
          <table:table-cell office:value-type="float" office:value="192" table:formula="of:=[.BQ45]-10" table:style-name="ce1">
            <text:p>192</text:p>
          </table:table-cell>
          <table:table-cell office:value-type="float" office:value="148.51638058992907" table:formula="of:=((([.BQ44]*[.$DM$33])^2)*[.BQ$30])+(([.BQ44]*[.$DM$33])*[.BR$30])+[.BS$30]" table:style-name="ce1">
            <text:p>148.5163806</text:p>
          </table:table-cell>
          <table:table-cell table:number-columns-repeated="4" table:style-name="ce1"/>
          <table:table-cell office:value-type="float" office:value="192" table:formula="of:=[.BW45]-10" table:style-name="ce1">
            <text:p>192</text:p>
          </table:table-cell>
          <table:table-cell office:value-type="float" office:value="144.03670042667113" table:formula="of:=((([.BW44]*[.$DM$33])^2)*[.BW$30])+(([.BW44]*[.$DM$33])*[.BX$30])+[.BY$30]" table:style-name="ce1">
            <text:p>144.0367004</text:p>
          </table:table-cell>
          <table:table-cell table:number-columns-repeated="4" table:style-name="ce1"/>
          <table:table-cell office:value-type="float" office:value="192" table:formula="of:=[.CC45]-10" table:style-name="ce1">
            <text:p>192</text:p>
          </table:table-cell>
          <table:table-cell office:value-type="float" office:value="139.54586479907027" table:formula="of:=((([.CC44]*[.$DM$33])^2)*[.CC$30])+(([.CC44]*[.$DM$33])*[.CD$30])+[.CE$30]" table:style-name="ce1">
            <text:p>139.5458648</text:p>
          </table:table-cell>
          <table:table-cell table:number-columns-repeated="4" table:style-name="ce1"/>
          <table:table-cell office:value-type="float" office:value="192" table:formula="of:=[.CI45]-10" table:style-name="ce1">
            <text:p>192</text:p>
          </table:table-cell>
          <table:table-cell office:value-type="float" office:value="167.99639302714039" table:formula="of:=((([.CI44]*[.$DM$33])^2)*[.CI$30])+(([.CI44]*[.$DM$33])*[.CJ$30])+[.CK$30]" table:style-name="ce1">
            <text:p>167.996393</text:p>
          </table:table-cell>
          <table:table-cell table:number-columns-repeated="4" table:style-name="ce1"/>
          <table:table-cell office:value-type="float" office:value="192" table:formula="of:=[.CO45]-10" table:style-name="ce1">
            <text:p>192</text:p>
          </table:table-cell>
          <table:table-cell office:value-type="float" office:value="144.67130439993826" table:formula="of:=((([.CO44]*[.$DM$33])^2)*[.CO$30])+(([.CO44]*[.$DM$33])*[.CP$30])+[.CQ$30]" table:style-name="ce1">
            <text:p>144.6713044</text:p>
          </table:table-cell>
          <table:table-cell table:number-columns-repeated="4" table:style-name="ce1"/>
          <table:table-cell office:value-type="float" office:value="192" table:formula="of:=[.CU45]-10" table:style-name="ce1">
            <text:p>192</text:p>
          </table:table-cell>
          <table:table-cell office:value-type="float" office:value="136.44187810294295" table:formula="of:=((([.CU44]*[.$DM$33])^2)*[.CU$30])+(([.CU44]*[.$DM$33])*[.CV$30])+[.CW$30]" table:style-name="ce1">
            <text:p>136.4418781</text:p>
          </table:table-cell>
          <table:table-cell table:number-columns-repeated="4" table:style-name="ce1"/>
          <table:table-cell office:value-type="float" office:value="192" table:formula="of:=[.DA45]-10" table:style-name="ce1">
            <text:p>192</text:p>
          </table:table-cell>
          <table:table-cell office:value-type="float" office:value="132.3263995789743" table:formula="of:=((([.DA44]*[.$DM$33])^2)*[.DA$30])+(([.DA44]*[.$DM$33])*[.DB$30])+[.DC$30]" table:style-name="ce1">
            <text:p>132.3263996</text:p>
          </table:table-cell>
          <table:table-cell table:number-columns-repeated="4" table:style-name="ce1"/>
          <table:table-cell office:value-type="float" office:value="192" table:formula="of:=[.DG45]-10" table:style-name="ce1">
            <text:p>192</text:p>
          </table:table-cell>
          <table:table-cell office:value-type="float" office:value="150.32508880759735" table:formula="of:=((([.DG44]*[.$DM$33])^2)*[.$DG$29])+(([.DM44]*[.$DM$33])*[.$DH$29])+[.$DI$29]" table:style-name="ce1">
            <text:p>150.3250888</text:p>
          </table:table-cell>
          <table:table-cell office:value-type="float" office:value="150" table:formula="of:=ROUND([.DH44];0)" table:style-name="ce1">
            <text:p>150</text:p>
          </table:table-cell>
          <table:table-cell table:number-columns-repeated="3" table:style-name="ce1"/>
          <table:table-cell office:value-type="float" office:value="192" table:formula="of:=[.DM45]-10" table:style-name="ce1">
            <text:p>192</text:p>
          </table:table-cell>
          <table:table-cell office:value-type="float" office:value="183.21774656790427" table:formula="of:=((([.DM44]*[.$DM$33])^2)*[.$DM$29])+(([.DM44]*[.$DM$33])*[.$DN$29])+[.$DO$29]" table:style-name="ce1">
            <text:p>183.2177466</text:p>
          </table:table-cell>
          <table:table-cell office:value-type="float" office:value="183" table:formula="of:=ROUND([.DN44];0)" table:style-name="ce1">
            <text:p>183</text:p>
          </table:table-cell>
          <table:table-cell table:number-columns-repeated="16265"/>
        </table:table-row>
        <table:table-row table:style-name="ro1">
          <table:table-cell/>
          <table:table-cell office:value-type="float" office:value="202" table:formula="of:=[.B46]-10" table:style-name="ce1">
            <text:p>202</text:p>
          </table:table-cell>
          <table:table-cell office:value-type="float" office:value="148.3337528490479" table:formula="of:=((([.B45]*[.$DM$33])^2)*[.B$30])+(([.B45]*[.$DM$33])*[.C$30])+[.D$30]" table:style-name="ce1">
            <text:p>148.3337528</text:p>
          </table:table-cell>
          <table:table-cell table:number-columns-repeated="4" table:style-name="ce1"/>
          <table:table-cell office:value-type="float" office:value="202" table:formula="of:=[.H46]-10" table:style-name="ce1">
            <text:p>202</text:p>
          </table:table-cell>
          <table:table-cell office:value-type="float" office:value="139.92620601772825" table:formula="of:=((([.H45]*[.$DM$33])^2)*[.H$30])+(([.H45]*[.$DM$33])*[.I$30])+[.J$30]" table:style-name="ce1">
            <text:p>139.926206</text:p>
          </table:table-cell>
          <table:table-cell table:number-columns-repeated="4" table:style-name="ce1"/>
          <table:table-cell office:value-type="float" office:value="202" table:formula="of:=[.N46]-10" table:style-name="ce1">
            <text:p>202</text:p>
          </table:table-cell>
          <table:table-cell office:value-type="float" office:value="135.66719732588325" table:formula="of:=((([.N45]*[.$DM$33])^2)*[.N$30])+(([.N45]*[.$DM$33])*[.O$30])+[.P$30]" table:style-name="ce1">
            <text:p>135.6671973</text:p>
          </table:table-cell>
          <table:table-cell table:number-columns-repeated="4" table:style-name="ce1"/>
          <table:table-cell office:value-type="float" office:value="202" table:formula="of:=[.T46]-10" table:style-name="ce1">
            <text:p>202</text:p>
          </table:table-cell>
          <table:table-cell office:value-type="float" office:value="156.53794271372772" table:formula="of:=((([.T45]*[.$DM$33])^2)*[.$T$30])+(([.T45]*[.$DM$33])*[.$U$30])+[.$V$30]" table:style-name="ce1">
            <text:p>156.5379427</text:p>
          </table:table-cell>
          <table:table-cell office:value-type="float" office:value="158.35364268120151" table:formula="of:=((([.T45]*[.$DM$33])^2)*[.$T$31])+(([.T45]*[.$DM$33])*[.$U$31])+[.$V$31]" table:style-name="ce1">
            <text:p>158.3536427</text:p>
          </table:table-cell>
          <table:table-cell table:number-columns-repeated="4" table:style-name="ce1"/>
          <table:table-cell office:value-type="float" office:value="202" table:formula="of:=[.AA46]-10" table:style-name="ce1">
            <text:p>202</text:p>
          </table:table-cell>
          <table:table-cell office:value-type="float" office:value="130.31716523643857" table:formula="of:=((([.AA45]*[.$DM$33])^2)*[.AA$30])+(([.AA45]*[.$DM$33])*[.AB$30])+[.AC$30]" table:style-name="ce1">
            <text:p>130.3171652</text:p>
          </table:table-cell>
          <table:table-cell office:value-type="float" office:value="131.26880783101583" table:formula="of:=((([.AA45]*[.$DM$33])^2)*[.AA$31])+(([.AA45]*[.$DM$33])*[.AB$31])+[.AC$31]" table:style-name="ce1">
            <text:p>131.2688078</text:p>
          </table:table-cell>
          <table:table-cell table:number-columns-repeated="3" table:style-name="ce1"/>
          <table:table-cell office:value-type="float" office:value="202" table:formula="of:=[.AG46]-10" table:style-name="ce1">
            <text:p>202</text:p>
          </table:table-cell>
          <table:table-cell office:value-type="float" office:value="123.07076444410927" table:formula="of:=((([.AG45]*[.$DM$33])^2)*[.AG$30])+(([.AG45]*[.$DM$33])*[.AH$30])+[.AI$30]" table:style-name="ce1">
            <text:p>123.0707644</text:p>
          </table:table-cell>
          <table:table-cell office:value-type="float" office:value="123.8285009006445" table:formula="of:=((([.AG45]*[.$DM$33])^2)*[.AG$31])+(([.AG45]*[.$DM$33])*[.AH$31])+[.AI$31]" table:style-name="ce1">
            <text:p>123.8285009</text:p>
          </table:table-cell>
          <table:table-cell table:number-columns-repeated="3" table:style-name="ce1"/>
          <table:table-cell office:value-type="float" office:value="202" table:formula="of:=[.AM46]-10" table:style-name="ce1">
            <text:p>202</text:p>
          </table:table-cell>
          <table:table-cell office:value-type="float" office:value="118.86112596440493" table:formula="of:=((([.AM45]*[.$DM$33])^2)*[.AM$30])+(([.AM45]*[.$DM$33])*[.AN$30])+[.AO$30]" table:style-name="ce1">
            <text:p>118.861126</text:p>
          </table:table-cell>
          <table:table-cell office:value-type="float" office:value="120.0594666600737" table:formula="of:=((([.AM45]*[.$DM$33])^2)*[.AM$31])+(([.AM45]*[.$DM$33])*[.AN$31])+[.AO$31]" table:style-name="ce1">
            <text:p>120.0594667</text:p>
          </table:table-cell>
          <table:table-cell table:number-columns-repeated="3" table:style-name="ce1"/>
          <table:table-cell office:value-type="float" office:value="202" table:formula="of:=[.AS46]-10" table:style-name="ce1">
            <text:p>202</text:p>
          </table:table-cell>
          <table:table-cell office:value-type="float" office:value="115.59377894169151" table:formula="of:=((([.AS45]*[.$DM$33])^2)*[.AS$30])+(([.AS45]*[.$DM$33])*[.AT$30])+[.AU$30]" table:style-name="ce1">
            <text:p>115.5937789</text:p>
          </table:table-cell>
          <table:table-cell office:value-type="float" office:value="116.2998448901233" table:formula="of:=((([.AS45]*[.$DM$33])^2)*[.AS$31])+(([.AS45]*[.$DM$33])*[.AT$31])+[.AU$31]" table:style-name="ce1">
            <text:p>116.2998449</text:p>
          </table:table-cell>
          <table:table-cell table:number-columns-repeated="3" table:style-name="ce1"/>
          <table:table-cell office:value-type="float" office:value="202" table:formula="of:=[.AY46]-10" table:style-name="ce1">
            <text:p>202</text:p>
          </table:table-cell>
          <table:table-cell office:value-type="float" office:value="138.98897026964252" table:formula="of:=((([.AY45]*[.$DM$33])^2)*[.AY$30])+(([.AY45]*[.$DM$33])*[.AZ$30])+[.BA$30]" table:style-name="ce1">
            <text:p>138.9889703</text:p>
          </table:table-cell>
          <table:table-cell office:value-type="float" office:value="140.05301591610714" table:formula="of:=((([.AY45]*[.$DM$33])^2)*[.AY$31])+(([.AY45]*[.$DM$33])*[.AZ$31])+[.BA$31]" table:style-name="ce1">
            <text:p>140.0530159</text:p>
          </table:table-cell>
          <table:table-cell table:number-columns-repeated="3" table:style-name="ce1"/>
          <table:table-cell office:value-type="float" office:value="202" table:formula="of:=[.BE46]-10" table:style-name="ce1">
            <text:p>202</text:p>
          </table:table-cell>
          <table:table-cell office:value-type="float" office:value="194.77498049787781" table:formula="of:=((([.BE45]*[.$DM$33])^2)*[.BE$30])+(([.BE45]*[.$DM$33])*[.BF$30])+[.BG$30]" table:style-name="ce1">
            <text:p>194.7749805</text:p>
          </table:table-cell>
          <table:table-cell table:number-columns-repeated="4" table:style-name="ce1"/>
          <table:table-cell office:value-type="float" office:value="202" table:formula="of:=[.BK46]-10" table:style-name="ce1">
            <text:p>202</text:p>
          </table:table-cell>
          <table:table-cell office:value-type="float" office:value="161.46063363214944" table:formula="of:=((([.BK45]*[.$DM$33])^2)*[.BK$30])+(([.BK45]*[.$DM$33])*[.BL$30])+[.BM$30]" table:style-name="ce1">
            <text:p>161.4606336</text:p>
          </table:table-cell>
          <table:table-cell table:number-columns-repeated="4" table:style-name="ce1"/>
          <table:table-cell office:value-type="float" office:value="202" table:formula="of:=[.BQ46]-10" table:style-name="ce1">
            <text:p>202</text:p>
          </table:table-cell>
          <table:table-cell office:value-type="float" office:value="152.30905610779271" table:formula="of:=((([.BQ45]*[.$DM$33])^2)*[.BQ$30])+(([.BQ45]*[.$DM$33])*[.BR$30])+[.BS$30]" table:style-name="ce1">
            <text:p>152.3090561</text:p>
          </table:table-cell>
          <table:table-cell table:number-columns-repeated="4" table:style-name="ce1"/>
          <table:table-cell office:value-type="float" office:value="202" table:formula="of:=[.BW46]-10" table:style-name="ce1">
            <text:p>202</text:p>
          </table:table-cell>
          <table:table-cell office:value-type="float" office:value="147.67314399189061" table:formula="of:=((([.BW45]*[.$DM$33])^2)*[.BW$30])+(([.BW45]*[.$DM$33])*[.BX$30])+[.BY$30]" table:style-name="ce1">
            <text:p>147.673144</text:p>
          </table:table-cell>
          <table:table-cell table:number-columns-repeated="4" table:style-name="ce1"/>
          <table:table-cell office:value-type="float" office:value="202" table:formula="of:=[.CC46]-10" table:style-name="ce1">
            <text:p>202</text:p>
          </table:table-cell>
          <table:table-cell office:value-type="float" office:value="143.04880921485164" table:formula="of:=((([.CC45]*[.$DM$33])^2)*[.CC$30])+(([.CC45]*[.$DM$33])*[.CD$30])+[.CE$30]" table:style-name="ce1">
            <text:p>143.0488092</text:p>
          </table:table-cell>
          <table:table-cell table:number-columns-repeated="4" table:style-name="ce1"/>
          <table:table-cell office:value-type="float" office:value="202" table:formula="of:=[.CI46]-10" table:style-name="ce1">
            <text:p>202</text:p>
          </table:table-cell>
          <table:table-cell office:value-type="float" office:value="172.26520957681174" table:formula="of:=((([.CI45]*[.$DM$33])^2)*[.CI$30])+(([.CI45]*[.$DM$33])*[.CJ$30])+[.CK$30]" table:style-name="ce1">
            <text:p>172.2652096</text:p>
          </table:table-cell>
          <table:table-cell table:number-columns-repeated="4" table:style-name="ce1"/>
          <table:table-cell office:value-type="float" office:value="202" table:formula="of:=[.CO46]-10" table:style-name="ce1">
            <text:p>202</text:p>
          </table:table-cell>
          <table:table-cell office:value-type="float" office:value="148.3337528490479" table:formula="of:=((([.CO45]*[.$DM$33])^2)*[.CO$30])+(([.CO45]*[.$DM$33])*[.CP$30])+[.CQ$30]" table:style-name="ce1">
            <text:p>148.3337528</text:p>
          </table:table-cell>
          <table:table-cell table:number-columns-repeated="4" table:style-name="ce1"/>
          <table:table-cell office:value-type="float" office:value="202" table:formula="of:=[.CU46]-10" table:style-name="ce1">
            <text:p>202</text:p>
          </table:table-cell>
          <table:table-cell office:value-type="float" office:value="139.92620601772825" table:formula="of:=((([.CU45]*[.$DM$33])^2)*[.CU$30])+(([.CU45]*[.$DM$33])*[.CV$30])+[.CW$30]" table:style-name="ce1">
            <text:p>139.926206</text:p>
          </table:table-cell>
          <table:table-cell table:number-columns-repeated="4" table:style-name="ce1"/>
          <table:table-cell office:value-type="float" office:value="202" table:formula="of:=[.DA46]-10" table:style-name="ce1">
            <text:p>202</text:p>
          </table:table-cell>
          <table:table-cell office:value-type="float" office:value="135.66719732588325" table:formula="of:=((([.DA45]*[.$DM$33])^2)*[.DA$30])+(([.DA45]*[.$DM$33])*[.DB$30])+[.DC$30]" table:style-name="ce1">
            <text:p>135.6671973</text:p>
          </table:table-cell>
          <table:table-cell table:number-columns-repeated="4" table:style-name="ce1"/>
          <table:table-cell office:value-type="float" office:value="202" table:formula="of:=[.DG46]-10" table:style-name="ce1">
            <text:p>202</text:p>
          </table:table-cell>
          <table:table-cell office:value-type="float" office:value="154.13767492490032" table:formula="of:=((([.DG45]*[.$DM$33])^2)*[.$DG$29])+(([.DM45]*[.$DM$33])*[.$DH$29])+[.$DI$29]" table:style-name="ce1">
            <text:p>154.1376749</text:p>
          </table:table-cell>
          <table:table-cell office:value-type="float" office:value="154" table:formula="of:=ROUND([.DH45];0)" table:style-name="ce1">
            <text:p>154</text:p>
          </table:table-cell>
          <table:table-cell table:number-columns-repeated="3" table:style-name="ce1"/>
          <table:table-cell office:value-type="float" office:value="202" table:formula="of:=[.DM46]-10" table:style-name="ce1">
            <text:p>202</text:p>
          </table:table-cell>
          <table:table-cell office:value-type="float" office:value="188.03422901644956" table:formula="of:=((([.DM45]*[.$DM$33])^2)*[.$DM$29])+(([.DM45]*[.$DM$33])*[.$DN$29])+[.$DO$29]" table:style-name="ce1">
            <text:p>188.034229</text:p>
          </table:table-cell>
          <table:table-cell office:value-type="float" office:value="188" table:formula="of:=ROUND([.DN45];0)" table:style-name="ce1">
            <text:p>188</text:p>
          </table:table-cell>
          <table:table-cell table:number-columns-repeated="16265"/>
        </table:table-row>
        <table:table-row table:style-name="ro1">
          <table:table-cell/>
          <table:table-cell office:value-type="float" office:value="212" table:formula="of:=[.B47]-10" table:style-name="ce1">
            <text:p>212</text:p>
          </table:table-cell>
          <table:table-cell office:value-type="float" office:value="151.85917798393348" table:formula="of:=((([.B46]*[.$DM$33])^2)*[.B$30])+(([.B46]*[.$DM$33])*[.C$30])+[.D$30]" table:style-name="ce1">
            <text:p>151.859178</text:p>
          </table:table-cell>
          <table:table-cell table:number-columns-repeated="4" table:style-name="ce1"/>
          <table:table-cell office:value-type="float" office:value="212" table:formula="of:=[.H47]-10" table:style-name="ce1">
            <text:p>212</text:p>
          </table:table-cell>
          <table:table-cell office:value-type="float" office:value="143.27914171339461" table:formula="of:=((([.H46]*[.$DM$33])^2)*[.H$30])+(([.H46]*[.$DM$33])*[.I$30])+[.J$30]" table:style-name="ce1">
            <text:p>143.2791417</text:p>
          </table:table-cell>
          <table:table-cell table:number-columns-repeated="4" table:style-name="ce1"/>
          <table:table-cell office:value-type="float" office:value="212" table:formula="of:=[.N47]-10" table:style-name="ce1">
            <text:p>212</text:p>
          </table:table-cell>
          <table:table-cell office:value-type="float" office:value="138.91414348770724" table:formula="of:=((([.N46]*[.$DM$33])^2)*[.N$30])+(([.N46]*[.$DM$33])*[.O$30])+[.P$30]" table:style-name="ce1">
            <text:p>138.9141435</text:p>
          </table:table-cell>
          <table:table-cell table:number-columns-repeated="4" table:style-name="ce1"/>
          <table:table-cell office:value-type="float" office:value="212" table:formula="of:=[.T47]-10" table:style-name="ce1">
            <text:p>212</text:p>
          </table:table-cell>
          <table:table-cell office:value-type="float" office:value="160.27646701052907" table:formula="of:=((([.T46]*[.$DM$33])^2)*[.$T$30])+(([.T46]*[.$DM$33])*[.$U$30])+[.$V$30]" table:style-name="ce1">
            <text:p>160.276467</text:p>
          </table:table-cell>
          <table:table-cell office:value-type="float" office:value="162.16099899375143" table:formula="of:=((([.T46]*[.$DM$33])^2)*[.$T$31])+(([.T46]*[.$DM$33])*[.$U$31])+[.$V$31]" table:style-name="ce1">
            <text:p>162.160999</text:p>
          </table:table-cell>
          <table:table-cell table:number-columns-repeated="4" table:style-name="ce1"/>
          <table:table-cell office:value-type="float" office:value="212" table:formula="of:=[.AA47]-10" table:style-name="ce1">
            <text:p>212</text:p>
          </table:table-cell>
          <table:table-cell office:value-type="float" office:value="133.4068825434282" table:formula="of:=((([.AA46]*[.$DM$33])^2)*[.AA$30])+(([.AA46]*[.$DM$33])*[.AB$30])+[.AC$30]" table:style-name="ce1">
            <text:p>133.4068825</text:p>
          </table:table-cell>
          <table:table-cell office:value-type="float" office:value="134.38865308312694" table:formula="of:=((([.AA46]*[.$DM$33])^2)*[.AA$31])+(([.AA46]*[.$DM$33])*[.AB$31])+[.AC$31]" table:style-name="ce1">
            <text:p>134.3886531</text:p>
          </table:table-cell>
          <table:table-cell table:number-columns-repeated="3" table:style-name="ce1"/>
          <table:table-cell office:value-type="float" office:value="212" table:formula="of:=[.AG47]-10" table:style-name="ce1">
            <text:p>212</text:p>
          </table:table-cell>
          <table:table-cell office:value-type="float" office:value="125.96815060736311" table:formula="of:=((([.AG46]*[.$DM$33])^2)*[.AG$30])+(([.AG46]*[.$DM$33])*[.AH$30])+[.AI$30]" table:style-name="ce1">
            <text:p>125.9681506</text:p>
          </table:table-cell>
          <table:table-cell office:value-type="float" office:value="126.79570063132269" table:formula="of:=((([.AG46]*[.$DM$33])^2)*[.AG$31])+(([.AG46]*[.$DM$33])*[.AH$31])+[.AI$31]" table:style-name="ce1">
            <text:p>126.7957006</text:p>
          </table:table-cell>
          <table:table-cell table:number-columns-repeated="3" table:style-name="ce1"/>
          <table:table-cell office:value-type="float" office:value="212" table:formula="of:=[.AM47]-10" table:style-name="ce1">
            <text:p>212</text:p>
          </table:table-cell>
          <table:table-cell office:value-type="float" office:value="121.69347449650236" table:formula="of:=((([.AM46]*[.$DM$33])^2)*[.AM$30])+(([.AM46]*[.$DM$33])*[.AN$30])+[.AO$30]" table:style-name="ce1">
            <text:p>121.6934745</text:p>
          </table:table-cell>
          <table:table-cell office:value-type="float" office:value="122.93287034310376" table:formula="of:=((([.AM46]*[.$DM$33])^2)*[.AM$31])+(([.AM46]*[.$DM$33])*[.AN$31])+[.AO$31]" table:style-name="ce1">
            <text:p>122.9328703</text:p>
          </table:table-cell>
          <table:table-cell table:number-columns-repeated="3" table:style-name="ce1"/>
          <table:table-cell office:value-type="float" office:value="212" table:formula="of:=[.AS47]-10" table:style-name="ce1">
            <text:p>212</text:p>
          </table:table-cell>
          <table:table-cell office:value-type="float" office:value="118.3313013773458" table:formula="of:=((([.AS46]*[.$DM$33])^2)*[.AS$30])+(([.AS46]*[.$DM$33])*[.AT$30])+[.AU$30]" table:style-name="ce1">
            <text:p>118.3313014</text:p>
          </table:table-cell>
          <table:table-cell office:value-type="float" office:value="119.03702784594284" table:formula="of:=((([.AS46]*[.$DM$33])^2)*[.AS$31])+(([.AS46]*[.$DM$33])*[.AT$31])+[.AU$31]" table:style-name="ce1">
            <text:p>119.0370278</text:p>
          </table:table-cell>
          <table:table-cell table:number-columns-repeated="3" table:style-name="ce1"/>
          <table:table-cell office:value-type="float" office:value="212" table:formula="of:=[.AY47]-10" table:style-name="ce1">
            <text:p>212</text:p>
          </table:table-cell>
          <table:table-cell office:value-type="float" office:value="142.29841341287531" table:formula="of:=((([.AY46]*[.$DM$33])^2)*[.AY$30])+(([.AY46]*[.$DM$33])*[.AZ$30])+[.BA$30]" table:style-name="ce1">
            <text:p>142.2984134</text:p>
          </table:table-cell>
          <table:table-cell office:value-type="float" office:value="143.37908364668471" table:formula="of:=((([.AY46]*[.$DM$33])^2)*[.AY$31])+(([.AY46]*[.$DM$33])*[.AZ$31])+[.BA$31]" table:style-name="ce1">
            <text:p>143.3790836</text:p>
          </table:table-cell>
          <table:table-cell table:number-columns-repeated="3" table:style-name="ce1"/>
          <table:table-cell office:value-type="float" office:value="212" table:formula="of:=[.BE47]-10" table:style-name="ce1">
            <text:p>212</text:p>
          </table:table-cell>
          <table:table-cell office:value-type="float" office:value="199.45802876231426" table:formula="of:=((([.BE46]*[.$DM$33])^2)*[.BE$30])+(([.BE46]*[.$DM$33])*[.BF$30])+[.BG$30]" table:style-name="ce1">
            <text:p>199.4580288</text:p>
          </table:table-cell>
          <table:table-cell table:number-columns-repeated="4" table:style-name="ce1"/>
          <table:table-cell office:value-type="float" office:value="212" table:formula="of:=[.BK47]-10" table:style-name="ce1">
            <text:p>212</text:p>
          </table:table-cell>
          <table:table-cell office:value-type="float" office:value="165.29804329224612" table:formula="of:=((([.BK46]*[.$DM$33])^2)*[.BK$30])+(([.BK46]*[.$DM$33])*[.BL$30])+[.BM$30]" table:style-name="ce1">
            <text:p>165.2980433</text:p>
          </table:table-cell>
          <table:table-cell table:number-columns-repeated="4" table:style-name="ce1"/>
          <table:table-cell office:value-type="float" office:value="212" table:formula="of:=[.BQ47]-10" table:style-name="ce1">
            <text:p>212</text:p>
          </table:table-cell>
          <table:table-cell office:value-type="float" office:value="155.95871177652691" table:formula="of:=((([.BQ46]*[.$DM$33])^2)*[.BQ$30])+(([.BQ46]*[.$DM$33])*[.BR$30])+[.BS$30]" table:style-name="ce1">
            <text:p>155.9587118</text:p>
          </table:table-cell>
          <table:table-cell table:number-columns-repeated="4" table:style-name="ce1"/>
          <table:table-cell office:value-type="float" office:value="212" table:formula="of:=[.BW47]-10" table:style-name="ce1">
            <text:p>212</text:p>
          </table:table-cell>
          <table:table-cell office:value-type="float" office:value="151.20743052201763" table:formula="of:=((([.BW46]*[.$DM$33])^2)*[.BW$30])+(([.BW46]*[.$DM$33])*[.BX$30])+[.BY$30]" table:style-name="ce1">
            <text:p>151.2074305</text:p>
          </table:table-cell>
          <table:table-cell table:number-columns-repeated="4" table:style-name="ce1"/>
          <table:table-cell office:value-type="float" office:value="212" table:formula="of:=[.CC47]-10" table:style-name="ce1">
            <text:p>212</text:p>
          </table:table-cell>
          <table:table-cell office:value-type="float" office:value="146.4155442505097" table:formula="of:=((([.CC46]*[.$DM$33])^2)*[.CC$30])+(([.CC46]*[.$DM$33])*[.CD$30])+[.CE$30]" table:style-name="ce1">
            <text:p>146.4155443</text:p>
          </table:table-cell>
          <table:table-cell table:number-columns-repeated="4" table:style-name="ce1"/>
          <table:table-cell office:value-type="float" office:value="212" table:formula="of:=[.CI47]-10" table:style-name="ce1">
            <text:p>212</text:p>
          </table:table-cell>
          <table:table-cell office:value-type="float" office:value="176.35627288542219" table:formula="of:=((([.CI46]*[.$DM$33])^2)*[.CI$30])+(([.CI46]*[.$DM$33])*[.CJ$30])+[.CK$30]" table:style-name="ce1">
            <text:p>176.3562729</text:p>
          </table:table-cell>
          <table:table-cell table:number-columns-repeated="4" table:style-name="ce1"/>
          <table:table-cell office:value-type="float" office:value="212" table:formula="of:=[.CO47]-10" table:style-name="ce1">
            <text:p>212</text:p>
          </table:table-cell>
          <table:table-cell office:value-type="float" office:value="151.85917798393348" table:formula="of:=((([.CO46]*[.$DM$33])^2)*[.CO$30])+(([.CO46]*[.$DM$33])*[.CP$30])+[.CQ$30]" table:style-name="ce1">
            <text:p>151.859178</text:p>
          </table:table-cell>
          <table:table-cell table:number-columns-repeated="4" table:style-name="ce1"/>
          <table:table-cell office:value-type="float" office:value="212" table:formula="of:=[.CU47]-10" table:style-name="ce1">
            <text:p>212</text:p>
          </table:table-cell>
          <table:table-cell office:value-type="float" office:value="143.27914171339461" table:formula="of:=((([.CU46]*[.$DM$33])^2)*[.CU$30])+(([.CU46]*[.$DM$33])*[.CV$30])+[.CW$30]" table:style-name="ce1">
            <text:p>143.2791417</text:p>
          </table:table-cell>
          <table:table-cell table:number-columns-repeated="4" table:style-name="ce1"/>
          <table:table-cell office:value-type="float" office:value="212" table:formula="of:=[.DA47]-10" table:style-name="ce1">
            <text:p>212</text:p>
          </table:table-cell>
          <table:table-cell office:value-type="float" office:value="138.91414348770724" table:formula="of:=((([.DA46]*[.$DM$33])^2)*[.DA$30])+(([.DA46]*[.$DM$33])*[.DB$30])+[.DC$30]" table:style-name="ce1">
            <text:p>138.9141435</text:p>
          </table:table-cell>
          <table:table-cell table:number-columns-repeated="4" table:style-name="ce1"/>
          <table:table-cell office:value-type="float" office:value="212" table:formula="of:=[.DG47]-10" table:style-name="ce1">
            <text:p>212</text:p>
          </table:table-cell>
          <table:table-cell office:value-type="float" office:value="157.85666223168377" table:formula="of:=((([.DG46]*[.$DM$33])^2)*[.$DG$29])+(([.DM46]*[.$DM$33])*[.$DH$29])+[.$DI$29]" table:style-name="ce1">
            <text:p>157.8566622</text:p>
          </table:table-cell>
          <table:table-cell office:value-type="float" office:value="158" table:formula="of:=ROUND([.DH46];0)" table:style-name="ce1">
            <text:p>158</text:p>
          </table:table-cell>
          <table:table-cell table:number-columns-repeated="3" table:style-name="ce1"/>
          <table:table-cell office:value-type="float" office:value="212" table:formula="of:=[.DM47]-10" table:style-name="ce1">
            <text:p>212</text:p>
          </table:table-cell>
          <table:table-cell office:value-type="float" office:value="192.78094568493168" table:formula="of:=((([.DM46]*[.$DM$33])^2)*[.$DM$29])+(([.DM46]*[.$DM$33])*[.$DN$29])+[.$DO$29]" table:style-name="ce1">
            <text:p>192.7809457</text:p>
          </table:table-cell>
          <table:table-cell office:value-type="float" office:value="193" table:formula="of:=ROUND([.DN46];0)" table:style-name="ce1">
            <text:p>193</text:p>
          </table:table-cell>
          <table:table-cell table:number-columns-repeated="16265"/>
        </table:table-row>
        <table:table-row table:style-name="ro1">
          <table:table-cell/>
          <table:table-cell office:value-type="float" office:value="222" table:formula="of:=[.B48]-10" table:style-name="ce1">
            <text:p>222</text:p>
          </table:table-cell>
          <table:table-cell office:value-type="float" office:value="155.24757980459503" table:formula="of:=((([.B47]*[.$DM$33])^2)*[.B$30])+(([.B47]*[.$DM$33])*[.C$30])+[.D$30]" table:style-name="ce1">
            <text:p>155.2475798</text:p>
          </table:table-cell>
          <table:table-cell table:number-columns-repeated="4" table:style-name="ce1"/>
          <table:table-cell office:value-type="float" office:value="222" table:formula="of:=[.H48]-10" table:style-name="ce1">
            <text:p>222</text:p>
          </table:table-cell>
          <table:table-cell office:value-type="float" office:value="146.50068518994203" table:formula="of:=((([.H47]*[.$DM$33])^2)*[.H$30])+(([.H47]*[.$DM$33])*[.I$30])+[.J$30]" table:style-name="ce1">
            <text:p>146.5006852</text:p>
          </table:table-cell>
          <table:table-cell table:number-columns-repeated="4" table:style-name="ce1"/>
          <table:table-cell office:value-type="float" office:value="222" table:formula="of:=[.N48]-10" table:style-name="ce1">
            <text:p>222</text:p>
          </table:table-cell>
          <table:table-cell office:value-type="float" office:value="142.06723806444626" table:formula="of:=((([.N47]*[.$DM$33])^2)*[.N$30])+(([.N47]*[.$DM$33])*[.O$30])+[.P$30]" table:style-name="ce1">
            <text:p>142.0672381</text:p>
          </table:table-cell>
          <table:table-cell table:number-columns-repeated="4" table:style-name="ce1"/>
          <table:table-cell office:value-type="float" office:value="222" table:formula="of:=[.T48]-10" table:style-name="ce1">
            <text:p>222</text:p>
          </table:table-cell>
          <table:table-cell office:value-type="float" office:value="163.89926870389235" table:formula="of:=((([.T47]*[.$DM$33])^2)*[.$T$30])+(([.T47]*[.$DM$33])*[.$U$30])+[.$V$30]" table:style-name="ce1">
            <text:p>163.8992687</text:p>
          </table:table-cell>
          <table:table-cell office:value-type="float" office:value="165.80390739615251" table:formula="of:=((([.T47]*[.$DM$33])^2)*[.$T$31])+(([.T47]*[.$DM$33])*[.$U$31])+[.$V$31]" table:style-name="ce1">
            <text:p>165.8039074</text:p>
          </table:table-cell>
          <table:table-cell table:number-columns-repeated="4" table:style-name="ce1"/>
          <table:table-cell office:value-type="float" office:value="222" table:formula="of:=[.AA48]-10" table:style-name="ce1">
            <text:p>222</text:p>
          </table:table-cell>
          <table:table-cell office:value-type="float" office:value="136.38530682031706" table:formula="of:=((([.AA47]*[.$DM$33])^2)*[.AA$30])+(([.AA47]*[.$DM$33])*[.AB$30])+[.AC$30]" table:style-name="ce1">
            <text:p>136.3853068</text:p>
          </table:table-cell>
          <table:table-cell office:value-type="float" office:value="137.3872387651283" table:formula="of:=((([.AA47]*[.$DM$33])^2)*[.AA$31])+(([.AA47]*[.$DM$33])*[.AB$31])+[.AC$31]" table:style-name="ce1">
            <text:p>137.3872388</text:p>
          </table:table-cell>
          <table:table-cell table:number-columns-repeated="3" table:style-name="ce1"/>
          <table:table-cell office:value-type="float" office:value="222" table:formula="of:=[.AG48]-10" table:style-name="ce1">
            <text:p>222</text:p>
          </table:table-cell>
          <table:table-cell office:value-type="float" office:value="128.75590483051769" table:formula="of:=((([.AG47]*[.$DM$33])^2)*[.AG$30])+(([.AG47]*[.$DM$33])*[.AH$30])+[.AI$30]" table:style-name="ce1">
            <text:p>128.7559048</text:p>
          </table:table-cell>
          <table:table-cell office:value-type="float" office:value="129.64662406189564" table:formula="of:=((([.AG47]*[.$DM$33])^2)*[.AG$31])+(([.AG47]*[.$DM$33])*[.AH$31])+[.AI$31]" table:style-name="ce1">
            <text:p>129.6466241</text:p>
          </table:table-cell>
          <table:table-cell table:number-columns-repeated="3" table:style-name="ce1"/>
          <table:table-cell office:value-type="float" office:value="222" table:formula="of:=[.AM48]-10" table:style-name="ce1">
            <text:p>222</text:p>
          </table:table-cell>
          <table:table-cell office:value-type="float" office:value="124.41065412182888" table:formula="of:=((([.AM47]*[.$DM$33])^2)*[.AM$30])+(([.AM47]*[.$DM$33])*[.AN$30])+[.AO$30]" table:style-name="ce1">
            <text:p>124.4106541</text:p>
          </table:table-cell>
          <table:table-cell office:value-type="float" office:value="125.72321952605864" table:formula="of:=((([.AM47]*[.$DM$33])^2)*[.AM$31])+(([.AM47]*[.$DM$33])*[.AN$31])+[.AO$31]" table:style-name="ce1">
            <text:p>125.7232195</text:p>
          </table:table-cell>
          <table:table-cell table:number-columns-repeated="3" table:style-name="ce1"/>
          <table:table-cell office:value-type="float" office:value="222" table:formula="of:=[.AS48]-10" table:style-name="ce1">
            <text:p>222</text:p>
          </table:table-cell>
          <table:table-cell office:value-type="float" office:value="120.94645684955597" table:formula="of:=((([.AS47]*[.$DM$33])^2)*[.AS$30])+(([.AS47]*[.$DM$33])*[.AT$30])+[.AU$30]" table:style-name="ce1">
            <text:p>120.9464568</text:p>
          </table:table-cell>
          <table:table-cell office:value-type="float" office:value="121.66347146832882" table:formula="of:=((([.AS47]*[.$DM$33])^2)*[.AS$31])+(([.AS47]*[.$DM$33])*[.AT$31])+[.AU$31]" table:style-name="ce1">
            <text:p>121.6634715</text:p>
          </table:table-cell>
          <table:table-cell table:number-columns-repeated="3" table:style-name="ce1"/>
          <table:table-cell office:value-type="float" office:value="222" table:formula="of:=[.AY48]-10" table:style-name="ce1">
            <text:p>222</text:p>
          </table:table-cell>
          <table:table-cell office:value-type="float" office:value="145.46500281597878" table:formula="of:=((([.AY47]*[.$DM$33])^2)*[.AY$30])+(([.AY47]*[.$DM$33])*[.AZ$30])+[.BA$30]" table:style-name="ce1">
            <text:p>145.4650028</text:p>
          </table:table-cell>
          <table:table-cell office:value-type="float" office:value="146.56063654713148" table:formula="of:=((([.AY47]*[.$DM$33])^2)*[.AY$31])+(([.AY47]*[.$DM$33])*[.AZ$31])+[.BA$31]" table:style-name="ce1">
            <text:p>146.5606365</text:p>
          </table:table-cell>
          <table:table-cell table:number-columns-repeated="3" table:style-name="ce1"/>
          <table:table-cell office:value-type="float" office:value="222" table:formula="of:=[.BE48]-10" table:style-name="ce1">
            <text:p>222</text:p>
          </table:table-cell>
          <table:table-cell office:value-type="float" office:value="203.93880609726753" table:formula="of:=((([.BE47]*[.$DM$33])^2)*[.BE$30])+(([.BE47]*[.$DM$33])*[.BF$30])+[.BG$30]" table:style-name="ce1">
            <text:p>203.9388061</text:p>
          </table:table-cell>
          <table:table-cell table:number-columns-repeated="4" table:style-name="ce1"/>
          <table:table-cell office:value-type="float" office:value="222" table:formula="of:=[.BK48]-10" table:style-name="ce1">
            <text:p>222</text:p>
          </table:table-cell>
          <table:table-cell office:value-type="float" office:value="168.98630368110781" table:formula="of:=((([.BK47]*[.$DM$33])^2)*[.BK$30])+(([.BK47]*[.$DM$33])*[.BL$30])+[.BM$30]" table:style-name="ce1">
            <text:p>168.9863037</text:p>
          </table:table-cell>
          <table:table-cell table:number-columns-repeated="4" table:style-name="ce1"/>
          <table:table-cell office:value-type="float" office:value="222" table:formula="of:=[.BQ48]-10" table:style-name="ce1">
            <text:p>222</text:p>
          </table:table-cell>
          <table:table-cell office:value-type="float" office:value="159.46534759613158" table:formula="of:=((([.BQ47]*[.$DM$33])^2)*[.BQ$30])+(([.BQ47]*[.$DM$33])*[.BR$30])+[.BS$30]" table:style-name="ce1">
            <text:p>159.4653476</text:p>
          </table:table-cell>
          <table:table-cell table:number-columns-repeated="4" table:style-name="ce1"/>
          <table:table-cell office:value-type="float" office:value="222" table:formula="of:=[.BW48]-10" table:style-name="ce1">
            <text:p>222</text:p>
          </table:table-cell>
          <table:table-cell office:value-type="float" office:value="154.63956001705213" table:formula="of:=((([.BW47]*[.$DM$33])^2)*[.BW$30])+(([.BW47]*[.$DM$33])*[.BX$30])+[.BY$30]" table:style-name="ce1">
            <text:p>154.63956</text:p>
          </table:table-cell>
          <table:table-cell table:number-columns-repeated="4" table:style-name="ce1"/>
          <table:table-cell office:value-type="float" office:value="222" table:formula="of:=[.CC48]-10" table:style-name="ce1">
            <text:p>222</text:p>
          </table:table-cell>
          <table:table-cell office:value-type="float" office:value="149.64606990604443" table:formula="of:=((([.CC47]*[.$DM$33])^2)*[.CC$30])+(([.CC47]*[.$DM$33])*[.CD$30])+[.CE$30]" table:style-name="ce1">
            <text:p>149.6460699</text:p>
          </table:table-cell>
          <table:table-cell table:number-columns-repeated="4" table:style-name="ce1"/>
          <table:table-cell office:value-type="float" office:value="222" table:formula="of:=[.CI48]-10" table:style-name="ce1">
            <text:p>222</text:p>
          </table:table-cell>
          <table:table-cell office:value-type="float" office:value="180.26958295297169" table:formula="of:=((([.CI47]*[.$DM$33])^2)*[.CI$30])+(([.CI47]*[.$DM$33])*[.CJ$30])+[.CK$30]" table:style-name="ce1">
            <text:p>180.269583</text:p>
          </table:table-cell>
          <table:table-cell table:number-columns-repeated="4" table:style-name="ce1"/>
          <table:table-cell office:value-type="float" office:value="222" table:formula="of:=[.CO48]-10" table:style-name="ce1">
            <text:p>222</text:p>
          </table:table-cell>
          <table:table-cell office:value-type="float" office:value="155.24757980459503" table:formula="of:=((([.CO47]*[.$DM$33])^2)*[.CO$30])+(([.CO47]*[.$DM$33])*[.CP$30])+[.CQ$30]" table:style-name="ce1">
            <text:p>155.2475798</text:p>
          </table:table-cell>
          <table:table-cell table:number-columns-repeated="4" table:style-name="ce1"/>
          <table:table-cell office:value-type="float" office:value="222" table:formula="of:=[.CU48]-10" table:style-name="ce1">
            <text:p>222</text:p>
          </table:table-cell>
          <table:table-cell office:value-type="float" office:value="146.50068518994203" table:formula="of:=((([.CU47]*[.$DM$33])^2)*[.CU$30])+(([.CU47]*[.$DM$33])*[.CV$30])+[.CW$30]" table:style-name="ce1">
            <text:p>146.5006852</text:p>
          </table:table-cell>
          <table:table-cell table:number-columns-repeated="4" table:style-name="ce1"/>
          <table:table-cell office:value-type="float" office:value="222" table:formula="of:=[.DA48]-10" table:style-name="ce1">
            <text:p>222</text:p>
          </table:table-cell>
          <table:table-cell office:value-type="float" office:value="142.06723806444626" table:formula="of:=((([.DA47]*[.$DM$33])^2)*[.DA$30])+(([.DA47]*[.$DM$33])*[.DB$30])+[.DC$30]" table:style-name="ce1">
            <text:p>142.0672381</text:p>
          </table:table-cell>
          <table:table-cell table:number-columns-repeated="4" table:style-name="ce1"/>
          <table:table-cell office:value-type="float" office:value="222" table:formula="of:=[.DG48]-10" table:style-name="ce1">
            <text:p>222</text:p>
          </table:table-cell>
          <table:table-cell office:value-type="float" office:value="161.48205072794772" table:formula="of:=((([.DG47]*[.$DM$33])^2)*[.$DG$29])+(([.DM47]*[.$DM$33])*[.$DH$29])+[.$DI$29]" table:style-name="ce1">
            <text:p>161.4820507</text:p>
          </table:table-cell>
          <table:table-cell office:value-type="float" office:value="161" table:formula="of:=ROUND([.DH47];0)" table:style-name="ce1">
            <text:p>161</text:p>
          </table:table-cell>
          <table:table-cell table:style-name="ce1"/>
          <table:table-cell office:value-type="string" table:style-name="ce1">
            <text:p><text:s/></text:p>
          </table:table-cell>
          <table:table-cell table:style-name="ce1"/>
          <table:table-cell office:value-type="float" office:value="222" table:formula="of:=[.DM48]-10" table:style-name="ce1">
            <text:p>222</text:p>
          </table:table-cell>
          <table:table-cell office:value-type="float" office:value="197.45789657335061" table:formula="of:=((([.DM47]*[.$DM$33])^2)*[.$DM$29])+(([.DM47]*[.$DM$33])*[.$DN$29])+[.$DO$29]" table:style-name="ce1">
            <text:p>197.4578966</text:p>
          </table:table-cell>
          <table:table-cell office:value-type="float" office:value="197" table:formula="of:=ROUND([.DN47];0)" table:style-name="ce1">
            <text:p>197</text:p>
          </table:table-cell>
          <table:table-cell table:number-columns-repeated="16265"/>
        </table:table-row>
        <table:table-row table:style-name="ro1">
          <table:table-cell/>
          <table:table-cell office:value-type="float" office:value="232" table:formula="of:=[.B49]-10" table:style-name="ce1">
            <text:p>232</text:p>
          </table:table-cell>
          <table:table-cell office:value-type="float" office:value="158.49895831103248" table:formula="of:=((([.B48]*[.$DM$33])^2)*[.B$30])+(([.B48]*[.$DM$33])*[.C$30])+[.D$30]" table:style-name="ce1">
            <text:p>158.4989583</text:p>
          </table:table-cell>
          <table:table-cell table:number-columns-repeated="4" table:style-name="ce1"/>
          <table:table-cell office:value-type="float" office:value="232" table:formula="of:=[.H49]-10" table:style-name="ce1">
            <text:p>232</text:p>
          </table:table-cell>
          <table:table-cell office:value-type="float" office:value="149.59083644737052" table:formula="of:=((([.H48]*[.$DM$33])^2)*[.H$30])+(([.H48]*[.$DM$33])*[.I$30])+[.J$30]" table:style-name="ce1">
            <text:p>149.5908364</text:p>
          </table:table-cell>
          <table:table-cell table:number-columns-repeated="4" table:style-name="ce1"/>
          <table:table-cell office:value-type="float" office:value="232" table:formula="of:=[.N49]-10" table:style-name="ce1">
            <text:p>232</text:p>
          </table:table-cell>
          <table:table-cell office:value-type="float" office:value="145.12648105610032" table:formula="of:=((([.N48]*[.$DM$33])^2)*[.N$30])+(([.N48]*[.$DM$33])*[.O$30])+[.P$30]" table:style-name="ce1">
            <text:p>145.1264811</text:p>
          </table:table-cell>
          <table:table-cell table:number-columns-repeated="4" table:style-name="ce1"/>
          <table:table-cell office:value-type="float" office:value="232" table:formula="of:=[.T49]-10" table:style-name="ce1">
            <text:p>232</text:p>
          </table:table-cell>
          <table:table-cell office:value-type="float" office:value="167.40634779381747" table:formula="of:=((([.T48]*[.$DM$33])^2)*[.$T$30])+(([.T48]*[.$DM$33])*[.$U$30])+[.$V$30]" table:style-name="ce1">
            <text:p>167.4063478</text:p>
          </table:table-cell>
          <table:table-cell office:value-type="float" office:value="169.28236788840471" table:formula="of:=((([.T48]*[.$DM$33])^2)*[.$T$31])+(([.T48]*[.$DM$33])*[.$U$31])+[.$V$31]" table:style-name="ce1">
            <text:p>169.2823679</text:p>
          </table:table-cell>
          <table:table-cell table:number-columns-repeated="4" table:style-name="ce1"/>
          <table:table-cell office:value-type="float" office:value="232" table:formula="of:=[.AA49]-10" table:style-name="ce1">
            <text:p>232</text:p>
          </table:table-cell>
          <table:table-cell office:value-type="float" office:value="139.25243806710517" table:formula="of:=((([.AA48]*[.$DM$33])^2)*[.AA$30])+(([.AA48]*[.$DM$33])*[.AB$30])+[.AC$30]" table:style-name="ce1">
            <text:p>139.2524381</text:p>
          </table:table-cell>
          <table:table-cell office:value-type="float" office:value="140.26456487701989" table:formula="of:=((([.AA48]*[.$DM$33])^2)*[.AA$31])+(([.AA48]*[.$DM$33])*[.AB$31])+[.AC$31]" table:style-name="ce1">
            <text:p>140.2645649</text:p>
          </table:table-cell>
          <table:table-cell table:number-columns-repeated="3" table:style-name="ce1"/>
          <table:table-cell office:value-type="float" office:value="232" table:formula="of:=[.AG49]-10" table:style-name="ce1">
            <text:p>232</text:p>
          </table:table-cell>
          <table:table-cell office:value-type="float" office:value="131.43402711357305" table:formula="of:=((([.AG48]*[.$DM$33])^2)*[.AG$30])+(([.AG48]*[.$DM$33])*[.AH$30])+[.AI$30]" table:style-name="ce1">
            <text:p>131.4340271</text:p>
          </table:table-cell>
          <table:table-cell office:value-type="float" office:value="132.3812711923633" table:formula="of:=((([.AG48]*[.$DM$33])^2)*[.AG$31])+(([.AG48]*[.$DM$33])*[.AH$31])+[.AI$31]" table:style-name="ce1">
            <text:p>132.3812712</text:p>
          </table:table-cell>
          <table:table-cell table:number-columns-repeated="3" table:style-name="ce1"/>
          <table:table-cell office:value-type="float" office:value="232" table:formula="of:=[.AM49]-10" table:style-name="ce1">
            <text:p>232</text:p>
          </table:table-cell>
          <table:table-cell office:value-type="float" office:value="127.01266484038447" table:formula="of:=((([.AM48]*[.$DM$33])^2)*[.AM$30])+(([.AM48]*[.$DM$33])*[.AN$30])+[.AO$30]" table:style-name="ce1">
            <text:p>127.0126648</text:p>
          </table:table-cell>
          <table:table-cell office:value-type="float" office:value="128.43051420893835" table:formula="of:=((([.AM48]*[.$DM$33])^2)*[.AM$31])+(([.AM48]*[.$DM$33])*[.AN$31])+[.AO$31]" table:style-name="ce1">
            <text:p>128.4305142</text:p>
          </table:table-cell>
          <table:table-cell table:number-columns-repeated="3" table:style-name="ce1"/>
          <table:table-cell office:value-type="float" office:value="232" table:formula="of:=[.AS49]-10" table:style-name="ce1">
            <text:p>232</text:p>
          </table:table-cell>
          <table:table-cell office:value-type="float" office:value="123.43924535832204" table:formula="of:=((([.AS48]*[.$DM$33])^2)*[.AS$30])+(([.AS48]*[.$DM$33])*[.AT$30])+[.AU$30]" table:style-name="ce1">
            <text:p>123.4392454</text:p>
          </table:table-cell>
          <table:table-cell office:value-type="float" office:value="124.1791757572812" table:formula="of:=((([.AS48]*[.$DM$33])^2)*[.AS$31])+(([.AS48]*[.$DM$33])*[.AT$31])+[.AU$31]" table:style-name="ce1">
            <text:p>124.1791758</text:p>
          </table:table-cell>
          <table:table-cell table:number-columns-repeated="3" table:style-name="ce1"/>
          <table:table-cell office:value-type="float" office:value="232" table:formula="of:=[.AY49]-10" table:style-name="ce1">
            <text:p>232</text:p>
          </table:table-cell>
          <table:table-cell office:value-type="float" office:value="148.48873847895288" table:formula="of:=((([.AY48]*[.$DM$33])^2)*[.AY$30])+(([.AY48]*[.$DM$33])*[.AZ$30])+[.BA$30]" table:style-name="ce1">
            <text:p>148.4887385</text:p>
          </table:table-cell>
          <table:table-cell office:value-type="float" office:value="149.59767461744741" table:formula="of:=((([.AY48]*[.$DM$33])^2)*[.AY$31])+(([.AY48]*[.$DM$33])*[.AZ$31])+[.BA$31]" table:style-name="ce1">
            <text:p>149.5976746</text:p>
          </table:table-cell>
          <table:table-cell table:number-columns-repeated="3" table:style-name="ce1"/>
          <table:table-cell office:value-type="float" office:value="232" table:formula="of:=[.BE49]-10" table:style-name="ce1">
            <text:p>232</text:p>
          </table:table-cell>
          <table:table-cell office:value-type="float" office:value="208.21731250273774" table:formula="of:=((([.BE48]*[.$DM$33])^2)*[.BE$30])+(([.BE48]*[.$DM$33])*[.BF$30])+[.BG$30]" table:style-name="ce1">
            <text:p>208.2173125</text:p>
          </table:table-cell>
          <table:table-cell table:number-columns-repeated="4" table:style-name="ce1"/>
          <table:table-cell office:value-type="float" office:value="232" table:formula="of:=[.BK49]-10" table:style-name="ce1">
            <text:p>232</text:p>
          </table:table-cell>
          <table:table-cell office:value-type="float" office:value="172.52541479873446" table:formula="of:=((([.BK48]*[.$DM$33])^2)*[.BK$30])+(([.BK48]*[.$DM$33])*[.BL$30])+[.BM$30]" table:style-name="ce1">
            <text:p>172.5254148</text:p>
          </table:table-cell>
          <table:table-cell table:number-columns-repeated="4" table:style-name="ce1"/>
          <table:table-cell office:value-type="float" office:value="232" table:formula="of:=[.BQ49]-10" table:style-name="ce1">
            <text:p>232</text:p>
          </table:table-cell>
          <table:table-cell office:value-type="float" office:value="162.82896356660683" table:formula="of:=((([.BQ48]*[.$DM$33])^2)*[.BQ$30])+(([.BQ48]*[.$DM$33])*[.BR$30])+[.BS$30]" table:style-name="ce1">
            <text:p>162.8289636</text:p>
          </table:table-cell>
          <table:table-cell table:number-columns-repeated="4" table:style-name="ce1"/>
          <table:table-cell office:value-type="float" office:value="232" table:formula="of:=[.BW49]-10" table:style-name="ce1">
            <text:p>232</text:p>
          </table:table-cell>
          <table:table-cell office:value-type="float" office:value="157.96953247699417" table:formula="of:=((([.BW48]*[.$DM$33])^2)*[.BW$30])+(([.BW48]*[.$DM$33])*[.BX$30])+[.BY$30]" table:style-name="ce1">
            <text:p>157.9695325</text:p>
          </table:table-cell>
          <table:table-cell table:number-columns-repeated="4" table:style-name="ce1"/>
          <table:table-cell office:value-type="float" office:value="232" table:formula="of:=[.CC49]-10" table:style-name="ce1">
            <text:p>232</text:p>
          </table:table-cell>
          <table:table-cell office:value-type="float" office:value="152.74038618145585" table:formula="of:=((([.CC48]*[.$DM$33])^2)*[.CC$30])+(([.CC48]*[.$DM$33])*[.CD$30])+[.CE$30]" table:style-name="ce1">
            <text:p>152.7403862</text:p>
          </table:table-cell>
          <table:table-cell table:number-columns-repeated="4" table:style-name="ce1"/>
          <table:table-cell office:value-type="float" office:value="232" table:formula="of:=[.CI49]-10" table:style-name="ce1">
            <text:p>232</text:p>
          </table:table-cell>
          <table:table-cell office:value-type="float" office:value="184.00513977946031" table:formula="of:=((([.CI48]*[.$DM$33])^2)*[.CI$30])+(([.CI48]*[.$DM$33])*[.CJ$30])+[.CK$30]" table:style-name="ce1">
            <text:p>184.0051398</text:p>
          </table:table-cell>
          <table:table-cell table:number-columns-repeated="4" table:style-name="ce1"/>
          <table:table-cell office:value-type="float" office:value="232" table:formula="of:=[.CO49]-10" table:style-name="ce1">
            <text:p>232</text:p>
          </table:table-cell>
          <table:table-cell office:value-type="float" office:value="158.49895831103248" table:formula="of:=((([.CO48]*[.$DM$33])^2)*[.CO$30])+(([.CO48]*[.$DM$33])*[.CP$30])+[.CQ$30]" table:style-name="ce1">
            <text:p>158.4989583</text:p>
          </table:table-cell>
          <table:table-cell table:number-columns-repeated="4" table:style-name="ce1"/>
          <table:table-cell office:value-type="float" office:value="232" table:formula="of:=[.CU49]-10" table:style-name="ce1">
            <text:p>232</text:p>
          </table:table-cell>
          <table:table-cell office:value-type="float" office:value="149.59083644737052" table:formula="of:=((([.CU48]*[.$DM$33])^2)*[.CU$30])+(([.CU48]*[.$DM$33])*[.CV$30])+[.CW$30]" table:style-name="ce1">
            <text:p>149.5908364</text:p>
          </table:table-cell>
          <table:table-cell table:number-columns-repeated="4" table:style-name="ce1"/>
          <table:table-cell office:value-type="float" office:value="232" table:formula="of:=[.DA49]-10" table:style-name="ce1">
            <text:p>232</text:p>
          </table:table-cell>
          <table:table-cell office:value-type="float" office:value="145.12648105610032" table:formula="of:=((([.DA48]*[.$DM$33])^2)*[.DA$30])+(([.DA48]*[.$DM$33])*[.DB$30])+[.DC$30]" table:style-name="ce1">
            <text:p>145.1264811</text:p>
          </table:table-cell>
          <table:table-cell table:number-columns-repeated="4" table:style-name="ce1"/>
          <table:table-cell office:value-type="float" office:value="232" table:formula="of:=[.DG49]-10" table:style-name="ce1">
            <text:p>232</text:p>
          </table:table-cell>
          <table:table-cell office:value-type="float" office:value="165.01384041369212" table:formula="of:=((([.DG48]*[.$DM$33])^2)*[.$DG$29])+(([.DM48]*[.$DM$33])*[.$DH$29])+[.$DI$29]" table:style-name="ce1">
            <text:p>165.0138404</text:p>
          </table:table-cell>
          <table:table-cell office:value-type="float" office:value="165" table:formula="of:=ROUND([.DH48];0)" table:style-name="ce1">
            <text:p>165</text:p>
          </table:table-cell>
          <table:table-cell table:number-columns-repeated="3" table:style-name="ce1"/>
          <table:table-cell office:value-type="float" office:value="232" table:formula="of:=[.DM49]-10" table:style-name="ce1">
            <text:p>232</text:p>
          </table:table-cell>
          <table:table-cell office:value-type="float" office:value="202.06508168170637" table:formula="of:=((([.DM48]*[.$DM$33])^2)*[.$DM$29])+(([.DM48]*[.$DM$33])*[.$DN$29])+[.$DO$29]" table:style-name="ce1">
            <text:p>202.0650817</text:p>
          </table:table-cell>
          <table:table-cell office:value-type="float" office:value="202" table:formula="of:=ROUND([.DN48];0)" table:style-name="ce1">
            <text:p>202</text:p>
          </table:table-cell>
          <table:table-cell table:number-columns-repeated="16265"/>
        </table:table-row>
        <table:table-row table:style-name="ro1">
          <table:table-cell/>
          <table:table-cell office:value-type="float" office:value="242" table:formula="of:=[.B50]-10" table:style-name="ce1">
            <text:p>242</text:p>
          </table:table-cell>
          <table:table-cell office:value-type="float" office:value="161.61331350324593" table:formula="of:=((([.B49]*[.$DM$33])^2)*[.B$30])+(([.B49]*[.$DM$33])*[.C$30])+[.D$30]" table:style-name="ce1">
            <text:p>161.6133135</text:p>
          </table:table-cell>
          <table:table-cell table:number-columns-repeated="4" table:style-name="ce1"/>
          <table:table-cell office:value-type="float" office:value="242" table:formula="of:=[.H50]-10" table:style-name="ce1">
            <text:p>242</text:p>
          </table:table-cell>
          <table:table-cell office:value-type="float" office:value="152.54959548568002" table:formula="of:=((([.H49]*[.$DM$33])^2)*[.H$30])+(([.H49]*[.$DM$33])*[.I$30])+[.J$30]" table:style-name="ce1">
            <text:p>152.5495955</text:p>
          </table:table-cell>
          <table:table-cell table:number-columns-repeated="4" table:style-name="ce1"/>
          <table:table-cell office:value-type="float" office:value="242" table:formula="of:=[.N50]-10" table:style-name="ce1">
            <text:p>242</text:p>
          </table:table-cell>
          <table:table-cell office:value-type="float" office:value="148.09187246266939" table:formula="of:=((([.N49]*[.$DM$33])^2)*[.N$30])+(([.N49]*[.$DM$33])*[.O$30])+[.P$30]" table:style-name="ce1">
            <text:p>148.0918725</text:p>
          </table:table-cell>
          <table:table-cell table:number-columns-repeated="4" table:style-name="ce1"/>
          <table:table-cell office:value-type="float" office:value="242" table:formula="of:=[.T50]-10" table:style-name="ce1">
            <text:p>242</text:p>
          </table:table-cell>
          <table:table-cell office:value-type="float" office:value="170.79770428030457" table:formula="of:=((([.T49]*[.$DM$33])^2)*[.$T$30])+(([.T49]*[.$DM$33])*[.$U$30])+[.$V$30]" table:style-name="ce1">
            <text:p>170.7977043</text:p>
          </table:table-cell>
          <table:table-cell office:value-type="float" office:value="172.596380470508" table:formula="of:=((([.T49]*[.$DM$33])^2)*[.$T$31])+(([.T49]*[.$DM$33])*[.$U$31])+[.$V$31]" table:style-name="ce1">
            <text:p>172.5963805</text:p>
          </table:table-cell>
          <table:table-cell table:number-columns-repeated="4" table:style-name="ce1"/>
          <table:table-cell office:value-type="float" office:value="242" table:formula="of:=[.AA50]-10" table:style-name="ce1">
            <text:p>242</text:p>
          </table:table-cell>
          <table:table-cell office:value-type="float" office:value="142.00827628379255" table:formula="of:=((([.AA49]*[.$DM$33])^2)*[.AA$30])+(([.AA49]*[.$DM$33])*[.AB$30])+[.AC$30]" table:style-name="ce1">
            <text:p>142.0082763</text:p>
          </table:table-cell>
          <table:table-cell office:value-type="float" office:value="143.02063141880171" table:formula="of:=((([.AA49]*[.$DM$33])^2)*[.AA$31])+(([.AA49]*[.$DM$33])*[.AB$31])+[.AC$31]" table:style-name="ce1">
            <text:p>143.0206314</text:p>
          </table:table-cell>
          <table:table-cell table:number-columns-repeated="3" table:style-name="ce1"/>
          <table:table-cell office:value-type="float" office:value="242" table:formula="of:=[.AG50]-10" table:style-name="ce1">
            <text:p>242</text:p>
          </table:table-cell>
          <table:table-cell office:value-type="float" office:value="134.00251745652912" table:formula="of:=((([.AG49]*[.$DM$33])^2)*[.AG$30])+(([.AG49]*[.$DM$33])*[.AH$30])+[.AI$30]" table:style-name="ce1">
            <text:p>134.0025175</text:p>
          </table:table-cell>
          <table:table-cell office:value-type="float" office:value="134.99964202272571" table:formula="of:=((([.AG49]*[.$DM$33])^2)*[.AG$31])+(([.AG49]*[.$DM$33])*[.AH$31])+[.AI$31]" table:style-name="ce1">
            <text:p>134.999642</text:p>
          </table:table-cell>
          <table:table-cell table:number-columns-repeated="3" table:style-name="ce1"/>
          <table:table-cell office:value-type="float" office:value="242" table:formula="of:=[.AM50]-10" table:style-name="ce1">
            <text:p>242</text:p>
          </table:table-cell>
          <table:table-cell office:value-type="float" office:value="129.49950665216915" table:formula="of:=((([.AM49]*[.$DM$33])^2)*[.AM$30])+(([.AM49]*[.$DM$33])*[.AN$30])+[.AO$30]" table:style-name="ce1">
            <text:p>129.4995067</text:p>
          </table:table-cell>
          <table:table-cell office:value-type="float" office:value="131.05475439174288" table:formula="of:=((([.AM49]*[.$DM$33])^2)*[.AM$31])+(([.AM49]*[.$DM$33])*[.AN$31])+[.AO$31]" table:style-name="ce1">
            <text:p>131.0547544</text:p>
          </table:table-cell>
          <table:table-cell table:number-columns-repeated="3" table:style-name="ce1"/>
          <table:table-cell office:value-type="float" office:value="242" table:formula="of:=[.AS50]-10" table:style-name="ce1">
            <text:p>242</text:p>
          </table:table-cell>
          <table:table-cell office:value-type="float" office:value="125.809666903644" table:formula="of:=((([.AS49]*[.$DM$33])^2)*[.AS$30])+(([.AS49]*[.$DM$33])*[.AT$30])+[.AU$30]" table:style-name="ce1">
            <text:p>125.8096669</text:p>
          </table:table-cell>
          <table:table-cell office:value-type="float" office:value="126.58414071280001" table:formula="of:=((([.AS49]*[.$DM$33])^2)*[.AS$31])+(([.AS49]*[.$DM$33])*[.AT$31])+[.AU$31]" table:style-name="ce1">
            <text:p>126.5841407</text:p>
          </table:table-cell>
          <table:table-cell table:number-columns-repeated="3" table:style-name="ce1"/>
          <table:table-cell office:value-type="float" office:value="242" table:formula="of:=[.AY50]-10" table:style-name="ce1">
            <text:p>242</text:p>
          </table:table-cell>
          <table:table-cell office:value-type="float" office:value="151.3696204017977" table:formula="of:=((([.AY49]*[.$DM$33])^2)*[.AY$30])+(([.AY49]*[.$DM$33])*[.AZ$30])+[.BA$30]" table:style-name="ce1">
            <text:p>151.3696204</text:p>
          </table:table-cell>
          <table:table-cell office:value-type="float" office:value="152.49019785763255" table:formula="of:=((([.AY49]*[.$DM$33])^2)*[.AY$31])+(([.AY49]*[.$DM$33])*[.AZ$31])+[.BA$31]" table:style-name="ce1">
            <text:p>152.4901979</text:p>
          </table:table-cell>
          <table:table-cell table:number-columns-repeated="3" table:style-name="ce1"/>
          <table:table-cell office:value-type="float" office:value="242" table:formula="of:=[.BE50]-10" table:style-name="ce1">
            <text:p>242</text:p>
          </table:table-cell>
          <table:table-cell office:value-type="float" office:value="212.2935479787248" table:formula="of:=((([.BE49]*[.$DM$33])^2)*[.BE$30])+(([.BE49]*[.$DM$33])*[.BF$30])+[.BG$30]" table:style-name="ce1">
            <text:p>212.293548</text:p>
          </table:table-cell>
          <table:table-cell table:number-columns-repeated="4" table:style-name="ce1"/>
          <table:table-cell office:value-type="float" office:value="242" table:formula="of:=[.BK50]-10" table:style-name="ce1">
            <text:p>242</text:p>
          </table:table-cell>
          <table:table-cell office:value-type="float" office:value="175.91537664512606" table:formula="of:=((([.BK49]*[.$DM$33])^2)*[.BK$30])+(([.BK49]*[.$DM$33])*[.BL$30])+[.BM$30]" table:style-name="ce1">
            <text:p>175.9153766</text:p>
          </table:table-cell>
          <table:table-cell table:number-columns-repeated="4" table:style-name="ce1"/>
          <table:table-cell office:value-type="float" office:value="242" table:formula="of:=[.BQ50]-10" table:style-name="ce1">
            <text:p>242</text:p>
          </table:table-cell>
          <table:table-cell office:value-type="float" office:value="166.04955968795258" table:formula="of:=((([.BQ49]*[.$DM$33])^2)*[.BQ$30])+(([.BQ49]*[.$DM$33])*[.BR$30])+[.BS$30]" table:style-name="ce1">
            <text:p>166.0495597</text:p>
          </table:table-cell>
          <table:table-cell table:number-columns-repeated="4" table:style-name="ce1"/>
          <table:table-cell office:value-type="float" office:value="242" table:formula="of:=[.BW50]-10" table:style-name="ce1">
            <text:p>242</text:p>
          </table:table-cell>
          <table:table-cell office:value-type="float" office:value="161.1973479018437" table:formula="of:=((([.BW49]*[.$DM$33])^2)*[.BW$30])+(([.BW49]*[.$DM$33])*[.BX$30])+[.BY$30]" table:style-name="ce1">
            <text:p>161.1973479</text:p>
          </table:table-cell>
          <table:table-cell table:number-columns-repeated="4" table:style-name="ce1"/>
          <table:table-cell office:value-type="float" office:value="242" table:formula="of:=[.CC50]-10" table:style-name="ce1">
            <text:p>242</text:p>
          </table:table-cell>
          <table:table-cell office:value-type="float" office:value="155.698493076744" table:formula="of:=((([.CC49]*[.$DM$33])^2)*[.CC$30])+(([.CC49]*[.$DM$33])*[.CD$30])+[.CE$30]" table:style-name="ce1">
            <text:p>155.6984931</text:p>
          </table:table-cell>
          <table:table-cell table:number-columns-repeated="4" table:style-name="ce1"/>
          <table:table-cell office:value-type="float" office:value="242" table:formula="of:=[.CI50]-10" table:style-name="ce1">
            <text:p>242</text:p>
          </table:table-cell>
          <table:table-cell office:value-type="float" office:value="187.56294336488799" table:formula="of:=((([.CI49]*[.$DM$33])^2)*[.CI$30])+(([.CI49]*[.$DM$33])*[.CJ$30])+[.CK$30]" table:style-name="ce1">
            <text:p>187.5629434</text:p>
          </table:table-cell>
          <table:table-cell table:number-columns-repeated="4" table:style-name="ce1"/>
          <table:table-cell office:value-type="float" office:value="242" table:formula="of:=[.CO50]-10" table:style-name="ce1">
            <text:p>242</text:p>
          </table:table-cell>
          <table:table-cell office:value-type="float" office:value="161.61331350324593" table:formula="of:=((([.CO49]*[.$DM$33])^2)*[.CO$30])+(([.CO49]*[.$DM$33])*[.CP$30])+[.CQ$30]" table:style-name="ce1">
            <text:p>161.6133135</text:p>
          </table:table-cell>
          <table:table-cell table:number-columns-repeated="4" table:style-name="ce1"/>
          <table:table-cell office:value-type="float" office:value="242" table:formula="of:=[.CU50]-10" table:style-name="ce1">
            <text:p>242</text:p>
          </table:table-cell>
          <table:table-cell office:value-type="float" office:value="152.54959548568002" table:formula="of:=((([.CU49]*[.$DM$33])^2)*[.CU$30])+(([.CU49]*[.$DM$33])*[.CV$30])+[.CW$30]" table:style-name="ce1">
            <text:p>152.5495955</text:p>
          </table:table-cell>
          <table:table-cell table:number-columns-repeated="4" table:style-name="ce1"/>
          <table:table-cell office:value-type="float" office:value="242" table:formula="of:=[.DA50]-10" table:style-name="ce1">
            <text:p>242</text:p>
          </table:table-cell>
          <table:table-cell office:value-type="float" office:value="148.09187246266939" table:formula="of:=((([.DA49]*[.$DM$33])^2)*[.DA$30])+(([.DA49]*[.$DM$33])*[.DB$30])+[.DC$30]" table:style-name="ce1">
            <text:p>148.0918725</text:p>
          </table:table-cell>
          <table:table-cell table:number-columns-repeated="4" table:style-name="ce1"/>
          <table:table-cell office:value-type="float" office:value="242" table:formula="of:=[.DG50]-10" table:style-name="ce1">
            <text:p>242</text:p>
          </table:table-cell>
          <table:table-cell office:value-type="float" office:value="168.45203128891703" table:formula="of:=((([.DG49]*[.$DM$33])^2)*[.$DG$29])+(([.DM49]*[.$DM$33])*[.$DH$29])+[.$DI$29]" table:style-name="ce1">
            <text:p>168.4520313</text:p>
          </table:table-cell>
          <table:table-cell office:value-type="float" office:value="168" table:formula="of:=ROUND([.DH49];0)" table:style-name="ce1">
            <text:p>168</text:p>
          </table:table-cell>
          <table:table-cell table:number-columns-repeated="3" table:style-name="ce1"/>
          <table:table-cell office:value-type="float" office:value="242" table:formula="of:=[.DM50]-10" table:style-name="ce1">
            <text:p>242</text:p>
          </table:table-cell>
          <table:table-cell office:value-type="float" office:value="206.60250100999903" table:formula="of:=((([.DM49]*[.$DM$33])^2)*[.$DM$29])+(([.DM49]*[.$DM$33])*[.$DN$29])+[.$DO$29]" table:style-name="ce1">
            <text:p>206.602501</text:p>
          </table:table-cell>
          <table:table-cell office:value-type="float" office:value="207" table:formula="of:=ROUND([.DN49];0)" table:style-name="ce1">
            <text:p>207</text:p>
          </table:table-cell>
          <table:table-cell table:number-columns-repeated="16265"/>
        </table:table-row>
        <table:table-row table:style-name="ro1">
          <table:table-cell/>
          <table:table-cell office:value-type="float" office:value="252" table:style-name="ce1">
            <text:p>252</text:p>
          </table:table-cell>
          <table:table-cell office:value-type="float" office:value="164.59064538123528" table:formula="of:=((([.B50]*[.$DM$33])^2)*[.B$30])+(([.B50]*[.$DM$33])*[.C$30])+[.D$30]" table:style-name="ce1">
            <text:p>164.5906454</text:p>
          </table:table-cell>
          <table:table-cell table:number-columns-repeated="4" table:style-name="ce1"/>
          <table:table-cell office:value-type="float" office:value="252" table:style-name="ce1">
            <text:p>252</text:p>
          </table:table-cell>
          <table:table-cell office:value-type="float" office:value="155.37696230487057" table:formula="of:=((([.H50]*[.$DM$33])^2)*[.H$30])+(([.H50]*[.$DM$33])*[.I$30])+[.J$30]" table:style-name="ce1">
            <text:p>155.3769623</text:p>
          </table:table-cell>
          <table:table-cell table:number-columns-repeated="4" table:style-name="ce1"/>
          <table:table-cell office:value-type="float" office:value="252" table:style-name="ce1">
            <text:p>252</text:p>
          </table:table-cell>
          <table:table-cell office:value-type="float" office:value="150.96341228415352" table:formula="of:=((([.N50]*[.$DM$33])^2)*[.N$30])+(([.N50]*[.$DM$33])*[.O$30])+[.P$30]" table:style-name="ce1">
            <text:p>150.9634123</text:p>
          </table:table-cell>
          <table:table-cell table:number-columns-repeated="4" table:style-name="ce1"/>
          <table:table-cell office:value-type="float" office:value="252" table:style-name="ce1">
            <text:p>252</text:p>
          </table:table-cell>
          <table:table-cell office:value-type="float" office:value="174.07333816335353" table:formula="of:=((([.T50]*[.$DM$33])^2)*[.$T$30])+(([.T50]*[.$DM$33])*[.$U$30])+[.$V$30]" table:style-name="ce1">
            <text:p>174.0733382</text:p>
          </table:table-cell>
          <table:table-cell office:value-type="float" office:value="175.74594514246243" table:formula="of:=((([.T50]*[.$DM$33])^2)*[.$T$31])+(([.T50]*[.$DM$33])*[.$U$31])+[.$V$31]" table:style-name="ce1">
            <text:p>175.7459451</text:p>
          </table:table-cell>
          <table:table-cell table:number-columns-repeated="4" table:style-name="ce1"/>
          <table:table-cell office:value-type="float" office:value="252" table:style-name="ce1">
            <text:p>252</text:p>
          </table:table-cell>
          <table:table-cell office:value-type="float" office:value="144.65282147037917" table:formula="of:=((([.AA50]*[.$DM$33])^2)*[.AA$30])+(([.AA50]*[.$DM$33])*[.AB$30])+[.AC$30]" table:style-name="ce1">
            <text:p>144.6528215</text:p>
          </table:table-cell>
          <table:table-cell office:value-type="float" office:value="145.65543839047376" table:formula="of:=((([.AA50]*[.$DM$33])^2)*[.AA$31])+(([.AA50]*[.$DM$33])*[.AB$31])+[.AC$31]" table:style-name="ce1">
            <text:p>145.6554384</text:p>
          </table:table-cell>
          <table:table-cell table:number-columns-repeated="3" table:style-name="ce1"/>
          <table:table-cell office:value-type="float" office:value="252" table:style-name="ce1">
            <text:p>252</text:p>
          </table:table-cell>
          <table:table-cell office:value-type="float" office:value="136.46137585938598" table:formula="of:=((([.AG50]*[.$DM$33])^2)*[.AG$30])+(([.AG50]*[.$DM$33])*[.AH$30])+[.AI$30]" table:style-name="ce1">
            <text:p>136.4613759</text:p>
          </table:table-cell>
          <table:table-cell office:value-type="float" office:value="137.50173655298283" table:formula="of:=((([.AG50]*[.$DM$33])^2)*[.AG$31])+(([.AG50]*[.$DM$33])*[.AH$31])+[.AI$31]" table:style-name="ce1">
            <text:p>137.5017366</text:p>
          </table:table-cell>
          <table:table-cell table:number-columns-repeated="3" table:style-name="ce1"/>
          <table:table-cell office:value-type="float" office:value="252" table:style-name="ce1">
            <text:p>252</text:p>
          </table:table-cell>
          <table:table-cell office:value-type="float" office:value="131.87117955718287" table:formula="of:=((([.AM50]*[.$DM$33])^2)*[.AM$30])+(([.AM50]*[.$DM$33])*[.AN$30])+[.AO$30]" table:style-name="ce1">
            <text:p>131.8711796</text:p>
          </table:table-cell>
          <table:table-cell office:value-type="float" office:value="133.5959400744722" table:formula="of:=((([.AM50]*[.$DM$33])^2)*[.AM$31])+(([.AM50]*[.$DM$33])*[.AN$31])+[.AO$31]" table:style-name="ce1">
            <text:p>133.5959401</text:p>
          </table:table-cell>
          <table:table-cell table:number-columns-repeated="3" table:style-name="ce1"/>
          <table:table-cell office:value-type="float" office:value="252" table:style-name="ce1">
            <text:p>252</text:p>
          </table:table-cell>
          <table:table-cell office:value-type="float" office:value="128.05772148552185" table:formula="of:=((([.AS50]*[.$DM$33])^2)*[.AS$30])+(([.AS50]*[.$DM$33])*[.AT$30])+[.AU$30]" table:style-name="ce1">
            <text:p>128.0577215</text:p>
          </table:table-cell>
          <table:table-cell office:value-type="float" office:value="128.87836633488521" table:formula="of:=((([.AS50]*[.$DM$33])^2)*[.AS$31])+(([.AS50]*[.$DM$33])*[.AT$31])+[.AU$31]" table:style-name="ce1">
            <text:p>128.8783663</text:p>
          </table:table-cell>
          <table:table-cell table:number-columns-repeated="3" table:style-name="ce1"/>
          <table:table-cell office:value-type="float" office:value="252" table:style-name="ce1">
            <text:p>252</text:p>
          </table:table-cell>
          <table:table-cell office:value-type="float" office:value="154.10764858451319" table:formula="of:=((([.AY50]*[.$DM$33])^2)*[.AY$30])+(([.AY50]*[.$DM$33])*[.AZ$30])+[.BA$30]" table:style-name="ce1">
            <text:p>154.1076486</text:p>
          </table:table-cell>
          <table:table-cell office:value-type="float" office:value="155.23820626768685" table:formula="of:=((([.AY50]*[.$DM$33])^2)*[.AY$31])+(([.AY50]*[.$DM$33])*[.AZ$31])+[.BA$31]" table:style-name="ce1">
            <text:p>155.2382063</text:p>
          </table:table-cell>
          <table:table-cell table:number-columns-repeated="3" table:style-name="ce1"/>
          <table:table-cell office:value-type="float" office:value="252" table:style-name="ce1">
            <text:p>252</text:p>
          </table:table-cell>
          <table:table-cell office:value-type="float" office:value="216.16751252522874" table:formula="of:=((([.BE50]*[.$DM$33])^2)*[.BE$30])+(([.BE50]*[.$DM$33])*[.BF$30])+[.BG$30]" table:style-name="ce1">
            <text:p>216.1675125</text:p>
          </table:table-cell>
          <table:table-cell table:number-columns-repeated="4" table:style-name="ce1"/>
          <table:table-cell office:value-type="float" office:value="252" table:style-name="ce1">
            <text:p>252</text:p>
          </table:table-cell>
          <table:table-cell office:value-type="float" office:value="179.15618922028264" table:formula="of:=((([.BK50]*[.$DM$33])^2)*[.BK$30])+(([.BK50]*[.$DM$33])*[.BL$30])+[.BM$30]" table:style-name="ce1">
            <text:p>179.1561892</text:p>
          </table:table-cell>
          <table:table-cell table:number-columns-repeated="4" table:style-name="ce1"/>
          <table:table-cell office:value-type="float" office:value="252" table:style-name="ce1">
            <text:p>252</text:p>
          </table:table-cell>
          <table:table-cell office:value-type="float" office:value="169.12713596016889" table:formula="of:=((([.BQ50]*[.$DM$33])^2)*[.BQ$30])+(([.BQ50]*[.$DM$33])*[.BR$30])+[.BS$30]" table:style-name="ce1">
            <text:p>169.127136</text:p>
          </table:table-cell>
          <table:table-cell table:number-columns-repeated="4" table:style-name="ce1"/>
          <table:table-cell office:value-type="float" office:value="252" table:style-name="ce1">
            <text:p>252</text:p>
          </table:table-cell>
          <table:table-cell office:value-type="float" office:value="164.32300629160079" table:formula="of:=((([.BW50]*[.$DM$33])^2)*[.BW$30])+(([.BW50]*[.$DM$33])*[.BX$30])+[.BY$30]" table:style-name="ce1">
            <text:p>164.3230063</text:p>
          </table:table-cell>
          <table:table-cell table:number-columns-repeated="4" table:style-name="ce1"/>
          <table:table-cell office:value-type="float" office:value="252" table:style-name="ce1">
            <text:p>252</text:p>
          </table:table-cell>
          <table:table-cell office:value-type="float" office:value="158.52039059190881" table:formula="of:=((([.CC50]*[.$DM$33])^2)*[.CC$30])+(([.CC50]*[.$DM$33])*[.CD$30])+[.CE$30]" table:style-name="ce1">
            <text:p>158.5203906</text:p>
          </table:table-cell>
          <table:table-cell table:number-columns-repeated="4" table:style-name="ce1"/>
          <table:table-cell office:value-type="float" office:value="252" table:style-name="ce1">
            <text:p>252</text:p>
          </table:table-cell>
          <table:table-cell office:value-type="float" office:value="190.94299370925478" table:formula="of:=((([.CI50]*[.$DM$33])^2)*[.CI$30])+(([.CI50]*[.$DM$33])*[.CJ$30])+[.CK$30]" table:style-name="ce1">
            <text:p>190.9429937</text:p>
          </table:table-cell>
          <table:table-cell table:number-columns-repeated="4" table:style-name="ce1"/>
          <table:table-cell office:value-type="float" office:value="252" table:style-name="ce1">
            <text:p>252</text:p>
          </table:table-cell>
          <table:table-cell office:value-type="float" office:value="164.59064538123528" table:formula="of:=((([.CO50]*[.$DM$33])^2)*[.CO$30])+(([.CO50]*[.$DM$33])*[.CP$30])+[.CQ$30]" table:style-name="ce1">
            <text:p>164.5906454</text:p>
          </table:table-cell>
          <table:table-cell table:number-columns-repeated="4" table:style-name="ce1"/>
          <table:table-cell office:value-type="float" office:value="252" table:style-name="ce1">
            <text:p>252</text:p>
          </table:table-cell>
          <table:table-cell office:value-type="float" office:value="155.37696230487057" table:formula="of:=((([.CU50]*[.$DM$33])^2)*[.CU$30])+(([.CU50]*[.$DM$33])*[.CV$30])+[.CW$30]" table:style-name="ce1">
            <text:p>155.3769623</text:p>
          </table:table-cell>
          <table:table-cell table:number-columns-repeated="4" table:style-name="ce1"/>
          <table:table-cell office:value-type="float" office:value="252" table:style-name="ce1">
            <text:p>252</text:p>
          </table:table-cell>
          <table:table-cell office:value-type="float" office:value="150.96341228415352" table:formula="of:=((([.DA50]*[.$DM$33])^2)*[.DA$30])+(([.DA50]*[.$DM$33])*[.DB$30])+[.DC$30]" table:style-name="ce1">
            <text:p>150.9634123</text:p>
          </table:table-cell>
          <table:table-cell table:number-columns-repeated="4" table:style-name="ce1"/>
          <table:table-cell office:value-type="float" office:value="252" table:style-name="ce1">
            <text:p>252</text:p>
          </table:table-cell>
          <table:table-cell office:value-type="float" office:value="171.79662335362241" table:formula="of:=((([.DG50]*[.$DM$33])^2)*[.$DG$29])+(([.DM50]*[.$DM$33])*[.$DH$29])+[.$DI$29]" table:style-name="ce1">
            <text:p>171.7966234</text:p>
          </table:table-cell>
          <table:table-cell office:value-type="float" office:value="172" table:formula="of:=ROUND([.DH50];0)" table:style-name="ce1">
            <text:p>172</text:p>
          </table:table-cell>
          <table:table-cell table:number-columns-repeated="3" table:style-name="ce1"/>
          <table:table-cell office:value-type="float" office:value="252" table:style-name="ce1">
            <text:p>252</text:p>
          </table:table-cell>
          <table:table-cell office:value-type="float" office:value="211.0701545582285" table:formula="of:=((([.DM50]*[.$DM$33])^2)*[.$DM$29])+(([.DM50]*[.$DM$33])*[.$DN$29])+[.$DO$29]" table:style-name="ce1">
            <text:p>211.0701546</text:p>
          </table:table-cell>
          <table:table-cell office:value-type="float" office:value="211" table:formula="of:=ROUND([.DN50];0)" table:style-name="ce1">
            <text:p>211</text:p>
          </table:table-cell>
          <table:table-cell table:number-columns-repeated="16265"/>
        </table:table-row>
        <table:table-row table:number-rows-repeated="104852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028</meta:generator>
    <meta:initial-creator>Jonathan Kevin</meta:initial-creator>
    <dc:creator>Jonathan Kevin</dc:creator>
    <meta:creation-date>2022-03-26T03:13:12Z</meta:creation-date>
    <dc:date>2022-04-24T13:59:32Z</dc:date>
    <meta:editing-cycles>4</meta:editing-cycles>
    <meta:editing-duration>PT2346S</meta:editing-duration>
  </office:meta>
</office:document-meta>
</file>